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190000001993C96F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301" style:family="table-row">
      <style:table-row-properties style:min-row-height="0.995cm" fo:keep-together="auto"/>
    </style:style>
    <style:style style:name="Table1.B3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A42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B42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5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114" style:family="table-row">
      <style:table-row-properties style:min-row-height="0.577cm" fo:keep-together="auto"/>
    </style:style>
    <style:style style:name="Table3.A141"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7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Body_20_A">
      <style:text-properties fo:color="#000000" loext:opacity="100%" style:text-outline="false" style:font-name="Ubuntu" fo:language="en" fo:country="GB" style:text-underline-style="none"/>
    </style:style>
    <style:style style:name="P137" style:family="paragraph" style:parent-style-name="Body">
      <style:text-properties style:font-name="Ubuntu" fo:language="en" fo:country="GB"/>
    </style:style>
    <style:style style:name="P138" style:family="paragraph" style:parent-style-name="Body_20_A">
      <style:text-properties style:font-name="Ubuntu" fo:language="en" fo:country="GB"/>
    </style:style>
    <style:style style:name="P139"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40"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4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42" style:family="paragraph" style:parent-style-name="Body_20_A">
      <style:text-properties style:font-name="Ubuntu" fo:language="en" fo:country="GB" fo:font-weight="normal" style:font-weight-asian="normal" style:font-weight-complex="normal"/>
    </style:style>
    <style:style style:name="P143" style:family="paragraph" style:parent-style-name="Body_20_A">
      <style:paragraph-properties fo:margin-left="0.192cm" fo:margin-right="0cm" fo:orphans="0" fo:widows="0" fo:text-indent="-0.192cm" style:auto-text-indent="false"/>
      <style:text-properties style:font-name="Ubuntu" fo:language="en" fo:country="GB"/>
    </style:style>
    <style:style style:name="P144" style:family="paragraph" style:parent-style-name="Body_20_A">
      <style:paragraph-properties fo:margin-left="0cm" fo:margin-right="0cm" fo:orphans="0" fo:widows="0" fo:text-indent="0cm" style:auto-text-indent="false"/>
      <style:text-properties style:font-name="Ubuntu" fo:language="en" fo:country="GB"/>
    </style:style>
    <style:style style:name="P145" style:family="paragraph" style:parent-style-name="Body_20_A">
      <style:paragraph-properties fo:margin-left="0.191cm" fo:margin-right="0cm" fo:orphans="0" fo:widows="0" fo:text-indent="-0.191cm" style:auto-text-indent="false"/>
      <style:text-properties style:font-name="Ubuntu" fo:language="en" fo:country="GB"/>
    </style:style>
    <style:style style:name="P146" style:family="paragraph" style:parent-style-name="Body_20_A">
      <style:paragraph-properties fo:text-align="start" style:justify-single-word="false"/>
      <style:text-properties style:font-name="Ubuntu" fo:language="en" fo:country="GB"/>
    </style:style>
    <style:style style:name="P147" style:family="paragraph" style:parent-style-name="Body_20_A">
      <style:paragraph-properties fo:text-align="start" style:justify-single-word="false"/>
      <style:text-properties style:font-name="Ubuntu" fo:language="en" fo:country="GB" officeooo:paragraph-rsid="00e3805e"/>
    </style:style>
    <style:style style:name="P148" style:family="paragraph" style:parent-style-name="Body_20_A">
      <style:paragraph-properties fo:text-align="start" style:justify-single-word="false"/>
      <style:text-properties style:font-name="Ubuntu" fo:language="en" fo:country="GB" officeooo:paragraph-rsid="004ebe68"/>
    </style:style>
    <style:style style:name="P14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50" style:family="paragraph" style:parent-style-name="Table_20_Contents">
      <style:paragraph-properties fo:text-align="start" style:justify-single-word="false"/>
      <style:text-properties style:font-name="Ubuntu" fo:language="en" fo:country="GB"/>
    </style:style>
    <style:style style:name="P151" style:family="paragraph" style:parent-style-name="Body_20_A">
      <style:paragraph-properties fo:text-align="start" style:justify-single-word="false"/>
      <style:text-properties style:font-name="Ubuntu" fo:language="en" fo:country="GB" officeooo:paragraph-rsid="0033ca69"/>
    </style:style>
    <style:style style:name="P152" style:family="paragraph" style:parent-style-name="Body_20_A">
      <style:paragraph-properties fo:text-align="start" style:justify-single-word="false"/>
      <style:text-properties style:font-name="Ubuntu" fo:language="en" fo:country="GB" officeooo:paragraph-rsid="011ec2f3"/>
    </style:style>
    <style:style style:name="P15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5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5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5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5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15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15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16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16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162" style:family="paragraph" style:parent-style-name="Table_20_Contents">
      <style:paragraph-properties fo:break-before="page"/>
      <style:text-properties style:font-name="Ubuntu" fo:language="en" fo:country="GB" style:font-name-asian="Arial Unicode MS" style:font-name-complex="Arial Unicode MS"/>
    </style:style>
    <style:style style:name="P163" style:family="paragraph" style:parent-style-name="Table_20_Contents">
      <style:text-properties style:font-name="Ubuntu" fo:language="en" fo:country="GB"/>
    </style:style>
    <style:style style:name="P164" style:family="paragraph" style:parent-style-name="Table_20_Contents">
      <style:paragraph-properties fo:break-before="page"/>
      <style:text-properties style:font-name="Ubuntu" fo:language="en" fo:country="GB" officeooo:rsid="010530fc" officeooo:paragraph-rsid="010530fc"/>
    </style:style>
    <style:style style:name="P165" style:family="paragraph" style:parent-style-name="Table_20_Contents">
      <style:text-properties style:font-name="Ubuntu" fo:language="en" fo:country="GB" officeooo:rsid="010530fc" officeooo:paragraph-rsid="010530fc"/>
    </style:style>
    <style:style style:name="P166" style:family="paragraph" style:parent-style-name="Table_20_Contents">
      <style:paragraph-properties fo:break-before="page"/>
      <style:text-properties style:font-name="Ubuntu" fo:language="en" fo:country="GB" officeooo:rsid="00c311ef" officeooo:paragraph-rsid="00c311ef"/>
    </style:style>
    <style:style style:name="P167" style:family="paragraph" style:parent-style-name="Table_20_Contents">
      <style:text-properties style:font-name="Ubuntu" fo:language="en" fo:country="GB" officeooo:rsid="00c311ef" officeooo:paragraph-rsid="00c311ef"/>
    </style:style>
    <style:style style:name="P168"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69"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70" style:family="paragraph" style:parent-style-name="Body_20_A">
      <style:text-properties fo:color="#9bbb59" loext:opacity="100%" style:text-outline="false" style:font-name="Ubuntu" fo:language="en" fo:country="GB" style:text-underline-style="none"/>
    </style:style>
    <style:style style:name="P171" style:family="paragraph" style:parent-style-name="Body_20_A">
      <style:text-properties fo:color="#c0504d" loext:opacity="100%" style:text-outline="false" style:font-name="Ubuntu" fo:language="en" fo:country="GB"/>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1" style:family="paragraph" style:parent-style-name="Body_20_A" style:master-page-name="Standard">
      <style:paragraph-properties style:page-number="auto"/>
      <style:text-properties style:font-name="Ubuntu" fo:language="en" fo:country="GB"/>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ec2f3" style:font-weight-asian="normal" style:font-weight-complex="normal"/>
    </style:style>
    <style:style style:name="T57" style:family="text">
      <style:text-properties fo:font-weight="normal" officeooo:rsid="0125baa1" style:font-weight-asian="normal" style:font-weight-complex="normal"/>
    </style:style>
    <style:style style:name="T58" style:family="text">
      <style:text-properties fo:font-weight="normal" officeooo:rsid="01493e35" style:font-weight-asian="normal" style:font-weight-complex="normal"/>
    </style:style>
    <style:style style:name="T59" style:family="text">
      <style:text-properties fo:font-weight="normal" officeooo:rsid="017bb8bb" style:font-weight-asian="normal" style:font-weight-complex="normal"/>
    </style:style>
    <style:style style:name="T60" style:family="text">
      <style:text-properties fo:font-weight="normal" officeooo:rsid="017c1320" style:font-weight-asian="normal" style:font-weight-complex="normal"/>
    </style:style>
    <style:style style:name="T61" style:family="text">
      <style:text-properties fo:font-weight="bold" officeooo:rsid="00e3805e" style:font-weight-asian="bold" style:font-weight-complex="bold"/>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officeooo:rsid="010d9d28"/>
    </style:style>
    <style:style style:name="T64" style:family="text">
      <style:text-properties officeooo:rsid="0113a403"/>
    </style:style>
    <style:style style:name="T65" style:family="text">
      <style:text-properties officeooo:rsid="01143ffc"/>
    </style:style>
    <style:style style:name="T66" style:family="text">
      <style:text-properties officeooo:rsid="01153829"/>
    </style:style>
    <style:style style:name="T67" style:family="text">
      <style:text-properties officeooo:rsid="011ef5e1"/>
    </style:style>
    <style:style style:name="T68" style:family="text">
      <style:text-properties officeooo:rsid="01201981"/>
    </style:style>
    <style:style style:name="T69" style:family="text">
      <style:text-properties officeooo:rsid="012bbeb1"/>
    </style:style>
    <style:style style:name="T70" style:family="text">
      <style:text-properties officeooo:rsid="012ce19f"/>
    </style:style>
    <style:style style:name="T71" style:family="text">
      <style:text-properties officeooo:rsid="012d46e1"/>
    </style:style>
    <style:style style:name="T72" style:family="text">
      <style:text-properties officeooo:rsid="012e2488"/>
    </style:style>
    <style:style style:name="T73" style:family="text">
      <style:text-properties officeooo:rsid="012e50f5"/>
    </style:style>
    <style:style style:name="T74" style:family="text">
      <style:text-properties officeooo:rsid="012f012a"/>
    </style:style>
    <style:style style:name="T75" style:family="text">
      <style:text-properties officeooo:rsid="012fed38"/>
    </style:style>
    <style:style style:name="T76" style:family="text">
      <style:text-properties officeooo:rsid="0131cd19"/>
    </style:style>
    <style:style style:name="T77" style:family="text">
      <style:text-properties officeooo:rsid="01332c51"/>
    </style:style>
    <style:style style:name="T78" style:family="text">
      <style:text-properties officeooo:rsid="01360b6d"/>
    </style:style>
    <style:style style:name="T79" style:family="text">
      <style:text-properties officeooo:rsid="0136fa91"/>
    </style:style>
    <style:style style:name="T80" style:family="text">
      <style:text-properties officeooo:rsid="013d6524"/>
    </style:style>
    <style:style style:name="T81" style:family="text">
      <style:text-properties officeooo:rsid="013f9302"/>
    </style:style>
    <style:style style:name="T82" style:family="text">
      <style:text-properties officeooo:rsid="01421caa"/>
    </style:style>
    <style:style style:name="T83" style:family="text">
      <style:text-properties officeooo:rsid="014e1240"/>
    </style:style>
    <style:style style:name="T84" style:family="text">
      <style:text-properties officeooo:rsid="015550dc"/>
    </style:style>
    <style:style style:name="T85" style:family="text">
      <style:text-properties officeooo:rsid="01593045"/>
    </style:style>
    <style:style style:name="T86" style:family="text">
      <style:text-properties officeooo:rsid="015d4470"/>
    </style:style>
    <style:style style:name="T87" style:family="text">
      <style:text-properties officeooo:rsid="015e6cdd"/>
    </style:style>
    <style:style style:name="T88" style:family="text">
      <style:text-properties officeooo:rsid="01687d05"/>
    </style:style>
    <style:style style:name="T89" style:family="text">
      <style:text-properties officeooo:rsid="016ca091"/>
    </style:style>
    <style:style style:name="T90" style:family="text">
      <style:text-properties officeooo:rsid="016ddee8"/>
    </style:style>
    <style:style style:name="T91" style:family="text">
      <style:text-properties officeooo:rsid="016ffd19"/>
    </style:style>
    <style:style style:name="T92" style:family="text">
      <style:text-properties officeooo:rsid="0171c287"/>
    </style:style>
    <style:style style:name="T93" style:family="text">
      <style:text-properties officeooo:rsid="017488cf"/>
    </style:style>
    <style:style style:name="T94" style:family="text">
      <style:text-properties officeooo:rsid="0175b9f6"/>
    </style:style>
    <style:style style:name="T95" style:family="text">
      <style:text-properties officeooo:rsid="01781014"/>
    </style:style>
    <style:style style:name="T96" style:family="text">
      <style:text-properties officeooo:rsid="017989dd"/>
    </style:style>
    <style:style style:name="T97" style:family="text">
      <style:text-properties officeooo:rsid="017b224a"/>
    </style:style>
    <style:style style:name="T98" style:family="text">
      <style:text-properties officeooo:rsid="017bb8bb"/>
    </style:style>
    <style:style style:name="T99" style:family="text">
      <style:text-properties officeooo:rsid="017d44a6"/>
    </style:style>
    <style:style style:name="T100" style:family="text">
      <style:text-properties officeooo:rsid="017ed491"/>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VaME Documentation.</text:p>
      <text:p text:style-name="P138"><text:span text:style-name="T1">Studio Pond.</text:span><draw:frame draw:style-name="fr1" draw:name="officeArt object" text:anchor-type="char" svg:x="7.615cm" svg:y="0.683cm" svg:width="1.727cm" svg:height="1.727cm" draw:z-index="0"><draw:image xlink:href="Pictures/10000001000000190000001993C96F70.png" xlink:type="simple" xlink:show="embed" xlink:actuate="onLoad" draw:mime-type="image/png"/><svg:desc>Image</svg:desc><draw:contour-polygon svg:width="20px" svg:height="23px" svg:viewBox="0 0 20 23" draw:points="11,1 22,6 22,19 11,24 2,17 3,6" draw:recreate-on-edit="false"/></draw:frame></text:p>
      <text:p text:style-name="P139"/>
      <text:p text:style-name="P2"/>
      <text:h text:style-name="P3" text:outline-level="1"><text:bookmark-start text:name="_Toc"/><text:span text:style-name="headers"><text:span text:style-name="T3">Variables</text:span></text:span><text:bookmark-end text:name="_Toc"/></text:h>
      <text:p text:style-name="P138"/>
      <text:p text:style-name="P136"/>
      <table:table table:name="Table1" table:style-name="Table1" table:template-name="Elegant">
        <table:table-column table:style-name="Table1.A"/>
        <table:table-column table:style-name="Table1.B"/>
        <table:table-row table:style-name="Table1.1">
          <table:table-cell table:style-name="Table1.A1" office:value-type="string">
            <text:h text:style-name="P133" text:outline-level="1">Value</text:h>
          </table:table-cell>
          <table:table-cell table:style-name="Table1.A1" office:value-type="string">
            <text:h text:style-name="P133" text:outline-level="1">Description</text:h>
          </table:table-cell>
        </table:table-row>
        <table:table-row table:style-name="Table1.2">
          <table:table-cell table:style-name="Table1.A2" office:value-type="string">
            <text:h text:style-name="P103" text:outline-level="1">allowscriptcontrol</text:h>
          </table:table-cell>
          <table:table-cell table:style-name="Table1.B2" office:value-type="string">
            <text:h text:style-name="P103" text:outline-level="1">If player can control the game throughout the script’s execution (no pockets or further scripts). 0 = no. 1 = yes.</text:h>
          </table:table-cell>
        </table:table-row>
        <table:table-row table:style-name="Table1.1">
          <table:table-cell table:style-name="Table1.A2" office:value-type="string">
            <text:h text:style-name="P108" text:outline-level="1">autoobjectcull(no)</text:h>
          </table:table-cell>
          <table:table-cell table:style-name="Table1.B3" office:value-type="string">
            <text:h text:style-name="P108" text:outline-level="1">If autocull is enabled on an object. 1 = yes. 0 = no.</text:h>
          </table:table-cell>
        </table:table-row>
        <table:table-row table:style-name="Table1.2">
          <table:table-cell table:style-name="Table1.A2" office:value-type="string">
            <text:h text:style-name="P108" text:outline-level="1">autoplayercull(no)</text:h>
          </table:table-cell>
          <table:table-cell table:style-name="Table1.B4" office:value-type="string">
            <text:h text:style-name="P108" text:outline-level="1">IF autocull is enabled on a player. 1 = yes. 0 = no.</text:h>
          </table:table-cell>
        </table:table-row>
        <table:table-row table:style-name="Table1.1">
          <table:table-cell table:style-name="Table1.A2" office:value-type="string">
            <text:p text:style-name="P172">autotxtsfx</text:p>
          </table:table-cell>
          <table:table-cell table:style-name="Table1.B5" office:value-type="string">
            <text:p text:style-name="P172">If engine generates automatic tones for dialogue boxes. 1= yes <text:span text:style-name="T89">with PC speaker emu</text:span>. 0 = no. <text:span text:style-name="T89">2 = yes (with sfx named “talk”). 3 = yes (with individual player sfx named “talk-playername$(no)”</text:span></text:p>
          </table:table-cell>
        </table:table-row>
        <table:table-row table:style-name="Table1.1">
          <table:table-cell table:style-name="Table1.A2" office:value-type="string">
            <text:h text:style-name="P8" text:outline-level="1">autoupdate</text:h>
          </table:table-cell>
          <table:table-cell table:style-name="Table1.B6" office:value-type="string">
            <text:h text:style-name="P8" text:outline-level="1">If game automatically checks for updates. 1 = yes. 0 = no. <text:span text:style-name="T68">2 = yes and also it will display a readme file once updated.</text:span></text:h>
          </table:table-cell>
        </table:table-row>
        <table:table-row table:style-name="Table1.1">
          <table:table-cell table:style-name="Table1.A2" office:value-type="string">
            <text:h text:style-name="P114" text:outline-level="1">awardbannerlocx</text:h>
          </table:table-cell>
          <table:table-cell table:style-name="Table1.B7" office:value-type="string">
            <text:h text:style-name="P114" text:outline-level="1">X location of award banner</text:h>
          </table:table-cell>
        </table:table-row>
        <table:table-row table:style-name="Table1.1">
          <table:table-cell table:style-name="Table1.A2" office:value-type="string">
            <text:h text:style-name="P114" text:outline-level="1">awardbannerlocy</text:h>
          </table:table-cell>
          <table:table-cell table:style-name="Table1.B8" office:value-type="string">
            <text:h text:style-name="P114" text:outline-level="1">Y location of award banner</text:h>
          </table:table-cell>
        </table:table-row>
        <table:table-row table:style-name="Table1.1">
          <table:table-cell table:style-name="Table1.A2" office:value-type="string">
            <text:h text:style-name="P114" text:outline-level="1">awardbannerresx</text:h>
          </table:table-cell>
          <table:table-cell table:style-name="Table1.B9" office:value-type="string">
            <text:h text:style-name="P114" text:outline-level="1">X resolution of award banner</text:h>
          </table:table-cell>
        </table:table-row>
        <table:table-row table:style-name="Table1.2">
          <table:table-cell table:style-name="Table1.A2" office:value-type="string">
            <text:h text:style-name="P114" text:outline-level="1">awardbannerresy</text:h>
          </table:table-cell>
          <table:table-cell table:style-name="Table1.B10" office:value-type="string">
            <text:h text:style-name="P114" text:outline-level="1">Y resolution of award banner</text:h>
          </table:table-cell>
        </table:table-row>
        <table:table-row table:style-name="Table1.2">
          <table:table-cell table:style-name="Table1.A2" office:value-type="string">
            <text:h text:style-name="P116" text:outline-level="1">awarddisplay</text:h>
          </table:table-cell>
          <table:table-cell table:style-name="Table1.B11" office:value-type="string">
            <text:h text:style-name="P116" text:outline-level="1">Number if award to be displayed.</text:h>
          </table:table-cell>
        </table:table-row>
        <table:table-row table:style-name="Table1.2">
          <table:table-cell table:style-name="Table1.A2" office:value-type="string">
            <text:h text:style-name="P117" text:outline-level="1">award<text:span text:style-name="T86">grace</text:span>time</text:h>
          </table:table-cell>
          <table:table-cell table:style-name="Table1.B12" office:value-type="string">
            <text:h text:style-name="P117" text:outline-level="1">Amount of time award is displayed.</text:h>
          </table:table-cell>
        </table:table-row>
        <table:table-row table:style-name="Table1.2">
          <table:table-cell table:style-name="Table1.A2" office:value-type="string">
            <text:h text:style-name="P114" text:outline-level="1">awarditemlocx</text:h>
          </table:table-cell>
          <table:table-cell table:style-name="Table1.B13" office:value-type="string">
            <text:h text:style-name="P114" text:outline-level="1">X location of award item</text:h>
          </table:table-cell>
        </table:table-row>
        <table:table-row table:style-name="Table1.2">
          <table:table-cell table:style-name="Table1.A2" office:value-type="string">
            <text:h text:style-name="P114" text:outline-level="1">awarditemlocy</text:h>
          </table:table-cell>
          <table:table-cell table:style-name="Table1.B14" office:value-type="string">
            <text:h text:style-name="P114" text:outline-level="1">Y location of award item</text:h>
          </table:table-cell>
        </table:table-row>
        <table:table-row table:style-name="Table1.2">
          <table:table-cell table:style-name="Table1.A2" office:value-type="string">
            <text:h text:style-name="P114" text:outline-level="1">awarditemresx</text:h>
          </table:table-cell>
          <table:table-cell table:style-name="Table1.B15" office:value-type="string">
            <text:h text:style-name="P114" text:outline-level="1">X resolution of award item</text:h>
          </table:table-cell>
        </table:table-row>
        <table:table-row table:style-name="Table1.2">
          <table:table-cell table:style-name="Table1.A2" office:value-type="string">
            <text:h text:style-name="P114" text:outline-level="1">awarditemresy</text:h>
          </table:table-cell>
          <table:table-cell table:style-name="Table1.B16" office:value-type="string">
            <text:h text:style-name="P114" text:outline-level="1">Y resolution of award item</text:h>
          </table:table-cell>
        </table:table-row>
        <table:table-row table:style-name="Table1.2">
          <table:table-cell table:style-name="Table1.A2" office:value-type="string">
            <text:h text:style-name="P120" text:outline-level="1">awardmenuno</text:h>
          </table:table-cell>
          <table:table-cell table:style-name="Table1.B17" office:value-type="string">
            <text:h text:style-name="P120" text:outline-level="1">Which number award the award menu is displaying.</text:h>
          </table:table-cell>
        </table:table-row>
        <table:table-row table:style-name="Table1.2">
          <table:table-cell table:style-name="Table1.A2" office:value-type="string">
            <text:h text:style-name="P119" text:outline-level="1">awardspeed</text:h>
          </table:table-cell>
          <table:table-cell table:style-name="Table1.B18" office:value-type="string">
            <text:h text:style-name="P119" text:outline-level="1">Number of pixels per frame the award notification scrolls in by.</text:h>
          </table:table-cell>
        </table:table-row>
        <table:table-row table:style-name="Table1.2">
          <table:table-cell table:style-name="Table1.A2" office:value-type="string">
            <text:h text:style-name="P115" text:outline-level="1">awardtextlocx</text:h>
          </table:table-cell>
          <table:table-cell table:style-name="Table1.B19" office:value-type="string">
            <text:h text:style-name="P115" text:outline-level="1">X location of award text</text:h>
          </table:table-cell>
        </table:table-row>
        <table:table-row table:style-name="Table1.2">
          <table:table-cell table:style-name="Table1.A2" office:value-type="string">
            <text:h text:style-name="P115" text:outline-level="1">awardtextlocy</text:h>
          </table:table-cell>
          <table:table-cell table:style-name="Table1.B20" office:value-type="string">
            <text:h text:style-name="P115" text:outline-level="1">Y location of award text</text:h>
          </table:table-cell>
        </table:table-row>
        <table:table-row table:style-name="Table1.2">
          <table:table-cell table:style-name="Table1.A2" office:value-type="string">
            <text:h text:style-name="P111" text:outline-level="1">awardvalue(no)</text:h>
          </table:table-cell>
          <table:table-cell table:style-name="Table1.B21" office:value-type="string">
            <text:h text:style-name="P111" text:outline-level="1">If award has been completed or not, 0 = no. 1 = yes.</text:h>
          </table:table-cell>
        </table:table-row>
        <table:table-row table:style-name="Table1.2">
          <table:table-cell table:style-name="Table1.A2" office:value-type="string">
            <text:h text:style-name="P9" text:outline-level="1">bannerlettercount</text:h>
          </table:table-cell>
          <table:table-cell table:style-name="Table1.B22" office:value-type="string">
            <text:h text:style-name="P9" text:outline-level="1">Counts number of letters produced by a text banner.</text:h>
          </table:table-cell>
        </table:table-row>
        <text:soft-page-break/>
        <table:table-row table:style-name="Table1.2">
          <table:table-cell table:style-name="Table1.A2" office:value-type="string">
            <text:p text:style-name="P172">bcontrol</text:p>
          </table:table-cell>
          <table:table-cell table:style-name="Table1.B23" office:value-type="string">
            <text:p text:style-name="P172">If back control is enabled. 1 = yes. 0 = no.</text:p>
          </table:table-cell>
        </table:table-row>
        <table:table-row table:style-name="Table1.2">
          <table:table-cell table:style-name="Table1.A2" office:value-type="string">
            <text:h text:style-name="P10" text:outline-level="1">bcontrolcode1</text:h>
          </table:table-cell>
          <table:table-cell table:style-name="Table1.B24" office:value-type="string">
            <text:h text:style-name="P10" text:outline-level="1">Hardware code for BACK/PAUSE key (option 1)</text:h>
          </table:table-cell>
        </table:table-row>
        <table:table-row table:style-name="Table1.2">
          <table:table-cell table:style-name="Table1.A2" office:value-type="string">
            <text:h text:style-name="P10" text:outline-level="1">bcontrolcode2</text:h>
          </table:table-cell>
          <table:table-cell table:style-name="Table1.B25" office:value-type="string">
            <text:h text:style-name="P10" text:outline-level="1">Hardware code for BACK/PAUSE key (option 2)</text:h>
          </table:table-cell>
        </table:table-row>
        <table:table-row table:style-name="Table1.2">
          <table:table-cell table:style-name="Table1.A2" office:value-type="string">
            <text:h text:style-name="P11" text:outline-level="1">bcontrolcode3</text:h>
          </table:table-cell>
          <table:table-cell table:style-name="Table1.B26" office:value-type="string">
            <text:h text:style-name="P11" text:outline-level="1">Hardware code for BACK/PAUSE key (option 3)</text:h>
          </table:table-cell>
        </table:table-row>
        <table:table-row table:style-name="Table1.2">
          <table:table-cell table:style-name="Table1.A2" office:value-type="string">
            <text:h text:style-name="P11" text:outline-level="1">bcontrolcode4</text:h>
          </table:table-cell>
          <table:table-cell table:style-name="Table1.B27" office:value-type="string">
            <text:h text:style-name="P11" text:outline-level="1">Hardware code for BACK/PAUSE key (option 4)</text:h>
          </table:table-cell>
        </table:table-row>
        <table:table-row table:style-name="Table1.2">
          <table:table-cell table:style-name="Table1.A2" office:value-type="string">
            <text:p text:style-name="P172">bgcurrencycoloura</text:p>
          </table:table-cell>
          <table:table-cell table:style-name="Table1.B28" office:value-type="string">
            <text:p text:style-name="P172">Alpha transparency of letter backgrounds in currency.</text:p>
          </table:table-cell>
        </table:table-row>
        <table:table-row table:style-name="Table1.2">
          <table:table-cell table:style-name="Table1.A2" office:value-type="string">
            <text:p text:style-name="P172">bgcurrencycolourb</text:p>
          </table:table-cell>
          <table:table-cell table:style-name="Table1.B29" office:value-type="string">
            <text:p text:style-name="P172">Blue colour of letter backgrounds in currency.</text:p>
          </table:table-cell>
        </table:table-row>
        <table:table-row table:style-name="Table1.2">
          <table:table-cell table:style-name="Table1.A2" office:value-type="string">
            <text:p text:style-name="P172">bgcurrencycolourg</text:p>
          </table:table-cell>
          <table:table-cell table:style-name="Table1.B30" office:value-type="string">
            <text:p text:style-name="P172">Green colour of letter backgrounds in currency.</text:p>
          </table:table-cell>
        </table:table-row>
        <table:table-row table:style-name="Table1.1">
          <table:table-cell table:style-name="Table1.A2" office:value-type="string">
            <text:p text:style-name="P172">bgcurrencycolourr</text:p>
          </table:table-cell>
          <table:table-cell table:style-name="Table1.B31" office:value-type="string">
            <text:p text:style-name="P172">Red colour of letter backgrounds in currency.</text:p>
          </table:table-cell>
        </table:table-row>
        <table:table-row table:style-name="Table1.1">
          <table:table-cell table:style-name="Table1.A2" office:value-type="string">
            <text:p text:style-name="P172">bgmenudefaultcoloura</text:p>
          </table:table-cell>
          <table:table-cell table:style-name="Table1.B32" office:value-type="string">
            <text:p text:style-name="P172">Alpha transparency of default letter backgrounds in menus.</text:p>
          </table:table-cell>
        </table:table-row>
        <table:table-row table:style-name="Table1.1">
          <table:table-cell table:style-name="Table1.A2" office:value-type="string">
            <text:p text:style-name="P172">bgmenudefaultcolourb</text:p>
          </table:table-cell>
          <table:table-cell table:style-name="Table1.B33" office:value-type="string">
            <text:p text:style-name="P172">Blue colour of default letter backgrounds in menus.</text:p>
          </table:table-cell>
        </table:table-row>
        <table:table-row table:style-name="Table1.2">
          <table:table-cell table:style-name="Table1.A2" office:value-type="string">
            <text:p text:style-name="P172">bgmenudefaultcolourg</text:p>
          </table:table-cell>
          <table:table-cell table:style-name="Table1.B34" office:value-type="string">
            <text:p text:style-name="P172">Green colour of default letter backgrounds in menus.</text:p>
          </table:table-cell>
        </table:table-row>
        <table:table-row table:style-name="Table1.1">
          <table:table-cell table:style-name="Table1.A2" office:value-type="string">
            <text:p text:style-name="P172">bgmenudefaultcolourr</text:p>
          </table:table-cell>
          <table:table-cell table:style-name="Table1.B35" office:value-type="string">
            <text:p text:style-name="P172">Red colour of default letter backgrounds in menus.</text:p>
          </table:table-cell>
        </table:table-row>
        <table:table-row table:style-name="Table1.1">
          <table:table-cell table:style-name="Table1.A2" office:value-type="string">
            <text:p text:style-name="P172">bgmenuselectcoloura</text:p>
          </table:table-cell>
          <table:table-cell table:style-name="Table1.B36" office:value-type="string">
            <text:p text:style-name="P172">Alpha transparency of selected letter backgrounds in menus.</text:p>
          </table:table-cell>
        </table:table-row>
        <table:table-row table:style-name="Table1.1">
          <table:table-cell table:style-name="Table1.A2" office:value-type="string">
            <text:p text:style-name="P172">bgmenuselectcolourb</text:p>
          </table:table-cell>
          <table:table-cell table:style-name="Table1.B37" office:value-type="string">
            <text:p text:style-name="P172">Blue colour of selected letter backgrounds in menus.</text:p>
          </table:table-cell>
        </table:table-row>
        <table:table-row table:style-name="Table1.2">
          <table:table-cell table:style-name="Table1.A2" office:value-type="string">
            <text:p text:style-name="P172">bgmenuselectcolourg</text:p>
          </table:table-cell>
          <table:table-cell table:style-name="Table1.B38" office:value-type="string">
            <text:p text:style-name="P172">Green colour of selected letter backgrounds in menus.</text:p>
          </table:table-cell>
        </table:table-row>
        <table:table-row table:style-name="Table1.2">
          <table:table-cell table:style-name="Table1.A2" office:value-type="string">
            <text:p text:style-name="P172">bgmenuselectcolourr</text:p>
          </table:table-cell>
          <table:table-cell table:style-name="Table1.B39" office:value-type="string">
            <text:p text:style-name="P172">Red colour of selected letter backgrounds in menus.</text:p>
          </table:table-cell>
        </table:table-row>
        <table:table-row table:style-name="Table1.2">
          <table:table-cell table:style-name="Table1.A2" office:value-type="string">
            <text:p text:style-name="P172">bgpocketdefaultcoloura</text:p>
          </table:table-cell>
          <table:table-cell table:style-name="Table1.B40" office:value-type="string">
            <text:p text:style-name="P172">Alpha transparency colour of default letter backgrounds in pockets.</text:p>
          </table:table-cell>
        </table:table-row>
        <table:table-row table:style-name="Table1.2">
          <table:table-cell table:style-name="Table1.A2" office:value-type="string">
            <text:p text:style-name="P172">bgpocketdefaultcolourb</text:p>
          </table:table-cell>
          <table:table-cell table:style-name="Table1.B41" office:value-type="string">
            <text:p text:style-name="P172">Blue colour of default letter backgrounds in pockets.</text:p>
          </table:table-cell>
        </table:table-row>
        <table:table-row table:style-name="Table1.42">
          <table:table-cell table:style-name="Table1.A2" office:value-type="string">
            <text:p text:style-name="P172">bgpocketdefaultcolourg</text:p>
          </table:table-cell>
          <table:table-cell table:style-name="Table1.B42" office:value-type="string">
            <text:p text:style-name="P172">Green colour of default letter backgrounds in pockets.</text:p>
          </table:table-cell>
        </table:table-row>
        <table:table-row table:style-name="Table1.43">
          <table:table-cell table:style-name="Table1.A2" office:value-type="string">
            <text:p text:style-name="P172">bgpocketdefaultcolourr</text:p>
          </table:table-cell>
          <table:table-cell table:style-name="Table1.B43" office:value-type="string">
            <text:p text:style-name="P172">Red colour of default letter backgrounds in pockets.</text:p>
          </table:table-cell>
        </table:table-row>
        <table:table-row table:style-name="Table1.1">
          <table:table-cell table:style-name="Table1.A2" office:value-type="string">
            <text:p text:style-name="P172">bgpocketselectcoloura</text:p>
          </table:table-cell>
          <table:table-cell table:style-name="Table1.B44" office:value-type="string">
            <text:p text:style-name="P172">Alpha transparency of selected letter backgrounds in pockets.</text:p>
          </table:table-cell>
        </table:table-row>
        <table:table-row table:style-name="Table1.2">
          <table:table-cell table:style-name="Table1.A2" office:value-type="string">
            <text:p text:style-name="P172">bgpocketselectcolourb</text:p>
          </table:table-cell>
          <table:table-cell table:style-name="Table1.B45" office:value-type="string">
            <text:p text:style-name="P172">Blue colour of selected letter backgrounds in pockets.</text:p>
          </table:table-cell>
        </table:table-row>
        <table:table-row table:style-name="Table1.2">
          <table:table-cell table:style-name="Table1.A2" office:value-type="string">
            <text:p text:style-name="P172">bgpocketselectcolourg</text:p>
          </table:table-cell>
          <table:table-cell table:style-name="Table1.B46" office:value-type="string">
            <text:p text:style-name="P172">Green colour of selected letter backgrounds in pockets.</text:p>
          </table:table-cell>
        </table:table-row>
        <table:table-row table:style-name="Table1.43">
          <table:table-cell table:style-name="Table1.A2" office:value-type="string">
            <text:p text:style-name="P172">bgpocketselectcolourr</text:p>
          </table:table-cell>
          <table:table-cell table:style-name="Table1.B47" office:value-type="string">
            <text:p text:style-name="P172">Red colour of selected letter backgrounds in <text:soft-page-break/>pockets.</text:p>
          </table:table-cell>
        </table:table-row>
        <table:table-row table:style-name="Table1.1">
          <table:table-cell table:style-name="Table1.A2" office:value-type="string">
            <text:p text:style-name="P172">bgpromptcoloura</text:p>
          </table:table-cell>
          <table:table-cell table:style-name="Table1.B48" office:value-type="string">
            <text:p text:style-name="P172">Alpha transparency of letter backgrounds in developer prompt.</text:p>
          </table:table-cell>
        </table:table-row>
        <table:table-row table:style-name="Table1.2">
          <table:table-cell table:style-name="Table1.A2" office:value-type="string">
            <text:p text:style-name="P172">bgpromptcolourb</text:p>
          </table:table-cell>
          <table:table-cell table:style-name="Table1.B49" office:value-type="string">
            <text:p text:style-name="P172">Blue colour of letter backgrounds in developer prompt.</text:p>
          </table:table-cell>
        </table:table-row>
        <table:table-row table:style-name="Table1.42">
          <table:table-cell table:style-name="Table1.A2" office:value-type="string">
            <text:p text:style-name="P172">bgpromptcolourg</text:p>
          </table:table-cell>
          <table:table-cell table:style-name="Table1.B50" office:value-type="string">
            <text:p text:style-name="P172">Green colour of letter backgrounds in developer prompt.</text:p>
          </table:table-cell>
        </table:table-row>
        <table:table-row table:style-name="Table1.43">
          <table:table-cell table:style-name="Table1.A2" office:value-type="string">
            <text:p text:style-name="P172">bgpromptcolourr</text:p>
          </table:table-cell>
          <table:table-cell table:style-name="Table1.B51" office:value-type="string">
            <text:p text:style-name="P172">Red colour of letter backgrounds in developer prompt.</text:p>
          </table:table-cell>
        </table:table-row>
        <table:table-row table:style-name="Table1.43">
          <table:table-cell table:style-name="Table1.A2" office:value-type="string">
            <text:h text:style-name="P110" text:outline-level="1">bgselectobjectcoloura</text:h>
          </table:table-cell>
          <table:table-cell table:style-name="Table1.B52" office:value-type="string">
            <text:h text:style-name="P110" text:outline-level="1">Alpha colour of background in select object banner.</text:h>
          </table:table-cell>
        </table:table-row>
        <table:table-row table:style-name="Table1.2">
          <table:table-cell table:style-name="Table1.A2" office:value-type="string">
            <text:h text:style-name="P110" text:outline-level="1">bgselectobjectcolourb</text:h>
          </table:table-cell>
          <table:table-cell table:style-name="Table1.B53" office:value-type="string">
            <text:h text:style-name="P110" text:outline-level="1">Blue colour of background in select object banner.</text:h>
          </table:table-cell>
        </table:table-row>
        <table:table-row table:style-name="Table1.42">
          <table:table-cell table:style-name="Table1.A2" office:value-type="string">
            <text:h text:style-name="P110" text:outline-level="1">bgselectobjectcolourg</text:h>
          </table:table-cell>
          <table:table-cell table:style-name="Table1.B54" office:value-type="string">
            <text:h text:style-name="P110" text:outline-level="1">Green colour of background in select object banner.</text:h>
          </table:table-cell>
        </table:table-row>
        <table:table-row table:style-name="Table1.2">
          <table:table-cell table:style-name="Table1.A2" office:value-type="string">
            <text:h text:style-name="P110" text:outline-level="1">bgselectobjectcolourr</text:h>
          </table:table-cell>
          <table:table-cell table:style-name="Table1.B55" office:value-type="string">
            <text:h text:style-name="P110" text:outline-level="1">Red colour of background in select object banner.</text:h>
          </table:table-cell>
        </table:table-row>
        <table:table-row table:style-name="Table1.42">
          <table:table-cell table:style-name="Table1.A2" office:value-type="string">
            <text:p text:style-name="P172">bgspeechcoloura</text:p>
          </table:table-cell>
          <table:table-cell table:style-name="Table1.B56" office:value-type="string">
            <text:p text:style-name="P172">Alpha transparency of letter backgrounds in speech.</text:p>
          </table:table-cell>
        </table:table-row>
        <table:table-row table:style-name="Table1.2">
          <table:table-cell table:style-name="Table1.A2" office:value-type="string">
            <text:p text:style-name="P172">bgspeechcolourb</text:p>
          </table:table-cell>
          <table:table-cell table:style-name="Table1.B57" office:value-type="string">
            <text:p text:style-name="P172">Blue colour of letter backgrounds in speech.</text:p>
          </table:table-cell>
        </table:table-row>
        <table:table-row table:style-name="Table1.2">
          <table:table-cell table:style-name="Table1.A2" office:value-type="string">
            <text:p text:style-name="P172">bgspeechcolourg</text:p>
          </table:table-cell>
          <table:table-cell table:style-name="Table1.B58" office:value-type="string">
            <text:p text:style-name="P172">Green colour of letter backgrounds in speech.</text:p>
          </table:table-cell>
        </table:table-row>
        <table:table-row table:style-name="Table1.2">
          <table:table-cell table:style-name="Table1.A2" office:value-type="string">
            <text:p text:style-name="P172">bgspeechcolourr</text:p>
          </table:table-cell>
          <table:table-cell table:style-name="Table1.B59" office:value-type="string">
            <text:p text:style-name="P172">Red colour of letter backgrounds in speech.</text:p>
          </table:table-cell>
        </table:table-row>
        <table:table-row table:style-name="Table1.43">
          <table:table-cell table:style-name="Table1.A2" office:value-type="string">
            <text:p text:style-name="P172">bgterminalcoloura</text:p>
          </table:table-cell>
          <table:table-cell table:style-name="Table1.B60" office:value-type="string">
            <text:p text:style-name="P172">Alpha transparency of letter backgrounds in terminals.</text:p>
          </table:table-cell>
        </table:table-row>
        <table:table-row table:style-name="Table1.43">
          <table:table-cell table:style-name="Table1.A2" office:value-type="string">
            <text:p text:style-name="P172">bgterminalcolourb</text:p>
          </table:table-cell>
          <table:table-cell table:style-name="Table1.B61" office:value-type="string">
            <text:p text:style-name="P172">Blue colour of letter backgrounds in terminals.</text:p>
          </table:table-cell>
        </table:table-row>
        <table:table-row table:style-name="Table1.42">
          <table:table-cell table:style-name="Table1.A2" office:value-type="string">
            <text:p text:style-name="P172">bgterminalcolourg</text:p>
          </table:table-cell>
          <table:table-cell table:style-name="Table1.B62" office:value-type="string">
            <text:p text:style-name="P172">Green colour of letter backgrounds in terminals.</text:p>
          </table:table-cell>
        </table:table-row>
        <table:table-row table:style-name="Table1.2">
          <table:table-cell table:style-name="Table1.A2" office:value-type="string">
            <text:p text:style-name="P172">bgterminalcolourr</text:p>
          </table:table-cell>
          <table:table-cell table:style-name="Table1.B63" office:value-type="string">
            <text:p text:style-name="P172">Red colour of letter backgrounds in terminals.</text:p>
          </table:table-cell>
        </table:table-row>
        <table:table-row table:style-name="Table1.2">
          <table:table-cell table:style-name="Table1.A2" office:value-type="string">
            <text:p text:style-name="P172">carryplayerd(no)</text:p>
          </table:table-cell>
          <table:table-cell table:style-name="Table1.B64" office:value-type="string">
            <text:p text:style-name="P172">Carries NPC direction value into memory for next map.</text:p>
          </table:table-cell>
        </table:table-row>
        <table:table-row table:style-name="Table1.2">
          <table:table-cell table:style-name="Table1.A2" office:value-type="string">
            <text:p text:style-name="P172">carryplayerjourney(no)</text:p>
          </table:table-cell>
          <table:table-cell table:style-name="Table1.B65" office:value-type="string">
            <text:p text:style-name="P172">Carries NPC journey progress value into memory for next map.</text:p>
          </table:table-cell>
        </table:table-row>
        <table:table-row table:style-name="Table1.2">
          <table:table-cell table:style-name="Table1.A2" office:value-type="string">
            <text:p text:style-name="P172">carryplayerx(no)</text:p>
          </table:table-cell>
          <table:table-cell table:style-name="Table1.B66" office:value-type="string">
            <text:p text:style-name="P172">Carries NPC x location into memory for next map.</text:p>
          </table:table-cell>
        </table:table-row>
        <table:table-row table:style-name="Table1.2">
          <table:table-cell table:style-name="Table1.A2" office:value-type="string">
            <text:p text:style-name="P172">carryplayery(no)</text:p>
          </table:table-cell>
          <table:table-cell table:style-name="Table1.B67" office:value-type="string">
            <text:p text:style-name="P172">Carries NPC y location into memory for next map.</text:p>
          </table:table-cell>
        </table:table-row>
        <table:table-row table:style-name="Table1.2">
          <table:table-cell table:style-name="Table1.A2" office:value-type="string">
            <text:p text:style-name="P172">carryvalues</text:p>
          </table:table-cell>
          <table:table-cell table:style-name="Table1.B68" office:value-type="string">
            <text:p text:style-name="P172">Tells engine if new map has any values to be carried over from previous map. 1 = carry values. 0 = do not carry values.</text:p>
          </table:table-cell>
        </table:table-row>
        <table:table-row table:style-name="Table1.1">
          <table:table-cell table:style-name="Table1.A2" office:value-type="string">
            <text:p text:style-name="P172">centreno</text:p>
          </table:table-cell>
          <table:table-cell table:style-name="Table1.B69" office:value-type="string">
            <text:p text:style-name="P172">Number of characters in string to be centred</text:p>
          </table:table-cell>
        </table:table-row>
        <text:soft-page-break/>
        <table:table-row table:style-name="Table1.1">
          <table:table-cell table:style-name="Table1.A2" office:value-type="string">
            <text:p text:style-name="P172">checkpoint(no)</text:p>
          </table:table-cell>
          <table:table-cell table:style-name="Table1.B70" office:value-type="string">
            <text:p text:style-name="P172">Value of checkpoint (1-10). 0 = off. 1 = on.</text:p>
          </table:table-cell>
        </table:table-row>
        <table:table-row table:style-name="Table1.2">
          <table:table-cell table:style-name="Table1.A2" office:value-type="string">
            <text:h text:style-name="P12" text:outline-level="1">choicearrowl</text:h>
          </table:table-cell>
          <table:table-cell table:style-name="Table1.B71" office:value-type="string">
            <text:h text:style-name="P12" text:outline-level="1">X location value of left arrow in choice banner.</text:h>
          </table:table-cell>
        </table:table-row>
        <table:table-row table:style-name="Table1.2">
          <table:table-cell table:style-name="Table1.A2" office:value-type="string">
            <text:h text:style-name="P12" text:outline-level="1">choicearrowr</text:h>
          </table:table-cell>
          <table:table-cell table:style-name="Table1.B72" office:value-type="string">
            <text:h text:style-name="P12" text:outline-level="1">X location of right arrow in choice banner.</text:h>
          </table:table-cell>
        </table:table-row>
        <table:table-row table:style-name="Table1.43">
          <table:table-cell table:style-name="Table1.A2" office:value-type="string">
            <text:h text:style-name="P13" text:outline-level="1">choiceno</text:h>
          </table:table-cell>
          <table:table-cell table:style-name="Table1.B73" office:value-type="string">
            <text:h text:style-name="P13" text:outline-level="1">Number of choice selected by player</text:h>
          </table:table-cell>
        </table:table-row>
        <table:table-row table:style-name="Table1.1">
          <table:table-cell table:style-name="Table1.A2" office:value-type="string">
            <text:h text:style-name="P14" text:outline-level="1">choicescriptloop</text:h>
          </table:table-cell>
          <table:table-cell table:style-name="Table1.B74" office:value-type="string">
            <text:h text:style-name="P14" text:outline-level="1">Used to tell spoof trigger that the next script is from a backchoice script command and that it is okay to loop the same script. 0 = off. 1 = on.</text:h>
          </table:table-cell>
        </table:table-row>
        <table:table-row table:style-name="Table1.2">
          <table:table-cell table:style-name="Table1.A2" office:value-type="string">
            <text:h text:style-name="P13" text:outline-level="1">choicetotal</text:h>
          </table:table-cell>
          <table:table-cell table:style-name="Table1.B75" office:value-type="string">
            <text:h text:style-name="P13" text:outline-level="1">Number of choices presented to player in total</text:h>
          </table:table-cell>
        </table:table-row>
        <table:table-row table:style-name="Table1.1">
          <table:table-cell table:style-name="Table1.A2" office:value-type="string">
            <text:h text:style-name="P5" text:outline-level="1">clearscreen</text:h>
          </table:table-cell>
          <table:table-cell table:style-name="Table1.B76" office:value-type="string">
            <text:h text:style-name="P5" text:outline-level="1">Value used to send drawing sub to clear full screen before drawing. 1 = clearscreen. 0 = no.</text:h>
          </table:table-cell>
        </table:table-row>
        <table:table-row table:style-name="Table1.1">
          <table:table-cell table:style-name="Table1.A2" office:value-type="string">
            <text:p text:style-name="P172">collisionstep</text:p>
          </table:table-cell>
          <table:table-cell table:style-name="Table1.B77" office:value-type="string">
            <text:p text:style-name="P172">Step for objects marked as collision only. Default is 13.</text:p>
          </table:table-cell>
        </table:table-row>
        <table:table-row table:style-name="Table1.1">
          <table:table-cell table:style-name="Table1.A2" office:value-type="string">
            <text:h text:style-name="P15" text:outline-level="1">colpass1</text:h>
          </table:table-cell>
          <table:table-cell table:style-name="Table1.B78" office:value-type="string">
            <text:h text:style-name="P15" text:outline-level="1"><text:span text:style-name="T29">Used to tell engine if object or players X co-ordinate is on screen and </text:span>collision needs applying. </text:h>
          </table:table-cell>
        </table:table-row>
        <table:table-row table:style-name="Table1.43">
          <table:table-cell table:style-name="Table1.A2" office:value-type="string">
            <text:h text:style-name="P15" text:outline-level="1">colpass2</text:h>
          </table:table-cell>
          <table:table-cell table:style-name="Table1.B79" office:value-type="string">
            <text:h text:style-name="P15" text:outline-level="1"><text:span text:style-name="T29">Used to tell engine if object or players </text:span>Y<text:span text:style-name="T29"> co-ordinate is on screen and </text:span>collision needs applying. </text:h>
          </table:table-cell>
        </table:table-row>
        <table:table-row table:style-name="Table1.1">
          <table:table-cell table:style-name="Table1.A2" office:value-type="string">
            <text:p text:style-name="P172">combinex</text:p>
          </table:table-cell>
          <table:table-cell table:style-name="Table1.B80" office:value-type="string">
            <text:p text:style-name="P172">X location of “COMBINE” text in pockets.</text:p>
          </table:table-cell>
        </table:table-row>
        <table:table-row table:style-name="Table1.2">
          <table:table-cell table:style-name="Table1.A2" office:value-type="string">
            <text:p text:style-name="P172">consolelogging</text:p>
          </table:table-cell>
          <table:table-cell table:style-name="Table1.B81" office:value-type="string">
            <text:p text:style-name="P172">If engine logs to console or not. 1 = yes. 0 = no.</text:p>
          </table:table-cell>
        </table:table-row>
        <table:table-row table:style-name="Table1.82">
          <table:table-cell table:style-name="Table1.A2" office:value-type="string">
            <text:p text:style-name="P172">ct(no)</text:p>
          </table:table-cell>
          <table:table-cell table:style-name="Table1.B82" office:value-type="string">
            <text:p text:style-name="P172">Type of terminal item. 0 = none. 1 = file. 2 = directory. 3 = app.</text:p>
          </table:table-cell>
        </table:table-row>
        <table:table-row table:style-name="Table1.2">
          <table:table-cell table:style-name="Table1.A2" office:value-type="string">
            <text:h text:style-name="P5" text:outline-level="1">ctime</text:h>
          </table:table-cell>
          <table:table-cell table:style-name="Table1.B83" office:value-type="string">
            <text:h text:style-name="P5" text:outline-level="1">Current length of seconds game has been running as caulculated by the itime and TIMER value</text:h>
          </table:table-cell>
        </table:table-row>
        <table:table-row table:style-name="Table1.43">
          <table:table-cell table:style-name="Table1.A2" office:value-type="string">
            <text:p text:style-name="P172">currency</text:p>
          </table:table-cell>
          <table:table-cell table:style-name="Table1.B84" office:value-type="string">
            <text:p text:style-name="P172">Amount of currency player has</text:p>
          </table:table-cell>
        </table:table-row>
        <table:table-row table:style-name="Table1.2">
          <table:table-cell table:style-name="Table1.A2" office:value-type="string">
            <text:p text:style-name="P172">currencychange</text:p>
          </table:table-cell>
          <table:table-cell table:style-name="Table1.B85" office:value-type="string">
            <text:p text:style-name="P172">Amount currency is proposed to change</text:p>
          </table:table-cell>
        </table:table-row>
        <table:table-row table:style-name="Table1.42">
          <table:table-cell table:style-name="Table1.A2" office:value-type="string">
            <text:p text:style-name="P172">dcontrol</text:p>
          </table:table-cell>
          <table:table-cell table:style-name="Table1.B86" office:value-type="string">
            <text:p text:style-name="P172">If walk down control is enabled. 1 = yes. 0 = no.</text:p>
          </table:table-cell>
        </table:table-row>
        <table:table-row table:style-name="Table1.2">
          <table:table-cell table:style-name="Table1.A2" office:value-type="string">
            <text:h text:style-name="P10" text:outline-level="1">dcontrolcode1</text:h>
          </table:table-cell>
          <table:table-cell table:style-name="Table1.B87" office:value-type="string">
            <text:h text:style-name="P10" text:outline-level="1">Hardware code for DOWN key (option 1)</text:h>
          </table:table-cell>
        </table:table-row>
        <table:table-row table:style-name="Table1.43">
          <table:table-cell table:style-name="Table1.A2" office:value-type="string">
            <text:h text:style-name="P10" text:outline-level="1">dcontrolcode2</text:h>
          </table:table-cell>
          <table:table-cell table:style-name="Table1.B88" office:value-type="string">
            <text:h text:style-name="P10" text:outline-level="1">Hardware code for DOWN key (option 2)</text:h>
          </table:table-cell>
        </table:table-row>
        <table:table-row table:style-name="Table1.42">
          <table:table-cell table:style-name="Table1.A2" office:value-type="string">
            <text:h text:style-name="P11" text:outline-level="1">dcontrolcode3</text:h>
          </table:table-cell>
          <table:table-cell table:style-name="Table1.B89" office:value-type="string">
            <text:h text:style-name="P11" text:outline-level="1">Hardware code for DOWN key (option 3)</text:h>
          </table:table-cell>
        </table:table-row>
        <table:table-row table:style-name="Table1.2">
          <table:table-cell table:style-name="Table1.A2" office:value-type="string">
            <text:h text:style-name="P11" text:outline-level="1">dcontrolcode4</text:h>
          </table:table-cell>
          <table:table-cell table:style-name="Table1.B90" office:value-type="string">
            <text:h text:style-name="P11" text:outline-level="1">Hardware code for DOWN key (option 4)</text:h>
          </table:table-cell>
        </table:table-row>
        <table:table-row table:style-name="Table1.2">
          <table:table-cell table:style-name="Table1.A2" office:value-type="string">
            <text:h text:style-name="P16" text:outline-level="1">demofilesamount</text:h>
          </table:table-cell>
          <table:table-cell table:style-name="Table1.B91" office:value-type="string">
            <text:h text:style-name="P16" text:outline-level="1">Amount of demo files detected for the demo files menu.</text:h>
          </table:table-cell>
        </table:table-row>
        <table:table-row table:style-name="Table1.1">
          <table:table-cell table:style-name="Table1.A2" office:value-type="string">
            <text:p text:style-name="P172">devlogomode</text:p>
          </table:table-cell>
          <table:table-cell table:style-name="Table1.B92" office:value-type="string">
            <text:p text:style-name="P172">Tells engine when music on developer logo <text:soft-page-break/>should be played. 1 = before/during fade. 2 = after fade.</text:p>
          </table:table-cell>
        </table:table-row>
        <table:table-row table:style-name="Table1.1">
          <table:table-cell table:style-name="Table1.A2" office:value-type="string">
            <text:h text:style-name="P17" text:outline-level="1">devlogono</text:h>
          </table:table-cell>
          <table:table-cell table:style-name="Table1.B93" office:value-type="string">
            <text:h text:style-name="P17" text:outline-level="1">Number of developer logos to be displayed.</text:h>
          </table:table-cell>
        </table:table-row>
        <table:table-row table:style-name="Table1.1">
          <table:table-cell table:style-name="Table1.A2" office:value-type="string">
            <text:h text:style-name="P5" text:outline-level="1">devmode</text:h>
          </table:table-cell>
          <table:table-cell table:style-name="Table1.B94" office:value-type="string">
            <text:h text:style-name="P5" text:outline-level="1">Developer Mode. Enables in-game command prompt. 1 = on. 0 = off.</text:h>
          </table:table-cell>
        </table:table-row>
        <table:table-row table:style-name="Table1.1">
          <table:table-cell table:style-name="Table1.A2" office:value-type="string">
            <text:h text:style-name="P5" text:outline-level="1">diagonalmove</text:h>
          </table:table-cell>
          <table:table-cell table:style-name="Table1.B95" office:value-type="string">
            <text:h text:style-name="P5" text:outline-level="1">Switch for detecting when player attempts to move diagonally. 1 = diagonal movement. 0= no diagonal movement.</text:h>
          </table:table-cell>
        </table:table-row>
        <table:table-row table:style-name="Table1.1">
          <table:table-cell table:style-name="Table1.A2" office:value-type="string">
            <text:h text:style-name="P5" text:outline-level="1">direction</text:h>
          </table:table-cell>
          <table:table-cell table:style-name="Table1.B96" office:value-type="string">
            <text:h text:style-name="P5" text:outline-level="1">Direction of player character. 1 = UP. 2 = DOWN. 3 = RIGHT. 4 = LEFT.</text:h>
          </table:table-cell>
        </table:table-row>
        <table:table-row table:style-name="Table1.1">
          <table:table-cell table:style-name="Table1.A2" office:value-type="string">
            <text:p text:style-name="P172">disablefade</text:p>
          </table:table-cell>
          <table:table-cell table:style-name="Table1.B97" office:value-type="string">
            <text:p text:style-name="P172">Disables fade effects for dev purposes. 0 = fade on. 1 = fade off.</text:p>
          </table:table-cell>
        </table:table-row>
        <table:table-row table:style-name="Table1.1">
          <table:table-cell table:style-name="Table1.A2" office:value-type="string">
            <text:p text:style-name="P172">displayconsole</text:p>
          </table:table-cell>
          <table:table-cell table:style-name="Table1.B98" office:value-type="string">
            <text:p text:style-name="P172">If console messages are displayed or not. 0 = no. 1 = yes.</text:p>
          </table:table-cell>
        </table:table-row>
        <table:table-row table:style-name="Table1.1">
          <table:table-cell table:style-name="Table1.A2" office:value-type="string">
            <text:h text:style-name="P18" text:outline-level="1">downloadiconresx</text:h>
          </table:table-cell>
          <table:table-cell table:style-name="Table1.B99" office:value-type="string">
            <text:h text:style-name="P18" text:outline-level="1">X resolution of download icon.</text:h>
          </table:table-cell>
        </table:table-row>
        <table:table-row table:style-name="Table1.1">
          <table:table-cell table:style-name="Table1.A2" office:value-type="string">
            <text:h text:style-name="P18" text:outline-level="1">downloadiconresy</text:h>
          </table:table-cell>
          <table:table-cell table:style-name="Table1.B100" office:value-type="string">
            <text:h text:style-name="P18" text:outline-level="1">Y resolution of download icon.</text:h>
          </table:table-cell>
        </table:table-row>
        <table:table-row table:style-name="Table1.1">
          <table:table-cell table:style-name="Table1.A2" office:value-type="string">
            <text:p text:style-name="P172">dplayerx(no)</text:p>
          </table:table-cell>
          <table:table-cell table:style-name="Table1.B101" office:value-type="string">
            <text:p text:style-name="P172">Default X position of NPC</text:p>
          </table:table-cell>
        </table:table-row>
        <table:table-row table:style-name="Table1.1">
          <table:table-cell table:style-name="Table1.A2" office:value-type="string">
            <text:p text:style-name="P172">dplayery(no)</text:p>
          </table:table-cell>
          <table:table-cell table:style-name="Table1.B102" office:value-type="string">
            <text:p text:style-name="P172">Default Y position of NPC</text:p>
          </table:table-cell>
        </table:table-row>
        <table:table-row table:style-name="Table1.1">
          <table:table-cell table:style-name="Table1.A2" office:value-type="string">
            <text:h text:style-name="P19" text:outline-level="1">drawpass1</text:h>
          </table:table-cell>
          <table:table-cell table:style-name="Table1.B103" office:value-type="string">
            <text:h text:style-name="P19" text:outline-level="1">Used to tell engine if object or players X co-ordinate is on screen and needs to be drawn.</text:h>
          </table:table-cell>
        </table:table-row>
        <table:table-row table:style-name="Table1.1">
          <table:table-cell table:style-name="Table1.A2" office:value-type="string">
            <text:h text:style-name="P19" text:outline-level="1">drawpass2</text:h>
          </table:table-cell>
          <table:table-cell table:style-name="Table1.B104" office:value-type="string">
            <text:h text:style-name="P19" text:outline-level="1">Used to tell engine if object or players Y co-ordinate is on screen and needs to be drawn.</text:h>
          </table:table-cell>
        </table:table-row>
        <table:table-row table:style-name="Table1.1">
          <table:table-cell table:style-name="Table1.A2" office:value-type="string">
            <text:p text:style-name="P172">effectani</text:p>
          </table:table-cell>
          <table:table-cell table:style-name="Table1.B105" office:value-type="string">
            <text:p text:style-name="P172">Lets effect <text:span text:style-name="T37">and displayspeedrun </text:span>sub know if animation is running to change draw order. 0 = default draw order. 1 = animation draw order.</text:p>
          </table:table-cell>
        </table:table-row>
        <table:table-row table:style-name="Table1.2">
          <table:table-cell table:style-name="Table1.A2" office:value-type="string">
            <text:p text:style-name="P172">enablemapoffsets</text:p>
          </table:table-cell>
          <table:table-cell table:style-name="Table1.B106" office:value-type="string">
            <text:p text:style-name="P172">If map animation offsets are activated. 0 = no. 1 = yes.</text:p>
          </table:table-cell>
        </table:table-row>
        <table:table-row table:style-name="Table1.1">
          <table:table-cell table:style-name="Table1.A2" office:value-type="string">
            <text:p text:style-name="P172">enableobjectoffsets</text:p>
          </table:table-cell>
          <table:table-cell table:style-name="Table1.B107" office:value-type="string">
            <text:p text:style-name="P172">If object animation offsets are activated. 0 = no. 1 = yes.</text:p>
          </table:table-cell>
        </table:table-row>
        <table:table-row table:style-name="Table1.1">
          <table:table-cell table:style-name="Table1.A2" office:value-type="string">
            <text:p text:style-name="P172">enableplayeroffsets</text:p>
          </table:table-cell>
          <table:table-cell table:style-name="Table1.B108" office:value-type="string">
            <text:p text:style-name="P172">If player animation offsets are activated. 0 = no. 1 = yes.</text:p>
          </table:table-cell>
        </table:table-row>
        <table:table-row table:style-name="Table1.1">
          <table:table-cell table:style-name="Table1.A2" office:value-type="string">
            <text:h text:style-name="P20" text:outline-level="1">endframes</text:h>
          </table:table-cell>
          <table:table-cell table:style-name="Table1.B109" office:value-type="string">
            <text:h text:style-name="P21" text:outline-level="1">Total number of frames in a speedrun.</text:h>
          </table:table-cell>
        </table:table-row>
        <table:table-row table:style-name="Table1.2">
          <table:table-cell table:style-name="Table1.A2" office:value-type="string">
            <text:h text:style-name="P22" text:outline-level="1">endofspeedrunfile</text:h>
          </table:table-cell>
          <table:table-cell table:style-name="Table1.B110" office:value-type="string">
            <text:h text:style-name="P22" text:outline-level="1">Tells engine if a speedrun file has reached the end. 1 = yes. 0 = no.</text:h>
          </table:table-cell>
        </table:table-row>
        <table:table-row table:style-name="Table1.1">
          <table:table-cell table:style-name="Table1.A2" office:value-type="string">
            <text:p text:style-name="P172">erasesaveonly</text:p>
          </table:table-cell>
          <table:table-cell table:style-name="Table1.B111" office:value-type="string">
            <text:p text:style-name="P172">Tells engine if a save erase only load has been requested by parameter. 1 = yes. 0 = no.</text:p>
          </table:table-cell>
        </table:table-row>
        <table:table-row table:style-name="Table1.1">
          <table:table-cell table:style-name="Table1.A2" office:value-type="string">
            <text:h text:style-name="P5" text:outline-level="1">errorcrash</text:h>
          </table:table-cell>
          <table:table-cell table:style-name="Table1.B112" office:value-type="string">
            <text:h text:style-name="P5" text:outline-level="1">Set to 1 if engine has crashed beyond recovery.</text:h>
          </table:table-cell>
        </table:table-row>
        <table:table-row table:style-name="Table1.1">
          <table:table-cell table:style-name="Table1.A2" office:value-type="string">
            <text:h text:style-name="P5" text:outline-level="1">eventnumber</text:h>
          </table:table-cell>
          <table:table-cell table:style-name="Table1.B113" office:value-type="string">
            <text:h text:style-name="P5" text:outline-level="1">Extra console event data</text:h>
          </table:table-cell>
        </table:table-row>
        <table:table-row table:style-name="Table1.2">
          <table:table-cell table:style-name="Table1.A2" office:value-type="string">
            <text:p text:style-name="P172">exitsave</text:p>
          </table:table-cell>
          <table:table-cell table:style-name="Table1.B114" office:value-type="string">
            <text:p text:style-name="P172">Tells engine if to save game on exit. 0 = no. 1 = yes.</text:p>
          </table:table-cell>
        </table:table-row>
        <table:table-row table:style-name="Table1.1">
          <table:table-cell table:style-name="Table1.A2" office:value-type="string">
            <text:h text:style-name="P23" text:outline-level="1">extrahertz</text:h>
          </table:table-cell>
          <table:table-cell table:style-name="Table1.B115" office:value-type="string">
            <text:h text:style-name="P23" text:outline-level="1">Loop limiter for parts of the game that don’t require frames to be pushed.</text:h>
          </table:table-cell>
        </table:table-row>
        <table:table-row table:style-name="Table1.1">
          <table:table-cell table:style-name="Table1.A2" office:value-type="string">
            <text:h text:style-name="P130" text:outline-level="1">fadeinmusic</text:h>
          </table:table-cell>
          <table:table-cell table:style-name="Table1.B116" office:value-type="string">
            <text:h text:style-name="P130" text:outline-level="1">Number of music file currently being faded in.</text:h>
          </table:table-cell>
        </table:table-row>
        <table:table-row table:style-name="Table1.1">
          <table:table-cell table:style-name="Table1.A2" office:value-type="string">
            <text:h text:style-name="P130" text:outline-level="1">fadeoutmusic</text:h>
          </table:table-cell>
          <table:table-cell table:style-name="Table1.B117" office:value-type="string">
            <text:h text:style-name="P130" text:outline-level="1">Number of music file currently being faded out.</text:h>
          </table:table-cell>
        </table:table-row>
        <table:table-row table:style-name="Table1.1">
          <table:table-cell table:style-name="Table1.A2" office:value-type="string">
            <text:h text:style-name="P5" text:outline-level="1">fadespeed</text:h>
          </table:table-cell>
          <table:table-cell table:style-name="Table1.B118" office:value-type="string">
            <text:h text:style-name="P99" text:outline-level="1">How much the fade increases or decreases by per cycle.</text:h>
          </table:table-cell>
        </table:table-row>
        <text:soft-page-break/>
        <table:table-row table:style-name="Table1.1">
          <table:table-cell table:style-name="Table1.A2" office:value-type="string">
            <text:p text:style-name="P172">fadestatus</text:p>
          </table:table-cell>
          <table:table-cell table:style-name="Table1.B119" office:value-type="string">
            <text:p text:style-name="P172">Status of fade effect. 0 = off. 1 = <text:span text:style-name="T31">fade out on</text:span>. <text:span text:style-name="T31">2 = slight fade out on.</text:span></text:p>
          </table:table-cell>
        </table:table-row>
        <table:table-row table:style-name="Table1.1">
          <table:table-cell table:style-name="Table1.A2" office:value-type="string">
            <text:h text:style-name="P118" text:outline-level="1">fading</text:h>
          </table:table-cell>
          <table:table-cell table:style-name="Table1.B120" office:value-type="string">
            <text:h text:style-name="P118" text:outline-level="1">If a fade effect is currently occurring. 1 = yes. 0 = no.</text:h>
          </table:table-cell>
        </table:table-row>
        <table:table-row table:style-name="Table1.1">
          <table:table-cell table:style-name="Table1.A2" office:value-type="string">
            <text:p text:style-name="P172">fixvame</text:p>
          </table:table-cell>
          <table:table-cell table:style-name="Table1.B121" office:value-type="string">
            <text:p text:style-name="P172">Used to tell engine to force an update.</text:p>
          </table:table-cell>
        </table:table-row>
        <table:table-row table:style-name="Table1.1">
          <table:table-cell table:style-name="Table1.A2" office:value-type="string">
            <text:h text:style-name="P24" text:outline-level="1">fontbuffer</text:h>
          </table:table-cell>
          <table:table-cell table:style-name="Table1.B122" office:value-type="string">
            <text:h text:style-name="P24" text:outline-level="1">Number of pixels given at the end of a letter in text banners.</text:h>
          </table:table-cell>
        </table:table-row>
        <table:table-row table:style-name="Table1.1">
          <table:table-cell table:style-name="Table1.A2" office:value-type="string">
            <text:p text:style-name="P172">fontmode</text:p>
          </table:table-cell>
          <table:table-cell table:style-name="Table1.B123" office:value-type="string">
            <text:p text:style-name="P172">Used to tell engine what font is in use. 1 = header. 2 = default. 3 = small.</text:p>
          </table:table-cell>
        </table:table-row>
        <table:table-row table:style-name="Table1.1">
          <table:table-cell table:style-name="Table1.A2" office:value-type="string">
            <text:h text:style-name="P5" text:outline-level="1"><text:span text:style-name="T12">f</text:span>ontsize</text:h>
          </table:table-cell>
          <table:table-cell table:style-name="Table1.B124"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B125" office:value-type="string">
            <text:h text:style-name="P5" text:outline-level="1">Pace of player foot changing whilst walking.</text:h>
          </table:table-cell>
        </table:table-row>
        <table:table-row table:style-name="Table1.1">
          <table:table-cell table:style-name="Table1.A2" office:value-type="string">
            <text:h text:style-name="P25" text:outline-level="1">forcefullscreen</text:h>
          </table:table-cell>
          <table:table-cell table:style-name="Table1.B126" office:value-type="string">
            <text:h text:style-name="P25" text:outline-level="1">Forces VaME to launch in fullscreen mode. 1 = yes. 0 = no.</text:h>
          </table:table-cell>
        </table:table-row>
        <table:table-row table:style-name="Table1.1">
          <table:table-cell table:style-name="Table1.A2" office:value-type="string">
            <text:h text:style-name="P26" text:outline-level="1">forcewindowed</text:h>
          </table:table-cell>
          <table:table-cell table:style-name="Table1.B127" office:value-type="string">
            <text:h text:style-name="P26" text:outline-level="1">Forces VaME to launch in windowed mode. 1 = yes. 0 = no.</text:h>
          </table:table-cell>
        </table:table-row>
        <table:table-row table:style-name="Table1.2">
          <table:table-cell table:style-name="Table1.A2" office:value-type="string">
            <text:h text:style-name="P5" text:outline-level="1">fps</text:h>
          </table:table-cell>
          <table:table-cell table:style-name="Table1.B128" office:value-type="string">
            <text:h text:style-name="P5" text:outline-level="1">Calculated frames per second</text:h>
          </table:table-cell>
        </table:table-row>
        <table:table-row table:style-name="Table1.43">
          <table:table-cell table:style-name="Table1.A2" office:value-type="string">
            <text:h text:style-name="P27" text:outline-level="1">framecount</text:h>
          </table:table-cell>
          <table:table-cell table:style-name="Table1.B129" office:value-type="string">
            <text:h text:style-name="P27" text:outline-level="1">Number of frames displayed in speedrun info.</text:h>
          </table:table-cell>
        </table:table-row>
        <table:table-row table:style-name="Table1.43">
          <table:table-cell table:style-name="Table1.A2" office:value-type="string">
            <text:h text:style-name="P5" text:outline-level="1">frames</text:h>
          </table:table-cell>
          <table:table-cell table:style-name="Table1.B130" office:value-type="string">
            <text:h text:style-name="P5" text:outline-level="1">Counts number of frames pushed to screen</text:h>
          </table:table-cell>
        </table:table-row>
        <table:table-row table:style-name="Table1.43">
          <table:table-cell table:style-name="Table1.A2" office:value-type="string">
            <text:h text:style-name="P92" text:outline-level="1">gametime</text:h>
          </table:table-cell>
          <table:table-cell table:style-name="Table1.B131" office:value-type="string">
            <text:h text:style-name="P92" text:outline-level="1">Amount of time save file has been played.</text:h>
          </table:table-cell>
        </table:table-row>
        <table:table-row table:style-name="Table1.2">
          <table:table-cell table:style-name="Table1.A2" office:value-type="string">
            <text:p text:style-name="P172">givex</text:p>
          </table:table-cell>
          <table:table-cell table:style-name="Table1.B132" office:value-type="string">
            <text:p text:style-name="P172">X location of “GIVE” text in pockets.</text:p>
          </table:table-cell>
        </table:table-row>
        <table:table-row table:style-name="Table1.1">
          <table:table-cell table:style-name="Table1.A2" office:value-type="string">
            <text:h text:style-name="P5" text:outline-level="1">hertz</text:h>
          </table:table-cell>
          <table:table-cell table:style-name="Table1.B133" office:value-type="string">
            <text:h text:style-name="P5" text:outline-level="1">Loops per second / fps engine performs. Set to 0 if uncapped. </text:h>
          </table:table-cell>
        </table:table-row>
        <table:table-row table:style-name="Table1.134">
          <table:table-cell table:style-name="Table1.A2" office:value-type="string">
            <text:h text:style-name="P5" text:outline-level="1">hud</text:h>
          </table:table-cell>
          <table:table-cell table:style-name="Table1.B134" office:value-type="string">
            <text:h text:style-name="P5" text:outline-level="1">Developer HUD type.</text:h>
          </table:table-cell>
        </table:table-row>
        <table:table-row table:style-name="Table1.2">
          <table:table-cell table:style-name="Table1.A2" office:value-type="string">
            <text:h text:style-name="P122" text:outline-level="1">ifaward</text:h>
          </table:table-cell>
          <table:table-cell table:style-name="Table1.B135" office:value-type="string">
            <text:h text:style-name="P122" text:outline-level="1">Number of award being checked</text:h>
          </table:table-cell>
        </table:table-row>
        <table:table-row table:style-name="Table1.2">
          <table:table-cell table:style-name="Table1.A2" office:value-type="string">
            <text:h text:style-name="P123" text:outline-level="1">ifawardno</text:h>
          </table:table-cell>
          <table:table-cell table:style-name="Table1.B136" office:value-type="string">
            <text:h text:style-name="P123" text:outline-level="1">Number of times in script chain the ‘ifaward’ command has been run</text:h>
          </table:table-cell>
        </table:table-row>
        <table:table-row table:style-name="Table1.2">
          <table:table-cell table:style-name="Table1.A2" office:value-type="string">
            <text:h text:style-name="P122" text:outline-level="1">ifawardresult</text:h>
          </table:table-cell>
          <table:table-cell table:style-name="Table1.B137" office:value-type="string">
            <text:h text:style-name="P122" text:outline-level="1">Result of award checking. 1 = award granted. 0 = award not granted.</text:h>
          </table:table-cell>
        </table:table-row>
        <table:table-row table:style-name="Table1.42">
          <table:table-cell table:style-name="Table1.A2" office:value-type="string">
            <text:h text:style-name="P28" text:outline-level="1">ifcheckpointno</text:h>
          </table:table-cell>
          <table:table-cell table:style-name="Table1.B138" office:value-type="string">
            <text:h text:style-name="P28" text:outline-level="1">Number of times a ‘ifcheckpoint’ command has been run during a script</text:h>
          </table:table-cell>
        </table:table-row>
        <table:table-row table:style-name="Table1.2">
          <table:table-cell table:style-name="Table1.A2" office:value-type="string">
            <text:p text:style-name="P172">Ifcheckpointresult</text:p>
          </table:table-cell>
          <table:table-cell table:style-name="Table1.B139" office:value-type="string">
            <text:p text:style-name="P172">Result of ifcheckpoint enquiry. 1 = checkpoint active. 0 = checkpoint inactive.</text:p>
          </table:table-cell>
        </table:table-row>
        <table:table-row table:style-name="Table1.1">
          <table:table-cell table:style-name="Table1.A2" office:value-type="string">
            <text:p text:style-name="P172">ifcurrencyamount</text:p>
          </table:table-cell>
          <table:table-cell table:style-name="Table1.B140" office:value-type="string">
            <text:p text:style-name="P172">Amount of currency ifcurrency should check.</text:p>
          </table:table-cell>
        </table:table-row>
        <table:table-row table:style-name="Table1.1">
          <table:table-cell table:style-name="Table1.A2" office:value-type="string">
            <text:h text:style-name="P28" text:outline-level="1">ifcurrencyno</text:h>
          </table:table-cell>
          <table:table-cell table:style-name="Table1.B141" office:value-type="string">
            <text:h text:style-name="P28" text:outline-level="1">Number of times a ‘ifcurrency’ command has been run during a script</text:h>
          </table:table-cell>
        </table:table-row>
        <table:table-row table:style-name="Table1.43">
          <table:table-cell table:style-name="Table1.A2" office:value-type="string">
            <text:p text:style-name="P172">ifcurrencyresult</text:p>
          </table:table-cell>
          <table:table-cell table:style-name="Table1.B142" office:value-type="string">
            <text:p text:style-name="P172">Result of ifcurrency enquiry. 1 = enough currency found. 0 = not enough currency found.</text:p>
          </table:table-cell>
        </table:table-row>
        <table:table-row table:style-name="Table1.43">
          <table:table-cell table:style-name="Table1.A2" office:value-type="string">
            <text:h text:style-name="P28" text:outline-level="1">ifdirectionno</text:h>
          </table:table-cell>
          <table:table-cell table:style-name="Table1.B143" office:value-type="string">
            <text:h text:style-name="P28" text:outline-level="1">Number of times a ‘ifdirection’ command has been run during a script</text:h>
          </table:table-cell>
        </table:table-row>
        <table:table-row table:style-name="Table1.2">
          <table:table-cell table:style-name="Table1.A2" office:value-type="string">
            <text:p text:style-name="P172">ifgone</text:p>
          </table:table-cell>
          <table:table-cell table:style-name="Table1.B144" office:value-type="string">
            <text:p text:style-name="P172">Tels engine if requested pocket item has been marked “gone forever” or not. 2 = item <text:soft-page-break/>gone. (anything else) = item available.</text:p>
          </table:table-cell>
        </table:table-row>
        <table:table-row table:style-name="Table1.43">
          <table:table-cell table:style-name="Table1.A2" office:value-type="string">
            <text:h text:style-name="P28" text:outline-level="1">ifgoneno</text:h>
          </table:table-cell>
          <table:table-cell table:style-name="Table1.B145" office:value-type="string">
            <text:h text:style-name="P28" text:outline-level="1">Number of times a ‘ifgone’ command has been run during a script</text:h>
          </table:table-cell>
        </table:table-row>
        <table:table-row table:style-name="Table1.2">
          <table:table-cell table:style-name="Table1.A2" office:value-type="string">
            <text:p text:style-name="P172">ifholding</text:p>
          </table:table-cell>
          <table:table-cell table:style-name="Table1.B146" office:value-type="string">
            <text:p text:style-name="P172">Result of ifholding enquiry. 1 = item found. 0 = item not found.</text:p>
          </table:table-cell>
        </table:table-row>
        <table:table-row table:style-name="Table1.1">
          <table:table-cell table:style-name="Table1.A2" office:value-type="string">
            <text:h text:style-name="P28" text:outline-level="1">ifholdingno</text:h>
          </table:table-cell>
          <table:table-cell table:style-name="Table1.B147" office:value-type="string">
            <text:h text:style-name="P28" text:outline-level="1">Number of times a ‘ifholding’ command has been run during a script</text:h>
          </table:table-cell>
        </table:table-row>
        <table:table-row table:style-name="Table1.2">
          <table:table-cell table:style-name="Table1.A2" office:value-type="string">
            <text:p text:style-name="P172">ifmapno</text:p>
          </table:table-cell>
          <table:table-cell table:style-name="Table1.B148" office:value-type="string">
            <text:p text:style-name="P172">Tells engine what map number to query. </text:p>
          </table:table-cell>
        </table:table-row>
        <table:table-row table:style-name="Table1.43">
          <table:table-cell table:style-name="Table1.A2" office:value-type="string">
            <text:h text:style-name="P28" text:outline-level="1">ifmapnono</text:h>
          </table:table-cell>
          <table:table-cell table:style-name="Table1.B149" office:value-type="string">
            <text:h text:style-name="P28" text:outline-level="1">Number of times a ‘ifmapno’ command has been run during a script</text:h>
          </table:table-cell>
        </table:table-row>
        <table:table-row table:style-name="Table1.43">
          <table:table-cell table:style-name="Table1.A2" office:value-type="string">
            <text:p text:style-name="P172">ifmapnoresult</text:p>
          </table:table-cell>
          <table:table-cell table:style-name="Table1.B150" office:value-type="string">
            <text:p text:style-name="P172">Tells engine if the mapno request is successful or not. 1 = on requested map. 0 = not on requested map.</text:p>
          </table:table-cell>
        </table:table-row>
        <table:table-row table:style-name="Table1.43">
          <table:table-cell table:style-name="Table1.A2" office:value-type="string">
            <text:p text:style-name="P211">ifmodel</text:p>
          </table:table-cell>
          <table:table-cell table:style-name="Table1.B151" office:value-type="string">
            <text:p text:style-name="P211">Tells engine if the ‘ifmodel’ request is successful or not. 0 = no. 1 = yes.</text:p>
          </table:table-cell>
        </table:table-row>
        <table:table-row table:style-name="Table1.1">
          <table:table-cell table:style-name="Table1.A2" office:value-type="string">
            <text:h text:style-name="P28" text:outline-level="1">ifmodelno</text:h>
          </table:table-cell>
          <table:table-cell table:style-name="Table1.B152" office:value-type="string">
            <text:h text:style-name="P28" text:outline-level="1">Number of times a ‘ifmodel’ command has been run during a script</text:h>
          </table:table-cell>
        </table:table-row>
        <table:table-row table:style-name="Table1.1">
          <table:table-cell table:style-name="Table1.A2" office:value-type="string">
            <text:p text:style-name="P172">ifpocket</text:p>
          </table:table-cell>
          <table:table-cell table:style-name="Table1.B153" office:value-type="string">
            <text:p text:style-name="P172">Result of ifpocket enquiry. 1 = item found. 0 = item not found.</text:p>
          </table:table-cell>
        </table:table-row>
        <table:table-row table:style-name="Table1.43">
          <table:table-cell table:style-name="Table1.A2" office:value-type="string">
            <text:h text:style-name="P28" text:outline-level="1">ifpocketno</text:h>
          </table:table-cell>
          <table:table-cell table:style-name="Table1.B154" office:value-type="string">
            <text:h text:style-name="P28" text:outline-level="1">Number of times a ‘ifpocket’ command has been run during a script</text:h>
          </table:table-cell>
        </table:table-row>
        <table:table-row table:style-name="Table1.2">
          <table:table-cell table:style-name="Table1.A2" office:value-type="string">
            <text:h text:style-name="P98" text:outline-level="1">ifrandomno</text:h>
          </table:table-cell>
          <table:table-cell table:style-name="Table1.B155" office:value-type="string">
            <text:h text:style-name="P28" text:outline-level="1">Number of times a ‘if<text:span text:style-name="T79">random</text:span>’ command has been run during a script</text:h>
          </table:table-cell>
        </table:table-row>
        <table:table-row table:style-name="Table1.1">
          <table:table-cell table:style-name="Table1.A2" office:value-type="string">
            <text:h text:style-name="P98" text:outline-level="1">ifrandomresult</text:h>
          </table:table-cell>
          <table:table-cell table:style-name="Table1.B156" office:value-type="string">
            <text:p text:style-name="P172">Result of if<text:span text:style-name="T79">random</text:span> enquiry. 1 = conditions<text:span text:style-name="T79"> met</text:span>. 0 = <text:span text:style-name="T79">conditions not met</text:span>.</text:p>
          </table:table-cell>
        </table:table-row>
        <table:table-row table:style-name="Table1.1">
          <table:table-cell table:style-name="Table1.A2" office:value-type="string">
            <text:h text:style-name="P105" text:outline-level="1">ifvalueno</text:h>
          </table:table-cell>
          <table:table-cell table:style-name="Table1.B157" office:value-type="string">
            <text:h text:style-name="P105" text:outline-level="1">Number of times ifvalue command has been run in script chain</text:h>
          </table:table-cell>
        </table:table-row>
        <table:table-row table:style-name="Table1.2">
          <table:table-cell table:style-name="Table1.A2" office:value-type="string">
            <text:h text:style-name="P105" text:outline-level="1">ifvalueresult</text:h>
          </table:table-cell>
          <table:table-cell table:style-name="Table1.B158" office:value-type="string">
            <text:h text:style-name="P105" text:outline-level="1">Result of ifvalue command. 0 = no. 1 = yes.</text:h>
          </table:table-cell>
        </table:table-row>
        <table:table-row table:style-name="Table1.43">
          <table:table-cell table:style-name="Table1.A2" office:value-type="string">
            <text:h text:style-name="P92" text:outline-level="1">igametime</text:h>
          </table:table-cell>
          <table:table-cell table:style-name="Table1.B159" office:value-type="string">
            <text:h text:style-name="P92" text:outline-level="1">Initial amount of time played in save file when loaded.</text:h>
          </table:table-cell>
        </table:table-row>
        <table:table-row table:style-name="Table1.2">
          <table:table-cell table:style-name="Table1.A2" office:value-type="string">
            <text:h text:style-name="P29" text:outline-level="1">imode</text:h>
          </table:table-cell>
          <table:table-cell table:style-name="Table1.B160" office:value-type="string">
            <text:h text:style-name="P29" text:outline-level="1">What to do with the letter I in text boxes. 0 = off, letter I is not adjusted. 1 = adjustment for lowercase I. 2 = adjustment for both lowercase and uppercase I.</text:h>
          </table:table-cell>
        </table:table-row>
        <table:table-row table:style-name="Table1.2">
          <table:table-cell table:style-name="Table1.A2" office:value-type="string">
            <text:h text:style-name="P30" text:outline-level="1">installtype</text:h>
          </table:table-cell>
          <table:table-cell table:style-name="Table1.B161" office:value-type="string">
            <text:h text:style-name="P30" text:outline-level="1">What type of install the game has. 1 = multi platform. 2 = platform specicfic.</text:h>
          </table:table-cell>
        </table:table-row>
        <table:table-row table:style-name="Table1.2">
          <table:table-cell table:style-name="Table1.A2" office:value-type="string">
            <text:h text:style-name="P31" text:outline-level="1">iscripttimer</text:h>
          </table:table-cell>
          <table:table-cell table:style-name="Table1.B162" office:value-type="string">
            <text:h text:style-name="P31" text:outline-level="1">Initial ctime when script timer is set.</text:h>
          </table:table-cell>
        </table:table-row>
        <table:table-row table:style-name="Table1.2">
          <table:table-cell table:style-name="Table1.A2" office:value-type="string">
            <text:h text:style-name="P5" text:outline-level="1">itime</text:h>
          </table:table-cell>
          <table:table-cell table:style-name="Table1.B163" office:value-type="string">
            <text:h text:style-name="P5" text:outline-level="1">Initial TIMER value when game launches</text:h>
          </table:table-cell>
        </table:table-row>
        <table:table-row table:style-name="Table1.42">
          <table:table-cell table:style-name="Table1.A2" office:value-type="string">
            <text:h text:style-name="P32" text:outline-level="1">keypresseddown</text:h>
          </table:table-cell>
          <table:table-cell table:style-name="Table1.B164" office:value-type="string">
            <text:h text:style-name="P32" text:outline-level="1">If DOWN key is registered as being pressed. 0 = not pressed. 1 = pressed.</text:h>
          </table:table-cell>
        </table:table-row>
        <table:table-row table:style-name="Table1.1">
          <table:table-cell table:style-name="Table1.A2" office:value-type="string">
            <text:h text:style-name="P32" text:outline-level="1">keypressedleft</text:h>
          </table:table-cell>
          <table:table-cell table:style-name="Table1.B165" office:value-type="string">
            <text:h text:style-name="P32" text:outline-level="1">If LEFT key is registered as being pressed. 0 = not pressed. 1 = pressed.</text:h>
          </table:table-cell>
        </table:table-row>
        <table:table-row table:style-name="Table1.1">
          <table:table-cell table:style-name="Table1.A2" office:value-type="string">
            <text:h text:style-name="P32" text:outline-level="1"><text:span text:style-name="T7">k</text:span>eypressedright</text:h>
          </table:table-cell>
          <table:table-cell table:style-name="Table1.B166" office:value-type="string">
            <text:h text:style-name="P32" text:outline-level="1">If RIGHT key is registered as being pressed. 0 = not pressed. 1 = pressed.</text:h>
          </table:table-cell>
        </table:table-row>
        <table:table-row table:style-name="Table1.1">
          <table:table-cell table:style-name="Table1.A2" office:value-type="string">
            <text:h text:style-name="P32" text:outline-level="1">keypressedup</text:h>
          </table:table-cell>
          <table:table-cell table:style-name="Table1.B167" office:value-type="string">
            <text:h text:style-name="P32" text:outline-level="1">If UP key is registered as being pressed. 0 = <text:soft-page-break/>not pressed. 1 = pressed.</text:h>
          </table:table-cell>
        </table:table-row>
        <table:table-row table:style-name="Table1.42">
          <table:table-cell table:style-name="Table1.A2" office:value-type="string">
            <text:p text:style-name="P172">lcontrol</text:p>
          </table:table-cell>
          <table:table-cell table:style-name="Table1.B168" office:value-type="string">
            <text:p text:style-name="P172">If walk left control is enabled. 1 = yes. 0 = no.</text:p>
          </table:table-cell>
        </table:table-row>
        <table:table-row table:style-name="Table1.2">
          <table:table-cell table:style-name="Table1.A2" office:value-type="string">
            <text:h text:style-name="P10" text:outline-level="1">lcontrolcode1</text:h>
          </table:table-cell>
          <table:table-cell table:style-name="Table1.B169" office:value-type="string">
            <text:h text:style-name="P10" text:outline-level="1">Hardware code for LEFT key (option 1)</text:h>
          </table:table-cell>
        </table:table-row>
        <table:table-row table:style-name="Table1.1">
          <table:table-cell table:style-name="Table1.A2" office:value-type="string">
            <text:h text:style-name="P10" text:outline-level="1">lcontrolcode2</text:h>
          </table:table-cell>
          <table:table-cell table:style-name="Table1.B170" office:value-type="string">
            <text:h text:style-name="P10" text:outline-level="1">Hardware code for LEFT key (option 2)</text:h>
          </table:table-cell>
        </table:table-row>
        <table:table-row table:style-name="Table1.1">
          <table:table-cell table:style-name="Table1.A2" office:value-type="string">
            <text:h text:style-name="P11" text:outline-level="1">lcontrolcode3</text:h>
          </table:table-cell>
          <table:table-cell table:style-name="Table1.B171" office:value-type="string">
            <text:h text:style-name="P11" text:outline-level="1">Hardware code for LEFT key (option 3)</text:h>
          </table:table-cell>
        </table:table-row>
        <table:table-row table:style-name="Table1.1">
          <table:table-cell table:style-name="Table1.A2" office:value-type="string">
            <text:h text:style-name="P11" text:outline-level="1">lcontrolcode4</text:h>
          </table:table-cell>
          <table:table-cell table:style-name="Table1.B172" office:value-type="string">
            <text:h text:style-name="P11" text:outline-level="1">Hardware code for LEFT key (option 4)</text:h>
          </table:table-cell>
        </table:table-row>
        <table:table-row table:style-name="Table1.1">
          <table:table-cell table:style-name="Table1.A2" office:value-type="string">
            <text:p text:style-name="P172">letcurrencycoloura</text:p>
          </table:table-cell>
          <table:table-cell table:style-name="Table1.B173" office:value-type="string">
            <text:p text:style-name="P172">Alpha transparency of letters in currency.</text:p>
          </table:table-cell>
        </table:table-row>
        <table:table-row table:style-name="Table1.1">
          <table:table-cell table:style-name="Table1.A2" office:value-type="string">
            <text:p text:style-name="P172">letcurrencycolourb</text:p>
          </table:table-cell>
          <table:table-cell table:style-name="Table1.B174" office:value-type="string">
            <text:p text:style-name="P172">Blue colour of letters in currency.</text:p>
          </table:table-cell>
        </table:table-row>
        <table:table-row table:style-name="Table1.2">
          <table:table-cell table:style-name="Table1.A2" office:value-type="string">
            <text:p text:style-name="P172">letcurrencycolourg</text:p>
          </table:table-cell>
          <table:table-cell table:style-name="Table1.B175" office:value-type="string">
            <text:p text:style-name="P172">Green colour of letters in currency.</text:p>
          </table:table-cell>
        </table:table-row>
        <table:table-row table:style-name="Table1.1">
          <table:table-cell table:style-name="Table1.A2" office:value-type="string">
            <text:p text:style-name="P172">letcurrencycolourr</text:p>
          </table:table-cell>
          <table:table-cell table:style-name="Table1.B176" office:value-type="string">
            <text:p text:style-name="P172">Red colour of letters in currency.</text:p>
          </table:table-cell>
        </table:table-row>
        <table:table-row table:style-name="Table1.2">
          <table:table-cell table:style-name="Table1.A2" office:value-type="string">
            <text:p text:style-name="P172">letmenudefaultcoloura</text:p>
          </table:table-cell>
          <table:table-cell table:style-name="Table1.B177" office:value-type="string">
            <text:p text:style-name="P172">Alpha transparency of default letters in menus.</text:p>
          </table:table-cell>
        </table:table-row>
        <table:table-row table:style-name="Table1.2">
          <table:table-cell table:style-name="Table1.A2" office:value-type="string">
            <text:p text:style-name="P172">letmenudefaultcolourb</text:p>
          </table:table-cell>
          <table:table-cell table:style-name="Table1.B178" office:value-type="string">
            <text:p text:style-name="P172">Blue colour of default letters in menus.</text:p>
          </table:table-cell>
        </table:table-row>
        <table:table-row table:style-name="Table1.2">
          <table:table-cell table:style-name="Table1.A2" office:value-type="string">
            <text:p text:style-name="P172">letmenudefaultcolourg</text:p>
          </table:table-cell>
          <table:table-cell table:style-name="Table1.B179" office:value-type="string">
            <text:p text:style-name="P172">Green colour of default letters in menus.</text:p>
          </table:table-cell>
        </table:table-row>
        <table:table-row table:style-name="Table1.42">
          <table:table-cell table:style-name="Table1.A2" office:value-type="string">
            <text:p text:style-name="P172">letmenudefaultcolourr</text:p>
          </table:table-cell>
          <table:table-cell table:style-name="Table1.B180" office:value-type="string">
            <text:p text:style-name="P172">Red colour of default letters in menus.</text:p>
          </table:table-cell>
        </table:table-row>
        <table:table-row table:style-name="Table1.2">
          <table:table-cell table:style-name="Table1.A2" office:value-type="string">
            <text:p text:style-name="P172">letmenuselectcoloura</text:p>
          </table:table-cell>
          <table:table-cell table:style-name="Table1.B181" office:value-type="string">
            <text:p text:style-name="P172">Alpha transparency of selected letters in menus.</text:p>
          </table:table-cell>
        </table:table-row>
        <table:table-row table:style-name="Table1.42">
          <table:table-cell table:style-name="Table1.A2" office:value-type="string">
            <text:p text:style-name="P172">letmenuselectcolourb</text:p>
          </table:table-cell>
          <table:table-cell table:style-name="Table1.B182" office:value-type="string">
            <text:p text:style-name="P172">Blue colour of selected letters in menus.</text:p>
          </table:table-cell>
        </table:table-row>
        <table:table-row table:style-name="Table1.42">
          <table:table-cell table:style-name="Table1.A2" office:value-type="string">
            <text:p text:style-name="P172">letmenuselectcolourg</text:p>
          </table:table-cell>
          <table:table-cell table:style-name="Table1.B183" office:value-type="string">
            <text:p text:style-name="P172">Green colour of selected letters in menus.</text:p>
          </table:table-cell>
        </table:table-row>
        <table:table-row table:style-name="Table1.2">
          <table:table-cell table:style-name="Table1.A2" office:value-type="string">
            <text:p text:style-name="P172">letmenuselectcolourr</text:p>
          </table:table-cell>
          <table:table-cell table:style-name="Table1.B184" office:value-type="string">
            <text:p text:style-name="P172">Red colour of selected letters in menus.</text:p>
          </table:table-cell>
        </table:table-row>
        <table:table-row table:style-name="Table1.42">
          <table:table-cell table:style-name="Table1.A2" office:value-type="string">
            <text:p text:style-name="P172">letpocketdefaultcoloura</text:p>
          </table:table-cell>
          <table:table-cell table:style-name="Table1.B185" office:value-type="string">
            <text:p text:style-name="P172">Alpha transparency colour of default letters in pockets.</text:p>
          </table:table-cell>
        </table:table-row>
        <table:table-row table:style-name="Table1.43">
          <table:table-cell table:style-name="Table1.A2" office:value-type="string">
            <text:p text:style-name="P172">letpocketdefaultcolourb</text:p>
          </table:table-cell>
          <table:table-cell table:style-name="Table1.B186" office:value-type="string">
            <text:p text:style-name="P172">Blue colour of default letters in pockets.</text:p>
          </table:table-cell>
        </table:table-row>
        <table:table-row table:style-name="Table1.1">
          <table:table-cell table:style-name="Table1.A2" office:value-type="string">
            <text:p text:style-name="P172">letpocketdefaultcolourg</text:p>
          </table:table-cell>
          <table:table-cell table:style-name="Table1.B187" office:value-type="string">
            <text:p text:style-name="P172">Green colour of default letters in pockets.</text:p>
          </table:table-cell>
        </table:table-row>
        <table:table-row table:style-name="Table1.43">
          <table:table-cell table:style-name="Table1.A2" office:value-type="string">
            <text:p text:style-name="P172">letpocketdefaultcolourr</text:p>
          </table:table-cell>
          <table:table-cell table:style-name="Table1.B188" office:value-type="string">
            <text:p text:style-name="P172">Red colour of default letters in pockets.</text:p>
          </table:table-cell>
        </table:table-row>
        <table:table-row table:style-name="Table1.42">
          <table:table-cell table:style-name="Table1.A2" office:value-type="string">
            <text:p text:style-name="P172">letpocketselectcoloura</text:p>
          </table:table-cell>
          <table:table-cell table:style-name="Table1.B189" office:value-type="string">
            <text:p text:style-name="P172">Alpha transparency of selected letters in pockets.</text:p>
          </table:table-cell>
        </table:table-row>
        <table:table-row table:style-name="Table1.2">
          <table:table-cell table:style-name="Table1.A2" office:value-type="string">
            <text:p text:style-name="P172">letpocketselectcolourb</text:p>
          </table:table-cell>
          <table:table-cell table:style-name="Table1.B190" office:value-type="string">
            <text:p text:style-name="P172">Blue colour of selected letters in pockets.</text:p>
          </table:table-cell>
        </table:table-row>
        <table:table-row table:style-name="Table1.2">
          <table:table-cell table:style-name="Table1.A2" office:value-type="string">
            <text:p text:style-name="P172">letpocketselectcolourg</text:p>
          </table:table-cell>
          <table:table-cell table:style-name="Table1.B191" office:value-type="string">
            <text:p text:style-name="P172">Green colour of selected letters in pockets.</text:p>
          </table:table-cell>
        </table:table-row>
        <table:table-row table:style-name="Table1.43">
          <table:table-cell table:style-name="Table1.A2" office:value-type="string">
            <text:p text:style-name="P172">letpocketselectcolourr</text:p>
          </table:table-cell>
          <table:table-cell table:style-name="Table1.B192" office:value-type="string">
            <text:p text:style-name="P172">Red colour of selected letters in pockets.</text:p>
          </table:table-cell>
        </table:table-row>
        <text:soft-page-break/>
        <table:table-row table:style-name="Table1.43">
          <table:table-cell table:style-name="Table1.A2" office:value-type="string">
            <text:p text:style-name="P172">letpromptcoloura</text:p>
          </table:table-cell>
          <table:table-cell table:style-name="Table1.B193" office:value-type="string">
            <text:p text:style-name="P172">Alpha transparency of letters in developer prompt.</text:p>
          </table:table-cell>
        </table:table-row>
        <table:table-row table:style-name="Table1.43">
          <table:table-cell table:style-name="Table1.A2" office:value-type="string">
            <text:p text:style-name="P172">letpromptcolourb</text:p>
          </table:table-cell>
          <table:table-cell table:style-name="Table1.B194" office:value-type="string">
            <text:p text:style-name="P172">Blue colour of letters in developer prompt.</text:p>
          </table:table-cell>
        </table:table-row>
        <table:table-row table:style-name="Table1.43">
          <table:table-cell table:style-name="Table1.A2" office:value-type="string">
            <text:p text:style-name="P172">letpromptcolourg</text:p>
          </table:table-cell>
          <table:table-cell table:style-name="Table1.B195" office:value-type="string">
            <text:p text:style-name="P172">Green colour of letters in developer prompt.</text:p>
          </table:table-cell>
        </table:table-row>
        <table:table-row table:style-name="Table1.43">
          <table:table-cell table:style-name="Table1.A2" office:value-type="string">
            <text:p text:style-name="P172">letpromptcolourr</text:p>
          </table:table-cell>
          <table:table-cell table:style-name="Table1.B196" office:value-type="string">
            <text:p text:style-name="P172">Red colour of letters in developer prompt.</text:p>
          </table:table-cell>
        </table:table-row>
        <table:table-row table:style-name="Table1.43">
          <table:table-cell table:style-name="Table1.A2" office:value-type="string">
            <text:h text:style-name="P110" text:outline-level="1">letselectobjectcoloura</text:h>
          </table:table-cell>
          <table:table-cell table:style-name="Table1.B197" office:value-type="string">
            <text:h text:style-name="P110" text:outline-level="1">Alpha colour of letters in select object banner.</text:h>
          </table:table-cell>
        </table:table-row>
        <table:table-row table:style-name="Table1.43">
          <table:table-cell table:style-name="Table1.A2" office:value-type="string">
            <text:h text:style-name="P110" text:outline-level="1">letselectobjectcolourb</text:h>
          </table:table-cell>
          <table:table-cell table:style-name="Table1.B198" office:value-type="string">
            <text:h text:style-name="P110" text:outline-level="1">Blue colour of letters in select object banner.</text:h>
          </table:table-cell>
        </table:table-row>
        <table:table-row table:style-name="Table1.43">
          <table:table-cell table:style-name="Table1.A2" office:value-type="string">
            <text:h text:style-name="P110" text:outline-level="1">letselectobjectcolourg</text:h>
          </table:table-cell>
          <table:table-cell table:style-name="Table1.B199" office:value-type="string">
            <text:h text:style-name="P110" text:outline-level="1">Green colour of letters in select object banner.</text:h>
          </table:table-cell>
        </table:table-row>
        <table:table-row table:style-name="Table1.43">
          <table:table-cell table:style-name="Table1.A2" office:value-type="string">
            <text:h text:style-name="P110" text:outline-level="1">letselectobjectcolourr</text:h>
          </table:table-cell>
          <table:table-cell table:style-name="Table1.B200" office:value-type="string">
            <text:h text:style-name="P110" text:outline-level="1">Red colour of letters in select object banner.</text:h>
          </table:table-cell>
        </table:table-row>
        <table:table-row table:style-name="Table1.43">
          <table:table-cell table:style-name="Table1.A2" office:value-type="string">
            <text:p text:style-name="P172">letspeechcoloura</text:p>
          </table:table-cell>
          <table:table-cell table:style-name="Table1.B201" office:value-type="string">
            <text:p text:style-name="P172">Alpha transparency of letters in speech.</text:p>
          </table:table-cell>
        </table:table-row>
        <table:table-row table:style-name="Table1.43">
          <table:table-cell table:style-name="Table1.A2" office:value-type="string">
            <text:p text:style-name="P172">letspeechcolourb</text:p>
          </table:table-cell>
          <table:table-cell table:style-name="Table1.B202" office:value-type="string">
            <text:p text:style-name="P172">Blue colour of letters in speech.</text:p>
          </table:table-cell>
        </table:table-row>
        <table:table-row table:style-name="Table1.43">
          <table:table-cell table:style-name="Table1.A2" office:value-type="string">
            <text:p text:style-name="P172">letspeechcolourg</text:p>
          </table:table-cell>
          <table:table-cell table:style-name="Table1.B203" office:value-type="string">
            <text:p text:style-name="P172">Green colour of letters in speech.</text:p>
          </table:table-cell>
        </table:table-row>
        <table:table-row table:style-name="Table1.2">
          <table:table-cell table:style-name="Table1.A2" office:value-type="string">
            <text:p text:style-name="P172">letspeechcolourr</text:p>
          </table:table-cell>
          <table:table-cell table:style-name="Table1.B204" office:value-type="string">
            <text:p text:style-name="P172">Red colour of letters in speech.</text:p>
          </table:table-cell>
        </table:table-row>
        <table:table-row table:style-name="Table1.2">
          <table:table-cell table:style-name="Table1.A2" office:value-type="string">
            <text:p text:style-name="P172">letterminalcoloura</text:p>
          </table:table-cell>
          <table:table-cell table:style-name="Table1.B205" office:value-type="string">
            <text:p text:style-name="P172">Alpha transparency of letters in terminals.</text:p>
          </table:table-cell>
        </table:table-row>
        <table:table-row table:style-name="Table1.43">
          <table:table-cell table:style-name="Table1.A2" office:value-type="string">
            <text:p text:style-name="P172">letterminalcolourb</text:p>
          </table:table-cell>
          <table:table-cell table:style-name="Table1.B206" office:value-type="string">
            <text:p text:style-name="P172">Blue colour of letters in terminals.</text:p>
          </table:table-cell>
        </table:table-row>
        <table:table-row table:style-name="Table1.43">
          <table:table-cell table:style-name="Table1.A2" office:value-type="string">
            <text:p text:style-name="P172">letterminalcolourg</text:p>
          </table:table-cell>
          <table:table-cell table:style-name="Table1.B207" office:value-type="string">
            <text:p text:style-name="P172">Green colour of letters in terminals.</text:p>
          </table:table-cell>
        </table:table-row>
        <table:table-row table:style-name="Table1.43">
          <table:table-cell table:style-name="Table1.A2" office:value-type="string">
            <text:p text:style-name="P172">letterminalcolourr</text:p>
          </table:table-cell>
          <table:table-cell table:style-name="Table1.B208" office:value-type="string">
            <text:p text:style-name="P172">Red colour of letters in terminals.</text:p>
          </table:table-cell>
        </table:table-row>
        <table:table-row table:style-name="Table1.42">
          <table:table-cell table:style-name="Table1.A2" office:value-type="string">
            <text:p text:style-name="P172">liteload</text:p>
          </table:table-cell>
          <table:table-cell table:style-name="Table1.B209" office:value-type="string">
            <text:p text:style-name="P172">Tells engine if a lighter load has been requested by parameter. 1 = yes. 0 = no.</text:p>
          </table:table-cell>
        </table:table-row>
        <table:table-row table:style-name="Table1.43">
          <table:table-cell table:style-name="Table1.A2" office:value-type="string">
            <text:h text:style-name="P85" text:outline-level="1">loadassets</text:h>
          </table:table-cell>
          <table:table-cell table:style-name="Table1.B210" office:value-type="string">
            <text:h text:style-name="P85" text:outline-level="1">Number of assets to be loaded in (for load bar use)</text:h>
          </table:table-cell>
        </table:table-row>
        <table:table-row table:style-name="Table1.43">
          <table:table-cell table:style-name="Table1.A2" office:value-type="string">
            <text:h text:style-name="P85" text:outline-level="1">loadbarsize</text:h>
          </table:table-cell>
          <table:table-cell table:style-name="Table1.B211" office:value-type="string">
            <text:h text:style-name="P85" text:outline-level="1">Amount load bar should increase with every loaded asset</text:h>
          </table:table-cell>
        </table:table-row>
        <table:table-row table:style-name="Table1.43">
          <table:table-cell table:style-name="Table1.A2" office:value-type="string">
            <text:p text:style-name="P172">loadiconresx</text:p>
          </table:table-cell>
          <table:table-cell table:style-name="Table1.B212" office:value-type="string">
            <text:p text:style-name="P172">X resolution of load icon</text:p>
          </table:table-cell>
        </table:table-row>
        <table:table-row table:style-name="Table1.43">
          <table:table-cell table:style-name="Table1.A2" office:value-type="string">
            <text:p text:style-name="P172">loadiconresy</text:p>
          </table:table-cell>
          <table:table-cell table:style-name="Table1.B213" office:value-type="string">
            <text:p text:style-name="P172">Y resolution of load icon</text:p>
          </table:table-cell>
        </table:table-row>
        <table:table-row table:style-name="Table1.43">
          <table:table-cell table:style-name="Table1.A2" office:value-type="string">
            <text:p text:style-name="P172">lookx</text:p>
          </table:table-cell>
          <table:table-cell table:style-name="Table1.B214" office:value-type="string">
            <text:p text:style-name="P172">X location of “LOOK” text in pockets.</text:p>
          </table:table-cell>
        </table:table-row>
        <table:table-row table:style-name="Table1.43">
          <table:table-cell table:style-name="Table1.A2" office:value-type="string">
            <text:h text:style-name="P5" text:outline-level="1">mainmenu</text:h>
          </table:table-cell>
          <table:table-cell table:style-name="Table1.B215" office:value-type="string">
            <text:h text:style-name="P5" text:outline-level="1">Used to tell engine if main menu is active. 1 = yes. 0 = no.</text:h>
          </table:table-cell>
        </table:table-row>
        <table:table-row table:style-name="Table1.43">
          <table:table-cell table:style-name="Table1.A2" office:value-type="string">
            <text:p text:style-name="P172">mapanioffset</text:p>
          </table:table-cell>
          <table:table-cell table:style-name="Table1.B216" office:value-type="string">
            <text:p text:style-name="P172">Number of ms player animation is offset by.</text:p>
          </table:table-cell>
        </table:table-row>
        <table:table-row table:style-name="Table1.43">
          <table:table-cell table:style-name="Table1.A2" office:value-type="string">
            <text:p text:style-name="P172">mapeffect</text:p>
          </table:table-cell>
          <table:table-cell table:style-name="Table1.B217" office:value-type="string">
            <text:p text:style-name="P172">Effects (if any) used on map. 0 = none. 1 = dark. 2 = rain. 3 = stormy. 4 = torch. 5 = dark fade (right). 6 = dark fade (left). 7 = dark fade (down). 8 = dark fade (up). 9 = pitch black.</text:p>
          </table:table-cell>
        </table:table-row>
        <table:table-row table:style-name="Table1.43">
          <table:table-cell table:style-name="Table1.A2" office:value-type="string">
            <text:h text:style-name="P5" text:outline-level="1">mapno</text:h>
          </table:table-cell>
          <table:table-cell table:style-name="Table1.B218" office:value-type="string">
            <text:h text:style-name="P5" text:outline-level="1">Map metadata number. Tells engine which map data to load</text:h>
          </table:table-cell>
        </table:table-row>
        <table:table-row table:style-name="Table1.43">
          <table:table-cell table:style-name="Table1.A2" office:value-type="string">
            <text:h text:style-name="P5" text:outline-level="1">mapobjectno</text:h>
          </table:table-cell>
          <table:table-cell table:style-name="Table1.B219" office:value-type="string">
            <text:h text:style-name="P5" text:outline-level="1">Number of objects on map, stored in map metadata.</text:h>
          </table:table-cell>
        </table:table-row>
        <text:soft-page-break/>
        <table:table-row table:style-name="Table1.43">
          <table:table-cell table:style-name="Table1.A2" office:value-type="string">
            <text:h text:style-name="P5" text:outline-level="1">mapplayerno</text:h>
          </table:table-cell>
          <table:table-cell table:style-name="Table1.B220" office:value-type="string">
            <text:h text:style-name="P5" text:outline-level="1">Number of NPC’s on map, stored in map metadata.</text:h>
          </table:table-cell>
        </table:table-row>
        <table:table-row table:style-name="Table1.43">
          <table:table-cell table:style-name="Table1.A2" office:value-type="string">
            <text:p text:style-name="P172">mapscript</text:p>
          </table:table-cell>
          <table:table-cell table:style-name="Table1.B221" office:value-type="string">
            <text:p text:style-name="P172">Whether script is assigned to map or loose or combination. 1 = map <text:span text:style-name="T44">object/player </text:span>script. 2 =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B222" office:value-type="string">
            <text:h text:style-name="P5" text:outline-level="1">Number of triggers on map, stored in map metadata.</text:h>
          </table:table-cell>
        </table:table-row>
        <table:table-row table:style-name="Table1.1">
          <table:table-cell table:style-name="Table1.A2" office:value-type="string">
            <text:h text:style-name="P5" text:outline-level="1">mapx</text:h>
          </table:table-cell>
          <table:table-cell table:style-name="Table1.B223" office:value-type="string">
            <text:h text:style-name="P5" text:outline-level="1">Width of current map spirte</text:h>
          </table:table-cell>
        </table:table-row>
        <table:table-row table:style-name="Table1.1">
          <table:table-cell table:style-name="Table1.A2" office:value-type="string">
            <text:h text:style-name="P5" text:outline-level="1">mapy</text:h>
          </table:table-cell>
          <table:table-cell table:style-name="Table1.B224" office:value-type="string">
            <text:h text:style-name="P5" text:outline-level="1">Hieght of current map sprite</text:h>
          </table:table-cell>
        </table:table-row>
        <table:table-row table:style-name="Table1.2">
          <table:table-cell table:style-name="Table1.A2" office:value-type="string">
            <text:p text:style-name="P172">mcy(no)</text:p>
          </table:table-cell>
          <table:table-cell table:style-name="Table1.B225" office:value-type="string">
            <text:p text:style-name="P172">Y location of menu choice</text:p>
          </table:table-cell>
        </table:table-row>
        <table:table-row table:style-name="Table1.43">
          <table:table-cell table:style-name="Table1.A2" office:value-type="string">
            <text:p text:style-name="P172">menunos</text:p>
          </table:table-cell>
          <table:table-cell table:style-name="Table1.B226" office:value-type="string">
            <text:p text:style-name="P172">Number of items in menu</text:p>
          </table:table-cell>
        </table:table-row>
        <table:table-row table:style-name="Table1.43">
          <table:table-cell table:style-name="Table1.A2" office:value-type="string">
            <text:p text:style-name="P172">menuposx</text:p>
          </table:table-cell>
          <table:table-cell table:style-name="Table1.B227" office:value-type="string">
            <text:p text:style-name="P172">X position of text on menus. Set to -1 for centralised text.</text:p>
          </table:table-cell>
        </table:table-row>
        <table:table-row table:style-name="Table1.43">
          <table:table-cell table:style-name="Table1.A2" office:value-type="string">
            <text:h text:style-name="P33" text:outline-level="1">modamount</text:h>
          </table:table-cell>
          <table:table-cell table:style-name="Table1.B228" office:value-type="string">
            <text:h text:style-name="P33" text:outline-level="1">Amount of mods found for mod menu.</text:h>
          </table:table-cell>
        </table:table-row>
        <table:table-row table:style-name="Table1.1">
          <table:table-cell table:style-name="Table1.A2" office:value-type="string">
            <text:h text:style-name="P34" text:outline-level="1">modrunning</text:h>
          </table:table-cell>
          <table:table-cell table:style-name="Table1.B229" office:value-type="string">
            <text:h text:style-name="P34" text:outline-level="1">If mod is enabled. 1 = yes. 0 = no.</text:h>
          </table:table-cell>
        </table:table-row>
        <table:table-row table:style-name="Table1.1">
          <table:table-cell table:style-name="Table1.A2" office:value-type="string">
            <text:p text:style-name="P172">mouse</text:p>
          </table:table-cell>
          <table:table-cell table:style-name="Table1.B230" office:value-type="string">
            <text:p text:style-name="P172">Mouse input.</text:p>
          </table:table-cell>
        </table:table-row>
        <table:table-row table:style-name="Table1.1">
          <table:table-cell table:style-name="Table1.A2" office:value-type="string">
            <text:h text:style-name="P5" text:outline-level="1">mpfoot</text:h>
          </table:table-cell>
          <table:table-cell table:style-name="Table1.B231" office:value-type="string">
            <text:h text:style-name="P5" text:outline-level="1">Current foot of player walking. Set at either 1 or 2.</text:h>
          </table:table-cell>
        </table:table-row>
        <table:table-row table:style-name="Table1.2">
          <table:table-cell table:style-name="Table1.A2" office:value-type="string">
            <text:h text:style-name="P5" text:outline-level="1">mpfootloop </text:h>
          </table:table-cell>
          <table:table-cell table:style-name="Table1.B232" office:value-type="string">
            <text:h text:style-name="P5" text:outline-level="1">Keeps main player foot changing.</text:h>
          </table:table-cell>
        </table:table-row>
        <table:table-row table:style-name="Table1.2">
          <table:table-cell table:style-name="Table1.A2" office:value-type="string">
            <text:p text:style-name="P172">mpidle</text:p>
          </table:table-cell>
          <table:table-cell table:style-name="Table1.B233" office:value-type="string">
            <text:p text:style-name="P172">Number of seconds engine must wait before main player begins idle animation</text:p>
          </table:table-cell>
        </table:table-row>
        <table:table-row table:style-name="Table1.1">
          <table:table-cell table:style-name="Table1.A2" office:value-type="string">
            <text:h text:style-name="P5" text:outline-level="1">mplayerx(no)</text:h>
          </table:table-cell>
          <table:table-cell table:style-name="Table1.B234" office:value-type="string">
            <text:h text:style-name="P5" text:outline-level="1">End X location for NPC</text:h>
          </table:table-cell>
        </table:table-row>
        <table:table-row table:style-name="Table1.1">
          <table:table-cell table:style-name="Table1.A2" office:value-type="string">
            <text:h text:style-name="P5" text:outline-level="1">mplayery(no)</text:h>
          </table:table-cell>
          <table:table-cell table:style-name="Table1.B235" office:value-type="string">
            <text:h text:style-name="P5" text:outline-level="1">End Y location for NPC</text:h>
          </table:table-cell>
        </table:table-row>
        <table:table-row table:style-name="Table1.43">
          <table:table-cell table:style-name="Table1.A2" office:value-type="string">
            <text:p text:style-name="P172">mpnote(no)</text:p>
          </table:table-cell>
          <table:table-cell table:style-name="Table1.B236" office:value-type="string">
            <text:p text:style-name="P172">Frequency of main player talk noise.</text:p>
          </table:table-cell>
        </table:table-row>
        <table:table-row table:style-name="Table1.43">
          <table:table-cell table:style-name="Table1.A2" office:value-type="string">
            <text:h text:style-name="P5" text:outline-level="1">mpposx</text:h>
          </table:table-cell>
          <table:table-cell table:style-name="Table1.B237" office:value-type="string">
            <text:h text:style-name="P5" text:outline-level="1">Main player X position</text:h>
          </table:table-cell>
        </table:table-row>
        <table:table-row table:style-name="Table1.2">
          <table:table-cell table:style-name="Table1.A2" office:value-type="string">
            <text:h text:style-name="P5" text:outline-level="1">mpposy</text:h>
          </table:table-cell>
          <table:table-cell table:style-name="Table1.B238" office:value-type="string">
            <text:h text:style-name="P5" text:outline-level="1">Main player Y position</text:h>
          </table:table-cell>
        </table:table-row>
        <table:table-row table:style-name="Table1.2">
          <table:table-cell table:style-name="Table1.A2" office:value-type="string">
            <text:p text:style-name="P172">mps</text:p>
          </table:table-cell>
          <table:table-cell table:style-name="Table1.B239" office:value-type="string">
            <text:p text:style-name="P172">Main player “step”</text:p>
          </table:table-cell>
        </table:table-row>
        <table:table-row table:style-name="Table1.2">
          <table:table-cell table:style-name="Table1.A2" office:value-type="string">
            <text:h text:style-name="P5" text:outline-level="1">mpwalking</text:h>
          </table:table-cell>
          <table:table-cell table:style-name="Table1.B240" office:value-type="string">
            <text:h text:style-name="P5" text:outline-level="1">Value switch if main player is walking. 1 = walking. 0 = not walking.</text:h>
          </table:table-cell>
        </table:table-row>
        <table:table-row table:style-name="Table1.43">
          <table:table-cell table:style-name="Table1.A2" office:value-type="string">
            <text:h text:style-name="P5" text:outline-level="1">mpx</text:h>
          </table:table-cell>
          <table:table-cell table:style-name="Table1.B241" office:value-type="string">
            <text:h text:style-name="P5" text:outline-level="1">Width of main player character</text:h>
          </table:table-cell>
        </table:table-row>
        <table:table-row table:style-name="Table1.2">
          <table:table-cell table:style-name="Table1.A2" office:value-type="string">
            <text:h text:style-name="P5" text:outline-level="1">mpy</text:h>
          </table:table-cell>
          <table:table-cell table:style-name="Table1.B242" office:value-type="string">
            <text:h text:style-name="P5" text:outline-level="1">Height of main player character</text:h>
          </table:table-cell>
        </table:table-row>
        <table:table-row table:style-name="Table1.42">
          <table:table-cell table:style-name="Table1.A2" office:value-type="string">
            <text:h text:style-name="P131" text:outline-level="1">musicfadechange</text:h>
          </table:table-cell>
          <table:table-cell table:style-name="Table1.B243" office:value-type="string">
            <text:h text:style-name="P131" text:outline-level="1">Amount music fades per frame</text:h>
          </table:table-cell>
        </table:table-row>
        <table:table-row table:style-name="Table1.43">
          <table:table-cell table:style-name="Table1.A2" office:value-type="string">
            <text:h text:style-name="P130" text:outline-level="1">musicfadein</text:h>
          </table:table-cell>
          <table:table-cell table:style-name="Table1.B244" office:value-type="string">
            <text:h text:style-name="P130" text:outline-level="1">If music is being faded in. 0 = no. 1 = yes.</text:h>
          </table:table-cell>
        </table:table-row>
        <table:table-row table:style-name="Table1.43">
          <table:table-cell table:style-name="Table1.A2" office:value-type="string">
            <text:h text:style-name="P130" text:outline-level="1">musicfadeinvol</text:h>
          </table:table-cell>
          <table:table-cell table:style-name="Table1.B245" office:value-type="string">
            <text:h text:style-name="P130" text:outline-level="1">Current volume of music being faded in.</text:h>
          </table:table-cell>
        </table:table-row>
        <table:table-row table:style-name="Table1.43">
          <table:table-cell table:style-name="Table1.A2" office:value-type="string">
            <text:h text:style-name="P130" text:outline-level="1">musicfadeout</text:h>
          </table:table-cell>
          <table:table-cell table:style-name="Table1.B246" office:value-type="string">
            <text:h text:style-name="P130" text:outline-level="1">If music is being faded out. 1 = fading out. 0 = not.</text:h>
          </table:table-cell>
        </table:table-row>
        <table:table-row table:style-name="Table1.43">
          <table:table-cell table:style-name="Table1.A2" office:value-type="string">
            <text:h text:style-name="P130" text:outline-level="1">musicfadeoutvol</text:h>
          </table:table-cell>
          <table:table-cell table:style-name="Table1.B247" office:value-type="string">
            <text:h text:style-name="P130" text:outline-level="1">Current volume of music being faded out.</text:h>
          </table:table-cell>
        </table:table-row>
        <text:soft-page-break/>
        <table:table-row table:style-name="Table1.1">
          <table:table-cell table:style-name="Table1.A2" office:value-type="string">
            <text:h text:style-name="P5" text:outline-level="1">musicpause</text:h>
          </table:table-cell>
          <table:table-cell table:style-name="Table1.B248" office:value-type="string">
            <text:h text:style-name="P5" text:outline-level="1">Used to tell engine if music is paused. 1 = paused. 0 = playing.</text:h>
          </table:table-cell>
        </table:table-row>
        <table:table-row table:style-name="Table1.43">
          <table:table-cell table:style-name="Table1.A2" office:value-type="string">
            <text:h text:style-name="P130" text:outline-level="1">musictransitionmode</text:h>
          </table:table-cell>
          <table:table-cell table:style-name="Table1.B249" office:value-type="string">
            <text:h text:style-name="P130" text:outline-level="1">What the music does automatically when a track change is requested. 1 = immediate cut. 2 = fade.</text:h>
          </table:table-cell>
        </table:table-row>
        <table:table-row table:style-name="Table1.43">
          <table:table-cell table:style-name="Table1.A2" office:value-type="string">
            <text:p text:style-name="P172">musicvol</text:p>
          </table:table-cell>
          <table:table-cell table:style-name="Table1.B250" office:value-type="string">
            <text:p text:style-name="P172">Tells engine what volume music is at.</text:p>
          </table:table-cell>
        </table:table-row>
        <table:table-row table:style-name="Table1.43">
          <table:table-cell table:style-name="Table1.A2" office:value-type="string">
            <text:p text:style-name="P172">nextmapscript</text:p>
          </table:table-cell>
          <table:table-cell table:style-name="Table1.B251" office:value-type="string">
            <text:p text:style-name="P172">Map script value of any scripts triggered by an already running script.</text:p>
          </table:table-cell>
        </table:table-row>
        <table:table-row table:style-name="Table1.2">
          <table:table-cell table:style-name="Table1.A2" office:value-type="string">
            <text:h text:style-name="P5" text:outline-level="1">noclip</text:h>
          </table:table-cell>
          <table:table-cell table:style-name="Table1.B252" office:value-type="string">
            <text:h text:style-name="P5" text:outline-level="1">Developer value to turn off object collision. 1 = on. 0 = off.</text:h>
          </table:table-cell>
        </table:table-row>
        <table:table-row table:style-name="Table1.43">
          <table:table-cell table:style-name="Table1.A2" office:value-type="string">
            <text:h text:style-name="P35" text:outline-level="1">nodraw</text:h>
          </table:table-cell>
          <table:table-cell table:style-name="Table1.B253" office:value-type="string">
            <text:h text:style-name="P35"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172">nosave</text:p>
          </table:table-cell>
          <table:table-cell table:style-name="Table1.B254" office:value-type="string">
            <text:p text:style-name="P172">Tells engine if a no save load has been requested by parameter. 1 = yes. 0 = no.</text:p>
          </table:table-cell>
        </table:table-row>
        <table:table-row table:style-name="Table1.43">
          <table:table-cell table:style-name="Table1.A2" office:value-type="string">
            <text:p text:style-name="P175">noupdate</text:p>
          </table:table-cell>
          <table:table-cell table:style-name="Table1.B255" office:value-type="string">
            <text:p text:style-name="P172">Tells engine if <text:span text:style-name="T4">update check should be skipped or not. 1 = yes. 0 = no.</text:span></text:p>
          </table:table-cell>
        </table:table-row>
        <table:table-row table:style-name="Table1.43">
          <table:table-cell table:style-name="Table1.A2" office:value-type="string">
            <text:h text:style-name="P36" text:outline-level="1">objectcollision(no)</text:h>
          </table:table-cell>
          <table:table-cell table:style-name="Table1.B256" office:value-type="string">
            <text:h text:style-name="P36" text:outline-level="1">Custom collision for object. 1 = Collision on. 0 = Collision off.</text:h>
          </table:table-cell>
        </table:table-row>
        <table:table-row table:style-name="Table1.43">
          <table:table-cell table:style-name="Table1.A2" office:value-type="string">
            <text:h text:style-name="P118" text:outline-level="1">objecthighlight<text:span text:style-name="T87">(no)</text:span></text:h>
          </table:table-cell>
          <table:table-cell table:style-name="Table1.B257" office:value-type="string">
            <text:h text:style-name="P118" text:outline-level="1">If an object is being highlighted by the selectobject banner. 1 = yes. 0 = no.</text:h>
          </table:table-cell>
        </table:table-row>
        <table:table-row table:style-name="Table1.43">
          <table:table-cell table:style-name="Table1.A2" office:value-type="string">
            <text:h text:style-name="P5" text:outline-level="1">objectl</text:h>
          </table:table-cell>
          <table:table-cell table:style-name="Table1.B258" office:value-type="string">
            <text:h text:style-name="P5" text:outline-level="1">Used to tell draw system which layer to draw. 1 = before mainplayer. 2 = aftermainplayer.</text:h>
          </table:table-cell>
        </table:table-row>
        <table:table-row table:style-name="Table1.43">
          <table:table-cell table:style-name="Table1.A2" office:value-type="string">
            <text:h text:style-name="P5" text:outline-level="1">objectl(no)</text:h>
          </table:table-cell>
          <table:table-cell table:style-name="Table1.B259" office:value-type="string">
            <text:h text:style-name="P5" text:outline-level="1">Assigned to tell draw system which layer object is on. 1 = before mainplayer. 2 = aftermainplayer. 3 = don’t draw.</text:h>
          </table:table-cell>
        </table:table-row>
        <table:table-row table:style-name="Table1.43">
          <table:table-cell table:style-name="Table1.A2" office:value-type="string">
            <text:h text:style-name="P37" text:outline-level="1">objectlayer(no)</text:h>
          </table:table-cell>
          <table:table-cell table:style-name="Table1.B260" office:value-type="string">
            <text:h text:style-name="P37" text:outline-level="1">Used if an object needs forcing onto a layer. 0 = no force / automatic layering. 1 = force layer 1. 2 = force layer 2.</text:h>
          </table:table-cell>
        </table:table-row>
        <table:table-row table:style-name="Table1.43">
          <table:table-cell table:style-name="Table1.A2" office:value-type="string">
            <text:p text:style-name="P172">objectoffset(no)</text:p>
          </table:table-cell>
          <table:table-cell table:style-name="Table1.B261" office:value-type="string">
            <text:p text:style-name="P172">Number of ms object animation is offset by.</text:p>
          </table:table-cell>
        </table:table-row>
        <table:table-row table:style-name="Table1.2">
          <table:table-cell table:style-name="Table1.A2" office:value-type="string">
            <text:h text:style-name="P5" text:outline-level="1">objectresx(no)</text:h>
          </table:table-cell>
          <table:table-cell table:style-name="Table1.B262" office:value-type="string">
            <text:h text:style-name="P5" text:outline-level="1">X Resolution for object</text:h>
          </table:table-cell>
        </table:table-row>
        <table:table-row table:style-name="Table1.2">
          <table:table-cell table:style-name="Table1.A2" office:value-type="string">
            <text:h text:style-name="P5" text:outline-level="1">objectresy(no)</text:h>
          </table:table-cell>
          <table:table-cell table:style-name="Table1.B263" office:value-type="string">
            <text:h text:style-name="P5" text:outline-level="1">Y Resolution for object</text:h>
          </table:table-cell>
        </table:table-row>
        <table:table-row table:style-name="Table1.2">
          <table:table-cell table:style-name="Table1.A2" office:value-type="string">
            <text:h text:style-name="P5" text:outline-level="1">objects(no)</text:h>
          </table:table-cell>
          <table:table-cell table:style-name="Table1.B264" office:value-type="string">
            <text:h text:style-name="P5" text:outline-level="1">Used to tell object collision how many Y pixels above centre screen to stop player. This allows for different object depths.</text:h>
          </table:table-cell>
        </table:table-row>
        <table:table-row table:style-name="Table1.1">
          <table:table-cell table:style-name="Table1.A2" office:value-type="string">
            <text:h text:style-name="P38" text:outline-level="1">objectspeed(no)</text:h>
          </table:table-cell>
          <table:table-cell table:style-name="Table1.B265" office:value-type="string">
            <text:h text:style-name="P38" text:outline-level="1">Speed multiplier for object. Default is 1.</text:h>
          </table:table-cell>
        </table:table-row>
        <table:table-row table:style-name="Table1.1">
          <table:table-cell table:style-name="Table1.A2" office:value-type="string">
            <text:h text:style-name="P5" text:outline-level="1">objectstep</text:h>
          </table:table-cell>
          <table:table-cell table:style-name="Table1.B266" office:value-type="string">
            <text:h text:style-name="P5" text:outline-level="1">Used to tell object collision how many X pixels to allow “wriggle room” for. Usually set at 2.</text:h>
          </table:table-cell>
        </table:table-row>
        <table:table-row table:style-name="Table1.1">
          <table:table-cell table:style-name="Table1.A2" office:value-type="string">
            <text:h text:style-name="P5" text:outline-level="1">objectx(no)</text:h>
          </table:table-cell>
          <table:table-cell table:style-name="Table1.B267" office:value-type="string">
            <text:h text:style-name="P5" text:outline-level="1">X Location for object</text:h>
          </table:table-cell>
        </table:table-row>
        <table:table-row table:style-name="Table1.2">
          <table:table-cell table:style-name="Table1.A2" office:value-type="string">
            <text:h text:style-name="P5" text:outline-level="1">objecty(no)</text:h>
          </table:table-cell>
          <table:table-cell table:style-name="Table1.B268" office:value-type="string">
            <text:h text:style-name="P5" text:outline-level="1">Y Location for object</text:h>
          </table:table-cell>
        </table:table-row>
        <table:table-row table:style-name="Table1.2">
          <table:table-cell table:style-name="Table1.A2" office:value-type="string">
            <text:h text:style-name="P5" text:outline-level="1">oldmapno</text:h>
          </table:table-cell>
          <table:table-cell table:style-name="Table1.B269" office:value-type="string">
            <text:h text:style-name="P5" text:outline-level="1">Old map number</text:h>
          </table:table-cell>
        </table:table-row>
        <table:table-row table:style-name="Table1.2">
          <table:table-cell table:style-name="Table1.A2" office:value-type="string">
            <text:h text:style-name="P91" text:outline-level="1">oldpocketdisplay</text:h>
          </table:table-cell>
          <table:table-cell table:style-name="Table1.B270" office:value-type="string">
            <text:h text:style-name="P91" text:outline-level="1">Old pocketdisplay value to check if pocket item displayed has changed.</text:h>
          </table:table-cell>
        </table:table-row>
        <table:table-row table:style-name="Table1.1">
          <table:table-cell table:style-name="Table1.A2" office:value-type="string">
            <text:h text:style-name="P39" text:outline-level="1">oldsaveamount</text:h>
          </table:table-cell>
          <table:table-cell table:style-name="Table1.B271" office:value-type="string">
            <text:h text:style-name="P39" text:outline-level="1">Amount of erased saves counted in save folder.</text:h>
          </table:table-cell>
        </table:table-row>
        <text:soft-page-break/>
        <table:table-row table:style-name="Table1.1">
          <table:table-cell table:style-name="Table1.A2" office:value-type="string">
            <text:h text:style-name="P5" text:outline-level="1">oposx</text:h>
          </table:table-cell>
          <table:table-cell table:style-name="Table1.B272" office:value-type="string">
            <text:h text:style-name="P5" text:outline-level="1">Previous X axis position of player/background</text:h>
          </table:table-cell>
        </table:table-row>
        <table:table-row table:style-name="Table1.2">
          <table:table-cell table:style-name="Table1.A2" office:value-type="string">
            <text:h text:style-name="P5" text:outline-level="1">oposy</text:h>
          </table:table-cell>
          <table:table-cell table:style-name="Table1.B273" office:value-type="string">
            <text:h text:style-name="P5" text:outline-level="1">Previous Y axis position of player/background</text:h>
          </table:table-cell>
        </table:table-row>
        <table:table-row table:style-name="Table1.1">
          <table:table-cell table:style-name="Table1.A2" office:value-type="string">
            <text:h text:style-name="P5" text:outline-level="1">pace</text:h>
          </table:table-cell>
          <table:table-cell table:style-name="Table1.B274" office:value-type="string">
            <text:h text:style-name="P5" text:outline-level="1">Speed of scrolling game world (or character speed)</text:h>
          </table:table-cell>
        </table:table-row>
        <table:table-row table:style-name="Table1.1">
          <table:table-cell table:style-name="Table1.A2" office:value-type="string">
            <text:h text:style-name="P40" text:outline-level="1">parallaxmode </text:h>
          </table:table-cell>
          <table:table-cell table:style-name="Table1.B275" office:value-type="string">
            <text:h text:style-name="P41" text:outline-level="1">What parallax mode the map loads. 0 = off. 1 = background. 2 = foreground.</text:h>
          </table:table-cell>
        </table:table-row>
        <table:table-row table:style-name="Table1.1">
          <table:table-cell table:style-name="Table1.A2" office:value-type="string">
            <text:h text:style-name="P42" text:outline-level="1">parallaxoffset</text:h>
          </table:table-cell>
          <table:table-cell table:style-name="Table1.B276" office:value-type="string">
            <text:h text:style-name="P42" text:outline-level="1">Randomly generated animation offset</text:h>
          </table:table-cell>
        </table:table-row>
        <table:table-row table:style-name="Table1.1">
          <table:table-cell table:style-name="Table1.A2" office:value-type="string">
            <text:p text:style-name="P172">pcontrol</text:p>
          </table:table-cell>
          <table:table-cell table:style-name="Table1.B277" office:value-type="string">
            <text:p text:style-name="P172">If pockets control is enabled. 1 = yes. 0 = no.</text:p>
          </table:table-cell>
        </table:table-row>
        <table:table-row table:style-name="Table1.2">
          <table:table-cell table:style-name="Table1.A2" office:value-type="string">
            <text:h text:style-name="P10" text:outline-level="1">pcontrolcode1</text:h>
          </table:table-cell>
          <table:table-cell table:style-name="Table1.B278" office:value-type="string">
            <text:h text:style-name="P10" text:outline-level="1">Hardware code for POCKETS key (option 1)</text:h>
          </table:table-cell>
        </table:table-row>
        <table:table-row table:style-name="Table1.1">
          <table:table-cell table:style-name="Table1.A2" office:value-type="string">
            <text:h text:style-name="P10" text:outline-level="1">pcontrolcode2</text:h>
          </table:table-cell>
          <table:table-cell table:style-name="Table1.B279" office:value-type="string">
            <text:h text:style-name="P10" text:outline-level="1">Hardware code for POCKETS key (option 2)</text:h>
          </table:table-cell>
        </table:table-row>
        <table:table-row table:style-name="Table1.2">
          <table:table-cell table:style-name="Table1.A2" office:value-type="string">
            <text:h text:style-name="P11" text:outline-level="1">pcontrolcode3</text:h>
          </table:table-cell>
          <table:table-cell table:style-name="Table1.B280" office:value-type="string">
            <text:h text:style-name="P11" text:outline-level="1">Hardware code for POCKETS key (option 3)</text:h>
          </table:table-cell>
        </table:table-row>
        <table:table-row table:style-name="Table1.2">
          <table:table-cell table:style-name="Table1.A2" office:value-type="string">
            <text:h text:style-name="P11" text:outline-level="1">pcontrolcode4</text:h>
          </table:table-cell>
          <table:table-cell table:style-name="Table1.B281" office:value-type="string">
            <text:h text:style-name="P11" text:outline-level="1">Hardware code for POCKETS key (option 4)</text:h>
          </table:table-cell>
        </table:table-row>
        <table:table-row table:style-name="Table1.2">
          <table:table-cell table:style-name="Table1.A2" office:value-type="string">
            <text:p text:style-name="P172">pfoot(no)</text:p>
          </table:table-cell>
          <table:table-cell table:style-name="Table1.B282" office:value-type="string">
            <text:p text:style-name="P172">Tells engine which foot NPC is on when walking.</text:p>
          </table:table-cell>
        </table:table-row>
        <table:table-row table:style-name="Table1.2">
          <table:table-cell table:style-name="Table1.A2" office:value-type="string">
            <text:p text:style-name="P172">pfootloop(no)</text:p>
          </table:table-cell>
          <table:table-cell table:style-name="Table1.B283" office:value-type="string">
            <text:p text:style-name="P172">Tells engine when to switch NPC foot whilst walking.</text:p>
          </table:table-cell>
        </table:table-row>
        <table:table-row table:style-name="Table1.43">
          <table:table-cell table:style-name="Table1.A2" office:value-type="string">
            <text:h text:style-name="P36" text:outline-level="1">playercollision(no)</text:h>
          </table:table-cell>
          <table:table-cell table:style-name="Table1.B284" office:value-type="string">
            <text:h text:style-name="P36" text:outline-level="1">Custom collision for player. 1 = Collision on. 0 = Collision off.</text:h>
          </table:table-cell>
        </table:table-row>
        <table:table-row table:style-name="Table1.1">
          <table:table-cell table:style-name="Table1.A2" office:value-type="string">
            <text:p text:style-name="P172">playerd(no)</text:p>
          </table:table-cell>
          <table:table-cell table:style-name="Table1.B285" office:value-type="string">
            <text:p text:style-name="P172">Direction of NPC. 1 = UP. 2 = DOWN. 3 = RIGHT. 4 = LEFT</text:p>
          </table:table-cell>
        </table:table-row>
        <table:table-row table:style-name="Table1.1">
          <table:table-cell table:style-name="Table1.A2" office:value-type="string">
            <text:p text:style-name="P172">playerdefault(no)</text:p>
          </table:table-cell>
          <table:table-cell table:style-name="Table1.B286" office:value-type="string">
            <text:p text:style-name="P172">Default direction of NPC. 1 = UP. 2 = DOWN. 3 = RIGHT. 4 = LEFT. -1 = FOLLOWS MAIN PLAYER.</text:p>
          </table:table-cell>
        </table:table-row>
        <table:table-row table:style-name="Table1.1">
          <table:table-cell table:style-name="Table1.A2" office:value-type="string">
            <text:p text:style-name="P172">playergrace(no)</text:p>
          </table:table-cell>
          <table:table-cell table:style-name="Table1.B287" office:value-type="string">
            <text:p text:style-name="P172">Number of seconds engine must wait before moving NPC. <text:span text:style-name="T40">Can be set to -1 to bypass return journey or -2 to bypass journey to destination.</text:span></text:p>
          </table:table-cell>
        </table:table-row>
        <table:table-row table:style-name="Table1.1">
          <table:table-cell table:style-name="Table1.A2" office:value-type="string">
            <text:h text:style-name="P118" text:outline-level="1">playerhighlight<text:span text:style-name="T87">(no)</text:span></text:h>
          </table:table-cell>
          <table:table-cell table:style-name="Table1.B288" office:value-type="string">
            <text:h text:style-name="P118" text:outline-level="1">If a player is being highlighted by the selectobject banner. 1 = yes. 0 = no.</text:h>
          </table:table-cell>
        </table:table-row>
        <table:table-row table:style-name="Table1.1">
          <table:table-cell table:style-name="Table1.A2" office:value-type="string">
            <text:p text:style-name="P172">playeridle</text:p>
          </table:table-cell>
          <table:table-cell table:style-name="Table1.B289" office:value-type="string">
            <text:p text:style-name="P172">Number of seconds engine must wait before players begin idle animation (effects all players including NPCs)</text:p>
          </table:table-cell>
        </table:table-row>
        <table:table-row table:style-name="Table1.1">
          <table:table-cell table:style-name="Table1.A2" office:value-type="string">
            <text:p text:style-name="P172">playerjourney(no)</text:p>
          </table:table-cell>
          <table:table-cell table:style-name="Table1.B290" office:value-type="string">
            <text:p text:style-name="P172">Tells engine what stage of idle walk NPC is at. 1 = first stage (walk away). 2 = second stage (walk back).</text:p>
          </table:table-cell>
        </table:table-row>
        <table:table-row table:style-name="Table1.1">
          <table:table-cell table:style-name="Table1.A2" office:value-type="string">
            <text:h text:style-name="P5" text:outline-level="1">playerl<text:span text:style-name="T43">ayer</text:span>(no)</text:h>
          </table:table-cell>
          <table:table-cell table:style-name="Table1.B291" office:value-type="string">
            <text:h text:style-name="P5" text:outline-level="1">Assigned to tell draw system which layer player is on. 1 = before mainplayer. 2 = aftermainplayer.</text:h>
          </table:table-cell>
        </table:table-row>
        <table:table-row table:style-name="Table1.1">
          <table:table-cell table:style-name="Table1.A2" office:value-type="string">
            <text:h text:style-name="P43" text:outline-level="1">playerlayer<text:span text:style-name="T43">2</text:span>(no)</text:h>
          </table:table-cell>
          <table:table-cell table:style-name="Table1.B292" office:value-type="string">
            <text:h text:style-name="P37" text:outline-level="1">Used if a <text:span text:style-name="T42">player</text:span> needs forcing onto a layer. 0 = no force / automatic layering. 1 = force layer 1. 2 = force layer 2.</text:h>
          </table:table-cell>
        </table:table-row>
        <table:table-row table:style-name="Table1.1">
          <table:table-cell table:style-name="Table1.A2" office:value-type="string">
            <text:p text:style-name="P172">playernote(no)(no)</text:p>
          </table:table-cell>
          <table:table-cell table:style-name="Table1.B293" office:value-type="string">
            <text:p text:style-name="P172">Frequency of NPC talk noise.</text:p>
          </table:table-cell>
        </table:table-row>
        <table:table-row table:style-name="Table1.1">
          <table:table-cell table:style-name="Table1.A2" office:value-type="string">
            <text:p text:style-name="P172">playeroffset(no)</text:p>
          </table:table-cell>
          <table:table-cell table:style-name="Table1.B294" office:value-type="string">
            <text:p text:style-name="P172">Number of ms player animation is offset by.</text:p>
          </table:table-cell>
        </table:table-row>
        <table:table-row table:style-name="Table1.1">
          <table:table-cell table:style-name="Table1.A2" office:value-type="string">
            <text:p text:style-name="P172">playerperiod(no)</text:p>
          </table:table-cell>
          <table:table-cell table:style-name="Table1.B295" office:value-type="string">
            <text:p text:style-name="P172">Number of seconds left before player moves.</text:p>
          </table:table-cell>
        </table:table-row>
        <table:table-row table:style-name="Table1.1">
          <table:table-cell table:style-name="Table1.A2" office:value-type="string">
            <text:h text:style-name="P5" text:outline-level="1">players(no)</text:h>
          </table:table-cell>
          <table:table-cell table:style-name="Table1.B296" office:value-type="string">
            <text:h text:style-name="P5" text:outline-level="1">Used to tell object collision how many Y <text:soft-page-break/>pixels above centre screen to stop player. This allows for different object depths.</text:h>
          </table:table-cell>
        </table:table-row>
        <table:table-row table:style-name="Table1.1">
          <table:table-cell table:style-name="Table1.A2" office:value-type="string">
            <text:p text:style-name="P172">playerscript(no)</text:p>
          </table:table-cell>
          <table:table-cell table:style-name="Table1.B297" office:value-type="string">
            <text:p text:style-name="P172">If NPC is being controlled by a script or not. 1 = YES. 0 = NO.</text:p>
          </table:table-cell>
        </table:table-row>
        <table:table-row table:style-name="Table1.1">
          <table:table-cell table:style-name="Table1.A2" office:value-type="string">
            <text:h text:style-name="P38" text:outline-level="1">playerspeed(no)</text:h>
          </table:table-cell>
          <table:table-cell table:style-name="Table1.B298" office:value-type="string">
            <text:h text:style-name="P38" text:outline-level="1">Speed multiplier for player. Default is 1.</text:h>
          </table:table-cell>
        </table:table-row>
        <table:table-row table:style-name="Table1.1">
          <table:table-cell table:style-name="Table1.A2" office:value-type="string">
            <text:p text:style-name="P172">playerwalkdivide</text:p>
          </table:table-cell>
          <table:table-cell table:style-name="Table1.B299" office:value-type="string">
            <text:p text:style-name="P172">Tells engine to divide all NPC default walking speed (pace) by an amount.</text:p>
          </table:table-cell>
        </table:table-row>
        <table:table-row table:style-name="Table1.1">
          <table:table-cell table:style-name="Table1.A2" office:value-type="string">
            <text:p text:style-name="P172">playerwalking(no)</text:p>
          </table:table-cell>
          <table:table-cell table:style-name="Table1.B300" office:value-type="string">
            <text:p text:style-name="P172">If NPC is walking or not.</text:p>
          </table:table-cell>
        </table:table-row>
        <table:table-row table:style-name="Table1.301">
          <table:table-cell table:style-name="Table1.A2" office:value-type="string">
            <text:h text:style-name="P5" text:outline-level="1">playerx(no)</text:h>
          </table:table-cell>
          <table:table-cell table:style-name="Table1.B301" office:value-type="string">
            <text:h text:style-name="P5" text:outline-level="1">Starting X location for NPC</text:h>
          </table:table-cell>
        </table:table-row>
        <table:table-row table:style-name="Table1.301">
          <table:table-cell table:style-name="Table1.A2" office:value-type="string">
            <text:h text:style-name="P5" text:outline-level="1">playery(no)</text:h>
          </table:table-cell>
          <table:table-cell table:style-name="Table1.B302" office:value-type="string">
            <text:h text:style-name="P5" text:outline-level="1">Starting Y location for NPC</text:h>
          </table:table-cell>
        </table:table-row>
        <table:table-row table:style-name="Table1.301">
          <table:table-cell table:style-name="Table1.A2" office:value-type="string">
            <text:p text:style-name="P172">pocketarrowllocx</text:p>
          </table:table-cell>
          <table:table-cell table:style-name="Table1.B303" office:value-type="string">
            <text:p text:style-name="P172">X location of left pocket arrow</text:p>
          </table:table-cell>
        </table:table-row>
        <table:table-row table:style-name="Table1.301">
          <table:table-cell table:style-name="Table1.A2" office:value-type="string">
            <text:p text:style-name="P172">pocketarrowllocy</text:p>
          </table:table-cell>
          <table:table-cell table:style-name="Table1.B304" office:value-type="string">
            <text:p text:style-name="P172">Y location of left pocket arrow</text:p>
          </table:table-cell>
        </table:table-row>
        <table:table-row table:style-name="Table1.301">
          <table:table-cell table:style-name="Table1.A2" office:value-type="string">
            <text:p text:style-name="P172">pocketarrowresx</text:p>
          </table:table-cell>
          <table:table-cell table:style-name="Table1.B305" office:value-type="string">
            <text:p text:style-name="P172">X resolution of pocket arrow</text:p>
          </table:table-cell>
        </table:table-row>
        <table:table-row table:style-name="Table1.301">
          <table:table-cell table:style-name="Table1.A2" office:value-type="string">
            <text:p text:style-name="P172">pocketarrowresy</text:p>
          </table:table-cell>
          <table:table-cell table:style-name="Table1.B306" office:value-type="string">
            <text:p text:style-name="P172">Y resolution of pocket arrow</text:p>
          </table:table-cell>
        </table:table-row>
        <table:table-row table:style-name="Table1.301">
          <table:table-cell table:style-name="Table1.A2" office:value-type="string">
            <text:p text:style-name="P172">pocketarrowrlocx</text:p>
          </table:table-cell>
          <table:table-cell table:style-name="Table1.B307" office:value-type="string">
            <text:p text:style-name="P172">X location of right pocket arrow</text:p>
          </table:table-cell>
        </table:table-row>
        <table:table-row table:style-name="Table1.301">
          <table:table-cell table:style-name="Table1.A2" office:value-type="string">
            <text:p text:style-name="P172">pocketarrowrlocy</text:p>
          </table:table-cell>
          <table:table-cell table:style-name="Table1.B308" office:value-type="string">
            <text:p text:style-name="P172">Y location of right pocket arrow</text:p>
          </table:table-cell>
        </table:table-row>
        <table:table-row table:style-name="Table1.301">
          <table:table-cell table:style-name="Table1.A2" office:value-type="string">
            <text:p text:style-name="P172">pocketbannerresx</text:p>
          </table:table-cell>
          <table:table-cell table:style-name="Table1.B309" office:value-type="string">
            <text:p text:style-name="P172">X resolution of pocket banner</text:p>
          </table:table-cell>
        </table:table-row>
        <table:table-row table:style-name="Table1.301">
          <table:table-cell table:style-name="Table1.A2" office:value-type="string">
            <text:p text:style-name="P172">pocketbannerresy</text:p>
          </table:table-cell>
          <table:table-cell table:style-name="Table1.B310" office:value-type="string">
            <text:p text:style-name="P172">Y resolution of pocket banner</text:p>
          </table:table-cell>
        </table:table-row>
        <table:table-row table:style-name="Table1.301">
          <table:table-cell table:style-name="Table1.A2" office:value-type="string">
            <text:p text:style-name="P172">pocketcarry</text:p>
          </table:table-cell>
          <table:table-cell table:style-name="Table1.B311" office:value-type="string">
            <text:p text:style-name="P172">Number of pocket items player is carrying.</text:p>
          </table:table-cell>
        </table:table-row>
        <table:table-row table:style-name="Table1.301">
          <table:table-cell table:style-name="Table1.A2" office:value-type="string">
            <text:p text:style-name="P172">pocketdisplay</text:p>
          </table:table-cell>
          <table:table-cell table:style-name="Table1.B312" office:value-type="string">
            <text:p text:style-name="P172">ID number of pocket value being displayed in inventory</text:p>
          </table:table-cell>
        </table:table-row>
        <table:table-row table:style-name="Table1.301">
          <table:table-cell table:style-name="Table1.A2" office:value-type="string">
            <text:p text:style-name="P172">pocketdivert</text:p>
          </table:table-cell>
          <table:table-cell table:style-name="Table1.B313" office:value-type="string">
            <text:p text:style-name="P172">If pocket has been diverted to a script. 1 = yes. 0 = no.</text:p>
          </table:table-cell>
        </table:table-row>
        <table:table-row table:style-name="Table1.301">
          <table:table-cell table:style-name="Table1.A2" office:value-type="string">
            <text:p text:style-name="P172">pockethudanispeed</text:p>
          </table:table-cell>
          <table:table-cell table:style-name="Table1.B314" office:value-type="string">
            <text:p text:style-name="P172">Speed of pocket hud animation</text:p>
          </table:table-cell>
        </table:table-row>
        <table:table-row table:style-name="Table1.301">
          <table:table-cell table:style-name="Table1.A2" office:value-type="string">
            <text:p text:style-name="P172">pockethudresx</text:p>
          </table:table-cell>
          <table:table-cell table:style-name="Table1.B315" office:value-type="string">
            <text:p text:style-name="P172">X resolution of pocket hud</text:p>
          </table:table-cell>
        </table:table-row>
        <table:table-row table:style-name="Table1.301">
          <table:table-cell table:style-name="Table1.A2" office:value-type="string">
            <text:p text:style-name="P172">pockethudresy</text:p>
          </table:table-cell>
          <table:table-cell table:style-name="Table1.B316" office:value-type="string">
            <text:p text:style-name="P172">Y resolution of pocket hud</text:p>
          </table:table-cell>
        </table:table-row>
        <table:table-row table:style-name="Table1.301">
          <table:table-cell table:style-name="Table1.A2" office:value-type="string">
            <text:p text:style-name="P172">pocketitem(no)</text:p>
          </table:table-cell>
          <table:table-cell table:style-name="Table1.B317" office:value-type="string">
            <text:p text:style-name="P172">If mainplayer has an item in their pocket or not. 0 = not picked up. 1 = picked up. 2 = given away/used.</text:p>
          </table:table-cell>
        </table:table-row>
        <table:table-row table:style-name="Table1.301">
          <table:table-cell table:style-name="Table1.A2" office:value-type="string">
            <text:p text:style-name="P172">pocketline</text:p>
          </table:table-cell>
          <table:table-cell table:style-name="Table1.B318" office:value-type="string">
            <text:p text:style-name="P172">What line in pocketfile pocket sub is reading</text:p>
          </table:table-cell>
        </table:table-row>
        <table:table-row table:style-name="Table1.301">
          <table:table-cell table:style-name="Table1.A2" office:value-type="string">
            <text:p text:style-name="P172">pocketnos</text:p>
          </table:table-cell>
          <table:table-cell table:style-name="Table1.B319" office:value-type="string">
            <text:p text:style-name="P172">Number of pocket items loaded in game</text:p>
          </table:table-cell>
        </table:table-row>
        <table:table-row table:style-name="Table1.301">
          <table:table-cell table:style-name="Table1.A2" office:value-type="string">
            <text:p text:style-name="P172">pocketon</text:p>
          </table:table-cell>
          <table:table-cell table:style-name="Table1.B320" office:value-type="string">
            <text:p text:style-name="P172">If pocket sub is active or not. 1 = yes. 0 = no.</text:p>
          </table:table-cell>
        </table:table-row>
        <table:table-row table:style-name="Table1.301">
          <table:table-cell table:style-name="Table1.A2" office:value-type="string">
            <text:h text:style-name="P90" text:outline-level="1">pocketredraw</text:h>
          </table:table-cell>
          <table:table-cell table:style-name="Table1.B321" office:value-type="string">
            <text:h text:style-name="P90" text:outline-level="1">If pockets need redrawing. 0 = no redraw. 1 = redraw.</text:h>
          </table:table-cell>
        </table:table-row>
        <text:soft-page-break/>
        <table:table-row table:style-name="Table1.301">
          <table:table-cell table:style-name="Table1.A2" office:value-type="string">
            <text:p text:style-name="P172">pocketselectresx</text:p>
          </table:table-cell>
          <table:table-cell table:style-name="Table1.B322" office:value-type="string">
            <text:p text:style-name="P172">X resolution of pocket select</text:p>
          </table:table-cell>
        </table:table-row>
        <table:table-row table:style-name="Table1.301">
          <table:table-cell table:style-name="Table1.A2" office:value-type="string">
            <text:p text:style-name="P172">pocketselectresy</text:p>
          </table:table-cell>
          <table:table-cell table:style-name="Table1.B323" office:value-type="string">
            <text:p text:style-name="P172">Y resolution of pocket select</text:p>
          </table:table-cell>
        </table:table-row>
        <table:table-row table:style-name="Table1.301">
          <table:table-cell table:style-name="Table1.A2" office:value-type="string">
            <text:p text:style-name="P172">pocketselectx</text:p>
          </table:table-cell>
          <table:table-cell table:style-name="Table1.B324" office:value-type="string">
            <text:p text:style-name="P172">X position of pocket select</text:p>
          </table:table-cell>
        </table:table-row>
        <table:table-row table:style-name="Table1.301">
          <table:table-cell table:style-name="Table1.A2" office:value-type="string">
            <text:p text:style-name="P172">pocketselecty</text:p>
          </table:table-cell>
          <table:table-cell table:style-name="Table1.B325" office:value-type="string">
            <text:p text:style-name="P172">Y position of pocket select</text:p>
          </table:table-cell>
        </table:table-row>
        <table:table-row table:style-name="Table1.301">
          <table:table-cell table:style-name="Table1.A2" office:value-type="string">
            <text:p text:style-name="P172">pocketspriteresx</text:p>
          </table:table-cell>
          <table:table-cell table:style-name="Table1.B326" office:value-type="string">
            <text:p text:style-name="P172">X resolution of pocket item sprite</text:p>
          </table:table-cell>
        </table:table-row>
        <table:table-row table:style-name="Table1.301">
          <table:table-cell table:style-name="Table1.A2" office:value-type="string">
            <text:p text:style-name="P172">pocketspriteresy</text:p>
          </table:table-cell>
          <table:table-cell table:style-name="Table1.B327" office:value-type="string">
            <text:p text:style-name="P172">Y resolution of pocket item sprite</text:p>
          </table:table-cell>
        </table:table-row>
        <table:table-row table:style-name="Table1.301">
          <table:table-cell table:style-name="Table1.A2" office:value-type="string">
            <text:p text:style-name="P172">pocketspritex</text:p>
          </table:table-cell>
          <table:table-cell table:style-name="Table1.B328" office:value-type="string">
            <text:p text:style-name="P172">X location of pocket item sprite</text:p>
          </table:table-cell>
        </table:table-row>
        <table:table-row table:style-name="Table1.301">
          <table:table-cell table:style-name="Table1.A2" office:value-type="string">
            <text:p text:style-name="P172">pocketspritey</text:p>
          </table:table-cell>
          <table:table-cell table:style-name="Table1.B329" office:value-type="string">
            <text:p text:style-name="P172">Y location of pocket item sprite</text:p>
          </table:table-cell>
        </table:table-row>
        <table:table-row table:style-name="Table1.301">
          <table:table-cell table:style-name="Table1.A2" office:value-type="string">
            <text:h text:style-name="P44" text:outline-level="1">pocketvisible(no)</text:h>
          </table:table-cell>
          <table:table-cell table:style-name="Table1.B330" office:value-type="string">
            <text:h text:style-name="P44" text:outline-level="1">Used to tell engine if a pocket item is visible or not. 1 = visible. 0 = not visible.</text:h>
          </table:table-cell>
        </table:table-row>
        <table:table-row table:style-name="Table1.301">
          <table:table-cell table:style-name="Table1.A2" office:value-type="string">
            <text:h text:style-name="P5" text:outline-level="1">posx</text:h>
          </table:table-cell>
          <table:table-cell table:style-name="Table1.B331" office:value-type="string">
            <text:h text:style-name="P5" text:outline-level="1">Current X axis position of player/background </text:h>
          </table:table-cell>
        </table:table-row>
        <table:table-row table:style-name="Table1.301">
          <table:table-cell table:style-name="Table1.A2" office:value-type="string">
            <text:h text:style-name="P5" text:outline-level="1">posy</text:h>
          </table:table-cell>
          <table:table-cell table:style-name="Table1.B332" office:value-type="string">
            <text:h text:style-name="P5" text:outline-level="1">Current Y axis position of player/background</text:h>
          </table:table-cell>
        </table:table-row>
        <table:table-row table:style-name="Table1.301">
          <table:table-cell table:style-name="Table1.A2" office:value-type="string">
            <text:h text:style-name="P5" text:outline-level="1">promptquit</text:h>
          </table:table-cell>
          <table:table-cell table:style-name="Table1.B333" office:value-type="string">
            <text:h text:style-name="P5" text:outline-level="1">Set to 1 if command prompt requests game to be quit.</text:h>
          </table:table-cell>
        </table:table-row>
        <table:table-row table:style-name="Table1.301">
          <table:table-cell table:style-name="Table1.A2" office:value-type="string">
            <text:p text:style-name="P172">rainspread</text:p>
          </table:table-cell>
          <table:table-cell table:style-name="Table1.B334" office:value-type="string">
            <text:p text:style-name="P172">Range of rain.</text:p>
          </table:table-cell>
        </table:table-row>
        <table:table-row table:style-name="Table1.301">
          <table:table-cell table:style-name="Table1.A2" office:value-type="string">
            <text:p text:style-name="P172">rainx(no)</text:p>
          </table:table-cell>
          <table:table-cell table:style-name="Table1.B335" office:value-type="string">
            <text:p text:style-name="P172">X co-ordinate of rain</text:p>
          </table:table-cell>
        </table:table-row>
        <table:table-row table:style-name="Table1.301">
          <table:table-cell table:style-name="Table1.A2" office:value-type="string">
            <text:p text:style-name="P172">rainy(no)</text:p>
          </table:table-cell>
          <table:table-cell table:style-name="Table1.B336" office:value-type="string">
            <text:p text:style-name="P172">Y co-ordinate of rain</text:p>
          </table:table-cell>
        </table:table-row>
        <table:table-row table:style-name="Table1.301">
          <table:table-cell table:style-name="Table1.A2" office:value-type="string">
            <text:h text:style-name="P97" text:outline-level="1">randomscriptvalue</text:h>
          </table:table-cell>
          <table:table-cell table:style-name="Table1.B337" office:value-type="string">
            <text:h text:style-name="P97" text:outline-level="1">Current random script value</text:h>
          </table:table-cell>
        </table:table-row>
        <table:table-row table:style-name="Table1.301">
          <table:table-cell table:style-name="Table1.A2" office:value-type="string">
            <text:p text:style-name="P172">rcontrol</text:p>
          </table:table-cell>
          <table:table-cell table:style-name="Table1.B338" office:value-type="string">
            <text:p text:style-name="P172">If walk right control is enabled. 1 = yes. 0 = no.</text:p>
          </table:table-cell>
        </table:table-row>
        <table:table-row table:style-name="Table1.301">
          <table:table-cell table:style-name="Table1.A2" office:value-type="string">
            <text:h text:style-name="P10" text:outline-level="1">rcontrolcode1</text:h>
          </table:table-cell>
          <table:table-cell table:style-name="Table1.B339" office:value-type="string">
            <text:h text:style-name="P10" text:outline-level="1">Hardware code for RIGHT key (option 1)</text:h>
          </table:table-cell>
        </table:table-row>
        <table:table-row table:style-name="Table1.301">
          <table:table-cell table:style-name="Table1.A2" office:value-type="string">
            <text:h text:style-name="P10" text:outline-level="1">rcontrolcode2</text:h>
          </table:table-cell>
          <table:table-cell table:style-name="Table1.B340" office:value-type="string">
            <text:h text:style-name="P10" text:outline-level="1">Hardware code for RIGHT key (option 2)</text:h>
          </table:table-cell>
        </table:table-row>
        <table:table-row table:style-name="Table1.301">
          <table:table-cell table:style-name="Table1.A2" office:value-type="string">
            <text:h text:style-name="P11" text:outline-level="1">rcontrolcode3</text:h>
          </table:table-cell>
          <table:table-cell table:style-name="Table1.B341" office:value-type="string">
            <text:h text:style-name="P11" text:outline-level="1">Hardware code for RIGHT key (option 3)</text:h>
          </table:table-cell>
        </table:table-row>
        <table:table-row table:style-name="Table1.301">
          <table:table-cell table:style-name="Table1.A2" office:value-type="string">
            <text:h text:style-name="P11" text:outline-level="1">rcontrolcode4</text:h>
          </table:table-cell>
          <table:table-cell table:style-name="Table1.B342" office:value-type="string">
            <text:h text:style-name="P11" text:outline-level="1">Hardware code for RIGHT key (option 4)</text:h>
          </table:table-cell>
        </table:table-row>
        <table:table-row table:style-name="Table1.301">
          <table:table-cell table:style-name="Table1.A2" office:value-type="string">
            <text:h text:style-name="P5" text:outline-level="1">resx</text:h>
          </table:table-cell>
          <table:table-cell table:style-name="Table1.B343" office:value-type="string">
            <text:h text:style-name="P5" text:outline-level="1">X value of resolution</text:h>
          </table:table-cell>
        </table:table-row>
        <table:table-row table:style-name="Table1.301">
          <table:table-cell table:style-name="Table1.A2" office:value-type="string">
            <text:h text:style-name="P5" text:outline-level="1">resy</text:h>
          </table:table-cell>
          <table:table-cell table:style-name="Table1.B344" office:value-type="string">
            <text:h text:style-name="P5" text:outline-level="1">Y value of resolution</text:h>
          </table:table-cell>
        </table:table-row>
        <table:table-row table:style-name="Table1.301">
          <table:table-cell table:style-name="Table1.A2" office:value-type="string">
            <text:p text:style-name="P172">runterminal</text:p>
          </table:table-cell>
          <table:table-cell table:style-name="Table1.B345" office:value-type="string">
            <text:p text:style-name="P172">If terminal is to run. 1 = terminal running. 0 = no terminal.</text:p>
          </table:table-cell>
        </table:table-row>
        <table:table-row table:style-name="Table1.301">
          <table:table-cell table:style-name="Table1.A2" office:value-type="string">
            <text:p text:style-name="P172">runupdate</text:p>
          </table:table-cell>
          <table:table-cell table:style-name="Table1.B346" office:value-type="string">
            <text:p text:style-name="P172">Lets engine know if an update is scheduled. 0 = no. 1 = yes.</text:p>
          </table:table-cell>
        </table:table-row>
        <text:soft-page-break/>
        <table:table-row table:style-name="Table1.301">
          <table:table-cell table:style-name="Table1.A2" office:value-type="string">
            <text:h text:style-name="P46" text:outline-level="1">saveiconresx</text:h>
          </table:table-cell>
          <table:table-cell table:style-name="Table1.B347" office:value-type="string">
            <text:h text:style-name="P46" text:outline-level="1">X resolution of save icon</text:h>
          </table:table-cell>
        </table:table-row>
        <table:table-row table:style-name="Table1.301">
          <table:table-cell table:style-name="Table1.A2" office:value-type="string">
            <text:h text:style-name="P46" text:outline-level="1">saveiconresy</text:h>
          </table:table-cell>
          <table:table-cell table:style-name="Table1.B348" office:value-type="string">
            <text:h text:style-name="P46" text:outline-level="1">Y resolution of save icon</text:h>
          </table:table-cell>
        </table:table-row>
        <table:table-row table:style-name="Table1.301">
          <table:table-cell table:style-name="Table1.A2" office:value-type="string">
            <text:h text:style-name="P93" text:outline-level="1">savetimehour</text:h>
          </table:table-cell>
          <table:table-cell table:style-name="Table1.B349" office:value-type="string">
            <text:h text:style-name="P93" text:outline-level="1">Amount of hours the current save file has been played</text:h>
          </table:table-cell>
        </table:table-row>
        <table:table-row table:style-name="Table1.301">
          <table:table-cell table:style-name="Table1.A2" office:value-type="string">
            <text:h text:style-name="P93" text:outline-level="1">savetimemin</text:h>
          </table:table-cell>
          <table:table-cell table:style-name="Table1.B350" office:value-type="string">
            <text:h text:style-name="P93" text:outline-level="1">Amount of mins the current save file has been played</text:h>
          </table:table-cell>
        </table:table-row>
        <table:table-row table:style-name="Table1.301">
          <table:table-cell table:style-name="Table1.A2" office:value-type="string">
            <text:h text:style-name="P93" text:outline-level="1">savetimesec</text:h>
          </table:table-cell>
          <table:table-cell table:style-name="Table1.B351" office:value-type="string">
            <text:h text:style-name="P93" text:outline-level="1">Amount of seconds the current save file has been played</text:h>
          </table:table-cell>
        </table:table-row>
        <table:table-row table:style-name="Table1.301">
          <table:table-cell table:style-name="Table1.A2" office:value-type="string">
            <text:p text:style-name="P172">scontrol</text:p>
          </table:table-cell>
          <table:table-cell table:style-name="Table1.B352" office:value-type="string">
            <text:p text:style-name="P172">If select control is enabled. 1 = yes. 0 = no.</text:p>
          </table:table-cell>
        </table:table-row>
        <table:table-row table:style-name="Table1.301">
          <table:table-cell table:style-name="Table1.A2" office:value-type="string">
            <text:h text:style-name="P10" text:outline-level="1">scontrolcode1</text:h>
          </table:table-cell>
          <table:table-cell table:style-name="Table1.B353" office:value-type="string">
            <text:h text:style-name="P10" text:outline-level="1">Hardware code for SELECT key (option 1)</text:h>
          </table:table-cell>
        </table:table-row>
        <table:table-row table:style-name="Table1.301">
          <table:table-cell table:style-name="Table1.A2" office:value-type="string">
            <text:h text:style-name="P10" text:outline-level="1">scontrolcode2</text:h>
          </table:table-cell>
          <table:table-cell table:style-name="Table1.B354" office:value-type="string">
            <text:h text:style-name="P10" text:outline-level="1">Hardware code for SELECT key (option 2)</text:h>
          </table:table-cell>
        </table:table-row>
        <table:table-row table:style-name="Table1.301">
          <table:table-cell table:style-name="Table1.A2" office:value-type="string">
            <text:h text:style-name="P11" text:outline-level="1">scontrolcode3</text:h>
          </table:table-cell>
          <table:table-cell table:style-name="Table1.B355" office:value-type="string">
            <text:h text:style-name="P11" text:outline-level="1">Hardware code for SELECT key (option 3)</text:h>
          </table:table-cell>
        </table:table-row>
        <table:table-row table:style-name="Table1.301">
          <table:table-cell table:style-name="Table1.A2" office:value-type="string">
            <text:h text:style-name="P11" text:outline-level="1">scontrolcode4</text:h>
          </table:table-cell>
          <table:table-cell table:style-name="Table1.B356" office:value-type="string">
            <text:h text:style-name="P11" text:outline-level="1">Hardware code for SELECT key (option 4)</text:h>
          </table:table-cell>
        </table:table-row>
        <table:table-row table:style-name="Table1.301">
          <table:table-cell table:style-name="Table1.A2" office:value-type="string">
            <text:h text:style-name="P5" text:outline-level="1">screenmode</text:h>
          </table:table-cell>
          <table:table-cell table:style-name="Table1.B357" office:value-type="string">
            <text:h text:style-name="P5" text:outline-level="1">Fullscreen toggle. 1 = fullscreen, 2 = window</text:h>
          </table:table-cell>
        </table:table-row>
        <table:table-row table:style-name="Table1.301">
          <table:table-cell table:style-name="Table1.A2" office:value-type="string">
            <text:p text:style-name="P172">scriptimageresx</text:p>
          </table:table-cell>
          <table:table-cell table:style-name="Table1.B358" office:value-type="string">
            <text:p text:style-name="P172">X resolution for script image</text:p>
          </table:table-cell>
        </table:table-row>
        <table:table-row table:style-name="Table1.301">
          <table:table-cell table:style-name="Table1.A2" office:value-type="string">
            <text:p text:style-name="P172">scriptimageresy</text:p>
          </table:table-cell>
          <table:table-cell table:style-name="Table1.B359" office:value-type="string">
            <text:p text:style-name="P172">Y resolution for script image</text:p>
          </table:table-cell>
        </table:table-row>
        <table:table-row table:style-name="Table1.301">
          <table:table-cell table:style-name="Table1.A2" office:value-type="string">
            <text:h text:style-name="P5" text:outline-level="1">scriptrun</text:h>
          </table:table-cell>
          <table:table-cell table:style-name="Table1.B360" office:value-type="string">
            <text:h text:style-name="P5" text:outline-level="1">Used to tell engine if script is running. 1 = yes. 0 = no.</text:h>
          </table:table-cell>
        </table:table-row>
        <table:table-row table:style-name="Table1.301">
          <table:table-cell table:style-name="Table1.A2" office:value-type="string">
            <text:h text:style-name="P87" text:outline-level="1">scriptskip</text:h>
          </table:table-cell>
          <table:table-cell table:style-name="Table1.B361" office:value-type="string">
            <text:h text:style-name="P87" text:outline-level="1">IF script should be put into skip mode. 0 = np, run script normally. 1 = yes, skip was requested.</text:h>
          </table:table-cell>
        </table:table-row>
        <table:table-row table:style-name="Table1.301">
          <table:table-cell table:style-name="Table1.A2" office:value-type="string">
            <text:h text:style-name="P31" text:outline-level="1">scripttime</text:h>
          </table:table-cell>
          <table:table-cell table:style-name="Table1.B362" office:value-type="string">
            <text:h text:style-name="P31" text:outline-level="1">Current amount of time the script timer has been counting.</text:h>
          </table:table-cell>
        </table:table-row>
        <table:table-row table:style-name="Table1.301">
          <table:table-cell table:style-name="Table1.A2" office:value-type="string">
            <text:h text:style-name="P31" text:outline-level="1">scripttimer</text:h>
          </table:table-cell>
          <table:table-cell table:style-name="Table1.B363" office:value-type="string">
            <text:h text:style-name="P31" text:outline-level="1">Amount of time set before a script will run.</text:h>
          </table:table-cell>
        </table:table-row>
        <table:table-row table:style-name="Table1.301">
          <table:table-cell table:style-name="Table1.A2" office:value-type="string">
            <text:h text:style-name="P104" text:outline-level="1">scriptvalue(no)</text:h>
          </table:table-cell>
          <table:table-cell table:style-name="Table1.B364" office:value-type="string">
            <text:h text:style-name="P104" text:outline-level="1">Custom script values.</text:h>
          </table:table-cell>
        </table:table-row>
        <table:table-row table:style-name="Table1.301">
          <table:table-cell table:style-name="Table1.A2" office:value-type="string">
            <text:h text:style-name="P89" text:outline-level="1">scriptwaittime</text:h>
          </table:table-cell>
          <table:table-cell table:style-name="Table1.B365" office:value-type="string">
            <text:h text:style-name="P89" text:outline-level="1">Amount of time that the script must wait until it can continue.</text:h>
          </table:table-cell>
        </table:table-row>
        <table:table-row table:style-name="Table1.301">
          <table:table-cell table:style-name="Table1.A2" office:value-type="string">
            <text:p text:style-name="P172">scriptwalkdivide</text:p>
          </table:table-cell>
          <table:table-cell table:style-name="Table1.B366" office:value-type="string">
            <text:p text:style-name="P172">Tells engine to divide all script walking speeds by an amount.</text:p>
          </table:table-cell>
        </table:table-row>
        <table:table-row table:style-name="Table1.301">
          <table:table-cell table:style-name="Table1.A2" office:value-type="string">
            <text:h text:style-name="P83" text:outline-level="1">selectobjecthighlight</text:h>
          </table:table-cell>
          <table:table-cell table:style-name="Table1.B367" office:value-type="string">
            <text:h text:style-name="P83" text:outline-level="1">If selected world object highlighter is on. 1 = on. 0 = off. </text:h>
          </table:table-cell>
        </table:table-row>
        <table:table-row table:style-name="Table1.301">
          <table:table-cell table:style-name="Table1.A2" office:value-type="string">
            <text:h text:style-name="P5" text:outline-level="1">setupboot</text:h>
          </table:table-cell>
          <table:table-cell table:style-name="Table1.B368" office:value-type="string">
            <text:h text:style-name="P5" text:outline-level="1">Used to deturmine if engine is setting up. 1 = yes. 0 = no.</text:h>
          </table:table-cell>
        </table:table-row>
        <table:table-row table:style-name="Table1.301">
          <table:table-cell table:style-name="Table1.A2" office:value-type="string">
            <text:h text:style-name="P45" text:outline-level="1">setuprecord</text:h>
          </table:table-cell>
          <table:table-cell table:style-name="Table1.B369" office:value-type="string">
            <text:h text:style-name="P45" text:outline-level="1">If a demo recording is being set up. 0 = no. 1 = yes.</text:h>
          </table:table-cell>
        </table:table-row>
        <table:table-row table:style-name="Table1.301">
          <table:table-cell table:style-name="Table1.A2" office:value-type="string">
            <text:p text:style-name="P172">sfxvol</text:p>
          </table:table-cell>
          <table:table-cell table:style-name="Table1.B370" office:value-type="string">
            <text:p text:style-name="P172">Tells engine what volume sfx is at.</text:p>
          </table:table-cell>
        </table:table-row>
        <table:table-row table:style-name="Table1.301">
          <table:table-cell table:style-name="Table1.A2" office:value-type="string">
            <text:p text:style-name="P172">silentgive</text:p>
          </table:table-cell>
          <table:table-cell table:style-name="Table1.B371" office:value-type="string">
            <text:p text:style-name="P172">Tells engine if giving of items/currency is silent or not. 0 = not silent. 1 = silent.</text:p>
          </table:table-cell>
        </table:table-row>
        <text:soft-page-break/>
        <table:table-row table:style-name="Table1.301">
          <table:table-cell table:style-name="Table1.A2" office:value-type="string">
            <text:p text:style-name="P172">silenttake</text:p>
          </table:table-cell>
          <table:table-cell table:style-name="Table1.B372" office:value-type="string">
            <text:p text:style-name="P172">Tells engine if taking of items/currency is silent or not. 0 = not silent. 1 = silent.</text:p>
          </table:table-cell>
        </table:table-row>
        <table:table-row table:style-name="Table1.301">
          <table:table-cell table:style-name="Table1.A2" office:value-type="string">
            <text:h text:style-name="P94" text:outline-level="1">sitime</text:h>
          </table:table-cell>
          <table:table-cell table:style-name="Table1.B373" office:value-type="string">
            <text:h text:style-name="P94" text:outline-level="1">itime for save time</text:h>
          </table:table-cell>
        </table:table-row>
        <table:table-row table:style-name="Table1.301">
          <table:table-cell table:style-name="Table1.A2" office:value-type="string">
            <text:h text:style-name="P88" text:outline-level="1">skipallowed</text:h>
          </table:table-cell>
          <table:table-cell table:style-name="Table1.B374" office:value-type="string">
            <text:h text:style-name="P88" text:outline-level="1">If the script is permitted to be skipped. 1 = yes. 0 = no.</text:h>
          </table:table-cell>
        </table:table-row>
        <table:table-row table:style-name="Table1.301">
          <table:table-cell table:style-name="Table1.A2" office:value-type="string">
            <text:h text:style-name="P5" text:outline-level="1">soundmode</text:h>
          </table:table-cell>
          <table:table-cell table:style-name="Table1.B375" office:value-type="string">
            <text:h text:style-name="P5" text:outline-level="1">Used to tell engine what sounds/music to play. 1 = off. 2 = music and sfx. 3 = music only. 4 = sfx only.</text:h>
          </table:table-cell>
        </table:table-row>
        <table:table-row table:style-name="Table1.301">
          <table:table-cell table:style-name="Table1.A2" office:value-type="string">
            <text:h text:style-name="P47" text:outline-level="1">speedrun</text:h>
          </table:table-cell>
          <table:table-cell table:style-name="Table1.B376" office:value-type="string">
            <text:h text:style-name="P47" text:outline-level="1">Used to tell what mode the speedrun is on. 0 = off. 1 = on. 2 = complete.</text:h>
          </table:table-cell>
        </table:table-row>
        <table:table-row table:style-name="Table1.301">
          <table:table-cell table:style-name="Table1.A2" office:value-type="string">
            <text:h text:style-name="P47" text:outline-level="1">speedrunhour</text:h>
          </table:table-cell>
          <table:table-cell table:style-name="Table1.B377" office:value-type="string">
            <text:h text:style-name="P47" text:outline-level="1">Number of hours speedrun has been going.</text:h>
          </table:table-cell>
        </table:table-row>
        <table:table-row table:style-name="Table1.301">
          <table:table-cell table:style-name="Table1.A2" office:value-type="string">
            <text:h text:style-name="P47" text:outline-level="1">speedrunmin</text:h>
          </table:table-cell>
          <table:table-cell table:style-name="Table1.B378" office:value-type="string">
            <text:h text:style-name="P47" text:outline-level="1">Number of minutes speedrun has been going.</text:h>
          </table:table-cell>
        </table:table-row>
        <table:table-row table:style-name="Table1.301">
          <table:table-cell table:style-name="Table1.A2" office:value-type="string">
            <text:h text:style-name="P47" text:outline-level="1">speedrunsec</text:h>
          </table:table-cell>
          <table:table-cell table:style-name="Table1.B379" office:value-type="string">
            <text:h text:style-name="P47" text:outline-level="1">Number of seconds speedrun has been going.</text:h>
          </table:table-cell>
        </table:table-row>
        <table:table-row table:style-name="Table1.301">
          <table:table-cell table:style-name="Table1.A2" office:value-type="string">
            <text:h text:style-name="P94" text:outline-level="1">stime</text:h>
          </table:table-cell>
          <table:table-cell table:style-name="Table1.B380" office:value-type="string">
            <text:h text:style-name="P94" text:outline-level="1">ctime for save time</text:h>
          </table:table-cell>
        </table:table-row>
        <table:table-row table:style-name="Table1.301">
          <table:table-cell table:style-name="Table1.A2" office:value-type="string">
            <text:p text:style-name="P172">stposx</text:p>
          </table:table-cell>
          <table:table-cell table:style-name="Table1.B381" office:value-type="string">
            <text:p text:style-name="P172">X position of terminal selector</text:p>
          </table:table-cell>
        </table:table-row>
        <table:table-row table:style-name="Table1.301">
          <table:table-cell table:style-name="Table1.A2" office:value-type="string">
            <text:p text:style-name="P172">stposy</text:p>
          </table:table-cell>
          <table:table-cell table:style-name="Table1.B382" office:value-type="string">
            <text:p text:style-name="P172">Y position of terminal selector</text:p>
          </table:table-cell>
        </table:table-row>
        <table:table-row table:style-name="Table1.301">
          <table:table-cell table:style-name="Table1.A2" office:value-type="string">
            <text:h text:style-name="P48" text:outline-level="1">sysstat</text:h>
          </table:table-cell>
          <table:table-cell table:style-name="Table1.B383" office:value-type="string">
            <text:h text:style-name="P48" text:outline-level="1">What the terminal face in terminal text files displays. 1 = ok. 2 = busy. 3 = err.</text:h>
          </table:table-cell>
        </table:table-row>
        <table:table-row table:style-name="Table1.301">
          <table:table-cell table:style-name="Table1.A2" office:value-type="string">
            <text:p text:style-name="P172">tanidelay</text:p>
          </table:table-cell>
          <table:table-cell table:style-name="Table1.B384" office:value-type="string">
            <text:p text:style-name="P172">Delay amount for animation in terminal</text:p>
          </table:table-cell>
        </table:table-row>
        <table:table-row table:style-name="Table1.301">
          <table:table-cell table:style-name="Table1.A2" office:value-type="string">
            <text:p text:style-name="P172">tdelay</text:p>
          </table:table-cell>
          <table:table-cell table:style-name="Table1.B385" office:value-type="string">
            <text:p text:style-name="P172">Delay amount for terminal</text:p>
          </table:table-cell>
        </table:table-row>
        <table:table-row table:style-name="Table1.301">
          <table:table-cell table:style-name="Table1.A2" office:value-type="string">
            <text:h text:style-name="P5" text:outline-level="1">temp(number)</text:h>
          </table:table-cell>
          <table:table-cell table:style-name="Table1.B386"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01">
          <table:table-cell table:style-name="Table1.A2" office:value-type="string">
            <text:h text:style-name="P243" text:outline-level="1">tempmusiccut</text:h>
          </table:table-cell>
          <table:table-cell table:style-name="Table1.B387" office:value-type="string">
            <text:h text:style-name="P242" text:outline-level="1">Switches the <text:span text:style-name="T98">musictransitionmode </text:span>on a temp basis for instances of <text:span text:style-name="T99">stopping and starting music instantly</text:span></text:h>
          </table:table-cell>
        </table:table-row>
        <table:table-row table:style-name="Table1.301">
          <table:table-cell table:style-name="Table1.A2" office:value-type="string">
            <text:h text:style-name="P132" text:outline-level="1">tempmusicfade</text:h>
          </table:table-cell>
          <table:table-cell table:style-name="Table1.B388" office:value-type="string">
            <text:h text:style-name="P132" text:outline-level="1">Switches the <text:span text:style-name="T98">musictransitionmode </text:span>on a temp basis for instances of fading music out and in</text:h>
          </table:table-cell>
        </table:table-row>
        <table:table-row table:style-name="Table1.301">
          <table:table-cell table:style-name="Table1.A2" office:value-type="string">
            <text:p text:style-name="P172">terminalcol1</text:p>
          </table:table-cell>
          <table:table-cell table:style-name="Table1.B389" office:value-type="string">
            <text:p text:style-name="P172">Location of first column in terminal</text:p>
          </table:table-cell>
        </table:table-row>
        <table:table-row table:style-name="Table1.301">
          <table:table-cell table:style-name="Table1.A2" office:value-type="string">
            <text:p text:style-name="P172">terminalcol2</text:p>
          </table:table-cell>
          <table:table-cell table:style-name="Table1.B390" office:value-type="string">
            <text:p text:style-name="P172">Location of second column in terminal</text:p>
          </table:table-cell>
        </table:table-row>
        <table:table-row table:style-name="Table1.301">
          <table:table-cell table:style-name="Table1.A2" office:value-type="string">
            <text:p text:style-name="P172">terminalcol3</text:p>
          </table:table-cell>
          <table:table-cell table:style-name="Table1.B391" office:value-type="string">
            <text:p text:style-name="P172">Location of third column in terminal</text:p>
          </table:table-cell>
        </table:table-row>
        <table:table-row table:style-name="Table1.301">
          <table:table-cell table:style-name="Table1.A2" office:value-type="string">
            <text:p text:style-name="P172">terminaldir</text:p>
          </table:table-cell>
          <table:table-cell table:style-name="Table1.B392" office:value-type="string">
            <text:p text:style-name="P172">If terminal is in a directory or not. 1 = yes. 2 = just exited directory. 0 = no.</text:p>
          </table:table-cell>
        </table:table-row>
        <table:table-row table:style-name="Table1.301">
          <table:table-cell table:style-name="Table1.A2" office:value-type="string">
            <text:p text:style-name="P172">terminalfacex</text:p>
          </table:table-cell>
          <table:table-cell table:style-name="Table1.B393" office:value-type="string">
            <text:p text:style-name="P172">X location of terminal face/status logo</text:p>
          </table:table-cell>
        </table:table-row>
        <table:table-row table:style-name="Table1.301">
          <table:table-cell table:style-name="Table1.A2" office:value-type="string">
            <text:p text:style-name="P172">terminalfacey</text:p>
          </table:table-cell>
          <table:table-cell table:style-name="Table1.B394" office:value-type="string">
            <text:p text:style-name="P172">Y location of terminal face/status logo</text:p>
          </table:table-cell>
        </table:table-row>
        <table:table-row table:style-name="Table1.301">
          <table:table-cell table:style-name="Table1.A2" office:value-type="string">
            <text:h text:style-name="P35" text:outline-level="1">terminalnoboot</text:h>
          </table:table-cell>
          <table:table-cell table:style-name="Table1.B395" office:value-type="string">
            <text:h text:style-name="P49" text:outline-level="1">If terminal launches with boot GUI. 0 = launch normally. 1 = launch with no boot gui.</text:h>
          </table:table-cell>
        </table:table-row>
        <text:soft-page-break/>
        <table:table-row table:style-name="Table1.301">
          <table:table-cell table:style-name="Table1.A2" office:value-type="string">
            <text:p text:style-name="P172">terminalrow1</text:p>
          </table:table-cell>
          <table:table-cell table:style-name="Table1.B396" office:value-type="string">
            <text:p text:style-name="P172">Location of first row in terminal</text:p>
          </table:table-cell>
        </table:table-row>
        <table:table-row table:style-name="Table1.301">
          <table:table-cell table:style-name="Table1.A2" office:value-type="string">
            <text:p text:style-name="P172">terminalrow2</text:p>
          </table:table-cell>
          <table:table-cell table:style-name="Table1.B397" office:value-type="string">
            <text:p text:style-name="P172">Location of second row in terminal</text:p>
          </table:table-cell>
        </table:table-row>
        <table:table-row table:style-name="Table1.301">
          <table:table-cell table:style-name="Table1.A2" office:value-type="string">
            <text:p text:style-name="P172">textbannerfaceresx</text:p>
          </table:table-cell>
          <table:table-cell table:style-name="Table1.B398" office:value-type="string">
            <text:p text:style-name="P172">X resolution of text banner face</text:p>
          </table:table-cell>
        </table:table-row>
        <table:table-row table:style-name="Table1.301">
          <table:table-cell table:style-name="Table1.A2" office:value-type="string">
            <text:p text:style-name="P172">textbannerfaceresy</text:p>
          </table:table-cell>
          <table:table-cell table:style-name="Table1.B399" office:value-type="string">
            <text:p text:style-name="P172">Y resolution of text banner face</text:p>
          </table:table-cell>
        </table:table-row>
        <table:table-row table:style-name="Table1.301">
          <table:table-cell table:style-name="Table1.A2" office:value-type="string">
            <text:p text:style-name="P172">textbannerfacey</text:p>
          </table:table-cell>
          <table:table-cell table:style-name="Table1.B400" office:value-type="string">
            <text:p text:style-name="P172">Y location of text banner face</text:p>
          </table:table-cell>
        </table:table-row>
        <table:table-row table:style-name="Table1.301">
          <table:table-cell table:style-name="Table1.A2" office:value-type="string">
            <text:p text:style-name="P172">textbannerresx</text:p>
          </table:table-cell>
          <table:table-cell table:style-name="Table1.B401" office:value-type="string">
            <text:p text:style-name="P172">X resolution of text banner</text:p>
          </table:table-cell>
        </table:table-row>
        <table:table-row table:style-name="Table1.301">
          <table:table-cell table:style-name="Table1.A2" office:value-type="string">
            <text:p text:style-name="P172">textbannerresy</text:p>
          </table:table-cell>
          <table:table-cell table:style-name="Table1.B402" office:value-type="string">
            <text:p text:style-name="P172">Y resolution of text banner</text:p>
          </table:table-cell>
        </table:table-row>
        <table:table-row table:style-name="Table1.301">
          <table:table-cell table:style-name="Table1.A2" office:value-type="string">
            <text:p text:style-name="P172">textbannersound</text:p>
          </table:table-cell>
          <table:table-cell table:style-name="Table1.B403" office:value-type="string">
            <text:p text:style-name="P172">If engine plays “select” sound when using text dialogues. 0 = no. 1 = yes.</text:p>
          </table:table-cell>
        </table:table-row>
        <table:table-row table:style-name="Table1.301">
          <table:table-cell table:style-name="Table1.A2" office:value-type="string">
            <text:p text:style-name="P172">totalcheckpoints</text:p>
          </table:table-cell>
          <table:table-cell table:style-name="Table1.B404" office:value-type="string">
            <text:p text:style-name="P172">Total number of checkpoints supported in game.</text:p>
          </table:table-cell>
        </table:table-row>
        <table:table-row table:style-name="Table1.301">
          <table:table-cell table:style-name="Table1.A2" office:value-type="string">
            <text:p text:style-name="P172">totalframes</text:p>
          </table:table-cell>
          <table:table-cell table:style-name="Table1.B405" office:value-type="string">
            <text:p text:style-name="P172">Total number of animation frames supported per animation.</text:p>
          </table:table-cell>
        </table:table-row>
        <table:table-row table:style-name="Table1.301">
          <table:table-cell table:style-name="Table1.A2" office:value-type="string">
            <text:p text:style-name="P172">totalmusics</text:p>
          </table:table-cell>
          <table:table-cell table:style-name="Table1.B406" office:value-type="string">
            <text:p text:style-name="P172">Total number of music files supported in game.</text:p>
          </table:table-cell>
        </table:table-row>
        <table:table-row table:style-name="Table1.301">
          <table:table-cell table:style-name="Table1.A2" office:value-type="string">
            <text:p text:style-name="P172">totalobjects</text:p>
          </table:table-cell>
          <table:table-cell table:style-name="Table1.B407" office:value-type="string">
            <text:p text:style-name="P172">Total number of objects supported per map.</text:p>
          </table:table-cell>
        </table:table-row>
        <table:table-row table:style-name="Table1.301">
          <table:table-cell table:style-name="Table1.A2" office:value-type="string">
            <text:p text:style-name="P172">totalplayers</text:p>
          </table:table-cell>
          <table:table-cell table:style-name="Table1.B408" office:value-type="string">
            <text:p text:style-name="P172">Total number of players supported per map.</text:p>
          </table:table-cell>
        </table:table-row>
        <table:table-row table:style-name="Table1.301">
          <table:table-cell table:style-name="Table1.A2" office:value-type="string">
            <text:p text:style-name="P172">totalpockets</text:p>
          </table:table-cell>
          <table:table-cell table:style-name="Table1.B409" office:value-type="string">
            <text:p text:style-name="P172">Total number of pocket items supported in game.</text:p>
          </table:table-cell>
        </table:table-row>
        <table:table-row table:style-name="Table1.301">
          <table:table-cell table:style-name="Table1.A2" office:value-type="string">
            <text:h text:style-name="P104" text:outline-level="1">totalscriptvalues</text:h>
          </table:table-cell>
          <table:table-cell table:style-name="Table1.B410" office:value-type="string">
            <text:h text:style-name="P104" text:outline-level="1">Total number of script values</text:h>
          </table:table-cell>
        </table:table-row>
        <table:table-row table:style-name="Table1.301">
          <table:table-cell table:style-name="Table1.A2" office:value-type="string">
            <text:p text:style-name="P172">totalsfxs</text:p>
          </table:table-cell>
          <table:table-cell table:style-name="Table1.B411" office:value-type="string">
            <text:p text:style-name="P172">Total number of sfx files supported in game.</text:p>
          </table:table-cell>
        </table:table-row>
        <table:table-row table:style-name="Table1.301">
          <table:table-cell table:style-name="Table1.A2" office:value-type="string">
            <text:p text:style-name="P172">totaltriggers</text:p>
          </table:table-cell>
          <table:table-cell table:style-name="Table1.B412" office:value-type="string">
            <text:p text:style-name="P172">Total number of triggers supported per map.</text:p>
          </table:table-cell>
        </table:table-row>
        <table:table-row table:style-name="Table1.301">
          <table:table-cell table:style-name="Table1.A2" office:value-type="string">
            <text:h text:style-name="P5" text:outline-level="1">triggera(no)</text:h>
          </table:table-cell>
          <table:table-cell table:style-name="Table1.B413" office:value-type="string">
            <text:h text:style-name="P5" text:outline-level="1">Used to tell engine if trigger has been collided with. 1 = triggered. 0 = not triggered.</text:h>
          </table:table-cell>
        </table:table-row>
        <table:table-row table:style-name="Table1.301">
          <table:table-cell table:style-name="Table1.A2" office:value-type="string">
            <text:h text:style-name="P50" text:outline-level="1">triggerd(no)</text:h>
          </table:table-cell>
          <table:table-cell table:style-name="Table1.B414" office:value-type="string">
            <text:h text:style-name="P50" text:outline-level="1">Used to tell engine if trigger is considered active. 1 = active. 0 = not active.</text:h>
          </table:table-cell>
        </table:table-row>
        <table:table-row table:style-name="Table1.301">
          <table:table-cell table:style-name="Table1.A2" office:value-type="string">
            <text:h text:style-name="P5" text:outline-level="1">triggerx(no)1</text:h>
          </table:table-cell>
          <table:table-cell table:style-name="Table1.B415" office:value-type="string">
            <text:h text:style-name="P5" text:outline-level="1">First X value of trigger</text:h>
          </table:table-cell>
        </table:table-row>
        <table:table-row table:style-name="Table1.301">
          <table:table-cell table:style-name="Table1.A2" office:value-type="string">
            <text:h text:style-name="P5" text:outline-level="1">triggerx(no)2</text:h>
          </table:table-cell>
          <table:table-cell table:style-name="Table1.B416" office:value-type="string">
            <text:h text:style-name="P5" text:outline-level="1">Second X value of trigger</text:h>
          </table:table-cell>
        </table:table-row>
        <table:table-row table:style-name="Table1.301">
          <table:table-cell table:style-name="Table1.A2" office:value-type="string">
            <text:h text:style-name="P5" text:outline-level="1">triggery(no)1</text:h>
          </table:table-cell>
          <table:table-cell table:style-name="Table1.B417" office:value-type="string">
            <text:h text:style-name="P5" text:outline-level="1">First Y value of trigger</text:h>
          </table:table-cell>
        </table:table-row>
        <table:table-row table:style-name="Table1.301">
          <table:table-cell table:style-name="Table1.A2" office:value-type="string">
            <text:h text:style-name="P5" text:outline-level="1">triggery(no)2</text:h>
          </table:table-cell>
          <table:table-cell table:style-name="Table1.B418" office:value-type="string">
            <text:h text:style-name="P5" text:outline-level="1">Second Y value of trigger</text:h>
          </table:table-cell>
        </table:table-row>
        <table:table-row table:style-name="Table1.301">
          <table:table-cell table:style-name="Table1.A2" office:value-type="string">
            <text:p text:style-name="P172">ttype</text:p>
          </table:table-cell>
          <table:table-cell table:style-name="Table1.B419" office:value-type="string">
            <text:p text:style-name="P172">Terminal item type (selected) 0 = none. 1 = file. 2 = directory. 3 = app.</text:p>
          </table:table-cell>
        </table:table-row>
        <table:table-row table:style-name="Table1.301">
          <table:table-cell table:style-name="Table1.A2" office:value-type="string">
            <text:p text:style-name="P172">ucontrol</text:p>
          </table:table-cell>
          <table:table-cell table:style-name="Table1.B420" office:value-type="string">
            <text:p text:style-name="P172">If walk up control is enabled. 1 = yes. 0 = no.</text:p>
          </table:table-cell>
        </table:table-row>
        <text:soft-page-break/>
        <table:table-row table:style-name="Table1.301">
          <table:table-cell table:style-name="Table1.A2" office:value-type="string">
            <text:h text:style-name="P10" text:outline-level="1">ucontrolcode1</text:h>
          </table:table-cell>
          <table:table-cell table:style-name="Table1.B421" office:value-type="string">
            <text:h text:style-name="P10" text:outline-level="1">Hardware code for UP key (option 1)</text:h>
          </table:table-cell>
        </table:table-row>
        <table:table-row table:style-name="Table1.301">
          <table:table-cell table:style-name="Table1.A2" office:value-type="string">
            <text:h text:style-name="P10" text:outline-level="1">ucontrolcode2</text:h>
          </table:table-cell>
          <table:table-cell table:style-name="Table1.B422" office:value-type="string">
            <text:h text:style-name="P10" text:outline-level="1">Hardware code for UP key (option 2)</text:h>
          </table:table-cell>
        </table:table-row>
        <table:table-row table:style-name="Table1.301">
          <table:table-cell table:style-name="Table1.A2" office:value-type="string">
            <text:h text:style-name="P11" text:outline-level="1">ucontrolcode3</text:h>
          </table:table-cell>
          <table:table-cell table:style-name="Table1.B423" office:value-type="string">
            <text:h text:style-name="P11" text:outline-level="1">Hardware code for UP key (option 3)</text:h>
          </table:table-cell>
        </table:table-row>
        <table:table-row table:style-name="Table1.301">
          <table:table-cell table:style-name="Table1.A2" office:value-type="string">
            <text:h text:style-name="P11" text:outline-level="1">ucontrolcode4</text:h>
          </table:table-cell>
          <table:table-cell table:style-name="Table1.B424" office:value-type="string">
            <text:h text:style-name="P11" text:outline-level="1">Hardware code for UP key (option 4)</text:h>
          </table:table-cell>
        </table:table-row>
        <table:table-row table:style-name="Table1.301">
          <table:table-cell table:style-name="Table1.A2" office:value-type="string">
            <text:h text:style-name="P5" text:outline-level="1">userquit</text:h>
          </table:table-cell>
          <table:table-cell table:style-name="Table1.B425" office:value-type="string">
            <text:h text:style-name="P5" text:outline-level="1">Used to tell engine if user has requested quit. 1 = user quit. 0 = none.</text:h>
          </table:table-cell>
        </table:table-row>
        <table:table-row table:style-name="Table1.301">
          <table:table-cell table:style-name="Table1.A2" office:value-type="string">
            <text:p text:style-name="P172">usex</text:p>
          </table:table-cell>
          <table:table-cell table:style-name="Table1.B426" office:value-type="string">
            <text:p text:style-name="P172">X location of “USE” text in pockets.</text:p>
          </table:table-cell>
        </table:table-row>
        <table:table-row table:style-name="Table1.301">
          <table:table-cell table:style-name="Table1.A2" office:value-type="string">
            <text:h text:style-name="P125" text:outline-level="1">valuesaveno</text:h>
          </table:table-cell>
          <table:table-cell table:style-name="Table1.B427" office:value-type="string">
            <text:h text:style-name="P125" text:outline-level="1">Number of in-game value to be saved.</text:h>
          </table:table-cell>
        </table:table-row>
        <table:table-row table:style-name="Table1.301">
          <table:table-cell table:style-name="Table1.A2" office:value-type="string">
            <text:h text:style-name="P51" text:outline-level="1">variablelength</text:h>
          </table:table-cell>
          <table:table-cell table:style-name="Table1.B428" office:value-type="string">
            <text:h text:style-name="P51" text:outline-level="1">Length of variable command.</text:h>
          </table:table-cell>
        </table:table-row>
        <table:table-row table:style-name="Table1.301">
          <table:table-cell table:style-name="Table1.A429" office:value-type="string">
            <text:h text:style-name="P5" text:outline-level="1">xxit</text:h>
          </table:table-cell>
          <table:table-cell table:style-name="Table1.B429" office:value-type="string">
            <text:h text:style-name="P5" text:outline-level="1">Triggers end game sequence</text:h>
          </table:table-cell>
        </table:table-row>
      </table:table>
      <text:p text:style-name="P143"/>
      <text:h text:style-name="P162" text:outline-level="1"><text:bookmark-start text:name="_Toc1"/>String Values<text:bookmark-end text:name="_Toc1"/></text:h>
      <text:p text:style-name="P138"/>
      <text:p text:style-name="P170"/>
      <table:table table:name="Table2" table:style-name="Table2" table:template-name="Elegant">
        <table:table-column table:style-name="Table2.A"/>
        <table:table-column table:style-name="Table2.B"/>
        <table:table-row table:style-name="Table2.1">
          <table:table-cell table:style-name="Table2.A1" office:value-type="string">
            <text:h text:style-name="P133" text:outline-level="1">String</text:h>
          </table:table-cell>
          <table:table-cell table:style-name="Table2.A1" office:value-type="string">
            <text:h text:style-name="P133" text:outline-level="1">Description</text:h>
          </table:table-cell>
        </table:table-row>
        <table:table-row table:style-name="Table2.1">
          <table:table-cell table:style-name="Table2.A2" office:value-type="string">
            <text:h text:style-name="P5" text:outline-level="1">action$</text:h>
          </table:table-cell>
          <table:table-cell table:style-name="Table2.A2" office:value-type="string">
            <text:h text:style-name="P5" text:outline-level="1">Prompt Command (see prompt appendix)</text:h>
          </table:table-cell>
        </table:table-row>
        <table:table-row table:style-name="Table2.1">
          <table:table-cell table:style-name="Table2.A2" office:value-type="string">
            <text:p text:style-name="P172">aloc$</text:p>
          </table:table-cell>
          <table:table-cell table:style-name="Table2.A2" office:value-type="string">
            <text:p text:style-name="P172">Location of animation frames folder</text:p>
          </table:table-cell>
        </table:table-row>
        <table:table-row table:style-name="Table2.4">
          <table:table-cell table:style-name="Table2.A2" office:value-type="string">
            <text:p text:style-name="P172">anifile$</text:p>
          </table:table-cell>
          <table:table-cell table:style-name="Table2.A2" office:value-type="string">
            <text:p text:style-name="P172">Name of animation metadata file.</text:p>
          </table:table-cell>
        </table:table-row>
        <table:table-row table:style-name="Table2.4">
          <table:table-cell table:style-name="Table2.A2" office:value-type="string">
            <text:p text:style-name="P172">anisprite$</text:p>
          </table:table-cell>
          <table:table-cell table:style-name="Table2.A2" office:value-type="string">
            <text:p text:style-name="P172">Sprite being replaced by animation.</text:p>
          </table:table-cell>
        </table:table-row>
        <table:table-row table:style-name="Table2.4">
          <table:table-cell table:style-name="Table2.A2" office:value-type="string">
            <text:p text:style-name="P208">awardarrowleft$</text:p>
          </table:table-cell>
          <table:table-cell table:style-name="Table2.A2" office:value-type="string">
            <text:p text:style-name="P208">Name of award left arrow file.</text:p>
          </table:table-cell>
        </table:table-row>
        <table:table-row table:style-name="Table2.4">
          <table:table-cell table:style-name="Table2.A2" office:value-type="string">
            <text:p text:style-name="P208">awardarrowright$</text:p>
          </table:table-cell>
          <table:table-cell table:style-name="Table2.A2" office:value-type="string">
            <text:p text:style-name="P208">Name of award right arrow file.</text:p>
          </table:table-cell>
        </table:table-row>
        <table:table-row table:style-name="Table2.4">
          <table:table-cell table:style-name="Table2.A2" office:value-type="string">
            <text:p text:style-name="P208">awardarrowselectleft$</text:p>
            <text:p text:style-name="P209"/>
          </table:table-cell>
          <table:table-cell table:style-name="Table2.A2" office:value-type="string">
            <text:p text:style-name="P208">Name of award selected left arrow file.</text:p>
          </table:table-cell>
        </table:table-row>
        <table:table-row table:style-name="Table2.9">
          <table:table-cell table:style-name="Table2.A2" office:value-type="string">
            <text:p text:style-name="P208">awardarrowselectright$</text:p>
          </table:table-cell>
          <table:table-cell table:style-name="Table2.A2" office:value-type="string">
            <text:p text:style-name="P208">Name of award selected right arrow file.</text:p>
          </table:table-cell>
        </table:table-row>
        <table:table-row table:style-name="Table2.4">
          <table:table-cell table:style-name="Table2.A2" office:value-type="string">
            <text:p text:style-name="P206">awardbanner$</text:p>
          </table:table-cell>
          <table:table-cell table:style-name="Table2.A2" office:value-type="string">
            <text:p text:style-name="P206">Name of award banner file</text:p>
          </table:table-cell>
        </table:table-row>
        <table:table-row table:style-name="Table2.1">
          <table:table-cell table:style-name="Table2.A2" office:value-type="string">
            <text:p text:style-name="P205">awarddescription(no)$</text:p>
          </table:table-cell>
          <table:table-cell table:style-name="Table2.A2" office:value-type="string">
            <text:p text:style-name="P205">Description of award.</text:p>
          </table:table-cell>
        </table:table-row>
        <table:table-row table:style-name="Table2.4">
          <table:table-cell table:style-name="Table2.A2" office:value-type="string">
            <text:p text:style-name="P204">awardname(no)$</text:p>
          </table:table-cell>
          <table:table-cell table:style-name="Table2.A2" office:value-type="string">
            <text:p text:style-name="P204">Name of award.</text:p>
          </table:table-cell>
        </table:table-row>
        <table:table-row table:style-name="Table2.4">
          <table:table-cell table:style-name="Table2.A2" office:value-type="string">
            <text:p text:style-name="P208">awardnone$</text:p>
          </table:table-cell>
          <table:table-cell table:style-name="Table2.A2" office:value-type="string">
            <text:p text:style-name="P208">Name of missing award file.</text:p>
          </table:table-cell>
        </table:table-row>
        <table:table-row table:style-name="Table2.4">
          <table:table-cell table:style-name="Table2.A2" office:value-type="string">
            <text:p text:style-name="P207">awardnotification$</text:p>
          </table:table-cell>
          <table:table-cell table:style-name="Table2.A2" office:value-type="string">
            <text:p text:style-name="P207">The text that award notifications say</text:p>
          </table:table-cell>
        </table:table-row>
        <table:table-row table:style-name="Table2.1">
          <table:table-cell table:style-name="Table2.A2" office:value-type="string">
            <text:p text:style-name="P207">awardtitle$</text:p>
          </table:table-cell>
          <table:table-cell table:style-name="Table2.A2" office:value-type="string">
            <text:p text:style-name="P207">Title given to awards</text:p>
          </table:table-cell>
        </table:table-row>
        <table:table-row table:style-name="Table2.4">
          <table:table-cell table:style-name="Table2.A2" office:value-type="string">
            <text:p text:style-name="P176">bannercharacter$</text:p>
          </table:table-cell>
          <table:table-cell table:style-name="Table2.A2" office:value-type="string">
            <text:p text:style-name="P176">Current character being printed to screen in text and choice banners.</text:p>
          </table:table-cell>
        </table:table-row>
        <table:table-row table:style-name="Table2.4">
          <table:table-cell table:style-name="Table2.A2" office:value-type="string">
            <text:p text:style-name="P177">bannertemp$</text:p>
          </table:table-cell>
          <table:table-cell table:style-name="Table2.A2" office:value-type="string">
            <text:p text:style-name="P177">Used to scour text banner values for any system variable requests.</text:p>
          </table:table-cell>
        </table:table-row>
        <table:table-row table:style-name="Table2.1">
          <table:table-cell table:style-name="Table2.A2" office:value-type="string">
            <text:p text:style-name="P172">centretext$</text:p>
          </table:table-cell>
          <table:table-cell table:style-name="Table2.A2" office:value-type="string">
            <text:p text:style-name="P172">Text to be centered</text:p>
          </table:table-cell>
        </table:table-row>
        <table:table-row table:style-name="Table2.4">
          <table:table-cell table:style-name="Table2.A2" office:value-type="string">
            <text:p text:style-name="P172">changelog$</text:p>
          </table:table-cell>
          <table:table-cell table:style-name="Table2.A2" office:value-type="string">
            <text:p text:style-name="P172">Name of game change log file for updater use.</text:p>
          </table:table-cell>
        </table:table-row>
        <table:table-row table:style-name="Table2.4">
          <table:table-cell table:style-name="Table2.A2" office:value-type="string">
            <text:p text:style-name="P178">choicebanner$</text:p>
          </table:table-cell>
          <table:table-cell table:style-name="Table2.A2" office:value-type="string">
            <text:p text:style-name="P178">Filename of choice banner for player choices</text:p>
          </table:table-cell>
        </table:table-row>
        <table:table-row table:style-name="Table2.1">
          <table:table-cell table:style-name="Table2.A2" office:value-type="string">
            <text:p text:style-name="P179">choicename$(no)</text:p>
          </table:table-cell>
          <table:table-cell table:style-name="Table2.A2" office:value-type="string">
            <text:p text:style-name="P179">Name of choice for player choices.</text:p>
          </table:table-cell>
        </table:table-row>
        <table:table-row table:style-name="Table2.9">
          <table:table-cell table:style-name="Table2.A2" office:value-type="string">
            <text:p text:style-name="P172">cn(number)$</text:p>
          </table:table-cell>
          <table:table-cell table:style-name="Table2.A2" office:value-type="string">
            <text:p text:style-name="P172">Name of terminal item.</text:p>
          </table:table-cell>
        </table:table-row>
        <table:table-row table:style-name="Table2.9">
          <table:table-cell table:style-name="Table2.A2" office:value-type="string">
            <text:h text:style-name="P5" text:outline-level="1">consolelog$</text:h>
          </table:table-cell>
          <table:table-cell table:style-name="Table2.A2" office:value-type="string">
            <text:h text:style-name="P5" text:outline-level="1">Location of console/error log… “data/consolelog.txt”</text:h>
          </table:table-cell>
        </table:table-row>
        <table:table-row table:style-name="Table2.4">
          <table:table-cell table:style-name="Table2.A2" office:value-type="string">
            <text:p text:style-name="P172">currencyname$</text:p>
          </table:table-cell>
          <table:table-cell table:style-name="Table2.A2" office:value-type="string">
            <text:p text:style-name="P172">Name of the currency used in the game</text:p>
          </table:table-cell>
        </table:table-row>
        <table:table-row table:style-name="Table2.4">
          <table:table-cell table:style-name="Table2.A2" office:value-type="string">
            <text:h text:style-name="P5" text:outline-level="1">currentmusic$</text:h>
          </table:table-cell>
          <table:table-cell table:style-name="Table2.A2" office:value-type="string">
            <text:h text:style-name="P5" text:outline-level="1">Name of music file currently playing</text:h>
          </table:table-cell>
        </table:table-row>
        <table:table-row table:style-name="Table2.4">
          <table:table-cell table:style-name="Table2.A2" office:value-type="string">
            <text:p text:style-name="P172">currentpocketshort$</text:p>
          </table:table-cell>
          <table:table-cell table:style-name="Table2.A2" office:value-type="string">
            <text:p text:style-name="P172">Short identifier name for current pocket item</text:p>
          </table:table-cell>
        </table:table-row>
        <table:table-row table:style-name="Table2.9">
          <table:table-cell table:style-name="Table2.A2" office:value-type="string">
            <text:p text:style-name="P172">datafolder$</text:p>
          </table:table-cell>
          <table:table-cell table:style-name="Table2.A2" office:value-type="string">
            <text:p text:style-name="P172">Name of game data folder for updater use.</text:p>
          </table:table-cell>
        </table:table-row>
        <table:table-row table:style-name="Table2.4">
          <table:table-cell table:style-name="Table2.A2" office:value-type="string">
            <text:p text:style-name="P172">devlogo$</text:p>
          </table:table-cell>
          <table:table-cell table:style-name="Table2.A2" office:value-type="string">
            <text:p text:style-name="P172">Name of developer logo graphic.</text:p>
          </table:table-cell>
        </table:table-row>
        <table:table-row table:style-name="Table2.4">
          <table:table-cell table:style-name="Table2.A2" office:value-type="string">
            <text:h text:style-name="P5" text:outline-level="1">dloc$</text:h>
          </table:table-cell>
          <table:table-cell table:style-name="Table2.A2" office:value-type="string">
            <text:h text:style-name="P5" text:outline-level="1">Location of main metadata folder</text:h>
          </table:table-cell>
        </table:table-row>
        <table:table-row table:style-name="Table2.4">
          <table:table-cell table:style-name="Table2.A2" office:value-type="string">
            <text:p text:style-name="P181">downloadicon$</text:p>
          </table:table-cell>
          <table:table-cell table:style-name="Table2.A2" office:value-type="string">
            <text:p text:style-name="P181">Filename of download icon</text:p>
          </table:table-cell>
        </table:table-row>
        <text:soft-page-break/>
        <table:table-row table:style-name="Table2.4">
          <table:table-cell table:style-name="Table2.A2" office:value-type="string">
            <text:p text:style-name="P172">downloadlink$</text:p>
          </table:table-cell>
          <table:table-cell table:style-name="Table2.A2" office:value-type="string">
            <text:p text:style-name="P172">Download link for update files.</text:p>
          </table:table-cell>
        </table:table-row>
        <table:table-row table:style-name="Table2.1">
          <table:table-cell table:style-name="Table2.A2" office:value-type="string">
            <text:p text:style-name="P182">emptypockets$</text:p>
          </table:table-cell>
          <table:table-cell table:style-name="Table2.A2" office:value-type="string">
            <text:p text:style-name="P182">Speech the mainplayer says when you have nothing in your pockets.</text:p>
          </table:table-cell>
        </table:table-row>
        <table:table-row table:style-name="Table2.1">
          <table:table-cell table:style-name="Table2.A2" office:value-type="string">
            <text:p text:style-name="P172">engineversionno$</text:p>
          </table:table-cell>
          <table:table-cell table:style-name="Table2.A2" office:value-type="string">
            <text:p text:style-name="P172">Build version number for engine.</text:p>
          </table:table-cell>
        </table:table-row>
        <table:table-row table:style-name="Table2.1">
          <table:table-cell table:style-name="Table2.A2" office:value-type="string">
            <text:h text:style-name="P5" text:outline-level="1">errdescription$</text:h>
          </table:table-cell>
          <table:table-cell table:style-name="Table2.A2"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A2" office:value-type="string">
            <text:h text:style-name="P5" text:outline-level="1">Extra data for console event</text:h>
          </table:table-cell>
        </table:table-row>
        <table:table-row table:style-name="Table2.9">
          <table:table-cell table:style-name="Table2.A2" office:value-type="string">
            <text:h text:style-name="P5" text:outline-level="1">eventtitle$</text:h>
          </table:table-cell>
          <table:table-cell table:style-name="Table2.A2" office:value-type="string">
            <text:h text:style-name="P5" text:outline-level="1">Title of console event</text:h>
          </table:table-cell>
        </table:table-row>
        <table:table-row table:style-name="Table2.4">
          <table:table-cell table:style-name="Table2.A2" office:value-type="string">
            <text:p text:style-name="P183">filename$</text:p>
          </table:table-cell>
          <table:table-cell table:style-name="Table2.A2" office:value-type="string">
            <text:p text:style-name="P183">Name of executable file.</text:p>
          </table:table-cell>
        </table:table-row>
        <table:table-row table:style-name="Table2.4">
          <table:table-cell table:style-name="Table2.A2" office:value-type="string">
            <text:h text:style-name="P5" text:outline-level="1">floc$</text:h>
          </table:table-cell>
          <table:table-cell table:style-name="Table2.A2"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A2" office:value-type="string">
            <text:h text:style-name="P5" text:outline-level="1">Name of <text:s/>font (including ext)</text:h>
          </table:table-cell>
        </table:table-row>
        <table:table-row table:style-name="Table2.1">
          <table:table-cell table:style-name="Table2.A2" office:value-type="string">
            <text:h text:style-name="P5" text:outline-level="1">fontstyle$</text:h>
          </table:table-cell>
          <table:table-cell table:style-name="Table2.A2" office:value-type="string">
            <text:h text:style-name="P5" text:outline-level="1">Defines font style can equal “BOLD” “ITALICS” or “UNDERLINED” <text:span text:style-name="T12">or nothing</text:span></text:h>
          </table:table-cell>
        </table:table-row>
        <table:table-row table:style-name="Table2.1">
          <table:table-cell table:style-name="Table2.A2" office:value-type="string">
            <text:p text:style-name="P172">giveaction$</text:p>
          </table:table-cell>
          <table:table-cell table:style-name="Table2.A2" office:value-type="string">
            <text:p text:style-name="P172">Text displayed for “GIVE” action in pockets.</text:p>
          </table:table-cell>
        </table:table-row>
        <table:table-row table:style-name="Table2.1">
          <table:table-cell table:style-name="Table2.A2" office:value-type="string">
            <text:p text:style-name="P172">giveitem$</text:p>
          </table:table-cell>
          <table:table-cell table:style-name="Table2.A2" office:value-type="string">
            <text:p text:style-name="P172">Name of item to be given to main player</text:p>
          </table:table-cell>
        </table:table-row>
        <table:table-row table:style-name="Table2.1">
          <table:table-cell table:style-name="Table2.A2" office:value-type="string">
            <text:p text:style-name="P184">hardbuild$</text:p>
          </table:table-cell>
          <table:table-cell table:style-name="Table2.A2" office:value-type="string">
            <text:p text:style-name="P184">Hard coded engine version number to compare with metadata.</text:p>
          </table:table-cell>
        </table:table-row>
        <table:table-row table:style-name="Table2.4">
          <table:table-cell table:style-name="Table2.A2" office:value-type="string">
            <text:p text:style-name="P185">hideitem$</text:p>
          </table:table-cell>
          <table:table-cell table:style-name="Table2.A2" office:value-type="string">
            <text:p text:style-name="P185">Name of proposed pocket item to hide.</text:p>
          </table:table-cell>
        </table:table-row>
        <table:table-row table:style-name="Table2.1">
          <table:table-cell table:style-name="Table2.A2" office:value-type="string">
            <text:p text:style-name="P172">ifgone$</text:p>
          </table:table-cell>
          <table:table-cell table:style-name="Table2.A2" office:value-type="string">
            <text:p text:style-name="P172">Pocket item engine is to check if marked “gone forever”.</text:p>
          </table:table-cell>
        </table:table-row>
        <table:table-row table:style-name="Table2.9">
          <table:table-cell table:style-name="Table2.A2" office:value-type="string">
            <text:p text:style-name="P172">ifholding$</text:p>
          </table:table-cell>
          <table:table-cell table:style-name="Table2.A2" office:value-type="string">
            <text:p text:style-name="P172">Checks is mainplayer is holding an item</text:p>
          </table:table-cell>
        </table:table-row>
        <table:table-row table:style-name="Table2.1">
          <table:table-cell table:style-name="Table2.A2" office:value-type="string">
            <text:p text:style-name="P172">ifmodel$</text:p>
          </table:table-cell>
          <table:table-cell table:style-name="Table2.A2" office:value-type="string">
            <text:p text:style-name="P172">Character model to check.</text:p>
          </table:table-cell>
        </table:table-row>
        <table:table-row table:style-name="Table2.1">
          <table:table-cell table:style-name="Table2.A2" office:value-type="string">
            <text:p text:style-name="P172">ifpocket$</text:p>
          </table:table-cell>
          <table:table-cell table:style-name="Table2.A2" office:value-type="string">
            <text:p text:style-name="P172">Checks pocket for item</text:p>
          </table:table-cell>
        </table:table-row>
        <table:table-row table:style-name="Table2.1">
          <table:table-cell table:style-name="Table2.A2" office:value-type="string">
            <text:p text:style-name="P186">lastconsoleline$</text:p>
          </table:table-cell>
          <table:table-cell table:style-name="Table2.A2" office:value-type="string">
            <text:p text:style-name="P186">Last line sent to the console printer.</text:p>
          </table:table-cell>
        </table:table-row>
        <table:table-row table:style-name="Table2.9">
          <table:table-cell table:style-name="Table2.A2" office:value-type="string">
            <text:p text:style-name="P172">lnxexe$</text:p>
          </table:table-cell>
          <table:table-cell table:style-name="Table2.A2" office:value-type="string">
            <text:p text:style-name="P172">Name of game Linux executable for updater use.</text:p>
          </table:table-cell>
        </table:table-row>
        <table:table-row table:style-name="Table2.1">
          <table:table-cell table:style-name="Table2.A2" office:value-type="string">
            <text:p text:style-name="P172">loadbar$</text:p>
          </table:table-cell>
          <table:table-cell table:style-name="Table2.A2" office:value-type="string">
            <text:p text:style-name="P172">Name of loading bar graphic file.</text:p>
          </table:table-cell>
        </table:table-row>
        <table:table-row table:style-name="Table2.1">
          <table:table-cell table:style-name="Table2.A2" office:value-type="string">
            <text:p text:style-name="P172">loadicon$</text:p>
          </table:table-cell>
          <table:table-cell table:style-name="Table2.A2" office:value-type="string">
            <text:p text:style-name="P172">Filename of load icon.</text:p>
          </table:table-cell>
        </table:table-row>
        <table:table-row table:style-name="Table2.4">
          <table:table-cell table:style-name="Table2.A2" office:value-type="string">
            <text:p text:style-name="P172">lookaction$</text:p>
          </table:table-cell>
          <table:table-cell table:style-name="Table2.A2" office:value-type="string">
            <text:p text:style-name="P172">Text displayed for “LOOK” action in pockets.</text:p>
          </table:table-cell>
        </table:table-row>
        <table:table-row table:style-name="Table2.1">
          <table:table-cell table:style-name="Table2.A2" office:value-type="string">
            <text:p text:style-name="P203">mainplayerlongname$</text:p>
          </table:table-cell>
          <table:table-cell table:style-name="Table2.A2" office:value-type="string">
            <text:p text:style-name="P203">Long name of main player</text:p>
          </table:table-cell>
        </table:table-row>
        <table:table-row table:style-name="Table2.4">
          <table:table-cell table:style-name="Table2.A2" office:value-type="string">
            <text:p text:style-name="P172">manual$</text:p>
          </table:table-cell>
          <table:table-cell table:style-name="Table2.A2" office:value-type="string">
            <text:p text:style-name="P172">Name of game manual for updater use.</text:p>
          </table:table-cell>
        </table:table-row>
        <table:table-row table:style-name="Table2.1">
          <table:table-cell table:style-name="Table2.A2" office:value-type="string">
            <text:h text:style-name="P5" text:outline-level="1">mapdir$</text:h>
          </table:table-cell>
          <table:table-cell table:style-name="Table2.A2" office:value-type="string">
            <text:h text:style-name="P5" text:outline-level="1">Name of current map directory</text:h>
          </table:table-cell>
        </table:table-row>
        <table:table-row table:style-name="Table2.4">
          <table:table-cell table:style-name="Table2.A2" office:value-type="string">
            <text:h text:style-name="P5" text:outline-level="1">mapfile$</text:h>
          </table:table-cell>
          <table:table-cell table:style-name="Table2.A2" office:value-type="string">
            <text:h text:style-name="P5" text:outline-level="1">Name of current map file</text:h>
          </table:table-cell>
        </table:table-row>
        <table:table-row table:style-name="Table2.4">
          <table:table-cell table:style-name="Table2.A2" office:value-type="string">
            <text:h text:style-name="P5" text:outline-level="1">mapname$</text:h>
          </table:table-cell>
          <table:table-cell table:style-name="Table2.A2" office:value-type="string">
            <text:h text:style-name="P5" text:outline-level="1">Name of current map</text:h>
          </table:table-cell>
        </table:table-row>
        <table:table-row table:style-name="Table2.1">
          <table:table-cell table:style-name="Table2.A2" office:value-type="string">
            <text:p text:style-name="P187">mapscriptdir$</text:p>
          </table:table-cell>
          <table:table-cell table:style-name="Table2.A2" office:value-type="string">
            <text:p text:style-name="P187">Name of script folder</text:p>
          </table:table-cell>
        </table:table-row>
        <table:table-row table:style-name="Table2.60">
          <table:table-cell table:style-name="Table2.A2" office:value-type="string">
            <text:p text:style-name="P172">menu$</text:p>
          </table:table-cell>
          <table:table-cell table:style-name="Table2.A2" office:value-type="string">
            <text:p text:style-name="P172">Name of menu file to be read</text:p>
          </table:table-cell>
        </table:table-row>
        <table:table-row table:style-name="Table2.4">
          <table:table-cell table:style-name="Table2.A2" office:value-type="string">
            <text:p text:style-name="P172">menubackdrop$</text:p>
          </table:table-cell>
          <table:table-cell table:style-name="Table2.A2" office:value-type="string">
            <text:p text:style-name="P172">Name of image used for main menu background.</text:p>
          </table:table-cell>
        </table:table-row>
        <table:table-row table:style-name="Table2.4">
          <table:table-cell table:style-name="Table2.A2" office:value-type="string">
            <text:p text:style-name="P172">menuchoice(no)$</text:p>
          </table:table-cell>
          <table:table-cell table:style-name="Table2.A2" office:value-type="string">
            <text:p text:style-name="P172">Name of choice in menu.</text:p>
          </table:table-cell>
        </table:table-row>
        <table:table-row table:style-name="Table2.1">
          <table:table-cell table:style-name="Table2.A2" office:value-type="string">
            <text:p text:style-name="P172">menucommand(no)$</text:p>
          </table:table-cell>
          <table:table-cell table:style-name="Table2.A2" office:value-type="string">
            <text:p text:style-name="P172">Name of command in menu</text:p>
          </table:table-cell>
        </table:table-row>
        <text:soft-page-break/>
        <table:table-row table:style-name="Table2.4">
          <table:table-cell table:style-name="Table2.A2" office:value-type="string">
            <text:p text:style-name="P172">menumusic$</text:p>
          </table:table-cell>
          <table:table-cell table:style-name="Table2.A2" office:value-type="string">
            <text:p text:style-name="P172">Name of music slot for menu</text:p>
          </table:table-cell>
        </table:table-row>
        <table:table-row table:style-name="Table2.4">
          <table:table-cell table:style-name="Table2.A2" office:value-type="string">
            <text:h text:style-name="P5" text:outline-level="1">mloc$</text:h>
          </table:table-cell>
          <table:table-cell table:style-name="Table2.A2" office:value-type="string">
            <text:h text:style-name="P5" text:outline-level="1">Location of map metadata folder</text:h>
          </table:table-cell>
        </table:table-row>
        <table:table-row table:style-name="Table2.4">
          <table:table-cell table:style-name="Table2.A2" office:value-type="string">
            <text:p text:style-name="P188">moddingname$</text:p>
          </table:table-cell>
          <table:table-cell table:style-name="Table2.A2" office:value-type="string">
            <text:p text:style-name="P188">What the engine refers to mods as. (ie. could be set as something like DLC or expansions)</text:p>
          </table:table-cell>
        </table:table-row>
        <table:table-row table:style-name="Table2.4">
          <table:table-cell table:style-name="Table2.A2" office:value-type="string">
            <text:p text:style-name="P189">modloadprompt$</text:p>
          </table:table-cell>
          <table:table-cell table:style-name="Table2.A2" office:value-type="string">
            <text:p text:style-name="P189">Text that displays before loading a mod.</text:p>
          </table:table-cell>
        </table:table-row>
        <table:table-row table:style-name="Table2.9">
          <table:table-cell table:style-name="Table2.A2" office:value-type="string">
            <text:p text:style-name="P190">modmenubackdrop$</text:p>
          </table:table-cell>
          <table:table-cell table:style-name="Table2.A2" office:value-type="string">
            <text:p text:style-name="P190">Filename of mod menu backdrop</text:p>
          </table:table-cell>
        </table:table-row>
        <table:table-row table:style-name="Table2.9">
          <table:table-cell table:style-name="Table2.A2" office:value-type="string">
            <text:p text:style-name="P191">mod<text:span text:style-name="T15">name</text:span>$</text:p>
          </table:table-cell>
          <table:table-cell table:style-name="Table2.A2" office:value-type="string">
            <text:p text:style-name="P191">Name of <text:span text:style-name="T15">mod that is running.</text:span></text:p>
          </table:table-cell>
        </table:table-row>
        <table:table-row table:style-name="Table2.9">
          <table:table-cell table:style-name="Table2.A2" office:value-type="string">
            <text:h text:style-name="P5" text:outline-level="1">mplayermodel$</text:h>
          </table:table-cell>
          <table:table-cell table:style-name="Table2.A2" office:value-type="string">
            <text:h text:style-name="P5" text:outline-level="1">Name of character that player controls</text:h>
          </table:table-cell>
        </table:table-row>
        <table:table-row table:style-name="Table2.60">
          <table:table-cell table:style-name="Table2.A2" office:value-type="string">
            <text:h text:style-name="P5" text:outline-level="1">museloc$</text:h>
          </table:table-cell>
          <table:table-cell table:style-name="Table2.A2" office:value-type="string">
            <text:h text:style-name="P5" text:outline-level="1">Location of music metadata folder</text:h>
          </table:table-cell>
        </table:table-row>
        <table:table-row table:style-name="Table2.9">
          <table:table-cell table:style-name="Table2.A2" office:value-type="string">
            <text:h text:style-name="P5" text:outline-level="1">musicfile$</text:h>
          </table:table-cell>
          <table:table-cell table:style-name="Table2.A2" office:value-type="string">
            <text:h text:style-name="P5" text:outline-level="1">Name of music file being loaded</text:h>
          </table:table-cell>
        </table:table-row>
        <table:table-row table:style-name="Table2.9">
          <table:table-cell table:style-name="Table2.A2" office:value-type="string">
            <text:p text:style-name="P172">newversionno$</text:p>
          </table:table-cell>
          <table:table-cell table:style-name="Table2.A2" office:value-type="string">
            <text:p text:style-name="P172">Version number of potential new update.</text:p>
          </table:table-cell>
        </table:table-row>
        <table:table-row table:style-name="Table2.9">
          <table:table-cell table:style-name="Table2.A2" office:value-type="string">
            <text:p text:style-name="P180">nospeedrunfilesprompt$</text:p>
          </table:table-cell>
          <table:table-cell table:style-name="Table2.A2" office:value-type="string">
            <text:p text:style-name="P180">Tells player that no speedrun files were found.</text:p>
          </table:table-cell>
        </table:table-row>
        <table:table-row table:style-name="Table2.9">
          <table:table-cell table:style-name="Table2.A2" office:value-type="string">
            <text:p text:style-name="P192">objectlongname(no)$</text:p>
          </table:table-cell>
          <table:table-cell table:style-name="Table2.A2" office:value-type="string">
            <text:p text:style-name="P192">Used to tell engine what the name of the object is, no shortening or weird code names.</text:p>
          </table:table-cell>
        </table:table-row>
        <table:table-row table:style-name="Table2.9">
          <table:table-cell table:style-name="Table2.A2" office:value-type="string">
            <text:h text:style-name="P5" text:outline-level="1">objectname(no)$</text:h>
          </table:table-cell>
          <table:table-cell table:style-name="Table2.A2" office:value-type="string">
            <text:h text:style-name="P5" text:outline-level="1">Name of object</text:h>
          </table:table-cell>
        </table:table-row>
        <table:table-row table:style-name="Table2.9">
          <table:table-cell table:style-name="Table2.A2" office:value-type="string">
            <text:p text:style-name="P172">objecttype$</text:p>
          </table:table-cell>
          <table:table-cell table:style-name="Table2.A2" office:value-type="string">
            <text:p text:style-name="P172">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A2"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A2"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A2" office:value-type="string">
            <text:h text:style-name="P5" text:outline-level="1">Name of old music file previously played</text:h>
          </table:table-cell>
        </table:table-row>
        <table:table-row table:style-name="Table2.9">
          <table:table-cell table:style-name="Table2.A2" office:value-type="string">
            <text:p text:style-name="P193">oldsavename$</text:p>
          </table:table-cell>
          <table:table-cell table:style-name="Table2.A2" office:value-type="string">
            <text:p text:style-name="P193">Display name for old saves.</text:p>
          </table:table-cell>
        </table:table-row>
        <table:table-row table:style-name="Table2.9">
          <table:table-cell table:style-name="Table2.A2" office:value-type="string">
            <text:h text:style-name="P5" text:outline-level="1">oloc$</text:h>
          </table:table-cell>
          <table:table-cell table:style-name="Table2.A2" office:value-type="string">
            <text:h text:style-name="P5" text:outline-level="1">Location of map objects folder</text:h>
          </table:table-cell>
        </table:table-row>
        <table:table-row table:style-name="Table2.9">
          <table:table-cell table:style-name="Table2.A2" office:value-type="string">
            <text:p text:style-name="P172">parentdir$</text:p>
          </table:table-cell>
          <table:table-cell table:style-name="Table2.A2" office:value-type="string">
            <text:p text:style-name="P172">Previous terminal metadata file (for if you’re in a directory)</text:p>
          </table:table-cell>
        </table:table-row>
        <table:table-row table:style-name="Table2.9">
          <table:table-cell table:style-name="Table2.A2" office:value-type="string">
            <text:p text:style-name="P203">playerlongname$(no)</text:p>
          </table:table-cell>
          <table:table-cell table:style-name="Table2.A2" office:value-type="string">
            <text:p text:style-name="P203">Long name of player or NPC</text:p>
          </table:table-cell>
        </table:table-row>
        <table:table-row table:style-name="Table2.9">
          <table:table-cell table:style-name="Table2.A2" office:value-type="string">
            <text:h text:style-name="P5" text:outline-level="1">playmusic$</text:h>
          </table:table-cell>
          <table:table-cell table:style-name="Table2.A2"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A2" office:value-type="string">
            <text:h text:style-name="P5" text:outline-level="1">Name of proposed sound effect to be played</text:h>
          </table:table-cell>
        </table:table-row>
        <text:soft-page-break/>
        <table:table-row table:style-name="Table2.9">
          <table:table-cell table:style-name="Table2.A2" office:value-type="string">
            <text:h text:style-name="P5" text:outline-level="1">ploc$</text:h>
          </table:table-cell>
          <table:table-cell table:style-name="Table2.A2" office:value-type="string">
            <text:h text:style-name="P5" text:outline-level="1">Location of player metadata folder</text:h>
          </table:table-cell>
        </table:table-row>
        <table:table-row table:style-name="Table2.9">
          <table:table-cell table:style-name="Table2.A2" office:value-type="string">
            <text:p text:style-name="P172">pocketarrowleft$</text:p>
          </table:table-cell>
          <table:table-cell table:style-name="Table2.A2" office:value-type="string">
            <text:p text:style-name="P172">Name of left arrow pocket sprite (dormant)</text:p>
          </table:table-cell>
        </table:table-row>
        <table:table-row table:style-name="Table2.9">
          <table:table-cell table:style-name="Table2.A2" office:value-type="string">
            <text:p text:style-name="P172">pocketarrowright$</text:p>
          </table:table-cell>
          <table:table-cell table:style-name="Table2.A2" office:value-type="string">
            <text:p text:style-name="P172">Name of right arrow pocket sprite (dormant)</text:p>
          </table:table-cell>
        </table:table-row>
        <table:table-row table:style-name="Table2.9">
          <table:table-cell table:style-name="Table2.A2" office:value-type="string">
            <text:p text:style-name="P172">pocketarrowselectleft$</text:p>
          </table:table-cell>
          <table:table-cell table:style-name="Table2.A2" office:value-type="string">
            <text:p text:style-name="P172">Name of left arrow pocket sprite (selected)</text:p>
          </table:table-cell>
        </table:table-row>
        <table:table-row table:style-name="Table2.9">
          <table:table-cell table:style-name="Table2.A2" office:value-type="string">
            <text:p text:style-name="P172">pocketarrowselectright$</text:p>
          </table:table-cell>
          <table:table-cell table:style-name="Table2.A2" office:value-type="string">
            <text:p text:style-name="P172">Name of right arrow pocket sprite (selected)</text:p>
          </table:table-cell>
        </table:table-row>
        <table:table-row table:style-name="Table2.9">
          <table:table-cell table:style-name="Table2.A2" office:value-type="string">
            <text:p text:style-name="P172">pocketarrowunavailableleft$</text:p>
          </table:table-cell>
          <table:table-cell table:style-name="Table2.A2" office:value-type="string">
            <text:p text:style-name="P172">Name of left pocket arrow sprite (unavailable)</text:p>
          </table:table-cell>
        </table:table-row>
        <table:table-row table:style-name="Table2.9">
          <table:table-cell table:style-name="Table2.A2" office:value-type="string">
            <text:p text:style-name="P172">pocketarrowunavailableright$</text:p>
          </table:table-cell>
          <table:table-cell table:style-name="Table2.A2" office:value-type="string">
            <text:p text:style-name="P172">Name of right pocket arrow sprite (unavailable)</text:p>
          </table:table-cell>
        </table:table-row>
        <table:table-row table:style-name="Table2.9">
          <table:table-cell table:style-name="Table2.A2" office:value-type="string">
            <text:p text:style-name="P172">pocketbanner$</text:p>
          </table:table-cell>
          <table:table-cell table:style-name="Table2.A2" office:value-type="string">
            <text:p text:style-name="P172">Name of pocket banner sprite </text:p>
          </table:table-cell>
        </table:table-row>
        <table:table-row table:style-name="Table2.9">
          <table:table-cell table:style-name="Table2.A2" office:value-type="string">
            <text:p text:style-name="P172">pocketdisplaydescription$</text:p>
          </table:table-cell>
          <table:table-cell table:style-name="Table2.A2" office:value-type="string">
            <text:p text:style-name="P172">Description of item being displayed in pockets</text:p>
          </table:table-cell>
        </table:table-row>
        <table:table-row table:style-name="Table2.9">
          <table:table-cell table:style-name="Table2.A2" office:value-type="string">
            <text:p text:style-name="P172">pocketdisplayname$</text:p>
          </table:table-cell>
          <table:table-cell table:style-name="Table2.A2" office:value-type="string">
            <text:p text:style-name="P172">Name of item being displayed in pockets</text:p>
          </table:table-cell>
        </table:table-row>
        <table:table-row table:style-name="Table2.9">
          <table:table-cell table:style-name="Table2.A2" office:value-type="string">
            <text:p text:style-name="P172">pocketfile$</text:p>
          </table:table-cell>
          <table:table-cell table:style-name="Table2.A2" office:value-type="string">
            <text:p text:style-name="P172">Name of pocket sprite to be loaded or unloaded</text:p>
          </table:table-cell>
        </table:table-row>
        <table:table-row table:style-name="Table2.9">
          <table:table-cell table:style-name="Table2.A2" office:value-type="string">
            <text:p text:style-name="P172">pockethudimage$</text:p>
          </table:table-cell>
          <table:table-cell table:style-name="Table2.A2" office:value-type="string">
            <text:p text:style-name="P172">Name used for image used for pockets.</text:p>
          </table:table-cell>
        </table:table-row>
        <table:table-row table:style-name="Table2.9">
          <table:table-cell table:style-name="Table2.A2" office:value-type="string">
            <text:p text:style-name="P172">pocketloc$</text:p>
          </table:table-cell>
          <table:table-cell table:style-name="Table2.A2" office:value-type="string">
            <text:p text:style-name="P172">Location of pocket metadata folder</text:p>
          </table:table-cell>
        </table:table-row>
        <table:table-row table:style-name="Table2.9">
          <table:table-cell table:style-name="Table2.A2" office:value-type="string">
            <text:p text:style-name="P172">pocketname(no)$</text:p>
          </table:table-cell>
          <table:table-cell table:style-name="Table2.A2" office:value-type="string">
            <text:p text:style-name="P172">Name of pocket item</text:p>
          </table:table-cell>
        </table:table-row>
        <table:table-row table:style-name="Table2.9">
          <table:table-cell table:style-name="Table2.A2" office:value-type="string">
            <text:p text:style-name="P172">pocketselect$</text:p>
          </table:table-cell>
          <table:table-cell table:style-name="Table2.A2" office:value-type="string">
            <text:p text:style-name="P172">Name of pocket select sprite</text:p>
          </table:table-cell>
        </table:table-row>
        <table:table-row table:style-name="Table2.9">
          <table:table-cell table:style-name="Table2.A2" office:value-type="string">
            <text:p text:style-name="P172">pocketshort(no)$</text:p>
          </table:table-cell>
          <table:table-cell table:style-name="Table2.A2" office:value-type="string">
            <text:p text:style-name="P172">Short identifier name for pocket item</text:p>
          </table:table-cell>
        </table:table-row>
        <table:table-row table:style-name="Table2.9">
          <table:table-cell table:style-name="Table2.A2" office:value-type="string">
            <text:h text:style-name="P5" text:outline-level="1">prompt$</text:h>
          </table:table-cell>
          <table:table-cell table:style-name="Table2.A2"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A2" office:value-type="string">
            <text:h text:style-name="P5" text:outline-level="1">Name of object or player that engine is checking collision for.</text:h>
          </table:table-cell>
        </table:table-row>
        <table:table-row table:style-name="Table2.9">
          <table:table-cell table:style-name="Table2.A2" office:value-type="string">
            <text:p text:style-name="P172">readme$</text:p>
          </table:table-cell>
          <table:table-cell table:style-name="Table2.A2" office:value-type="string">
            <text:p text:style-name="P172">Name of game readme file for updater use.</text:p>
          </table:table-cell>
        </table:table-row>
        <table:table-row table:style-name="Table2.9">
          <table:table-cell table:style-name="Table2.A2" office:value-type="string">
            <text:p text:style-name="P190">restoremenubackdrop$</text:p>
          </table:table-cell>
          <table:table-cell table:style-name="Table2.A2" office:value-type="string">
            <text:p text:style-name="P190">Filename of restore save menu backdrop</text:p>
          </table:table-cell>
        </table:table-row>
        <table:table-row table:style-name="Table2.9">
          <table:table-cell table:style-name="Table2.A2" office:value-type="string">
            <text:h text:style-name="P5" text:outline-level="1">ros$</text:h>
          </table:table-cell>
          <table:table-cell table:style-name="Table2.A2" office:value-type="string">
            <text:h text:style-name="P5" text:outline-level="1">Client Operating System. Either “win” or “lnx”</text:h>
          </table:table-cell>
        </table:table-row>
        <table:table-row table:style-name="Table2.9">
          <table:table-cell table:style-name="Table2.A2" office:value-type="string">
            <text:p text:style-name="P172">runterminal$</text:p>
          </table:table-cell>
          <table:table-cell table:style-name="Table2.A2" office:value-type="string">
            <text:p text:style-name="P172">Name of terminal file to be run</text:p>
          </table:table-cell>
        </table:table-row>
        <table:table-row table:style-name="Table2.9">
          <table:table-cell table:style-name="Table2.A2" office:value-type="string">
            <text:p text:style-name="P194">saveicon$</text:p>
          </table:table-cell>
          <table:table-cell table:style-name="Table2.A2" office:value-type="string">
            <text:p text:style-name="P194">Filename of save icon</text:p>
          </table:table-cell>
        </table:table-row>
        <table:table-row table:style-name="Table2.9">
          <table:table-cell table:style-name="Table2.A2" office:value-type="string">
            <text:p text:style-name="P172">scriptimage$</text:p>
          </table:table-cell>
          <table:table-cell table:style-name="Table2.A2" office:value-type="string">
            <text:p text:style-name="P172">Name for image used to notify player script is running.</text:p>
          </table:table-cell>
        </table:table-row>
        <text:soft-page-break/>
        <table:table-row table:style-name="Table2.9">
          <table:table-cell table:style-name="Table2.A2" office:value-type="string">
            <text:h text:style-name="P5" text:outline-level="1">scriptline$</text:h>
          </table:table-cell>
          <table:table-cell table:style-name="Table2.A2"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A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A2" office:value-type="string">
            <text:h text:style-name="P5" text:outline-level="1">Used to tell engine what the filename of the script is.</text:h>
          </table:table-cell>
        </table:table-row>
        <table:table-row table:style-name="Table2.9">
          <table:table-cell table:style-name="Table2.A2" office:value-type="string">
            <text:p text:style-name="P195">scripttimername$</text:p>
          </table:table-cell>
          <table:table-cell table:style-name="Table2.A2" office:value-type="string">
            <text:p text:style-name="P195">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object or player that has collided with mainplayer</text:h>
          </table:table-cell>
        </table:table-row>
        <table:table-row table:style-name="Table2.9">
          <table:table-cell table:style-name="Table2.A2" office:value-type="string">
            <text:p text:style-name="P196">selectobjectlong$</text:p>
          </table:table-cell>
          <table:table-cell table:style-name="Table2.A2" office:value-type="string">
            <text:p text:style-name="P196">Long name of the selected object.</text:p>
          </table:table-cell>
        </table:table-row>
        <table:table-row table:style-name="Table2.9">
          <table:table-cell table:style-name="Table2.A2" office:value-type="string">
            <text:h text:style-name="P5" text:outline-level="1">sfxfile$</text:h>
          </table:table-cell>
          <table:table-cell table:style-name="Table2.A2"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A2" office:value-type="string">
            <text:h text:style-name="P5" text:outline-level="1">Location of sound effects files</text:h>
          </table:table-cell>
        </table:table-row>
        <table:table-row table:style-name="Table2.9">
          <table:table-cell table:style-name="Table2.A2" office:value-type="string">
            <text:p text:style-name="P172">showimage$</text:p>
          </table:table-cell>
          <table:table-cell table:style-name="Table2.A2" office:value-type="string">
            <text:p text:style-name="P172">Name of image to be displayed on screen.</text:p>
          </table:table-cell>
        </table:table-row>
        <table:table-row table:style-name="Table2.9">
          <table:table-cell table:style-name="Table2.A2" office:value-type="string">
            <text:p text:style-name="P185">showitem$</text:p>
          </table:table-cell>
          <table:table-cell table:style-name="Table2.A2" office:value-type="string">
            <text:p text:style-name="P185">Name of proposed pocket item to show.</text:p>
          </table:table-cell>
        </table:table-row>
        <table:table-row table:style-name="Table2.9">
          <table:table-cell table:style-name="Table2.A2" office:value-type="string">
            <text:h text:style-name="P5" text:outline-level="1">sloc$</text:h>
          </table:table-cell>
          <table:table-cell table:style-name="Table2.A2" office:value-type="string">
            <text:h text:style-name="P5" text:outline-level="1">Location of player saves metadata folder</text:h>
          </table:table-cell>
        </table:table-row>
        <table:table-row table:style-name="Table2.9">
          <table:table-cell table:style-name="Table2.A2" office:value-type="string">
            <text:p text:style-name="P172">source$</text:p>
          </table:table-cell>
          <table:table-cell table:style-name="Table2.A2" office:value-type="string">
            <text:p text:style-name="P172">Name of game source code for updater use.</text:p>
          </table:table-cell>
        </table:table-row>
        <table:table-row table:style-name="Table2.9">
          <table:table-cell table:style-name="Table2.A2" office:value-type="string">
            <text:p text:style-name="P197">spoofoption1$</text:p>
          </table:table-cell>
          <table:table-cell table:style-name="Table2.A2" office:value-type="string">
            <text:p text:style-name="P197">Spoof option 1</text:p>
          </table:table-cell>
        </table:table-row>
        <table:table-row table:style-name="Table2.9">
          <table:table-cell table:style-name="Table2.A2" office:value-type="string">
            <text:p text:style-name="P198">spoofoption1result$</text:p>
          </table:table-cell>
          <table:table-cell table:style-name="Table2.A2" office:value-type="string">
            <text:p text:style-name="P198">Text result of selecting spoof option 1</text:p>
          </table:table-cell>
        </table:table-row>
        <table:table-row table:style-name="Table2.9">
          <table:table-cell table:style-name="Table2.A2" office:value-type="string">
            <text:p text:style-name="P197">spoofoption2$</text:p>
          </table:table-cell>
          <table:table-cell table:style-name="Table2.A2" office:value-type="string">
            <text:p text:style-name="P197">Spoof option 2</text:p>
          </table:table-cell>
        </table:table-row>
        <table:table-row table:style-name="Table2.9">
          <table:table-cell table:style-name="Table2.A2" office:value-type="string">
            <text:p text:style-name="P198">spoofoption2result$</text:p>
          </table:table-cell>
          <table:table-cell table:style-name="Table2.A2" office:value-type="string">
            <text:p text:style-name="P198">Text result of selecting spoof option 2</text:p>
          </table:table-cell>
        </table:table-row>
        <table:table-row table:style-name="Table2.9">
          <table:table-cell table:style-name="Table2.A2" office:value-type="string">
            <text:p text:style-name="P197">spoofoptiontitle$</text:p>
          </table:table-cell>
          <table:table-cell table:style-name="Table2.A2" office:value-type="string">
            <text:p text:style-name="P197">Question asked when spoof option selected</text:p>
          </table:table-cell>
        </table:table-row>
        <table:table-row table:style-name="Table2.9">
          <table:table-cell table:style-name="Table2.A2" office:value-type="string">
            <text:p text:style-name="P172">takeitem$</text:p>
          </table:table-cell>
          <table:table-cell table:style-name="Table2.A2" office:value-type="string">
            <text:p text:style-name="P172">Name of item to be taken from main player</text:p>
          </table:table-cell>
        </table:table-row>
        <table:table-row table:style-name="Table2.9">
          <table:table-cell table:style-name="Table2.A2" office:value-type="string">
            <text:h text:style-name="P5" text:outline-level="1">temp(number)$</text:h>
          </table:table-cell>
          <table:table-cell table:style-name="Table2.A2" office:value-type="string">
            <text:h text:style-name="P5" text:outline-level="1">Temporary value. Wiped blank at end of sub</text:h>
          </table:table-cell>
        </table:table-row>
        <table:table-row table:style-name="Table2.9">
          <table:table-cell table:style-name="Table2.A2" office:value-type="string">
            <text:p text:style-name="P172">terminalhold$</text:p>
          </table:table-cell>
          <table:table-cell table:style-name="Table2.A2" office:value-type="string">
            <text:p text:style-name="P172">Temp value container for transferring item holding information between pocket and terminal subs.</text:p>
          </table:table-cell>
        </table:table-row>
        <table:table-row table:style-name="Table2.9">
          <table:table-cell table:style-name="Table2.A2" office:value-type="string">
            <text:p text:style-name="P172">textbanner$</text:p>
          </table:table-cell>
          <table:table-cell table:style-name="Table2.A2" office:value-type="string">
            <text:p text:style-name="P172">Name of text banner sprite</text:p>
          </table:table-cell>
        </table:table-row>
        <table:table-row table:style-name="Table2.9">
          <table:table-cell table:style-name="Table2.A2" office:value-type="string">
            <text:p text:style-name="P172">textbannername$</text:p>
          </table:table-cell>
          <table:table-cell table:style-name="Table2.A2" office:value-type="string">
            <text:p text:style-name="P172">Image used for text banner name background.</text:p>
          </table:table-cell>
        </table:table-row>
        <table:table-row table:style-name="Table2.9">
          <table:table-cell table:style-name="Table2.A2" office:value-type="string">
            <text:p text:style-name="P172">textline$</text:p>
          </table:table-cell>
          <table:table-cell table:style-name="Table2.A2" office:value-type="string">
            <text:p text:style-name="P172">Line of text used in text banner</text:p>
          </table:table-cell>
        </table:table-row>
        <text:soft-page-break/>
        <table:table-row table:style-name="Table2.9">
          <table:table-cell table:style-name="Table2.A2" office:value-type="string">
            <text:p text:style-name="P172">textspeech$</text:p>
          </table:table-cell>
          <table:table-cell table:style-name="Table2.A2" office:value-type="string">
            <text:p text:style-name="P172">Text used in text banner</text:p>
          </table:table-cell>
        </table:table-row>
        <table:table-row table:style-name="Table2.9">
          <table:table-cell table:style-name="Table2.A2" office:value-type="string">
            <text:p text:style-name="P199">texttemp1$</text:p>
          </table:table-cell>
          <table:table-cell table:style-name="Table2.A2" office:value-type="string">
            <text:p text:style-name="P199">Used to split text banner values so words can be replaced.</text:p>
          </table:table-cell>
        </table:table-row>
        <table:table-row table:style-name="Table2.9">
          <table:table-cell table:style-name="Table2.A2" office:value-type="string">
            <text:p text:style-name="P199">texttemp2$</text:p>
          </table:table-cell>
          <table:table-cell table:style-name="Table2.A2" office:value-type="string">
            <text:p text:style-name="P199">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A2" office:value-type="string">
            <text:h text:style-name="P5" text:outline-level="1">Title bar text</text:h>
          </table:table-cell>
        </table:table-row>
        <table:table-row table:style-name="Table2.9">
          <table:table-cell table:style-name="Table2.A2" office:value-type="string">
            <text:p text:style-name="P172">tloc$</text:p>
          </table:table-cell>
          <table:table-cell table:style-name="Table2.A2" office:value-type="string">
            <text:p text:style-name="P172">Location of terminal metadata folder</text:p>
          </table:table-cell>
        </table:table-row>
        <table:table-row table:style-name="Table2.9">
          <table:table-cell table:style-name="Table2.A2" office:value-type="string">
            <text:p text:style-name="P172">torcheffectfile$</text:p>
          </table:table-cell>
          <table:table-cell table:style-name="Table2.A2" office:value-type="string">
            <text:p text:style-name="P172">Filename of torch effect overlay.</text:p>
          </table:table-cell>
        </table:table-row>
        <table:table-row table:style-name="Table2.9">
          <table:table-cell table:style-name="Table2.A2" office:value-type="string">
            <text:p text:style-name="P172">tos$</text:p>
          </table:table-cell>
          <table:table-cell table:style-name="Table2.A2" office:value-type="string">
            <text:p text:style-name="P172">Name of terminal OS</text:p>
          </table:table-cell>
        </table:table-row>
        <table:table-row table:style-name="Table2.9">
          <table:table-cell table:style-name="Table2.A2" office:value-type="string">
            <text:h text:style-name="P5" text:outline-level="1">triggername(no)$</text:h>
          </table:table-cell>
          <table:table-cell table:style-name="Table2.A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172">tselect$</text:p>
          </table:table-cell>
          <table:table-cell table:style-name="Table2.A2" office:value-type="string">
            <text:p text:style-name="P172">Name of terminal item (selected).</text:p>
          </table:table-cell>
        </table:table-row>
        <table:table-row table:style-name="Table2.9">
          <table:table-cell table:style-name="Table2.A2" office:value-type="string">
            <text:p text:style-name="P200">txtfile(no)$</text:p>
          </table:table-cell>
          <table:table-cell table:style-name="Table2.A2" office:value-type="string">
            <text:p text:style-name="P200">Line to displayed in terminal text files.</text:p>
          </table:table-cell>
        </table:table-row>
        <table:table-row table:style-name="Table2.9">
          <table:table-cell table:style-name="Table2.A2" office:value-type="string">
            <text:p text:style-name="P172">uiloc$</text:p>
          </table:table-cell>
          <table:table-cell table:style-name="Table2.A2" office:value-type="string">
            <text:p text:style-name="P172">Location of UI metadata folder</text:p>
          </table:table-cell>
        </table:table-row>
        <table:table-row table:style-name="Table2.9">
          <table:table-cell table:style-name="Table2.A2" office:value-type="string">
            <text:p text:style-name="P172">unziplink$</text:p>
          </table:table-cell>
          <table:table-cell table:style-name="Table2.A2" office:value-type="string">
            <text:p text:style-name="P172">Download link for windows unzip tool.</text:p>
          </table:table-cell>
        </table:table-row>
        <table:table-row table:style-name="Table2.9">
          <table:table-cell table:style-name="Table2.A2" office:value-type="string">
            <text:p text:style-name="P172">updatelink$</text:p>
          </table:table-cell>
          <table:table-cell table:style-name="Table2.A2" office:value-type="string">
            <text:p text:style-name="P172">Link to check for updates.</text:p>
          </table:table-cell>
        </table:table-row>
        <table:table-row table:style-name="Table2.9">
          <table:table-cell table:style-name="Table2.A2" office:value-type="string">
            <text:p text:style-name="P172">updaterlinklnx$</text:p>
          </table:table-cell>
          <table:table-cell table:style-name="Table2.A2" office:value-type="string">
            <text:p text:style-name="P172">Download link for linux updater.</text:p>
          </table:table-cell>
        </table:table-row>
        <table:table-row table:style-name="Table2.9">
          <table:table-cell table:style-name="Table2.A2" office:value-type="string">
            <text:p text:style-name="P172">updaterlinkwin$</text:p>
          </table:table-cell>
          <table:table-cell table:style-name="Table2.A2" office:value-type="string">
            <text:p text:style-name="P172">Download link for windows updater.</text:p>
          </table:table-cell>
        </table:table-row>
        <table:table-row table:style-name="Table2.9">
          <table:table-cell table:style-name="Table2.A2" office:value-type="string">
            <text:p text:style-name="P172">updatesource$</text:p>
          </table:table-cell>
          <table:table-cell table:style-name="Table2.A2" office:value-type="string">
            <text:p text:style-name="P172">Name of game updater source code for updater use.</text:p>
          </table:table-cell>
        </table:table-row>
        <table:table-row table:style-name="Table2.9">
          <table:table-cell table:style-name="Table2.A2" office:value-type="string">
            <text:p text:style-name="P172">updatezip$</text:p>
          </table:table-cell>
          <table:table-cell table:style-name="Table2.A2" office:value-type="string">
            <text:p text:style-name="P172">Name of game updater zip file, minus zip extension. For updater use only.</text:p>
          </table:table-cell>
        </table:table-row>
        <table:table-row table:style-name="Table2.9">
          <table:table-cell table:style-name="Table2.A2" office:value-type="string">
            <text:p text:style-name="P172">useaction$</text:p>
          </table:table-cell>
          <table:table-cell table:style-name="Table2.A2" office:value-type="string">
            <text:p text:style-name="P172">Text displayed for “USE” action in pockets.</text:p>
          </table:table-cell>
        </table:table-row>
        <table:table-row table:style-name="Table2.9">
          <table:table-cell table:style-name="Table2.A2" office:value-type="string">
            <text:h text:style-name="P5" text:outline-level="1">value$</text:h>
          </table:table-cell>
          <table:table-cell table:style-name="Table2.A2" office:value-type="string">
            <text:h text:style-name="P5" text:outline-level="1">Prompt Command Argument (see prompt appendix)</text:h>
          </table:table-cell>
        </table:table-row>
        <table:table-row table:style-name="Table2.9">
          <table:table-cell table:style-name="Table2.A2" office:value-type="string">
            <text:p text:style-name="P201">variablevalue$</text:p>
          </table:table-cell>
          <table:table-cell table:style-name="Table2.A2" office:value-type="string">
            <text:p text:style-name="P201">Command for variable</text:p>
          </table:table-cell>
        </table:table-row>
        <table:table-row table:style-name="Table2.9">
          <table:table-cell table:style-name="Table2.A2" office:value-type="string">
            <text:p text:style-name="P202">varworkingtemp$</text:p>
          </table:table-cell>
          <table:table-cell table:style-name="Table2.A2" office:value-type="string">
            <text:p text:style-name="P202">Temporary value for working out of variable commands</text:p>
          </table:table-cell>
        </table:table-row>
        <table:table-row table:style-name="Table2.9">
          <table:table-cell table:style-name="Table2.A2" office:value-type="string">
            <text:p text:style-name="P172">versionno$</text:p>
          </table:table-cell>
          <table:table-cell table:style-name="Table2.A2" office:value-type="string">
            <text:p text:style-name="P172">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157" office:value-type="string">
            <text:p text:style-name="P172">winexe$</text:p>
          </table:table-cell>
          <table:table-cell table:style-name="Table2.A157" office:value-type="string">
            <text:p text:style-name="P172">Name of game Windows executable for updater use.</text:p>
          </table:table-cell>
        </table:table-row>
      </table:table>
      <text:p text:style-name="P144"><text:soft-page-break/></text:p>
      <text:h text:style-name="P162" text:outline-level="1"><text:bookmark-start text:name="_Toc2"/>Metadat<text:bookmark-end text:name="_Toc2"/><text:span text:style-name="T66">a Index</text:span></text:h>
      <text:p text:style-name="P138"/>
      <text:p text:style-name="P146">Filename <text:span text:style-name="T46">–</text:span> <text:span text:style-name="T46">engine.ddf</text:span></text:p>
      <text:p text:style-name="P146">Description<text:span text:style-name="T46"> - Engine setup values.</text:span></text:p>
      <text:p text:style-name="P146">Location <text:span text:style-name="T46">- dloc$</text:span></text:p>
      <text:p text:style-name="P146">Mode<text:span text:style-name="T46"> - Input Only</text:span></text:p>
      <text:p text:style-name="P151">Values<text:span text:style-name="T46"> - </text:span><text:span text:style-name="T47">devmode, consolelogging, displayconsole, autoupdate, installtype, devlogono, selectobjecthighlight, </text:span><text:span text:style-name="T59">musictransitionmode, </text:span><text:span text:style-name="T60">musicfadechange, </text:span><text:span text:style-name="T47">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text:span><text:soft-page-break/><text:span text:style-name="T47">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51"><text:span text:style-name="T47"/></text:p>
      <text:p text:style-name="P168">Filename –<text:span text:style-name="T46"> options.ddf</text:span></text:p>
      <text:p text:style-name="P168">Description<text:span text:style-name="T46"> – Options data.</text:span></text:p>
      <text:p text:style-name="P168">Location<text:span text:style-name="T46"> – </text:span><text:span text:style-name="T56">sloc</text:span><text:span text:style-name="T46">$</text:span></text:p>
      <text:p text:style-name="P168">Mode <text:span text:style-name="T46"><text:s/>- Input and Output</text:span></text:p>
      <text:p text:style-name="P168">Values<text:span text:style-name="T46"> – screenmode, soundmode, musicvol, sfxvol</text:span></text:p>
      <text:p text:style-name="P140"/>
      <text:p text:style-name="P169">Filename –<text:span text:style-name="T46"> </text:span><text:span text:style-name="T56">default</text:span><text:span text:style-name="T46">options.ddf</text:span></text:p>
      <text:p text:style-name="P169">Description<text:span text:style-name="T46"> – </text:span><text:span text:style-name="T56">Default o</text:span><text:span text:style-name="T46">ptions data.</text:span></text:p>
      <text:p text:style-name="P169">Location<text:span text:style-name="T46"> – </text:span><text:span text:style-name="T56">sloc</text:span><text:span text:style-name="T46">$</text:span></text:p>
      <text:p text:style-name="P152">Mode<text:span text:style-name="T46"> - None (file replaces </text:span><text:span text:style-name="T56">options</text:span><text:span text:style-name="T46">.ddf when </text:span><text:span text:style-name="T56">no option config is detected)</text:span></text:p>
      <text:p text:style-name="P152"><text:span text:style-name="T46">Values - (see </text:span><text:span text:style-name="T56">options</text:span><text:span text:style-name="T46">.ddf)</text:span></text:p>
      <text:p text:style-name="P140"/>
      <text:p text:style-name="P146">Filename<text:span text:style-name="T46"> - savedata.ddf</text:span></text:p>
      <text:p text:style-name="P146">Description<text:span text:style-name="T46"> - Player save data.</text:span></text:p>
      <text:p text:style-name="P146">Location<text:span text:style-name="T46"> - sloc$</text:span></text:p>
      <text:p text:style-name="P146">Mode<text:span text:style-name="T46"> - Input and Output</text:span></text:p>
      <text:p text:style-name="P147">Values <text:span text:style-name="T46">- mapno, currency, posx, posy, direction, </text:span><text:span text:style-name="T57">igametime, </text:span><text:span text:style-name="T46">pocketcarry, pocketitem(totalpockets), </text:span>(repeat pocketitem until totalpockets is reached)<text:span text:style-name="T46">, </text:span><text:span text:style-name="T48">pocketvisible(totalpockets), </text:span><text:span text:style-name="T61">(repeat pocketvisible until totalpockets is reached)</text:span><text:span text:style-name="T48">, </text:span><text:span text:style-name="T46">checkpoint(totalcheckpoints), </text:span>(repeat checkpoint until totalcheckpoints is reached)<text:span text:style-name="T46">, mplayermodel$</text:span></text:p>
      <text:p text:style-name="P140"/>
      <text:p text:style-name="P146">Filename <text:span text:style-name="T46">- defaultsave.ddf</text:span></text:p>
      <text:p text:style-name="P146">Description<text:span text:style-name="T46"> - Default player save data.</text:span></text:p>
      <text:p text:style-name="P146">Location<text:span text:style-name="T46"> - sloc$</text:span></text:p>
      <text:p text:style-name="P146">Mode<text:span text:style-name="T46"> - None (file replaces savedata.ddf when player erases save)</text:span></text:p>
      <text:p text:style-name="P146">Values <text:span text:style-name="T46">- (see savedata.ddf)</text:span></text:p>
      <text:p text:style-name="P140"/>
      <text:p text:style-name="P146">Filename<text:span text:style-name="T46"> - fileloc.ddf</text:span></text:p>
      <text:p text:style-name="P146">Description <text:span text:style-name="T46"><text:s/>- Directory locations in Windows </text:span><text:span text:style-name="T49">and then Linux</text:span><text:span text:style-name="T46"> format.</text:span></text:p>
      <text:p text:style-name="P146">Location<text:span text:style-name="T46"> - dloc$</text:span></text:p>
      <text:p text:style-name="P146">Mode<text:span text:style-name="T46"> - Input Only</text:span></text:p>
      <text:p text:style-name="P148">Values<text:span text:style-name="T46"> - dloc$, mloc$, ploc$, floc$, sloc$, oloc$, scriptloc$, museloc$, sfxloc$, pocketloc$, uiloc$, tloc$, aloc$, menuloc$, dloc$, mloc$, ploc$, floc$, sloc$, oloc$, scriptloc$, museloc$, sfxloc$, pocketloc$, uiloc$, tloc$, aloc$, menuloc$</text:span></text:p>
      <text:p text:style-name="P140"/>
      <text:p text:style-name="P146">Filename<text:span text:style-name="T46"> - map(mapno).ddf</text:span></text:p>
      <text:p text:style-name="P146">Description<text:span text:style-name="T46"> - Map data.</text:span></text:p>
      <text:p text:style-name="P146">Location<text:span text:style-name="T46"> - mloc$/mapdir$/</text:span></text:p>
      <text:p text:style-name="P146">Mode <text:span text:style-name="T46">- Input Only</text:span></text:p>
      <text:p text:style-name="P146"><text:soft-page-break/>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46">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40"/>
      <text:p text:style-name="P146">Filename<text:span text:style-name="T46"> - (playername).ddf</text:span></text:p>
      <text:p text:style-name="P146">Description<text:span text:style-name="T46"> - Player data for main player and NPCs.</text:span></text:p>
      <text:p text:style-name="P146">Location<text:span text:style-name="T46"> - ploc$/(playername)/</text:span></text:p>
      <text:p text:style-name="P146">Mode<text:span text:style-name="T46"> - Input Only</text:span></text:p>
      <text:p text:style-name="P146">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40"><text:tab/>OR</text:p>
      <text:p text:style-name="P140"><text:tab/>temp$, mpx, mpy, mps, mpnote1, mpnote2, <text:span text:style-name="T41">temp</text:span></text:p>
      <text:p text:style-name="P140"/>
      <text:p text:style-name="P146">Filename<text:span text:style-name="T46"> - consolelog.txt</text:span></text:p>
      <text:p text:style-name="P146">Description<text:span text:style-name="T46"> - Console log for development purposes.</text:span></text:p>
      <text:p text:style-name="P146">Location<text:span text:style-name="T46"> - dloc$</text:span></text:p>
      <text:p text:style-name="P146">Mode<text:span text:style-name="T46"> - Output Only</text:span></text:p>
      <text:p text:style-name="P146">Values<text:span text:style-name="T46"> - date$, time$, err, errdescription$</text:span></text:p>
      <text:p text:style-name="P140"><text:tab/>OR</text:p>
      <text:p text:style-name="P140"><text:tab/>date$, time$, eventtitle$, eventdata$, eventnumber</text:p>
      <text:p text:style-name="P140"/>
      <text:p text:style-name="P146">Filename<text:span text:style-name="T46"> - (objectname).ddf</text:span></text:p>
      <text:p text:style-name="P146">Description<text:span text:style-name="T46"> - Map object data.</text:span></text:p>
      <text:p text:style-name="P146">Location<text:span text:style-name="T46"> - oloc$/(objectname)/</text:span></text:p>
      <text:p text:style-name="P146">Mode<text:span text:style-name="T46"> - Input Only</text:span></text:p>
      <text:p text:style-name="P146">Values<text:span text:style-name="T46"> - objectname$(totalobjects), objectresx, objectresy, objects(totalobjects), </text:span><text:span text:style-name="T55">objectlayer(totalobjects), </text:span><text:span text:style-name="T53">objectspeed(totalobjects), </text:span><text:span text:style-name="T54">objectcollision(totalobjects)</text:span></text:p>
      <text:p text:style-name="P140"/>
      <text:p text:style-name="P146">Filename<text:span text:style-name="T46"> - musicfiles.ddf</text:span></text:p>
      <text:p text:style-name="P146">Description<text:span text:style-name="T46"> - List of music files to be loaded into memory.</text:span></text:p>
      <text:p text:style-name="P146">Location<text:span text:style-name="T46"> - museloc$</text:span></text:p>
      <text:p text:style-name="P146">Mode<text:span text:style-name="T46"> - Input Only</text:span></text:p>
      <text:p text:style-name="P146">Values<text:span text:style-name="T46"> - (list of music files in quotes, no extension).</text:span></text:p>
      <text:p text:style-name="P140"/>
      <text:p text:style-name="P146">Filename<text:span text:style-name="T46"> - sfxfiles.ddf</text:span></text:p>
      <text:p text:style-name="P146"><text:soft-page-break/>Description<text:span text:style-name="T46"> - List of sound effect files to be loaded into memory.</text:span></text:p>
      <text:p text:style-name="P146">Location<text:span text:style-name="T46"> - sfxloc$</text:span></text:p>
      <text:p text:style-name="P146">Mode<text:span text:style-name="T46"> - Input Only</text:span></text:p>
      <text:p text:style-name="P146">Values<text:span text:style-name="T46"> - (list of sound effect files in quotes, no extension).</text:span></text:p>
      <text:p text:style-name="P140"/>
      <text:p text:style-name="P146">Filename<text:span text:style-name="T46"> - pocketfiles.ddf</text:span></text:p>
      <text:p text:style-name="P146">Description<text:span text:style-name="T46"> - List of pocket files to be loaded into memory.</text:span></text:p>
      <text:p text:style-name="P146">Location<text:span text:style-name="T46"> - pocketloc$</text:span></text:p>
      <text:p text:style-name="P146">Mode<text:span text:style-name="T46"> - Input Only</text:span></text:p>
      <text:p text:style-name="P146">Values<text:span text:style-name="T46"> - (list of pocket files in quotes, no extension).</text:span></text:p>
      <text:p text:style-name="P140"/>
      <text:p text:style-name="P146">Filename<text:span text:style-name="T46"> - (itemname).ddf</text:span></text:p>
      <text:p text:style-name="P146">Description<text:span text:style-name="T46"> - Pocket item metadata.</text:span></text:p>
      <text:p text:style-name="P146">Location<text:span text:style-name="T46"> - pocketloc$/(itemname)/</text:span></text:p>
      <text:p text:style-name="P146">Mode<text:span text:style-name="T46"> - Input Only</text:span></text:p>
      <text:p text:style-name="P146">Values<text:span text:style-name="T46"> - pocketname$(totalpockets)$, pocketdescription$(totalpockets)</text:span></text:p>
      <text:p text:style-name="P146">Notes <text:span text:style-name="T46">- pocketdescription$(totalpockets) to equal “[RUNSCRIPT] {script name}” if you’d like a pocket item to run a script when looked at.</text:span></text:p>
      <text:p text:style-name="P140"/>
      <text:p text:style-name="P146">Filename<text:span text:style-name="T46"> - (scriptname).vsf</text:span></text:p>
      <text:p text:style-name="P146">Description<text:span text:style-name="T46"> - Script file.</text:span></text:p>
      <text:p text:style-name="P146">Location<text:span text:style-name="T46"> - scriptloc$</text:span></text:p>
      <text:p text:style-name="P146">Mode<text:span text:style-name="T46"> - Input Only</text:span></text:p>
      <text:p text:style-name="P146">Values<text:span text:style-name="T46"> - (list of script commands in quotes).</text:span></text:p>
      <text:p text:style-name="P140"/>
      <text:p text:style-name="P146">Filename<text:span text:style-name="T46"> - (menuname).ddf</text:span></text:p>
      <text:p text:style-name="P146">Description<text:span text:style-name="T46"> - Menu metadata</text:span></text:p>
      <text:p text:style-name="P146">Location<text:span text:style-name="T46"> - uiloc$</text:span></text:p>
      <text:p text:style-name="P146">Mode<text:span text:style-name="T46"> - Input Only</text:span></text:p>
      <text:p text:style-name="P146">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40"/>
      <text:p text:style-name="P146">Filename<text:span text:style-name="T46"> - (terminal data name).ddf</text:span></text:p>
      <text:p text:style-name="P146">Description<text:span text:style-name="T46"> - Terminal Metadata</text:span></text:p>
      <text:p text:style-name="P146">Location<text:span text:style-name="T46"> - tloc$/(terminal data name)/</text:span></text:p>
      <text:p text:style-name="P146">Mode<text:span text:style-name="T46"> - Input Only</text:span></text:p>
      <text:p text:style-name="P146">Values<text:span text:style-name="T46"> - ct1, cn1$, ct2, cn2$, ct3, cn3$, ct4, cn4$, ct5, cn5$, ct6, cn6$, parentdir$</text:span></text:p>
      <text:p text:style-name="P140"/>
      <text:p text:style-name="P146">Filename<text:span text:style-name="T46"> - (animation data name).ddf</text:span></text:p>
      <text:p text:style-name="P146">Description<text:span text:style-name="T46"> - Animation Metadata.</text:span></text:p>
      <text:p text:style-name="P146">Location<text:span text:style-name="T46"> - aloc$/(animation data name)/</text:span></text:p>
      <text:p text:style-name="P146">Mode<text:span text:style-name="T46"> - Input Only</text:span></text:p>
      <text:p text:style-name="P146">Values<text:span text:style-name="T46"> - aniframes, frame(totalframes), </text:span>(repeat frame until totalframes is reached)</text:p>
      <text:p text:style-name="P140"/>
      <text:p text:style-name="P146">Filename <text:span text:style-name="T46">- checkupdate.ddf</text:span></text:p>
      <text:p text:style-name="P146">Description<text:span text:style-name="T46"> - Latest update information. Will only exist whilst updates are being checked or installed.</text:span></text:p>
      <text:p text:style-name="P146"><text:soft-page-break/>Location<text:span text:style-name="T46"> - (executable folder)</text:span></text:p>
      <text:p text:style-name="P146">Mode<text:span text:style-name="T46"> - Input Only</text:span></text:p>
      <text:p text:style-name="P146">Values<text:span text:style-name="T46"> - newversionno$, updaterlinklnx$, updaterlinkwin$, downloadlink$, unziplink$, datafolder$, winexe$, lnxexe$, readme$, changelog$, manual$, source$, updatesource$, updatezip$, </text:span><text:span text:style-name="T58">savestatus, minsavever$</text:span></text:p>
      <text:h text:style-name="P162" text:outline-level="1"><text:bookmark-start text:name="_Toc3"/>Subs<text:bookmark-end text:name="_Toc3"/></text:h>
      <text:p text:style-name="P138"/>
      <table:table table:name="Table3" table:style-name="Table3" table:template-name="Elegant">
        <table:table-column table:style-name="Table3.A" table:number-columns-repeated="2"/>
        <table:table-row table:style-name="Table3.1">
          <table:table-cell table:style-name="Table3.A1" office:value-type="string">
            <text:h text:style-name="P133" text:outline-level="1">Sub Name</text:h>
          </table:table-cell>
          <table:table-cell table:style-name="Table3.A1" office:value-type="string">
            <text:h text:style-name="P133" text:outline-level="1">Sub Function</text:h>
          </table:table-cell>
        </table:table-row>
        <table:table-row table:style-name="Table3.1">
          <table:table-cell table:style-name="Table3.A2" office:value-type="string">
            <text:p text:style-name="P172">animation:</text:p>
          </table:table-cell>
          <table:table-cell table:style-name="Table3.A2" office:value-type="string">
            <text:p text:style-name="P172">Loads and Draws animation</text:p>
          </table:table-cell>
        </table:table-row>
        <table:table-row table:style-name="Table3.3">
          <table:table-cell table:style-name="Table3.A2" office:value-type="string">
            <text:h text:style-name="P117" text:outline-level="1">awarddraw:</text:h>
          </table:table-cell>
          <table:table-cell table:style-name="Table3.A2" office:value-type="string">
            <text:h text:style-name="P117" text:outline-level="1">Draws granted awards onto the screen.</text:h>
          </table:table-cell>
        </table:table-row>
        <table:table-row table:style-name="Table3.1">
          <table:table-cell table:style-name="Table3.A2" office:value-type="string">
            <text:h text:style-name="P112" text:outline-level="1">awardload:</text:h>
          </table:table-cell>
          <table:table-cell table:style-name="Table3.A2" office:value-type="string">
            <text:h text:style-name="P112" text:outline-level="1">Loads award assets and data</text:h>
          </table:table-cell>
        </table:table-row>
        <table:table-row table:style-name="Table3.1">
          <table:table-cell table:style-name="Table3.A2" office:value-type="string">
            <text:h text:style-name="P120" text:outline-level="1">awardmenu:</text:h>
          </table:table-cell>
          <table:table-cell table:style-name="Table3.A2" office:value-type="string">
            <text:h text:style-name="P120" text:outline-level="1">Loads award menu</text:h>
          </table:table-cell>
        </table:table-row>
        <table:table-row table:style-name="Table3.3">
          <table:table-cell table:style-name="Table3.A2" office:value-type="string">
            <text:h text:style-name="P113" text:outline-level="1">awardunload:</text:h>
          </table:table-cell>
          <table:table-cell table:style-name="Table3.A2" office:value-type="string">
            <text:h text:style-name="P113" text:outline-level="1">Unloads awards from memory</text:h>
          </table:table-cell>
        </table:table-row>
        <table:table-row table:style-name="Table3.3">
          <table:table-cell table:style-name="Table3.A2" office:value-type="string">
            <text:p text:style-name="P172">carryplayervalues:</text:p>
          </table:table-cell>
          <table:table-cell table:style-name="Table3.A2" office:value-type="string">
            <text:p text:style-name="P172">Copies player values to memory to be used on another map.</text:p>
          </table:table-cell>
        </table:table-row>
        <table:table-row table:style-name="Table3.1">
          <table:table-cell table:style-name="Table3.A2" office:value-type="string">
            <text:p text:style-name="P172">centretext:</text:p>
          </table:table-cell>
          <table:table-cell table:style-name="Table3.A2" office:value-type="string">
            <text:p text:style-name="P172">Centralises text for display use</text:p>
          </table:table-cell>
        </table:table-row>
        <table:table-row table:style-name="Table3.1">
          <table:table-cell table:style-name="Table3.A2" office:value-type="string">
            <text:h text:style-name="P52" text:outline-level="1">choicebannercalc:</text:h>
          </table:table-cell>
          <table:table-cell table:style-name="Table3.A2" office:value-type="string">
            <text:h text:style-name="P52" text:outline-level="1">Puts choice text on player choice menu.</text:h>
          </table:table-cell>
        </table:table-row>
        <table:table-row table:style-name="Table3.1">
          <table:table-cell table:style-name="Table3.A2" office:value-type="string">
            <text:h text:style-name="P13" text:outline-level="1">choicebannerdraw:</text:h>
          </table:table-cell>
          <table:table-cell table:style-name="Table3.A2" office:value-type="string">
            <text:h text:style-name="P13" text:outline-level="1">Draws banner for player choice menu.</text:h>
          </table:table-cell>
        </table:table-row>
        <table:table-row table:style-name="Table3.1">
          <table:table-cell table:style-name="Table3.A2" office:value-type="string">
            <text:h text:style-name="P5" text:outline-level="1">collision:</text:h>
          </table:table-cell>
          <table:table-cell table:style-name="Table3.A2" office:value-type="string">
            <text:h text:style-name="P5" text:outline-level="1">Manages collision subs<text:bookmark-start text:name="_Toc3 Copy 1"/><text:span text:style-name="T2">Subs</text:span><text:bookmark-end text:name="_Toc3 Copy 1"/></text:h>
          </table:table-cell>
        </table:table-row>
        <table:table-row table:style-name="Table3.3">
          <table:table-cell table:style-name="Table3.A2" office:value-type="string">
            <text:p text:style-name="P172">collisionconverter:</text:p>
          </table:table-cell>
          <table:table-cell table:style-name="Table3.A2" office:value-type="string">
            <text:p text:style-name="P172">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A2"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A2"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A2" office:value-type="string">
            <text:h text:style-name="P5" text:outline-level="1">Dumps any additional info to errorlog.txt</text:h>
          </table:table-cell>
        </table:table-row>
        <table:table-row table:style-name="Table3.1">
          <table:table-cell table:style-name="Table3.A2" office:value-type="string">
            <text:p text:style-name="P172">controlgenerator:</text:p>
          </table:table-cell>
          <table:table-cell table:style-name="Table3.A2" office:value-type="string">
            <text:p text:style-name="P172">Generates control dialogue text</text:p>
          </table:table-cell>
        </table:table-row>
        <table:table-row table:style-name="Table3.1">
          <table:table-cell table:style-name="Table3.A2" office:value-type="string">
            <text:p text:style-name="P172">coordinatefixer:</text:p>
          </table:table-cell>
          <table:table-cell table:style-name="Table3.A2" office:value-type="string">
            <text:p text:style-name="P172">Fixes any single figure co-ordinate values.</text:p>
          </table:table-cell>
        </table:table-row>
        <table:table-row table:style-name="Table3.3">
          <table:table-cell table:style-name="Table3.A2" office:value-type="string">
            <text:p text:style-name="P172">deleteupdaters:</text:p>
          </table:table-cell>
          <table:table-cell table:style-name="Table3.A2" office:value-type="string">
            <text:p text:style-name="P172">Deletes any remaining updater files that aren’t needed.</text:p>
          </table:table-cell>
        </table:table-row>
        <table:table-row table:style-name="Table3.1">
          <table:table-cell table:style-name="Table3.A2" office:value-type="string">
            <text:p text:style-name="P172">devlogo:</text:p>
          </table:table-cell>
          <table:table-cell table:style-name="Table3.A2" office:value-type="string">
            <text:p text:style-name="P172">Displays developer logo.</text:p>
          </table:table-cell>
        </table:table-row>
        <table:table-row table:style-name="Table3.1">
          <table:table-cell table:style-name="Table3.A2" office:value-type="string">
            <text:p text:style-name="P172">dimmer:</text:p>
          </table:table-cell>
          <table:table-cell table:style-name="Table3.A2" office:value-type="string">
            <text:p text:style-name="P172">Assigns array values.</text:p>
          </table:table-cell>
        </table:table-row>
        <table:table-row table:style-name="Table3.1">
          <table:table-cell table:style-name="Table3.A2" office:value-type="string">
            <text:p text:style-name="P172">displayconsole:</text:p>
          </table:table-cell>
          <table:table-cell table:style-name="Table3.A2" office:value-type="string">
            <text:p text:style-name="P172">Displays developer console</text:p>
          </table:table-cell>
        </table:table-row>
        <table:table-row table:style-name="Table3.1">
          <table:table-cell table:style-name="Table3.A2" office:value-type="string">
            <text:p text:style-name="P172">effectdraw:</text:p>
          </table:table-cell>
          <table:table-cell table:style-name="Table3.A2" office:value-type="string">
            <text:p text:style-name="P172">Draws special map effects.</text:p>
          </table:table-cell>
        </table:table-row>
        <table:table-row table:style-name="Table3.1">
          <table:table-cell table:style-name="Table3.A2" office:value-type="string">
            <text:h text:style-name="P5" text:outline-level="1">endgame:</text:h>
          </table:table-cell>
          <table:table-cell table:style-name="Table3.A2" office:value-type="string">
            <text:h text:style-name="P5" text:outline-level="1">Saves any additional savedata then quits game</text:h>
          </table:table-cell>
        </table:table-row>
        <table:table-row table:style-name="Table3.3">
          <table:table-cell table:style-name="Table3.A2" office:value-type="string">
            <text:h text:style-name="P53" text:outline-level="1">endgamemenu:</text:h>
          </table:table-cell>
          <table:table-cell table:style-name="Table3.A2" office:value-type="string">
            <text:h text:style-name="P53" text:outline-level="1">Asks for user confirmation of quit.</text:h>
          </table:table-cell>
        </table:table-row>
        <table:table-row table:style-name="Table3.1">
          <table:table-cell table:style-name="Table3.A2" office:value-type="string">
            <text:h text:style-name="P5" text:outline-level="1">erasesave:</text:h>
          </table:table-cell>
          <table:table-cell table:style-name="Table3.A2"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A2" office:value-type="string">
            <text:h text:style-name="P5" text:outline-level="1">Failsafe if error handler encounters an unexpected error.</text:h>
          </table:table-cell>
        </table:table-row>
        <table:table-row table:style-name="Table3.3">
          <table:table-cell table:style-name="Table3.A2" office:value-type="string">
            <text:h text:style-name="P5" text:outline-level="1">errorhandler:</text:h>
          </table:table-cell>
          <table:table-cell table:style-name="Table3.A2" office:value-type="string">
            <text:h text:style-name="P5" text:outline-level="1">Calls redirects or rescue code upon engine errors</text:h>
          </table:table-cell>
        </table:table-row>
        <table:table-row table:style-name="Table3.1">
          <table:table-cell table:style-name="Table3.A2" office:value-type="string">
            <text:h text:style-name="P5" text:outline-level="1">errorprinter:</text:h>
          </table:table-cell>
          <table:table-cell table:style-name="Table3.A2"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A2" office:value-type="string">
            <text:h text:style-name="P5" text:outline-level="1">Fade in utility</text:h>
          </table:table-cell>
        </table:table-row>
        <table:table-row table:style-name="Table3.1">
          <table:table-cell table:style-name="Table3.A2" office:value-type="string">
            <text:h text:style-name="P5" text:outline-level="1">fadeout:</text:h>
          </table:table-cell>
          <table:table-cell table:style-name="Table3.A2" office:value-type="string">
            <text:h text:style-name="P5" text:outline-level="1">Fade out utility</text:h>
          </table:table-cell>
        </table:table-row>
        <table:table-row table:style-name="Table3.1">
          <table:table-cell table:style-name="Table3.A2" office:value-type="string">
            <text:h text:style-name="P54" text:outline-level="1">findcontrol:</text:h>
          </table:table-cell>
          <table:table-cell table:style-name="Table3.A2" office:value-type="string">
            <text:h text:style-name="P54" text:outline-level="1">Matches unicode with letter keys for control instructions.</text:h>
          </table:table-cell>
        </table:table-row>
        <table:table-row table:style-name="Table3.3">
          <table:table-cell table:style-name="Table3.A2" office:value-type="string">
            <text:h text:style-name="P5" text:outline-level="1">fontload:</text:h>
          </table:table-cell>
          <table:table-cell table:style-name="Table3.A2" office:value-type="string">
            <text:h text:style-name="P5" text:outline-level="1">Loads engine font into memory</text:h>
          </table:table-cell>
        </table:table-row>
        <table:table-row table:style-name="Table3.1">
          <table:table-cell table:style-name="Table3.A2" office:value-type="string">
            <text:h text:style-name="P5" text:outline-level="1">fontunload:</text:h>
          </table:table-cell>
          <table:table-cell table:style-name="Table3.A2" office:value-type="string">
            <text:h text:style-name="P5" text:outline-level="1">Unloads fonts</text:h>
          </table:table-cell>
        </table:table-row>
        <table:table-row table:style-name="Table3.3">
          <table:table-cell table:style-name="Table3.A2" office:value-type="string">
            <text:h text:style-name="P5" text:outline-level="1">footchanger:</text:h>
          </table:table-cell>
          <table:table-cell table:style-name="Table3.A2" office:value-type="string">
            <text:h text:style-name="P5" text:outline-level="1">Calculates when player foot should change when walking</text:h>
          </table:table-cell>
        </table:table-row>
        <text:soft-page-break/>
        <table:table-row table:style-name="Table3.3">
          <table:table-cell table:style-name="Table3.A2" office:value-type="string">
            <text:h text:style-name="P5" text:outline-level="1">game:</text:h>
          </table:table-cell>
          <table:table-cell table:style-name="Table3.A2" office:value-type="string">
            <text:h text:style-name="P5" text:outline-level="1">Main engine loop, calls upon subs required</text:h>
          </table:table-cell>
        </table:table-row>
        <table:table-row table:style-name="Table3.3">
          <table:table-cell table:style-name="Table3.A2" office:value-type="string">
            <text:p text:style-name="P172">gameloop:</text:p>
          </table:table-cell>
          <table:table-cell table:style-name="Table3.A2" office:value-type="string">
            <text:p text:style-name="P172">Quick version of game loop for script purposes.</text:p>
          </table:table-cell>
        </table:table-row>
        <table:table-row table:style-name="Table3.1">
          <table:table-cell table:style-name="Table3.A2" office:value-type="string">
            <text:h text:style-name="P55" text:outline-level="1">gamereboots:</text:h>
          </table:table-cell>
          <table:table-cell table:style-name="Table3.A2" office:value-type="string">
            <text:h text:style-name="P55" text:outline-level="1">Checks to see if the game requires a reboot.</text:h>
          </table:table-cell>
        </table:table-row>
        <table:table-row table:style-name="Table3.1">
          <table:table-cell table:style-name="Table3.A2" office:value-type="string">
            <text:p text:style-name="P172">generateoffsets:</text:p>
          </table:table-cell>
          <table:table-cell table:style-name="Table3.A2" office:value-type="string">
            <text:p text:style-name="P172">Generates random map animation offsets for objects and players.</text:p>
          </table:table-cell>
        </table:table-row>
        <table:table-row table:style-name="Table3.1">
          <table:table-cell table:style-name="Table3.A2" office:value-type="string">
            <text:p text:style-name="P172">givecurrency:</text:p>
          </table:table-cell>
          <table:table-cell table:style-name="Table3.A2" office:value-type="string">
            <text:p text:style-name="P172">Gives currency to player</text:p>
          </table:table-cell>
        </table:table-row>
        <table:table-row table:style-name="Table3.1">
          <table:table-cell table:style-name="Table3.A2" office:value-type="string">
            <text:h text:style-name="P56" text:outline-level="1">hideitem:</text:h>
          </table:table-cell>
          <table:table-cell table:style-name="Table3.A2" office:value-type="string">
            <text:h text:style-name="P56" text:outline-level="1">Changes a pocket item visibility to hide.</text:h>
          </table:table-cell>
        </table:table-row>
        <table:table-row table:style-name="Table3.3">
          <table:table-cell table:style-name="Table3.A2" office:value-type="string">
            <text:h text:style-name="P122" text:outline-level="1">ifaward:</text:h>
          </table:table-cell>
          <table:table-cell table:style-name="Table3.A2" office:value-type="string">
            <text:h text:style-name="P122" text:outline-level="1">Checks status of award </text:h>
          </table:table-cell>
        </table:table-row>
        <table:table-row table:style-name="Table3.1">
          <table:table-cell table:style-name="Table3.A2" office:value-type="string">
            <text:p text:style-name="P172">ifcurrency:</text:p>
          </table:table-cell>
          <table:table-cell table:style-name="Table3.A2" office:value-type="string">
            <text:p text:style-name="P172">Checks if player has enough currency</text:p>
          </table:table-cell>
        </table:table-row>
        <table:table-row table:style-name="Table3.3">
          <table:table-cell table:style-name="Table3.A2" office:value-type="string">
            <text:p text:style-name="P172">ifholding:</text:p>
          </table:table-cell>
          <table:table-cell table:style-name="Table3.A2" office:value-type="string">
            <text:p text:style-name="P172">Checks if player is holding an item in hand</text:p>
          </table:table-cell>
        </table:table-row>
        <table:table-row table:style-name="Table3.1">
          <table:table-cell table:style-name="Table3.A2" office:value-type="string">
            <text:p text:style-name="P172">ifmapno:</text:p>
          </table:table-cell>
          <table:table-cell table:style-name="Table3.A2" office:value-type="string">
            <text:p text:style-name="P172">Checks to see if player is on requested map.</text:p>
          </table:table-cell>
        </table:table-row>
        <table:table-row table:style-name="Table3.1">
          <table:table-cell table:style-name="Table3.A2" office:value-type="string">
            <text:p text:style-name="P172">ifmodel:</text:p>
          </table:table-cell>
          <table:table-cell table:style-name="Table3.A2" office:value-type="string">
            <text:p text:style-name="P172">Checks to see if player character is using a requested character model.</text:p>
          </table:table-cell>
        </table:table-row>
        <table:table-row table:style-name="Table3.3">
          <table:table-cell table:style-name="Table3.A2" office:value-type="string">
            <text:p text:style-name="P172">ifpocket:</text:p>
          </table:table-cell>
          <table:table-cell table:style-name="Table3.A2" office:value-type="string">
            <text:p text:style-name="P172">Checks pocket for item.</text:p>
          </table:table-cell>
        </table:table-row>
        <table:table-row table:style-name="Table3.1">
          <table:table-cell table:style-name="Table3.A2" office:value-type="string">
            <text:p text:style-name="P172">inputload:</text:p>
          </table:table-cell>
          <table:table-cell table:style-name="Table3.A2" office:value-type="string">
            <text:p text:style-name="P172">Informs engine and console of enabled game controls.</text:p>
          </table:table-cell>
        </table:table-row>
        <table:table-row table:style-name="Table3.1">
          <table:table-cell table:style-name="Table3.A2" office:value-type="string">
            <text:h text:style-name="P5" text:outline-level="1">inputter:</text:h>
          </table:table-cell>
          <table:table-cell table:style-name="Table3.A2" office:value-type="string">
            <text:h text:style-name="P5" text:outline-level="1">Input sub. handles all player input from the keyboard</text:h>
          </table:table-cell>
        </table:table-row>
        <table:table-row table:style-name="Table3.1">
          <table:table-cell table:style-name="Table3.A2" office:value-type="string">
            <text:p text:style-name="P172">layercalc:</text:p>
          </table:table-cell>
          <table:table-cell table:style-name="Table3.A2" office:value-type="string">
            <text:p text:style-name="P172">Calculates which layer objects and players are drawn on</text:p>
          </table:table-cell>
        </table:table-row>
        <table:table-row table:style-name="Table3.1">
          <table:table-cell table:style-name="Table3.A2" office:value-type="string">
            <text:p text:style-name="P172">loadbar:</text:p>
          </table:table-cell>
          <table:table-cell table:style-name="Table3.A2" office:value-type="string">
            <text:p text:style-name="P172">Displays load bar.</text:p>
          </table:table-cell>
        </table:table-row>
        <table:table-row table:style-name="Table3.1">
          <table:table-cell table:style-name="Table3.A2" office:value-type="string">
            <text:h text:style-name="P85" text:outline-level="1">loadbarsetup:</text:h>
          </table:table-cell>
          <table:table-cell table:style-name="Table3.A2" office:value-type="string">
            <text:h text:style-name="P85" text:outline-level="1">Counts amount of assets to be loaded for the loading bar</text:h>
          </table:table-cell>
        </table:table-row>
        <table:table-row table:style-name="Table3.1">
          <table:table-cell table:style-name="Table3.A2" office:value-type="string">
            <text:h text:style-name="P57" text:outline-level="1">loadgame:</text:h>
          </table:table-cell>
          <table:table-cell table:style-name="Table3.A2" office:value-type="string">
            <text:h text:style-name="P57" text:outline-level="1">Arranges loading sequence for loading previous saves during gameplay.</text:h>
          </table:table-cell>
        </table:table-row>
        <table:table-row table:style-name="Table3.1">
          <table:table-cell table:style-name="Table3.A2" office:value-type="string">
            <text:h text:style-name="P5" text:outline-level="1">mainplayerdraw:</text:h>
          </table:table-cell>
          <table:table-cell table:style-name="Table3.A2"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A2" office:value-type="string">
            <text:h text:style-name="P5" text:outline-level="1">Loads data and sprites on player character</text:h>
          </table:table-cell>
        </table:table-row>
        <table:table-row table:style-name="Table3.3">
          <table:table-cell table:style-name="Table3.A2" office:value-type="string">
            <text:h text:style-name="P5" text:outline-level="1">mainplayerunload:</text:h>
          </table:table-cell>
          <table:table-cell table:style-name="Table3.A2"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A2"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A2"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A2"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A2" office:value-type="string">
            <text:h text:style-name="P5" text:outline-level="1">Unloads map sprites</text:h>
          </table:table-cell>
        </table:table-row>
        <table:table-row table:style-name="Table3.1">
          <table:table-cell table:style-name="Table3.A2" office:value-type="string">
            <text:p text:style-name="P172">markgone:</text:p>
          </table:table-cell>
          <table:table-cell table:style-name="Table3.A2" office:value-type="string">
            <text:p text:style-name="P172">Marks inventory items as ‘gone forever’</text:p>
          </table:table-cell>
        </table:table-row>
        <table:table-row table:style-name="Table3.1">
          <table:table-cell table:style-name="Table3.A2" office:value-type="string">
            <text:h text:style-name="P5" text:outline-level="1">menugenerator:</text:h>
          </table:table-cell>
          <table:table-cell table:style-name="Table3.A2" office:value-type="string">
            <text:h text:style-name="P5" text:outline-level="1">Menu generator sub intended for use before and during gameplay</text:h>
          </table:table-cell>
        </table:table-row>
        <table:table-row table:style-name="Table3.1">
          <table:table-cell table:style-name="Table3.A2" office:value-type="string">
            <text:h text:style-name="P58" text:outline-level="1">missingasset:</text:h>
          </table:table-cell>
          <table:table-cell table:style-name="Table3.A2" office:value-type="string">
            <text:h text:style-name="P58" text:outline-level="1">Replaces art assets with error texture</text:h>
          </table:table-cell>
        </table:table-row>
        <table:table-row table:style-name="Table3.1">
          <table:table-cell table:style-name="Table3.A2" office:value-type="string">
            <text:h text:style-name="P59" text:outline-level="1">modload:</text:h>
          </table:table-cell>
          <table:table-cell table:style-name="Table3.A2" office:value-type="string">
            <text:h text:style-name="P59" text:outline-level="1">Checks launch parameters for any mods to load.</text:h>
          </table:table-cell>
        </table:table-row>
        <table:table-row table:style-name="Table3.1">
          <table:table-cell table:style-name="Table3.A2" office:value-type="string">
            <text:h text:style-name="P33" text:outline-level="1">modmenu:</text:h>
          </table:table-cell>
          <table:table-cell table:style-name="Table3.A2" office:value-type="string">
            <text:h text:style-name="P33" text:outline-level="1">Menu for launching mods.</text:h>
          </table:table-cell>
        </table:table-row>
        <table:table-row table:style-name="Table3.1">
          <table:table-cell table:style-name="Table3.A2" office:value-type="string">
            <text:h text:style-name="P5" text:outline-level="1">musicload:</text:h>
          </table:table-cell>
          <table:table-cell table:style-name="Table3.A2" office:value-type="string">
            <text:h text:style-name="P5" text:outline-level="1">Loads music files into memory</text:h>
          </table:table-cell>
        </table:table-row>
        <table:table-row table:style-name="Table3.1">
          <table:table-cell table:style-name="Table3.A2" office:value-type="string">
            <text:p text:style-name="P172">musicpause:</text:p>
          </table:table-cell>
          <table:table-cell table:style-name="Table3.A2" office:value-type="string">
            <text:p text:style-name="P172">Pauses music</text:p>
          </table:table-cell>
        </table:table-row>
        <text:soft-page-break/>
        <table:table-row table:style-name="Table3.3">
          <table:table-cell table:style-name="Table3.A2" office:value-type="string">
            <text:h text:style-name="P5" text:outline-level="1">musicplay:</text:h>
          </table:table-cell>
          <table:table-cell table:style-name="Table3.A2" office:value-type="string">
            <text:h text:style-name="P5" text:outline-level="1">Plays requested music file</text:h>
          </table:table-cell>
        </table:table-row>
        <table:table-row table:style-name="Table3.3">
          <table:table-cell table:style-name="Table3.A2" office:value-type="string">
            <text:h text:style-name="P5" text:outline-level="1">musicstop:</text:h>
          </table:table-cell>
          <table:table-cell table:style-name="Table3.A2"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A2" office:value-type="string">
            <text:h text:style-name="P5" text:outline-level="1">Toggles music modes</text:h>
          </table:table-cell>
        </table:table-row>
        <table:table-row table:style-name="Table3.3">
          <table:table-cell table:style-name="Table3.A2" office:value-type="string">
            <text:h text:style-name="P5" text:outline-level="1">musicunload:</text:h>
          </table:table-cell>
          <table:table-cell table:style-name="Table3.A2" office:value-type="string">
            <text:h text:style-name="P5" text:outline-level="1">Unloads music files from memory</text:h>
          </table:table-cell>
        </table:table-row>
        <table:table-row table:style-name="Table3.1">
          <table:table-cell table:style-name="Table3.A2" office:value-type="string">
            <text:p text:style-name="P172">musicvol:</text:p>
          </table:table-cell>
          <table:table-cell table:style-name="Table3.A2" office:value-type="string">
            <text:p text:style-name="P172">Sets music volume.</text:p>
          </table:table-cell>
        </table:table-row>
        <table:table-row table:style-name="Table3.1">
          <table:table-cell table:style-name="Table3.A2" office:value-type="string">
            <text:h text:style-name="P5" text:outline-level="1">objectcollision:</text:h>
          </table:table-cell>
          <table:table-cell table:style-name="Table3.A2" office:value-type="string">
            <text:h text:style-name="P5" text:outline-level="1">Handles object collision</text:h>
          </table:table-cell>
        </table:table-row>
        <table:table-row table:style-name="Table3.1">
          <table:table-cell table:style-name="Table3.A2" office:value-type="string">
            <text:h text:style-name="P5" text:outline-level="1">objectcollisionchecker:</text:h>
          </table:table-cell>
          <table:table-cell table:style-name="Table3.A2" office:value-type="string">
            <text:h text:style-name="P5" text:outline-level="1">Checks to see if mainplayer is colliding with any objects.</text:h>
          </table:table-cell>
        </table:table-row>
        <table:table-row table:style-name="Table3.3">
          <table:table-cell table:style-name="Table3.A2" office:value-type="string">
            <text:h text:style-name="P5" text:outline-level="1">objectdraw:</text:h>
          </table:table-cell>
          <table:table-cell table:style-name="Table3.A2" office:value-type="string">
            <text:h text:style-name="P5" text:outline-level="1">Draws objects to screen</text:h>
          </table:table-cell>
        </table:table-row>
        <table:table-row table:style-name="Table3.1">
          <table:table-cell table:style-name="Table3.A2" office:value-type="string">
            <text:h text:style-name="P5" text:outline-level="1">objectload:</text:h>
          </table:table-cell>
          <table:table-cell table:style-name="Table3.A2" office:value-type="string">
            <text:h text:style-name="P5" text:outline-level="1">Loads object metadata and sprites</text:h>
          </table:table-cell>
        </table:table-row>
        <table:table-row table:style-name="Table3.1">
          <table:table-cell table:style-name="Table3.A2" office:value-type="string">
            <text:h text:style-name="P5" text:outline-level="1">objectunload:</text:h>
          </table:table-cell>
          <table:table-cell table:style-name="Table3.A2" office:value-type="string">
            <text:h text:style-name="P5" text:outline-level="1">Unloads loaded object data</text:h>
          </table:table-cell>
        </table:table-row>
        <table:table-row table:style-name="Table3.3">
          <table:table-cell table:style-name="Table3.A2" office:value-type="string">
            <text:h text:style-name="P86" text:outline-level="1">optionload:</text:h>
          </table:table-cell>
          <table:table-cell table:style-name="Table3.A2" office:value-type="string">
            <text:h text:style-name="P86" text:outline-level="1">Loads option values into memory</text:h>
          </table:table-cell>
        </table:table-row>
        <table:table-row table:style-name="Table3.1">
          <table:table-cell table:style-name="Table3.A2" office:value-type="string">
            <text:h text:style-name="P42" text:outline-level="1">parallaxdraw:</text:h>
          </table:table-cell>
          <table:table-cell table:style-name="Table3.A2" office:value-type="string">
            <text:h text:style-name="P42" text:outline-level="1">Draws parallax layers to screen.</text:h>
          </table:table-cell>
        </table:table-row>
        <table:table-row table:style-name="Table3.1">
          <table:table-cell table:style-name="Table3.A2" office:value-type="string">
            <text:h text:style-name="P60" text:outline-level="1">playdemomenu:</text:h>
          </table:table-cell>
          <table:table-cell table:style-name="Table3.A2" office:value-type="string">
            <text:h text:style-name="P60" text:outline-level="1">Menu for starting playback of demo or speedrun files</text:h>
          </table:table-cell>
        </table:table-row>
        <table:table-row table:style-name="Table3.1">
          <table:table-cell table:style-name="Table3.A2" office:value-type="string">
            <text:p text:style-name="P172">playercollision:</text:p>
          </table:table-cell>
          <table:table-cell table:style-name="Table3.A2" office:value-type="string">
            <text:p text:style-name="P172">Handles NPC collision</text:p>
          </table:table-cell>
        </table:table-row>
        <table:table-row table:style-name="Table3.1">
          <table:table-cell table:style-name="Table3.A2" office:value-type="string">
            <text:p text:style-name="P172">playercollisionchanger:</text:p>
          </table:table-cell>
          <table:table-cell table:style-name="Table3.A2" office:value-type="string">
            <text:p text:style-name="P172">Handles NPC collision</text:p>
          </table:table-cell>
        </table:table-row>
        <table:table-row table:style-name="Table3.3">
          <table:table-cell table:style-name="Table3.A2" office:value-type="string">
            <text:h text:style-name="P5" text:outline-level="1">playerdraw:</text:h>
          </table:table-cell>
          <table:table-cell table:style-name="Table3.A2"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A2" office:value-type="string">
            <text:h text:style-name="P5" text:outline-level="1">Loads NPC’s into memory</text:h>
          </table:table-cell>
        </table:table-row>
        <table:table-row table:style-name="Table3.1">
          <table:table-cell table:style-name="Table3.A2" office:value-type="string">
            <text:p text:style-name="P172">playermove:</text:p>
          </table:table-cell>
          <table:table-cell table:style-name="Table3.A2" office:value-type="string">
            <text:p text:style-name="P172">Calculates NPC movement</text:p>
          </table:table-cell>
        </table:table-row>
        <table:table-row table:style-name="Table3.1">
          <table:table-cell table:style-name="Table3.A2" office:value-type="string">
            <text:h text:style-name="P5" text:outline-level="1">playerunload:</text:h>
          </table:table-cell>
          <table:table-cell table:style-name="Table3.A2" office:value-type="string">
            <text:h text:style-name="P5" text:outline-level="1">Unloads NPC’s from memory</text:h>
          </table:table-cell>
        </table:table-row>
        <table:table-row table:style-name="Table3.1">
          <table:table-cell table:style-name="Table3.A2" office:value-type="string">
            <text:p text:style-name="P172">pocketarrowleft:</text:p>
          </table:table-cell>
          <table:table-cell table:style-name="Table3.A2" office:value-type="string">
            <text:p text:style-name="P172">Flashes left pocket arrow</text:p>
          </table:table-cell>
        </table:table-row>
        <table:table-row table:style-name="Table3.1">
          <table:table-cell table:style-name="Table3.A2" office:value-type="string">
            <text:p text:style-name="P172">pocketarrowright:</text:p>
          </table:table-cell>
          <table:table-cell table:style-name="Table3.A2" office:value-type="string">
            <text:p text:style-name="P172">Flashes right pocket arrow</text:p>
          </table:table-cell>
        </table:table-row>
        <table:table-row table:style-name="Table3.1">
          <table:table-cell table:style-name="Table3.A2" office:value-type="string">
            <text:p text:style-name="P172">pocketcalcdown:</text:p>
          </table:table-cell>
          <table:table-cell table:style-name="Table3.A2" office:value-type="string">
            <text:p text:style-name="P172">Works out what pocket item to display (going down)</text:p>
          </table:table-cell>
        </table:table-row>
        <table:table-row table:style-name="Table3.1">
          <table:table-cell table:style-name="Table3.A2" office:value-type="string">
            <text:p text:style-name="P172">pocketcalcup:</text:p>
          </table:table-cell>
          <table:table-cell table:style-name="Table3.A2" office:value-type="string">
            <text:p text:style-name="P172">Works out what pocket item to display (going up)</text:p>
          </table:table-cell>
        </table:table-row>
        <table:table-row table:style-name="Table3.1">
          <table:table-cell table:style-name="Table3.A2" office:value-type="string">
            <text:p text:style-name="P172">pocketcombine:</text:p>
          </table:table-cell>
          <table:table-cell table:style-name="Table3.A2" office:value-type="string">
            <text:p text:style-name="P172">Combines pocket items</text:p>
          </table:table-cell>
        </table:table-row>
        <table:table-row table:style-name="Table3.1">
          <table:table-cell table:style-name="Table3.A2" office:value-type="string">
            <text:p text:style-name="P172">pocketdraw:</text:p>
          </table:table-cell>
          <table:table-cell table:style-name="Table3.A2" office:value-type="string">
            <text:p text:style-name="P172">Draws pockets to screen and displays in-game pocket controls</text:p>
          </table:table-cell>
        </table:table-row>
        <table:table-row table:style-name="Table3.1">
          <table:table-cell table:style-name="Table3.A2" office:value-type="string">
            <text:p text:style-name="P172">pocketext:</text:p>
          </table:table-cell>
          <table:table-cell table:style-name="Table3.A2" office:value-type="string">
            <text:p text:style-name="P172">Draws pocket function controls.</text:p>
          </table:table-cell>
        </table:table-row>
        <table:table-row table:style-name="Table3.1">
          <table:table-cell table:style-name="Table3.A2" office:value-type="string">
            <text:p text:style-name="P172">pocketload:</text:p>
          </table:table-cell>
          <table:table-cell table:style-name="Table3.A2" office:value-type="string">
            <text:p text:style-name="P172">Loads pocket items into memory</text:p>
          </table:table-cell>
        </table:table-row>
        <table:table-row table:style-name="Table3.1">
          <table:table-cell table:style-name="Table3.A2" office:value-type="string">
            <text:p text:style-name="P172">pocketunload:</text:p>
          </table:table-cell>
          <table:table-cell table:style-name="Table3.A2" office:value-type="string">
            <text:p text:style-name="P172">Unloads pocket items from memory</text:p>
          </table:table-cell>
        </table:table-row>
        <table:table-row table:style-name="Table3.1">
          <table:table-cell table:style-name="Table3.A2" office:value-type="string">
            <text:h text:style-name="P5" text:outline-level="1">prompt:</text:h>
          </table:table-cell>
          <table:table-cell table:style-name="Table3.A2" office:value-type="string">
            <text:h text:style-name="P5" text:outline-level="1">Engine command prompt for development purposes</text:h>
          </table:table-cell>
        </table:table-row>
        <table:table-row table:style-name="Table3.3">
          <table:table-cell table:style-name="Table3.A2" office:value-type="string">
            <text:h text:style-name="P5" text:outline-level="1">promptquit:</text:h>
          </table:table-cell>
          <table:table-cell table:style-name="Table3.A2" office:value-type="string">
            <text:h text:style-name="P5" text:outline-level="1">Dumps quit info to errorlog.txt</text:h>
          </table:table-cell>
        </table:table-row>
        <table:table-row table:style-name="Table3.1">
          <table:table-cell table:style-name="Table3.A2" office:value-type="string">
            <text:p text:style-name="P172">readtxt:</text:p>
          </table:table-cell>
          <table:table-cell table:style-name="Table3.A2" office:value-type="string">
            <text:p text:style-name="P172">Terminal file opener</text:p>
          </table:table-cell>
        </table:table-row>
        <table:table-row table:style-name="Table3.1">
          <table:table-cell table:style-name="Table3.A2" office:value-type="string">
            <text:p text:style-name="P172">savedefault:</text:p>
          </table:table-cell>
          <table:table-cell table:style-name="Table3.A2" office:value-type="string">
            <text:p text:style-name="P172">Overwrites default save with current settings and game progress.</text:p>
          </table:table-cell>
        </table:table-row>
        <table:table-row table:style-name="Table3.1">
          <table:table-cell table:style-name="Table3.A2" office:value-type="string">
            <text:p text:style-name="P172">saveload:</text:p>
          </table:table-cell>
          <table:table-cell table:style-name="Table3.A2" office:value-type="string">
            <text:p text:style-name="P172">Loads previous save</text:p>
          </table:table-cell>
        </table:table-row>
        <table:table-row table:style-name="Table3.1">
          <table:table-cell table:style-name="Table3.A2" office:value-type="string">
            <text:h text:style-name="P61" text:outline-level="1">saverestore:</text:h>
          </table:table-cell>
          <table:table-cell table:style-name="Table3.A2" office:value-type="string">
            <text:h text:style-name="P61" text:outline-level="1">Menu for restoring old saves.</text:h>
          </table:table-cell>
        </table:table-row>
        <table:table-row table:style-name="Table3.1">
          <table:table-cell table:style-name="Table3.A2" office:value-type="string">
            <text:h text:style-name="P5" text:outline-level="1">savesave:</text:h>
          </table:table-cell>
          <table:table-cell table:style-name="Table3.A2" office:value-type="string">
            <text:h text:style-name="P5" text:outline-level="1">Saves game</text:h>
          </table:table-cell>
        </table:table-row>
        <text:soft-page-break/>
        <table:table-row table:style-name="Table3.1">
          <table:table-cell table:style-name="Table3.A2" office:value-type="string">
            <text:h text:style-name="P93" text:outline-level="1">savetime:</text:h>
          </table:table-cell>
          <table:table-cell table:style-name="Table3.A2" office:value-type="string">
            <text:h text:style-name="P93" text:outline-level="1">Saves only the gametime <text:span text:style-name="T85">and award </text:span>value<text:span text:style-name="T85">s</text:span> to save</text:h>
          </table:table-cell>
        </table:table-row>
        <table:table-row table:style-name="Table3.1">
          <table:table-cell table:style-name="Table3.A2" office:value-type="string">
            <text:h text:style-name="P124" text:outline-level="1"><text:span text:style-name="T91">savevalue</text:span>:</text:h>
          </table:table-cell>
          <table:table-cell table:style-name="Table3.A2" office:value-type="string">
            <text:h text:style-name="P124" text:outline-level="1">Saves a specific value to save file.</text:h>
          </table:table-cell>
        </table:table-row>
        <table:table-row table:style-name="Table3.1">
          <table:table-cell table:style-name="Table3.A2" office:value-type="string">
            <text:h text:style-name="P5" text:outline-level="1">screendraw:</text:h>
          </table:table-cell>
          <table:table-cell table:style-name="Table3.A2"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A2" office:value-type="string">
            <text:h text:style-name="P5" text:outline-level="1">Sets screen mode</text:h>
          </table:table-cell>
        </table:table-row>
        <table:table-row table:style-name="Table3.1">
          <table:table-cell table:style-name="Table3.A2" office:value-type="string">
            <text:h text:style-name="P5" text:outline-level="1">screentoggle:</text:h>
          </table:table-cell>
          <table:table-cell table:style-name="Table3.A2" office:value-type="string">
            <text:h text:style-name="P5" text:outline-level="1">Toggles fullscreen and windowed modes</text:h>
          </table:table-cell>
        </table:table-row>
        <table:table-row table:style-name="Table3.1">
          <table:table-cell table:style-name="Table3.A2" office:value-type="string">
            <text:h text:style-name="P62" text:outline-level="1">scriptnametrim:</text:h>
          </table:table-cell>
          <table:table-cell table:style-name="Table3.A2" office:value-type="string">
            <text:h text:style-name="P62" text:outline-level="1">Trims the script name according to what is required by script ‘if’ commands.</text:h>
          </table:table-cell>
        </table:table-row>
        <table:table-row table:style-name="Table3.1">
          <table:table-cell table:style-name="Table3.A2" office:value-type="string">
            <text:h text:style-name="P106" text:outline-level="1">scriptvaluefetcher:</text:h>
          </table:table-cell>
          <table:table-cell table:style-name="Table3.A2" office:value-type="string">
            <text:h text:style-name="P106" text:outline-level="1">Fetches script value</text:h>
          </table:table-cell>
        </table:table-row>
        <table:table-row table:style-name="Table3.1">
          <table:table-cell table:style-name="Table3.A2" office:value-type="string">
            <text:h text:style-name="P84" text:outline-level="1">selectobjectbanner:</text:h>
          </table:table-cell>
          <table:table-cell table:style-name="Table3.A2" office:value-type="string">
            <text:h text:style-name="P84" text:outline-level="1">Draws selected object name onto screen</text:h>
          </table:table-cell>
        </table:table-row>
        <table:table-row table:style-name="Table3.1">
          <table:table-cell table:style-name="Table3.A2" office:value-type="string">
            <text:h text:style-name="P5" text:outline-level="1">setup:</text:h>
          </table:table-cell>
          <table:table-cell table:style-name="Table3.A2" office:value-type="string">
            <text:h text:style-name="P5" text:outline-level="1">Game launch setup, assignes engine values from metadata</text:h>
          </table:table-cell>
        </table:table-row>
        <table:table-row table:style-name="Table3.1">
          <table:table-cell table:style-name="Table3.A2" office:value-type="string">
            <text:h text:style-name="P5" text:outline-level="1">sfxload:</text:h>
          </table:table-cell>
          <table:table-cell table:style-name="Table3.A2" office:value-type="string">
            <text:h text:style-name="P5" text:outline-level="1">Loads sound effect files into memory</text:h>
          </table:table-cell>
        </table:table-row>
        <table:table-row table:style-name="Table3.1">
          <table:table-cell table:style-name="Table3.A2" office:value-type="string">
            <text:h text:style-name="P5" text:outline-level="1">sfxplay:</text:h>
          </table:table-cell>
          <table:table-cell table:style-name="Table3.A2" office:value-type="string">
            <text:h text:style-name="P5" text:outline-level="1">Plays requested sound effect</text:h>
          </table:table-cell>
        </table:table-row>
        <table:table-row table:style-name="Table3.1">
          <table:table-cell table:style-name="Table3.A2" office:value-type="string">
            <text:h text:style-name="P5" text:outline-level="1">sfxunload:</text:h>
          </table:table-cell>
          <table:table-cell table:style-name="Table3.A2" office:value-type="string">
            <text:h text:style-name="P5" text:outline-level="1">Unloads sound effect files from memory</text:h>
          </table:table-cell>
        </table:table-row>
        <table:table-row table:style-name="Table3.114">
          <table:table-cell table:style-name="Table3.A2" office:value-type="string">
            <text:p text:style-name="P172">sfxvol:</text:p>
          </table:table-cell>
          <table:table-cell table:style-name="Table3.A2" office:value-type="string">
            <text:p text:style-name="P172">Sets sfx volume.</text:p>
          </table:table-cell>
        </table:table-row>
        <table:table-row table:style-name="Table3.114">
          <table:table-cell table:style-name="Table3.A2" office:value-type="string">
            <text:p text:style-name="P172">showimage:</text:p>
          </table:table-cell>
          <table:table-cell table:style-name="Table3.A2" office:value-type="string">
            <text:p text:style-name="P172">Displays an image on screen.</text:p>
          </table:table-cell>
        </table:table-row>
        <table:table-row table:style-name="Table3.114">
          <table:table-cell table:style-name="Table3.A2" office:value-type="string">
            <text:h text:style-name="P56" text:outline-level="1">showitem:</text:h>
          </table:table-cell>
          <table:table-cell table:style-name="Table3.A2" office:value-type="string">
            <text:h text:style-name="P56" text:outline-level="1">Changes a pocket item visibility to show.</text:h>
          </table:table-cell>
        </table:table-row>
        <table:table-row table:style-name="Table3.114">
          <table:table-cell table:style-name="Table3.A2" office:value-type="string">
            <text:p text:style-name="P172">slightfadein:</text:p>
          </table:table-cell>
          <table:table-cell table:style-name="Table3.A2" office:value-type="string">
            <text:p text:style-name="P172">Undims screen</text:p>
          </table:table-cell>
        </table:table-row>
        <table:table-row table:style-name="Table3.114">
          <table:table-cell table:style-name="Table3.A2" office:value-type="string">
            <text:p text:style-name="P172">slightfadeout:</text:p>
          </table:table-cell>
          <table:table-cell table:style-name="Table3.A2" office:value-type="string">
            <text:p text:style-name="P172">Dims screen</text:p>
          </table:table-cell>
        </table:table-row>
        <table:table-row table:style-name="Table3.114">
          <table:table-cell table:style-name="Table3.A2" office:value-type="string">
            <text:p text:style-name="P172">takecurrency:</text:p>
          </table:table-cell>
          <table:table-cell table:style-name="Table3.A2" office:value-type="string">
            <text:p text:style-name="P172">Takes currency from player</text:p>
          </table:table-cell>
        </table:table-row>
        <table:table-row table:style-name="Table3.114">
          <table:table-cell table:style-name="Table3.A2" office:value-type="string">
            <text:p text:style-name="P172">talksfx:</text:p>
          </table:table-cell>
          <table:table-cell table:style-name="Table3.A2" office:value-type="string">
            <text:p text:style-name="P172">Generates player talking sound effects.</text:p>
          </table:table-cell>
        </table:table-row>
        <table:table-row table:style-name="Table3.114">
          <table:table-cell table:style-name="Table3.A2" office:value-type="string">
            <text:p text:style-name="P172">terminaldraw:</text:p>
          </table:table-cell>
          <table:table-cell table:style-name="Table3.A2" office:value-type="string">
            <text:p text:style-name="P172">Draws terminal screens.</text:p>
          </table:table-cell>
        </table:table-row>
        <table:table-row table:style-name="Table3.114">
          <table:table-cell table:style-name="Table3.A2" office:value-type="string">
            <text:p text:style-name="P172">terminalload:</text:p>
          </table:table-cell>
          <table:table-cell table:style-name="Table3.A2" office:value-type="string">
            <text:p text:style-name="P172">Loads terminal data</text:p>
          </table:table-cell>
        </table:table-row>
        <table:table-row table:style-name="Table3.114">
          <table:table-cell table:style-name="Table3.A2" office:value-type="string">
            <text:p text:style-name="P172">terminalunload:</text:p>
          </table:table-cell>
          <table:table-cell table:style-name="Table3.A2" office:value-type="string">
            <text:p text:style-name="P172">Unloads terminal data</text:p>
          </table:table-cell>
        </table:table-row>
        <table:table-row table:style-name="Table3.114">
          <table:table-cell table:style-name="Table3.A2" office:value-type="string">
            <text:p text:style-name="P172">textbannercalc:</text:p>
          </table:table-cell>
          <table:table-cell table:style-name="Table3.A2" office:value-type="string">
            <text:p text:style-name="P172">Calculates text length from string in text banner</text:p>
          </table:table-cell>
        </table:table-row>
        <table:table-row table:style-name="Table3.114">
          <table:table-cell table:style-name="Table3.A2" office:value-type="string">
            <text:p text:style-name="P172">textbannerdraw:</text:p>
          </table:table-cell>
          <table:table-cell table:style-name="Table3.A2" office:value-type="string">
            <text:p text:style-name="P172">Draws text banner</text:p>
          </table:table-cell>
        </table:table-row>
        <table:table-row table:style-name="Table3.114">
          <table:table-cell table:style-name="Table3.A2" office:value-type="string">
            <text:h text:style-name="P5" text:outline-level="1">timeframecounter:</text:h>
          </table:table-cell>
          <table:table-cell table:style-name="Table3.A2" office:value-type="string">
            <text:h text:style-name="P5" text:outline-level="1">Counts timer and frame stats</text:h>
          </table:table-cell>
        </table:table-row>
        <table:table-row table:style-name="Table3.114">
          <table:table-cell table:style-name="Table3.A2" office:value-type="string">
            <text:h text:style-name="P5" text:outline-level="1">triggercollision:</text:h>
          </table:table-cell>
          <table:table-cell table:style-name="Table3.A2" office:value-type="string">
            <text:h text:style-name="P5" text:outline-level="1">Checks to see if mainplayer is colliding with any invisible triggers</text:h>
          </table:table-cell>
        </table:table-row>
        <table:table-row table:style-name="Table3.114">
          <table:table-cell table:style-name="Table3.A2" office:value-type="string">
            <text:p text:style-name="P172">uiload:</text:p>
          </table:table-cell>
          <table:table-cell table:style-name="Table3.A2" office:value-type="string">
            <text:p text:style-name="P172">Loads UI items (user interface stuff)</text:p>
          </table:table-cell>
        </table:table-row>
        <table:table-row table:style-name="Table3.114">
          <table:table-cell table:style-name="Table3.A2" office:value-type="string">
            <text:p text:style-name="P172">uiunload:</text:p>
          </table:table-cell>
          <table:table-cell table:style-name="Table3.A2" office:value-type="string">
            <text:p text:style-name="P172">Unloads UI items (user interface stuff0</text:p>
          </table:table-cell>
        </table:table-row>
        <table:table-row table:style-name="Table3.114">
          <table:table-cell table:style-name="Table3.A2" office:value-type="string">
            <text:p text:style-name="P172">updatechecker:</text:p>
          </table:table-cell>
          <table:table-cell table:style-name="Table3.A2" office:value-type="string">
            <text:p text:style-name="P172">Checks internet for available updates.</text:p>
          </table:table-cell>
        </table:table-row>
        <table:table-row table:style-name="Table3.114">
          <table:table-cell table:style-name="Table3.A2" office:value-type="string">
            <text:p text:style-name="P172">useobject:</text:p>
          </table:table-cell>
          <table:table-cell table:style-name="Table3.A2" office:value-type="string">
            <text:p text:style-name="P172">Interacts real world object or player</text:p>
          </table:table-cell>
        </table:table-row>
        <table:table-row table:style-name="Table3.114">
          <table:table-cell table:style-name="Table3.A2" office:value-type="string">
            <text:p text:style-name="P172">usepocket:</text:p>
          </table:table-cell>
          <table:table-cell table:style-name="Table3.A2" office:value-type="string">
            <text:p text:style-name="P172">Uses pocket item on map object.</text:p>
          </table:table-cell>
        </table:table-row>
        <table:table-row table:style-name="Table3.114">
          <table:table-cell table:style-name="Table3.A2" office:value-type="string">
            <text:p text:style-name="P172">usepocketpocket:</text:p>
          </table:table-cell>
          <table:table-cell table:style-name="Table3.A2" office:value-type="string">
            <text:p text:style-name="P172">Combines pocket items</text:p>
          </table:table-cell>
        </table:table-row>
        <table:table-row table:style-name="Table3.114">
          <table:table-cell table:style-name="Table3.A2" office:value-type="string">
            <text:h text:style-name="P51" text:outline-level="1">variablevalueinjector:</text:h>
          </table:table-cell>
          <table:table-cell table:style-name="Table3.A2" office:value-type="string">
            <text:h text:style-name="P51" text:outline-level="1">Injects the value of engine variables into text banners</text:h>
          </table:table-cell>
        </table:table-row>
        <table:table-row table:style-name="Table3.114">
          <table:table-cell table:style-name="Table3.A2" office:value-type="string">
            <text:h text:style-name="P5" text:outline-level="1">worlddraw:</text:h>
          </table:table-cell>
          <table:table-cell table:style-name="Table3.A2" office:value-type="string">
            <text:h text:style-name="P5" text:outline-level="1">Draws map to screen</text:h>
          </table:table-cell>
        </table:table-row>
        <table:table-row table:style-name="Table3.114">
          <table:table-cell table:style-name="Table3.A2" office:value-type="string">
            <text:h text:style-name="P126" text:outline-level="1">whitefadein:</text:h>
          </table:table-cell>
          <table:table-cell table:style-name="Table3.A2" office:value-type="string">
            <text:h text:style-name="P126" text:outline-level="1">Fades in (using white)</text:h>
          </table:table-cell>
        </table:table-row>
        <table:table-row table:style-name="Table3.114">
          <table:table-cell table:style-name="Table3.A2" office:value-type="string">
            <text:h text:style-name="P126" text:outline-level="1">whitefadeout:</text:h>
          </table:table-cell>
          <table:table-cell table:style-name="Table3.A2" office:value-type="string">
            <text:h text:style-name="P126" text:outline-level="1">Fades out (using white)</text:h>
          </table:table-cell>
        </table:table-row>
        <table:table-row table:style-name="Table3.114">
          <table:table-cell table:style-name="Table3.A2" office:value-type="string">
            <text:h text:style-name="P127" text:outline-level="1">sfxstop:</text:h>
          </table:table-cell>
          <table:table-cell table:style-name="Table3.A2" office:value-type="string">
            <text:h text:style-name="P127" text:outline-level="1">Stops all sound effects that are playing</text:h>
          </table:table-cell>
        </table:table-row>
        <table:table-row table:style-name="Table3.114">
          <table:table-cell table:style-name="Table3.A2" office:value-type="string">
            <text:h text:style-name="P130" text:outline-level="1">musicfadeoutstart:</text:h>
          </table:table-cell>
          <table:table-cell table:style-name="Table3.A2" office:value-type="string">
            <text:h text:style-name="P130" text:outline-level="1">Begins process of fading out music</text:h>
          </table:table-cell>
        </table:table-row>
        <table:table-row table:style-name="Table3.114">
          <table:table-cell table:style-name="Table3.A2" office:value-type="string">
            <text:h text:style-name="P130" text:outline-level="1">musicfadeout:</text:h>
          </table:table-cell>
          <table:table-cell table:style-name="Table3.A2" office:value-type="string">
            <text:h text:style-name="P130" text:outline-level="1">Fades out music</text:h>
          </table:table-cell>
        </table:table-row>
        <table:table-row table:style-name="Table3.114">
          <table:table-cell table:style-name="Table3.A141" office:value-type="string">
            <text:h text:style-name="P130" text:outline-level="1">musicfadein:</text:h>
          </table:table-cell>
          <table:table-cell table:style-name="Table3.A141" office:value-type="string">
            <text:h text:style-name="P130" text:outline-level="1">Fades in music</text:h>
          </table:table-cell>
        </table:table-row>
      </table:table>
      <text:p text:style-name="P145"/>
      <text:h text:style-name="P162" text:outline-level="1"><text:bookmark-start text:name="_Toc4"/>Menu Commands<text:bookmark-end text:name="_Toc4"/></text:h>
      <text:h text:style-name="P163" text:outline-level="1"/>
      <text:p text:style-name="P146"/>
      <text:p text:style-name="P140">The following is a list of available commands on main menu.</text:p>
      <text:p text:style-name="P140"/>
      <table:table table:name="Table4" table:style-name="Table4" table:template-name="Elegant">
        <table:table-column table:style-name="Table4.A"/>
        <table:table-column table:style-name="Table4.B"/>
        <table:table-row table:style-name="Table4.1">
          <table:table-cell table:style-name="Table4.A1" office:value-type="string">
            <text:h text:style-name="P133" text:outline-level="1">Menu Command</text:h>
          </table:table-cell>
          <table:table-cell table:style-name="Table4.A1" office:value-type="string">
            <text:h text:style-name="P133" text:outline-level="1">Command Description</text:h>
          </table:table-cell>
        </table:table-row>
        <table:table-row table:style-name="Table4.1">
          <table:table-cell table:style-name="Table4.A2" office:value-type="string">
            <text:h text:style-name="P112" text:outline-level="1">displayawards</text:h>
          </table:table-cell>
          <table:table-cell table:style-name="Table4.A2" office:value-type="string">
            <text:h text:style-name="P112" text:outline-level="1">Shows award menu</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7" text:outline-level="1">Erases Save</text:h>
          </table:table-cell>
        </table:table-row>
        <table:table-row table:style-name="Table4.1">
          <table:table-cell table:style-name="Table4.A2" office:value-type="string">
            <text:h text:style-name="P63" text:outline-level="1">loadmod</text:h>
          </table:table-cell>
          <table:table-cell table:style-name="Table4.A2" office:value-type="string">
            <text:h text:style-name="P63"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4" text:outline-level="1">musicvol</text:h>
          </table:table-cell>
          <table:table-cell table:style-name="Table4.A2" office:value-type="string">
            <text:h text:style-name="P64"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109" text:outline-level="1">reloadsave</text:h>
          </table:table-cell>
          <table:table-cell table:style-name="Table4.A2" office:value-type="string">
            <text:h text:style-name="P109" text:outline-level="1">Reloads the current save.</text:h>
          </table:table-cell>
        </table:table-row>
        <table:table-row table:style-name="Table4.1">
          <table:table-cell table:style-name="Table4.A2" office:value-type="string">
            <text:h text:style-name="P63" text:outline-level="1">restoresave</text:h>
          </table:table-cell>
          <table:table-cell table:style-name="Table4.A2" office:value-type="string">
            <text:h text:style-name="P63"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4" text:outline-level="1">sfxvol</text:h>
          </table:table-cell>
          <table:table-cell table:style-name="Table4.A2" office:value-type="string">
            <text:h text:style-name="P64" text:outline-level="1">Sets sfx volume</text:h>
          </table:table-cell>
        </table:table-row>
        <table:table-row table:style-name="Table4.1">
          <table:table-cell table:style-name="Table4.A2" office:value-type="string">
            <text:h text:style-name="P65" text:outline-level="1">spooftoggle</text:h>
          </table:table-cell>
          <table:table-cell table:style-name="Table4.A2" office:value-type="string">
            <text:h text:style-name="P65" text:outline-level="1">A fake toggle option</text:h>
          </table:table-cell>
        </table:table-row>
        <table:table-row table:style-name="Table4.1">
          <table:table-cell table:style-name="Table4.A18" office:value-type="string">
            <text:h text:style-name="P5" text:outline-level="1">updategame</text:h>
          </table:table-cell>
          <table:table-cell table:style-name="Table4.A18" office:value-type="string">
            <text:h text:style-name="P5" text:outline-level="1">Checks for update then runs updater</text:h>
          </table:table-cell>
        </table:table-row>
      </table:table>
      <text:p text:style-name="P140"/>
      <text:p text:style-name="P140"/>
      <text:p text:style-name="P146"/>
      <text:h text:style-name="P162" text:outline-level="1"><text:bookmark-start text:name="_Toc5"/>Prompt Commands<text:bookmark-end text:name="_Toc5"/></text:h>
      <text:p text:style-name="P138"/>
      <text:p text:style-name="P138"><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45"/>
      <text:p text:style-name="P149">command name</text:p>
      <text:p text:style-name="P141">Description of command and what its functions are. (usage example)</text:p>
      <text:p text:style-name="P153">Possible arguments - all possible command arguments are listed here.</text:p>
      <text:p text:style-name="P153"/>
      <text:p text:style-name="P145">All Command Prompt commands are listed below.</text:p>
      <text:p text:style-name="P145"/>
      <text:p text:style-name="P149">whatis</text:p>
      <text:p text:style-name="P141">Displays the value of a requested variable or string value. (whatis mapno)</text:p>
      <text:p text:style-name="P153">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4">mainmenu, </text:span><text:span text:style-name="T65">fadestatus, </text:span><text:span text:style-name="T71">random</text:span></text:p>
      <text:p text:style-name="P141"/>
      <text:p text:style-name="P149">display</text:p>
      <text:p text:style-name="P141">Displays certain values on a developer HUD within the game. (display location)</text:p>
      <text:p text:style-name="P153">Possible arguments -</text:p>
      <text:p text:style-name="P153">off (removes any developer hud currently displayed)</text:p>
      <text:p text:style-name="P153">location (location co-ordinates of top left corner of map)</text:p>
      <text:p text:style-name="P153">olocation (previous co-ordinates of top left corner of map)</text:p>
      <text:p text:style-name="P153">time (local time as well as engine time (ctime$))</text:p>
      <text:p text:style-name="P153">frames (FPS and number of frames processed)</text:p>
      <text:p text:style-name="P153">maplocation (location co-ordinates of top left corner and bottom right corner of map)</text:p>
      <text:p text:style-name="P153">fadein (fade in effect)</text:p>
      <text:p text:style-name="P153">fadeout (fade out effect)</text:p>
      <text:p text:style-name="P153">techspecs (tonne of great info for the tech nerds x)</text:p>
      <text:p text:style-name="P153">layers (draw layer data)</text:p>
      <text:p text:style-name="P153">mplayerlocation (location of player sprite on map)</text:p>
      <text:p text:style-name="P153">selectobject (name of selected map object)</text:p>
      <text:p text:style-name="P153">console (opens console - cannot be removed with “display off” command)</text:p>
      <text:p text:style-name="P153">playerlocation (location of npc sprites on map)</text:p>
      <text:p text:style-name="P153">pocketnos (number of inventory items loaded into game)</text:p>
      <text:p text:style-name="P153">pocketcarry (number of inventory items carried by player)</text:p>
      <text:p text:style-name="P154">miniconsole (last console line)</text:p>
      <text:p text:style-name="P158">checkpoint (active checkpoints)</text:p>
      <text:p text:style-name="P159"><text:soft-page-break/>gametime (amount of time save file has been used)</text:p>
      <text:p text:style-name="P141"/>
      <text:p text:style-name="P149">system</text:p>
      <text:p text:style-name="P141">Quits or resets game or game function. (system quit)</text:p>
      <text:p text:style-name="P153">Possible arguments - </text:p>
      <text:p text:style-name="P153">now (closes engine immediately, no endgame procedure)</text:p>
      <text:p text:style-name="P153">hang (closes engine immediately, no endgame procedure, window remains open until closed)</text:p>
      <text:p text:style-name="P153">map (reloads all map data)</text:p>
      <text:p text:style-name="P153">mainplayer (reloads all mainplayer data)</text:p>
      <text:p text:style-name="P153">screen (reloads all screen setting data)</text:p>
      <text:p text:style-name="P153">font (reloads all font data)</text:p>
      <text:p text:style-name="P153">quit (triggers endgame procedure)</text:p>
      <text:p text:style-name="P153">music (toggles music)</text:p>
      <text:p text:style-name="P153">ui (reloads all gui data)</text:p>
      <text:p text:style-name="P153">pockets (reloads all pocket data)</text:p>
      <text:p text:style-name="P153">sfx (reloads all sound effect data)</text:p>
      <text:p text:style-name="P153">terminal (reloads all terminal data)</text:p>
      <text:p text:style-name="P153">update (checks for update online)</text:p>
      <text:p text:style-name="P153">fix (attempts to repair game)</text:p>
      <text:p text:style-name="P153">consolelog (erases consolelog.txt)</text:p>
      <text:p text:style-name="P153">colour (reloads text colour data)</text:p>
      <text:p text:style-name="P155">speedrun (begins speedrun mode. cannot be disabled until game quit.)</text:p>
      <text:p text:style-name="P156">restart (restarts engine)</text:p>
      <text:p text:style-name="P141"/>
      <text:p text:style-name="P149">script</text:p>
      <text:p text:style-name="P141">Runs a requested script or ends the script (script demo)</text:p>
      <text:p text:style-name="P153">Possible arguments - any script file in script (scriptloc$) folder (no ext).</text:p>
      <text:p text:style-name="P141"/>
      <text:p text:style-name="P149">error</text:p>
      <text:p text:style-name="P141">Sends a requested error signal to the engine. (error 420)</text:p>
      <text:p text:style-name="P153">Possible arguments - any error code.</text:p>
      <text:p text:style-name="P141"/>
      <text:p text:style-name="P149">sfx</text:p>
      <text:p text:style-name="P141">Plays a requested sound effect. (sfx pickup)</text:p>
      <text:p text:style-name="P153">Possible arguments - any sound effect file in sfx (sloc$) folder.</text:p>
      <text:p text:style-name="P141"/>
      <text:p text:style-name="P149">shell</text:p>
      <text:p text:style-name="P141">Runs a requested command to host OS. (shell ls)</text:p>
      <text:p text:style-name="P153">Possible arguments - any command that can be run in host OS terminal/prompt.</text:p>
      <text:p text:style-name="P141"/>
      <text:p text:style-name="P149">change</text:p>
      <text:p text:style-name="P141">Changes value of requested variable or string value. (change mapno)</text:p>
      <text:p text:style-name="P153">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53"/>
      <text:p text:style-name="P149">giveitem</text:p>
      <text:p text:style-name="P141">Gives player an item. (give floppy)</text:p>
      <text:p text:style-name="P153">Possible arguments- any pocket item loaded into memory.</text:p>
      <text:p text:style-name="P153"><text:soft-page-break/></text:p>
      <text:p text:style-name="P149">takeitem</text:p>
      <text:p text:style-name="P141">Takes an item off player. (take floppy)</text:p>
      <text:p text:style-name="P153">Possible arguments - any pocket item loaded into memory.</text:p>
      <text:p text:style-name="P153"/>
      <text:p text:style-name="P160">hideitem</text:p>
      <text:p text:style-name="P161">Hides an item. (hide floppy)</text:p>
      <text:p text:style-name="P157">Possible arguments – any pocket item loaded into memory.</text:p>
      <text:p text:style-name="P157"/>
      <text:p text:style-name="P160">showitem</text:p>
      <text:p text:style-name="P161">Shows and item. (show floppy)</text:p>
      <text:p text:style-name="P157">Possible arguments – any pocket item loaded into memory.</text:p>
      <text:p text:style-name="P153"/>
      <text:p text:style-name="P149">say</text:p>
      <text:p text:style-name="P141">Displays text of choice in text banner. (say hello world!)</text:p>
      <text:p text:style-name="P153">Possible arguments - any text.</text:p>
      <text:p text:style-name="P153"/>
      <text:p text:style-name="P149">givecurrency</text:p>
      <text:p text:style-name="P141">Gives currency to player. (givecurrency 10)</text:p>
      <text:p text:style-name="P153">Possible arguments - any positive integer.</text:p>
      <text:p text:style-name="P153"/>
      <text:p text:style-name="P149">takecurrency</text:p>
      <text:p text:style-name="P141">Takes currency to player. (takecurrency 10)</text:p>
      <text:p text:style-name="P153">Possible arguments - any positive integer.</text:p>
      <text:p text:style-name="P153"/>
      <text:p text:style-name="P149">markgone</text:p>
      <text:p text:style-name="P141">Takes pocket item off player forever. (markgone floppy)</text:p>
      <text:p text:style-name="P153">Possible arguments - any pocket item loaded into memory except currency.</text:p>
      <text:p text:style-name="P153"/>
      <text:p text:style-name="P149">markback</text:p>
      <text:p text:style-name="P141">Resets pocket item after a fullytake command. (fullygive floppy)</text:p>
      <text:p text:style-name="P153">Possible arguments - any pocket item loaded into memory except currency.</text:p>
      <text:p text:style-name="P153"/>
      <text:p text:style-name="P149">save</text:p>
      <text:p text:style-name="P141">Executes save functions. (save game)</text:p>
      <text:p text:style-name="P153">Possible arguments - </text:p>
      <text:p text:style-name="P153">game (saves game)</text:p>
      <text:p text:style-name="P153">erase (erases savegame - will reset engine)</text:p>
      <text:p text:style-name="P153">default (rewrites default save) </text:p>
      <text:p text:style-name="P153">load (loads last save)</text:p>
      <text:h text:style-name="P162" text:outline-level="1"><text:bookmark-start text:name="_Toc9"/>Stage Director Commands<text:bookmark-end text:name="_Toc9"/></text:h>
      <text:p text:style-name="P138"/>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33" text:outline-level="1">Command Name (possible arguments)</text:h>
          </table:table-cell>
          <table:table-cell table:style-name="Table8.A1" office:value-type="string">
            <text:h text:style-name="P133" text:outline-level="1">Example</text:h>
          </table:table-cell>
          <table:table-cell table:style-name="Table8.A1" office:value-type="string">
            <text:h text:style-name="P133" text:outline-level="1">Command Description</text:h>
          </table:table-cell>
        </table:table-row>
        <table:table-row table:style-name="Table8.2">
          <table:table-cell table:style-name="Table8.A2" office:value-type="string">
            <text:h text:style-name="P102" text:outline-level="1">allowcontrol</text:h>
          </table:table-cell>
          <table:table-cell table:style-name="Table8.A2" office:value-type="string">
            <text:h text:style-name="P5" text:outline-level="1">“<text:span text:style-name="T81">allowcontrol”</text:span></text:h>
          </table:table-cell>
          <table:table-cell table:style-name="Table8.A2" office:value-type="string">
            <text:h text:style-name="P101"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87" text:outline-level="1">allowskip</text:h>
          </table:table-cell>
          <table:table-cell table:style-name="Table8.A2" office:value-type="string">
            <text:h text:style-name="P5" text:outline-level="1">“<text:span text:style-name="T67">allowskip”</text:span></text:h>
          </table:table-cell>
          <table:table-cell table:style-name="Table8.A2" office:value-type="string">
            <text:h text:style-name="P87" text:outline-level="1">Player can now skip the script if they hold the back/pause key after this command is run.</text:h>
          </table:table-cell>
        </table:table-row>
        <table:table-row table:style-name="Table8.3">
          <table:table-cell table:style-name="Table8.A2" office:value-type="string">
            <text:p text:style-name="P211">animate (object/player then objectname/playername then animation file name)</text:p>
          </table:table-cell>
          <table:table-cell table:style-name="Table8.A2" office:value-type="string">
            <text:p text:style-name="P211">“animate mainplayer anitest”</text:p>
            <text:p text:style-name="P211">“animate player ivan anitest”</text:p>
            <text:p text:style-name="P211">“animate object desk anitest”</text:p>
          </table:table-cell>
          <table:table-cell table:style-name="Table8.A2" office:value-type="string">
            <text:p text:style-name="P211">Executes a custom animation on player or object.</text:p>
          </table:table-cell>
        </table:table-row>
        <table:table-row table:style-name="Table8.5">
          <table:table-cell table:style-name="Table8.A2" office:value-type="string">
            <text:h text:style-name="P66" text:outline-level="1">backchoice (choice 1, choice 2, choice 3)</text:h>
          </table:table-cell>
          <table:table-cell table:style-name="Table8.A2" office:value-type="string">
            <text:h text:style-name="P6" text:outline-level="1">“<text:span text:style-name="T26">back</text:span><text:span text:style-name="T22">choice choice1, choice2, choice3”</text:span></text:h>
          </table:table-cell>
          <table:table-cell table:style-name="Table8.A2" office:value-type="string">
            <text:p text:style-name="P214"><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1">
          <table:table-cell table:style-name="Table8.A2" office:value-type="string">
            <text:p text:style-name="P172">backmove (playername then X or Y then co-ordinate value <text:span text:style-name="T77">or userandom</text:span>)</text:p>
          </table:table-cell>
          <table:table-cell table:style-name="Table8.A2" office:value-type="string">
            <text:h text:style-name="P5" text:outline-level="1">“backmove mainplayer X 100”</text:h>
            <text:h text:style-name="P5" text:outline-level="1">“backmove player ivan X 100”</text:h>
            <text:h text:style-name="P5" text:outline-level="1">“<text:span text:style-name="T77">backmove mainplayer X userandom”</text:span></text:h>
            <text:h text:style-name="P5" text:outline-level="1"/>
          </table:table-cell>
          <table:table-cell table:style-name="Table8.A2" office:value-type="string">
            <text:h text:style-name="P5" text:outline-level="1">Moves player/NPC X or Y values (walking backwards)</text:h>
          </table:table-cell>
        </table:table-row>
        <table:table-row table:style-name="Table8.1">
          <table:table-cell table:style-name="Table8.A2" office:value-type="string">
            <text:p text:style-name="P172">backsprint (playername then X or Y then co-ordinate value <text:span text:style-name="T77">or userandom</text:span>)</text:p>
          </table:table-cell>
          <table:table-cell table:style-name="Table8.A2" office:value-type="string">
            <text:p text:style-name="P172">“backsprint mainplayer X 100”</text:p>
            <text:p text:style-name="P172">“backsprint player ivan X 100”</text:p>
            <text:p text:style-name="P174">“<text:span text:style-name="T77">backsprint mainplayer X userandom”</text:span></text:p>
          </table:table-cell>
          <table:table-cell table:style-name="Table8.A2" office:value-type="string">
            <text:h text:style-name="P5" text:outline-level="1">Moves player/NPC X or Y values (sprinting backwards)</text:h>
          </table:table-cell>
        </table:table-row>
        <table:table-row table:style-name="Table8.8">
          <table:table-cell table:style-name="Table8.A2" office:value-type="string">
            <text:p text:style-name="P172">carryvalues</text:p>
          </table:table-cell>
          <table:table-cell table:style-name="Table8.A2" office:value-type="string">
            <text:p text:style-name="P172">“carryvalues”</text:p>
          </table:table-cell>
          <table:table-cell table:style-name="Table8.A2" office:value-type="string">
            <text:p text:style-name="P172">Copies NPC location values into memory to be copied into the next map. This maintains location of NPCs in duplicate maps.</text:p>
          </table:table-cell>
        </table:table-row>
        <table:table-row table:style-name="Table8.2">
          <table:table-cell table:style-name="Table8.A2" office:value-type="string">
            <text:p text:style-name="P172">checkpoint (number <text:span text:style-name="T34">or all </text:span><text:span text:style-name="T73">or userandom</text:span><text:span text:style-name="T34"> </text:span>then on or off)</text:p>
          </table:table-cell>
          <table:table-cell table:style-name="Table8.A2" office:value-type="string">
            <text:p text:style-name="P172">“checkpoint 1 on”</text:p>
            <text:p text:style-name="P172">“checkpoint 1 off”</text:p>
            <text:p text:style-name="P174">“<text:span text:style-name="T34">checkpoint all off”</text:span></text:p>
            <text:p text:style-name="P174">“<text:span text:style-name="T73">checkpoint userandom off”</text:span></text:p>
          </table:table-cell>
          <table:table-cell table:style-name="Table8.A2" office:value-type="string">
            <text:p text:style-name="P172">Sets checkpoints to be either on or off.</text:p>
          </table:table-cell>
        </table:table-row>
        <table:table-row table:style-name="Table8.8">
          <table:table-cell table:style-name="Table8.A2" office:value-type="string">
            <text:h text:style-name="P67" text:outline-level="1">choice (choice 1, choice 2, choice 3)</text:h>
          </table:table-cell>
          <table:table-cell table:style-name="Table8.A2" office:value-type="string">
            <text:h text:style-name="P5" text:outline-level="1">“<text:span text:style-name="T22">choice choice1, choice2, choice3”</text:span></text:h>
          </table:table-cell>
          <table:table-cell table:style-name="Table8.A2" office:value-type="string">
            <text:p text:style-name="P215"><text:span text:style-name="T22">Displays a choice menu for the player to pick. Once picked</text:span> the script diverts to alternate script (scriptname$ + “-<text:span text:style-name="T22">ifchoice(choiceno)</text:span>”).</text:p>
          </table:table-cell>
        </table:table-row>
        <text:soft-page-break/>
        <table:table-row table:style-name="Table8.1">
          <table:table-cell table:style-name="Table8.A2" office:value-type="string">
            <text:p text:style-name="P211">clear</text:p>
          </table:table-cell>
          <table:table-cell table:style-name="Table8.A2" office:value-type="string">
            <text:p text:style-name="P211">“clear”</text:p>
          </table:table-cell>
          <table:table-cell table:style-name="Table8.A2" office:value-type="string">
            <text:p text:style-name="P211">Tells screen drawing function to clear the screen.</text:p>
          </table:table-cell>
        </table:table-row>
        <table:table-row table:style-name="Table8.8">
          <table:table-cell table:style-name="Table8.A2" office:value-type="string">
            <text:h text:style-name="P5" text:outline-level="1">collision (on or off)</text:h>
          </table:table-cell>
          <table:table-cell table:style-name="Table8.A2" office:value-type="string">
            <text:h text:style-name="P5" text:outline-level="1">“collision off”</text:h>
          </table:table-cell>
          <table:table-cell table:style-name="Table8.A2" office:value-type="string">
            <text:h text:style-name="P5" text:outline-level="1">Turns collision on or off.</text:h>
          </table:table-cell>
        </table:table-row>
        <table:table-row table:style-name="Table8.1">
          <table:table-cell table:style-name="Table8.A2" office:value-type="string">
            <text:p text:style-name="P172">control (up, down, left, right, select, pockets or back then on or off)</text:p>
          </table:table-cell>
          <table:table-cell table:style-name="Table8.A2" office:value-type="string">
            <text:p text:style-name="P172">“control pockets off”</text:p>
            <text:p text:style-name="P172">“control back on”</text:p>
          </table:table-cell>
          <table:table-cell table:style-name="Table8.A2" office:value-type="string">
            <text:p text:style-name="P172">Enables or disables player inputs.</text:p>
          </table:table-cell>
        </table:table-row>
        <table:table-row table:style-name="Table8.1">
          <table:table-cell table:style-name="Table8.A2" office:value-type="string">
            <text:p text:style-name="P211">dim (on or off)</text:p>
          </table:table-cell>
          <table:table-cell table:style-name="Table8.A2" office:value-type="string">
            <text:p text:style-name="P211">“dim on”</text:p>
          </table:table-cell>
          <table:table-cell table:style-name="Table8.A2" office:value-type="string">
            <text:p text:style-name="P211">Controls dim</text:p>
          </table:table-cell>
        </table:table-row>
        <table:table-row table:style-name="Table8.1">
          <table:table-cell table:style-name="Table8.A2" office:value-type="string">
            <text:h text:style-name="P5" text:outline-level="1">direction (playername then direction number <text:span text:style-name="T77">or userandom</text:span> (or “faceplayer” if using NPC.)</text:h>
          </table:table-cell>
          <table:table-cell table:style-name="Table8.A2"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77">direction mainplayer userandom”</text:span></text:h>
          </table:table-cell>
          <table:table-cell table:style-name="Table8.A2" office:value-type="string">
            <text:h text:style-name="P5" text:outline-level="1">Changes direction of player or NPC</text:h>
          </table:table-cell>
        </table:table-row>
        <table:table-row table:style-name="Table8.16">
          <table:table-cell table:style-name="Table8.A2" office:value-type="string">
            <text:p text:style-name="P211">effects (on or off)</text:p>
          </table:table-cell>
          <table:table-cell table:style-name="Table8.A2" office:value-type="string">
            <text:p text:style-name="P211">“effects on”</text:p>
          </table:table-cell>
          <table:table-cell table:style-name="Table8.A2" office:value-type="string">
            <text:p text:style-name="P211">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A2" office:value-type="string">
            <text:h text:style-name="P5" text:outline-level="1">“fade in”</text:h>
          </table:table-cell>
          <table:table-cell table:style-name="Table8.A2" office:value-type="string">
            <text:h text:style-name="P5" text:outline-level="1">Controls fade</text:h>
          </table:table-cell>
        </table:table-row>
        <table:table-row table:style-name="Table8.16">
          <table:table-cell table:style-name="Table8.A2" office:value-type="string">
            <text:p text:style-name="P211">give (item name)</text:p>
          </table:table-cell>
          <table:table-cell table:style-name="Table8.A2" office:value-type="string">
            <text:p text:style-name="P211">“give floppy”</text:p>
          </table:table-cell>
          <table:table-cell table:style-name="Table8.A2" office:value-type="string">
            <text:p text:style-name="P211">Gives player character an item. Does not work with currency.</text:p>
          </table:table-cell>
        </table:table-row>
        <table:table-row table:style-name="Table8.16">
          <table:table-cell table:style-name="Table8.A2" office:value-type="string">
            <text:h text:style-name="P112" text:outline-level="1">giveaward (award number)</text:h>
          </table:table-cell>
          <table:table-cell table:style-name="Table8.A2" office:value-type="string">
            <text:h text:style-name="P5" text:outline-level="1">“<text:span text:style-name="T84">giveaward 1”</text:span></text:h>
          </table:table-cell>
          <table:table-cell table:style-name="Table8.A2" office:value-type="string">
            <text:p text:style-name="P237">Gives award to player and displays a notification about it if the play hasnt had the award before.</text:p>
          </table:table-cell>
        </table:table-row>
        <table:table-row table:style-name="Table8.16">
          <table:table-cell table:style-name="Table8.A2" office:value-type="string">
            <text:p text:style-name="P211">givecurrency (positive integer <text:span text:style-name="T73">or userandom</text:span>)</text:p>
          </table:table-cell>
          <table:table-cell table:style-name="Table8.A2" office:value-type="string">
            <text:p text:style-name="P211">“givecurrency 10”</text:p>
            <text:p text:style-name="P213">“<text:span text:style-name="T73">givecurrency userandom”</text:span></text:p>
          </table:table-cell>
          <table:table-cell table:style-name="Table8.A2" office:value-type="string">
            <text:p text:style-name="P211">Gives set amount of currency to player.</text:p>
          </table:table-cell>
        </table:table-row>
        <table:table-row table:style-name="Table8.5">
          <table:table-cell table:style-name="Table8.A2" office:value-type="string">
            <text:p text:style-name="P4">halt (number of seconds <text:span text:style-name="T76">or userandom</text:span>)</text:p>
          </table:table-cell>
          <table:table-cell table:style-name="Table8.A2" office:value-type="string">
            <text:p text:style-name="P4">“halt 10”</text:p>
            <text:p text:style-name="P4">“<text:span text:style-name="T76">halt userandom”</text:span></text:p>
          </table:table-cell>
          <table:table-cell table:style-name="Table8.A2" office:value-type="string">
            <text:p text:style-name="P4">Halts engine for a number of resconds.</text:p>
          </table:table-cell>
        </table:table-row>
        <text:soft-page-break/>
        <table:table-row table:style-name="Table8.16">
          <table:table-cell table:style-name="Table8.A2" office:value-type="string">
            <text:h text:style-name="P68" text:outline-level="1">halttimed</text:h>
          </table:table-cell>
          <table:table-cell table:style-name="Table8.A2" office:value-type="string">
            <text:h text:style-name="P5" text:outline-level="1">“<text:span text:style-name="T23">halttimed”</text:span></text:h>
          </table:table-cell>
          <table:table-cell table:style-name="Table8.A2" office:value-type="string">
            <text:p text:style-name="P217">Cancels any timed scripts that are active.</text:p>
          </table:table-cell>
        </table:table-row>
        <table:table-row table:style-name="Table8.16">
          <table:table-cell table:style-name="Table8.A2" office:value-type="string">
            <text:h text:style-name="P69" text:outline-level="1">hide (item name <text:span text:style-name="T35">or all)</text:span></text:h>
          </table:table-cell>
          <table:table-cell table:style-name="Table8.A2" office:value-type="string">
            <text:h text:style-name="P6" text:outline-level="1">“<text:span text:style-name="T28">hide floppy”</text:span></text:h>
            <text:h text:style-name="P6" text:outline-level="1">“<text:span text:style-name="T35">hide all”</text:span></text:h>
          </table:table-cell>
          <table:table-cell table:style-name="Table8.A2" office:value-type="string">
            <text:p text:style-name="P218">Changes visibility of pocket item to hidden.</text:p>
          </table:table-cell>
        </table:table-row>
        <table:table-row table:style-name="Table8.24">
          <table:table-cell table:style-name="Table8.A2" office:value-type="string">
            <text:h text:style-name="P121" text:outline-level="1">ifaward (award number)</text:h>
          </table:table-cell>
          <table:table-cell table:style-name="Table8.A2" office:value-type="string">
            <text:h text:style-name="P5" text:outline-level="1">“<text:span text:style-name="T88">ifaward 1”</text:span></text:h>
            <text:h text:style-name="P5" text:outline-level="1">“<text:span text:style-name="T88">ifaward userandom”</text:span></text:h>
          </table:table-cell>
          <table:table-cell table:style-name="Table8.A2" office:value-type="string">
            <text:p text:style-name="P173">Checks to see if <text:span text:style-name="T88">award has been granted to the player</text:span>. If so script diverts to alternate script (scriptname$ + “-if<text:span text:style-name="T88">award</text:span>”). If not then script continues.</text:p>
          </table:table-cell>
        </table:table-row>
        <table:table-row table:style-name="Table8.5">
          <table:table-cell table:style-name="Table8.A2" office:value-type="string">
            <text:p text:style-name="P172">ifcheckpoint (checkpoint number <text:span text:style-name="T73">or userandom</text:span>)</text:p>
          </table:table-cell>
          <table:table-cell table:style-name="Table8.A2" office:value-type="string">
            <text:p text:style-name="P172">“ifcheckpoint 1”</text:p>
            <text:p text:style-name="P174">“<text:span text:style-name="T73">ifcheckpoint userandom”</text:span></text:p>
          </table:table-cell>
          <table:table-cell table:style-name="Table8.A2" office:value-type="string">
            <text:p text:style-name="P211">Checks to see if checkpoint is active. If so then the script diverts to alternate script (scriptname$ + “-ifcheckpoint”). If not then the script continues.</text:p>
          </table:table-cell>
        </table:table-row>
        <table:table-row table:style-name="Table8.1">
          <table:table-cell table:style-name="Table8.A2" office:value-type="string">
            <text:p text:style-name="P211">ifcurrency (currency amount <text:span text:style-name="T73">or userandom</text:span>)</text:p>
          </table:table-cell>
          <table:table-cell table:style-name="Table8.A2" office:value-type="string">
            <text:p text:style-name="P211">“ifcurrency 10”</text:p>
            <text:p text:style-name="P213">“<text:span text:style-name="T73">ifcurrency userandom”</text:span></text:p>
          </table:table-cell>
          <table:table-cell table:style-name="Table8.A2" office:value-type="string">
            <text:p text:style-name="P211">Checks to see if mainplayer has a requested amount of currency. If so script diverts to alternate script (scriptname$ + “-ifcurrency”). If not then script continues.</text:p>
          </table:table-cell>
        </table:table-row>
        <table:table-row table:style-name="Table8.3">
          <table:table-cell table:style-name="Table8.A2" office:value-type="string">
            <text:p text:style-name="P172">ifdirection (direction number <text:span text:style-name="T73">or userandom</text:span>)</text:p>
          </table:table-cell>
          <table:table-cell table:style-name="Table8.A2" office:value-type="string">
            <text:p text:style-name="P172">“ifdirection 1”</text:p>
            <text:p text:style-name="P174">“<text:span text:style-name="T73">ifdirection userandom”</text:span></text:p>
          </table:table-cell>
          <table:table-cell table:style-name="Table8.A2" office:value-type="string">
            <text:p text:style-name="P172">Checks to see if direction of mainplayer is facing a certain direction. If so script diverts to alternate script (scriptname$ + “-ifdirection”). If not then script continues.</text:p>
          </table:table-cell>
        </table:table-row>
        <table:table-row table:style-name="Table8.3">
          <table:table-cell table:style-name="Table8.A2" office:value-type="string">
            <text:p text:style-name="P211">ifgone (pocket item)</text:p>
          </table:table-cell>
          <table:table-cell table:style-name="Table8.A2" office:value-type="string">
            <text:p text:style-name="P211">“ifgone floppy”</text:p>
          </table:table-cell>
          <table:table-cell table:style-name="Table8.A2" office:value-type="string">
            <text:p text:style-name="P211">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211">ifholding (pocket item)</text:p>
          </table:table-cell>
          <table:table-cell table:style-name="Table8.A2" office:value-type="string">
            <text:p text:style-name="P211">“ifholding floppy”</text:p>
          </table:table-cell>
          <table:table-cell table:style-name="Table8.A2" office:value-type="string">
            <text:p text:style-name="P211">Checks to see if mainplayer is holding a requested item in hand. If so then the script diverts to alternate script (scriptname$ + “-ifholding”). If not then the script continues.</text:p>
          </table:table-cell>
        </table:table-row>
        <table:table-row table:style-name="Table8.2">
          <table:table-cell table:style-name="Table8.A2" office:value-type="string">
            <text:p text:style-name="P172"><text:span text:style-name="T75">i</text:span>fmapno <text:span text:style-name="T74">(mapno or userandom)</text:span></text:p>
          </table:table-cell>
          <table:table-cell table:style-name="Table8.A2" office:value-type="string">
            <text:p text:style-name="P172">“ifmapno 1”</text:p>
            <text:p text:style-name="P174">“<text:span text:style-name="T74">ifmapno userandom”</text:span></text:p>
          </table:table-cell>
          <table:table-cell table:style-name="Table8.A2" office:value-type="string">
            <text:p text:style-name="P211">Checks to see player is on a certain map. If so script diverts to alternate script <text:soft-page-break/>(scriptname$ + “-ifmapno”). If not then script continues.</text:p>
          </table:table-cell>
        </table:table-row>
        <table:table-row table:style-name="Table8.1">
          <table:table-cell table:style-name="Table8.A2" office:value-type="string">
            <text:p text:style-name="P172">ifmodel</text:p>
          </table:table-cell>
          <table:table-cell table:style-name="Table8.A2" office:value-type="string">
            <text:p text:style-name="P172">“ifmodel ivan”</text:p>
          </table:table-cell>
          <table:table-cell table:style-name="Table8.A2" office:value-type="string">
            <text:p text:style-name="P211">Checks to see if player character is using a certain sprite model. If so the script diverts to alternate script (scriptname$ + “-ifmodel”). If not then the script continues.</text:p>
          </table:table-cell>
        </table:table-row>
        <table:table-row table:style-name="Table8.2">
          <table:table-cell table:style-name="Table8.A2" office:value-type="string">
            <text:p text:style-name="P211">ifpocket (pocket item)</text:p>
          </table:table-cell>
          <table:table-cell table:style-name="Table8.A2" office:value-type="string">
            <text:p text:style-name="P211">“ifpocket floppy”</text:p>
          </table:table-cell>
          <table:table-cell table:style-name="Table8.A2" office:value-type="string">
            <text:p text:style-name="P211">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7" text:outline-level="1">ifrandom (above, below or equal then number)</text:h>
          </table:table-cell>
          <table:table-cell table:style-name="Table8.A2" office:value-type="string">
            <text:h text:style-name="P5" text:outline-level="1">“<text:span text:style-name="T71">ifrandom above 5”</text:span></text:h>
            <text:h text:style-name="P5" text:outline-level="1">“<text:span text:style-name="T71">ifrandom below 5”</text:span></text:h>
            <text:h text:style-name="P5" text:outline-level="1">“<text:span text:style-name="T71">ifrandom equal 5”</text:span></text:h>
          </table:table-cell>
          <table:table-cell table:style-name="Table8.A2" office:value-type="string">
            <text:p text:style-name="P212">Checks to see if <text:span text:style-name="T71">last generated random number matches conditions</text:span>. If so script diverts to alternate script (scriptname$ + “-if<text:span text:style-name="T71">random</text:span>”). If not then script continues.</text:p>
          </table:table-cell>
        </table:table-row>
        <table:table-row table:style-name="Table8.34">
          <table:table-cell table:style-name="Table8.A2" office:value-type="string">
            <text:h text:style-name="P70" text:outline-level="1">iftimed</text:h>
          </table:table-cell>
          <table:table-cell table:style-name="Table8.A2" office:value-type="string">
            <text:h text:style-name="P5" text:outline-level="1">“<text:span text:style-name="T24">iftimed”</text:span></text:h>
          </table:table-cell>
          <table:table-cell table:style-name="Table8.A2" office:value-type="string">
            <text:p text:style-name="P219">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97" text:outline-level="1">if<text:span text:style-name="T82">value</text:span> (<text:span text:style-name="T82">handle number then </text:span>above, below or equal then number)</text:h>
          </table:table-cell>
          <table:table-cell table:style-name="Table8.A2" office:value-type="string">
            <text:h text:style-name="P5" text:outline-level="1">“<text:span text:style-name="T82">ifvalue 1 </text:span><text:span text:style-name="T71">above 5”</text:span></text:h>
            <text:h text:style-name="P5" text:outline-level="1">“<text:span text:style-name="T82">ifvalue 1</text:span><text:span text:style-name="T71"> below 5”</text:span></text:h>
            <text:h text:style-name="P5" text:outline-level="1">“<text:span text:style-name="T82">ifvalue 1</text:span><text:span text:style-name="T71"> equal 5”</text:span></text:h>
          </table:table-cell>
          <table:table-cell table:style-name="Table8.A2" office:value-type="string">
            <text:p text:style-name="P212">Checks to see if <text:span text:style-name="T71">last generated random number matches conditions</text:span>. If so script diverts to alternate script (scriptname$ + “-if<text:span text:style-name="T71">random</text:span>”). If not then script continues.</text:p>
          </table:table-cell>
        </table:table-row>
        <table:table-row table:style-name="Table8.1">
          <table:table-cell table:style-name="Table8.A2" office:value-type="string">
            <text:p text:style-name="P172">loadgame</text:p>
          </table:table-cell>
          <table:table-cell table:style-name="Table8.A2" office:value-type="string">
            <text:p text:style-name="P172">“loadgame”</text:p>
          </table:table-cell>
          <table:table-cell table:style-name="Table8.A2" office:value-type="string">
            <text:p text:style-name="P172">Loads previous save</text:p>
          </table:table-cell>
        </table:table-row>
        <table:table-row table:style-name="Table8.1">
          <table:table-cell table:style-name="Table8.A2" office:value-type="string">
            <text:p text:style-name="P211">loading</text:p>
          </table:table-cell>
          <table:table-cell table:style-name="Table8.A2" office:value-type="string">
            <text:p text:style-name="P211">“loading”</text:p>
          </table:table-cell>
          <table:table-cell table:style-name="Table8.A2" office:value-type="string">
            <text:p text:style-name="P211">Displays load icon. Will only work when script is not drawing anything. Icon automatically removed if any screen draw or clear occurs.</text:p>
          </table:table-cell>
        </table:table-row>
        <table:table-row table:style-name="Table8.8">
          <table:table-cell table:style-name="Table8.A2" office:value-type="string">
            <text:h text:style-name="P96" text:outline-level="1">makerandom (range starting small to large)</text:h>
          </table:table-cell>
          <table:table-cell table:style-name="Table8.A2" office:value-type="string">
            <text:h text:style-name="P5" text:outline-level="1">“<text:span text:style-name="T70">makerandom 1 50”</text:span></text:h>
          </table:table-cell>
          <table:table-cell table:style-name="Table8.A2" office:value-type="string">
            <text:h text:style-name="P96" text:outline-level="1">Generates a random number for the script to use between the defined range.</text:h>
          </table:table-cell>
        </table:table-row>
        <table:table-row table:style-name="Table8.8">
          <table:table-cell table:style-name="Table8.A2" office:value-type="string">
            <text:h text:style-name="P104" text:outline-level="1">makevalue (handle number then starting value or userandom)</text:h>
          </table:table-cell>
          <table:table-cell table:style-name="Table8.A2" office:value-type="string">
            <text:h text:style-name="P104" text:outline-level="1">“makevalue 1 100”</text:h>
            <text:h text:style-name="P104" text:outline-level="1">“makevalue 1 userandom”</text:h>
          </table:table-cell>
          <table:table-cell table:style-name="Table8.A2" office:value-type="string">
            <text:h text:style-name="P104" text:outline-level="1">Makes a value to be stored in memory and saved.</text:h>
          </table:table-cell>
        </table:table-row>
        <table:table-row table:style-name="Table8.1">
          <table:table-cell table:style-name="Table8.A2" office:value-type="string">
            <text:h text:style-name="P5" text:outline-level="1">map (mapno <text:span text:style-name="T11">or </text:span><text:span text:style-name="T72">userandom</text:span><text:span text:style-name="T11">)</text:span></text:h>
          </table:table-cell>
          <table:table-cell table:style-name="Table8.A2" office:value-type="string">
            <text:h text:style-name="P5" text:outline-level="1">“map 1” </text:h>
            <text:h text:style-name="P5" text:outline-level="1">“<text:span text:style-name="T11">map </text:span><text:span text:style-name="T72">userandom”</text:span></text:h>
          </table:table-cell>
          <table:table-cell table:style-name="Table8.A2" office:value-type="string">
            <text:h text:style-name="P5" text:outline-level="1">Changes to map number placed in argument <text:span text:style-name="T11">or random map defined in argument.</text:span></text:h>
          </table:table-cell>
        </table:table-row>
        <text:soft-page-break/>
        <table:table-row table:style-name="Table8.1">
          <table:table-cell table:style-name="Table8.A2" office:value-type="string">
            <text:p text:style-name="P211">mapeffect (dark / rain / storm / torch / sunsetleft / sunsetright / sunsetdown / sunsetup / pitchblack / off)</text:p>
          </table:table-cell>
          <table:table-cell table:style-name="Table8.A2" office:value-type="string">
            <text:p text:style-name="P211">“mapeffect dark”</text:p>
          </table:table-cell>
          <table:table-cell table:style-name="Table8.A2" office:value-type="string">
            <text:p text:style-name="P211">Displays an effect over the map.</text:p>
          </table:table-cell>
        </table:table-row>
        <table:table-row table:style-name="Table8.1">
          <table:table-cell table:style-name="Table8.A2" office:value-type="string">
            <text:p text:style-name="P211">markgone (pocket item)</text:p>
          </table:table-cell>
          <table:table-cell table:style-name="Table8.A2" office:value-type="string">
            <text:p text:style-name="P211">“markgone floppy”</text:p>
          </table:table-cell>
          <table:table-cell table:style-name="Table8.A2" office:value-type="string">
            <text:p text:style-name="P211">Sets pocket item as “gone forever” and unable to be got by the mainplayer again. Does not work with currency.</text:p>
          </table:table-cell>
        </table:table-row>
        <table:table-row table:style-name="Table8.1">
          <table:table-cell table:style-name="Table8.A2" office:value-type="string">
            <text:h text:style-name="P5" text:outline-level="1">model (playername then player model name)</text:h>
          </table:table-cell>
          <table:table-cell table:style-name="Table8.A2" office:value-type="string">
            <text:h text:style-name="P5" text:outline-level="1">“model mainplayer ivan”</text:h>
          </table:table-cell>
          <table:table-cell table:style-name="Table8.A2" office:value-type="string">
            <text:h text:style-name="P5" text:outline-level="1">Changes mainplayer model</text:h>
          </table:table-cell>
        </table:table-row>
        <table:table-row table:style-name="Table8.8">
          <table:table-cell table:style-name="Table8.A2" office:value-type="string">
            <text:h text:style-name="P104" text:outline-level="1">modvalue (handle number then add, minus, divide, times then value or userandom)</text:h>
          </table:table-cell>
          <table:table-cell table:style-name="Table8.A2" office:value-type="string">
            <text:h text:style-name="P104" text:outline-level="1">“modvalue 1 add 100”</text:h>
            <text:h text:style-name="P104" text:outline-level="1">“modvalue 1 minus userandom”</text:h>
          </table:table-cell>
          <table:table-cell table:style-name="Table8.A2" office:value-type="string">
            <text:h text:style-name="P104" text:outline-level="1">Manipulates the value of a value.</text:h>
          </table:table-cell>
        </table:table-row>
        <table:table-row table:style-name="Table8.1">
          <table:table-cell table:style-name="Table8.A2" office:value-type="string">
            <text:h text:style-name="P5" text:outline-level="1">move (playername or objectname then X or Y then co-ordinate value <text:span text:style-name="T77">or userandom</text:span>)</text:h>
          </table:table-cell>
          <table:table-cell table:style-name="Table8.A2"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77">move mainplayer X userandom”</text:span></text:h>
          </table:table-cell>
          <table:table-cell table:style-name="Table8.A2" office:value-type="string">
            <text:h text:style-name="P5" text:outline-level="1">Moves object/NPC X or Y values (walking)</text:h>
          </table:table-cell>
        </table:table-row>
        <table:table-row table:style-name="Table8.2">
          <table:table-cell table:style-name="Table8.A2" office:value-type="string">
            <text:h text:style-name="P5" text:outline-level="1">music control (play or stop / <text:span text:style-name="T100">fade or cut then on or off</text:span>)</text:h>
          </table:table-cell>
          <table:table-cell table:style-name="Table8.A2" office:value-type="string">
            <text:h text:style-name="P5" text:outline-level="1">“music control play”</text:h>
            <text:h text:style-name="P5" text:outline-level="1">“<text:span text:style-name="T100">music control fade on”</text:span></text:h>
            <text:h text:style-name="P5" text:outline-level="1">“<text:span text:style-name="T100">music control cut on”</text:span></text:h>
          </table:table-cell>
          <table:table-cell table:style-name="Table8.A2" office:value-type="string">
            <text:h text:style-name="P5" text:outline-level="1">Either plays or stops current music.</text:h>
          </table:table-cell>
        </table:table-row>
        <table:table-row table:style-name="Table8.2">
          <table:table-cell table:style-name="Table8.A2" office:value-type="string">
            <text:h text:style-name="P5" text:outline-level="1">music file (music file name)</text:h>
          </table:table-cell>
          <table:table-cell table:style-name="Table8.A2" office:value-type="string">
            <text:h text:style-name="P5" text:outline-level="1">“music file menu”</text:h>
          </table:table-cell>
          <table:table-cell table:style-name="Table8.A2" office:value-type="string">
            <text:h text:style-name="P5" text:outline-level="1">Plays requested music file (and stops previous music if playing)</text:h>
          </table:table-cell>
        </table:table-row>
        <table:table-row table:style-name="Table8.1">
          <table:table-cell table:style-name="Table8.A2" office:value-type="string">
            <text:p text:style-name="P211">pilot (playername then on or off)</text:p>
          </table:table-cell>
          <table:table-cell table:style-name="Table8.A2" office:value-type="string">
            <text:p text:style-name="P211">“pilot ivan on”</text:p>
          </table:table-cell>
          <table:table-cell table:style-name="Table8.A2" office:value-type="string">
            <text:p text:style-name="P211">Sets NPC’s to halt their idle walkabouts and assume script control.</text:p>
          </table:table-cell>
        </table:table-row>
        <table:table-row table:style-name="Table8.1">
          <table:table-cell table:style-name="Table8.A2" office:value-type="string">
            <text:h text:style-name="P71" text:outline-level="1">remark (remark)</text:h>
          </table:table-cell>
          <table:table-cell table:style-name="Table8.A2" office:value-type="string">
            <text:h text:style-name="P5" text:outline-level="1">“<text:span text:style-name="T32">remark test script”</text:span></text:h>
          </table:table-cell>
          <table:table-cell table:style-name="Table8.A2" office:value-type="string">
            <text:h text:style-name="P71" text:outline-level="1">Does nothing. Used for commenting in script files.</text:h>
          </table:table-cell>
        </table:table-row>
        <table:table-row table:style-name="Table8.1">
          <table:table-cell table:style-name="Table8.A2" office:value-type="string">
            <text:p text:style-name="P172">run (application)</text:p>
          </table:table-cell>
          <table:table-cell table:style-name="Table8.A2" office:value-type="string">
            <text:p text:style-name="P172">“run dummyapp”</text:p>
          </table:table-cell>
          <table:table-cell table:style-name="Table8.A2" office:value-type="string">
            <text:p text:style-name="P172">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211">savegame</text:p>
          </table:table-cell>
          <table:table-cell table:style-name="Table8.A2" office:value-type="string">
            <text:p text:style-name="P211">“savegame”</text:p>
          </table:table-cell>
          <table:table-cell table:style-name="Table8.A2" office:value-type="string">
            <text:p text:style-name="P211">Saves the game.</text:p>
          </table:table-cell>
        </table:table-row>
        <table:table-row table:style-name="Table8.3">
          <table:table-cell table:style-name="Table8.A2" office:value-type="string">
            <text:h text:style-name="P124" text:outline-level="1">savevalue (handle number)</text:h>
          </table:table-cell>
          <table:table-cell table:style-name="Table8.A2" office:value-type="string">
            <text:h text:style-name="P5" text:outline-level="1">“<text:span text:style-name="T90">savevalue 1”</text:span></text:h>
          </table:table-cell>
          <table:table-cell table:style-name="Table8.A2" office:value-type="string">
            <text:p text:style-name="P210">Saves a specific value to the save file.</text:p>
          </table:table-cell>
        </table:table-row>
        <table:table-row table:style-name="Table8.3">
          <table:table-cell table:style-name="Table8.A2" office:value-type="string">
            <text:h text:style-name="P72" text:outline-level="1">saving</text:h>
          </table:table-cell>
          <table:table-cell table:style-name="Table8.A2" office:value-type="string">
            <text:h text:style-name="P5" text:outline-level="1">“<text:span text:style-name="T21">saving”</text:span></text:h>
          </table:table-cell>
          <table:table-cell table:style-name="Table8.A2" office:value-type="string">
            <text:p text:style-name="P216">Displays <text:span text:style-name="T21">save</text:span> icon. Will only work when script is not drawing anything. Icon automatically removed if any screen draw or clear occurs.</text:p>
          </table:table-cell>
        </table:table-row>
        <text:soft-page-break/>
        <table:table-row table:style-name="Table8.3">
          <table:table-cell table:style-name="Table8.A2" office:value-type="string">
            <text:p text:style-name="P211">say (words)</text:p>
          </table:table-cell>
          <table:table-cell table:style-name="Table8.A2" office:value-type="string">
            <text:p text:style-name="P211">“say hello world!”</text:p>
          </table:table-cell>
          <table:table-cell table:style-name="Table8.A2" office:value-type="string">
            <text:p text:style-name="P211">Displays words in dialogue box.</text:p>
          </table:table-cell>
        </table:table-row>
        <table:table-row table:style-name="Table8.3">
          <table:table-cell table:style-name="Table8.A2" office:value-type="string">
            <text:h text:style-name="P5" text:outline-level="1">script (script name)</text:h>
          </table:table-cell>
          <table:table-cell table:style-name="Table8.A2" office:value-type="string">
            <text:h text:style-name="P5" text:outline-level="1">“script testscript01”</text:h>
          </table:table-cell>
          <table:table-cell table:style-name="Table8.A2" office:value-type="string">
            <text:h text:style-name="P5" text:outline-level="1">Runs a script (ends current script)</text:h>
          </table:table-cell>
        </table:table-row>
        <table:table-row table:style-name="Table8.3">
          <table:table-cell table:style-name="Table8.A2" office:value-type="string">
            <text:h text:style-name="P5" text:outline-level="1">sfx (sound effect file name)</text:h>
          </table:table-cell>
          <table:table-cell table:style-name="Table8.A2" office:value-type="string">
            <text:h text:style-name="P5" text:outline-level="1">“sfx pickup”</text:h>
          </table:table-cell>
          <table:table-cell table:style-name="Table8.A2" office:value-type="string">
            <text:h text:style-name="P5" text:outline-level="1">Plays requested sound file</text:h>
          </table:table-cell>
        </table:table-row>
        <table:table-row table:style-name="Table8.3">
          <table:table-cell table:style-name="Table8.A2" office:value-type="string">
            <text:h text:style-name="P128" text:outline-level="1">Sfxloop <text:span text:style-name="T97">(sound effect file name)</text:span></text:h>
          </table:table-cell>
          <table:table-cell table:style-name="Table8.A2" office:value-type="string">
            <text:h text:style-name="P5" text:outline-level="1">“<text:span text:style-name="T95">sfxloop pickup”</text:span></text:h>
          </table:table-cell>
          <table:table-cell table:style-name="Table8.A2" office:value-type="string">
            <text:h text:style-name="P128" text:outline-level="1">Loops a sound effect until sfxstop is run.</text:h>
          </table:table-cell>
        </table:table-row>
        <table:table-row table:style-name="Table8.3">
          <table:table-cell table:style-name="Table8.A2" office:value-type="string">
            <text:h text:style-name="P128" text:outline-level="1">sfxstop</text:h>
          </table:table-cell>
          <table:table-cell table:style-name="Table8.A2" office:value-type="string">
            <text:h text:style-name="P5" text:outline-level="1">“<text:span text:style-name="T95">sfxstop”</text:span></text:h>
          </table:table-cell>
          <table:table-cell table:style-name="Table8.A2" office:value-type="string">
            <text:h text:style-name="P129" text:outline-level="1">Halts a<text:span text:style-name="T96">ll sfx including looping ones</text:span>.</text:h>
          </table:table-cell>
        </table:table-row>
        <table:table-row table:style-name="Table8.3">
          <table:table-cell table:style-name="Table8.A2" office:value-type="string">
            <text:h text:style-name="P100" text:outline-level="1">shelllnx (shell command)</text:h>
          </table:table-cell>
          <table:table-cell table:style-name="Table8.A2" office:value-type="string">
            <text:h text:style-name="P100" text:outline-level="1">“shelllnx rm test.txt”</text:h>
          </table:table-cell>
          <table:table-cell table:style-name="Table8.A2" office:value-type="string">
            <text:h text:style-name="P100" text:outline-level="1">Runs a shell command (linux only).</text:h>
          </table:table-cell>
        </table:table-row>
        <table:table-row table:style-name="Table8.3">
          <table:table-cell table:style-name="Table8.A2" office:value-type="string">
            <text:h text:style-name="P100" text:outline-level="1">shellwin (shell command)</text:h>
          </table:table-cell>
          <table:table-cell table:style-name="Table8.A2" office:value-type="string">
            <text:h text:style-name="P5" text:outline-level="1">“<text:span text:style-name="T80">shellwin del text.txt”</text:span></text:h>
          </table:table-cell>
          <table:table-cell table:style-name="Table8.A2" office:value-type="string">
            <text:h text:style-name="P100" text:outline-level="1">Runs a shell command (windows only, cmd not powershell)</text:h>
          </table:table-cell>
        </table:table-row>
        <table:table-row table:style-name="Table8.3">
          <table:table-cell table:style-name="Table8.A2" office:value-type="string">
            <text:h text:style-name="P69" text:outline-level="1">show (item name <text:span text:style-name="T35">or all</text:span>)</text:h>
          </table:table-cell>
          <table:table-cell table:style-name="Table8.A2" office:value-type="string">
            <text:h text:style-name="P6" text:outline-level="1">“<text:span text:style-name="T28">show floppy”</text:span></text:h>
            <text:h text:style-name="P6" text:outline-level="1">“<text:span text:style-name="T35">show all”</text:span></text:h>
          </table:table-cell>
          <table:table-cell table:style-name="Table8.A2" office:value-type="string">
            <text:p text:style-name="P218">Changes visibility of pocket item to visible.</text:p>
          </table:table-cell>
        </table:table-row>
        <table:table-row table:style-name="Table8.3">
          <table:table-cell table:style-name="Table8.A2" office:value-type="string">
            <text:p text:style-name="P172">showimage (image name)</text:p>
          </table:table-cell>
          <table:table-cell table:style-name="Table8.A2" office:value-type="string">
            <text:p text:style-name="P172">“showimage map”</text:p>
          </table:table-cell>
          <table:table-cell table:style-name="Table8.A2" office:value-type="string">
            <text:p text:style-name="P172">Displays an image on screen.</text:p>
          </table:table-cell>
        </table:table-row>
        <table:table-row table:style-name="Table8.3">
          <table:table-cell table:style-name="Table8.A2" office:value-type="string">
            <text:p text:style-name="P172">silentgive (pocket item)</text:p>
          </table:table-cell>
          <table:table-cell table:style-name="Table8.A2" office:value-type="string">
            <text:p text:style-name="P172">“silentgive floppy”</text:p>
          </table:table-cell>
          <table:table-cell table:style-name="Table8.A2" office:value-type="string">
            <text:p text:style-name="P172">Silently gives a pocket item without displaying animation.</text:p>
          </table:table-cell>
        </table:table-row>
        <table:table-row table:style-name="Table8.3">
          <table:table-cell table:style-name="Table8.A2" office:value-type="string">
            <text:p text:style-name="P172">silentgivecurrency</text:p>
          </table:table-cell>
          <table:table-cell table:style-name="Table8.A2" office:value-type="string">
            <text:p text:style-name="P172">“silentgivecurrency 10”</text:p>
            <text:p text:style-name="P174">“<text:span text:style-name="T76">silentgivecurrency userandom”</text:span></text:p>
          </table:table-cell>
          <table:table-cell table:style-name="Table8.A2" office:value-type="string">
            <text:p text:style-name="P172">Silently gives currency without displaying animation.</text:p>
          </table:table-cell>
        </table:table-row>
        <table:table-row table:style-name="Table8.3">
          <table:table-cell table:style-name="Table8.A2" office:value-type="string">
            <text:p text:style-name="P172">silenttake (pocket item)</text:p>
          </table:table-cell>
          <table:table-cell table:style-name="Table8.A2" office:value-type="string">
            <text:p text:style-name="P172">“silenttake floppy”</text:p>
          </table:table-cell>
          <table:table-cell table:style-name="Table8.A2" office:value-type="string">
            <text:p text:style-name="P172">Silently takes a pocket item without displaying animation.</text:p>
          </table:table-cell>
        </table:table-row>
        <text:soft-page-break/>
        <table:table-row table:style-name="Table8.3">
          <table:table-cell table:style-name="Table8.A2" office:value-type="string">
            <text:p text:style-name="P172">silenttakecurrency</text:p>
          </table:table-cell>
          <table:table-cell table:style-name="Table8.A2" office:value-type="string">
            <text:p text:style-name="P172">“silenttakecurrency 10”</text:p>
            <text:p text:style-name="P174">“<text:span text:style-name="T76">silenttakecurrency userandom”</text:span></text:p>
          </table:table-cell>
          <table:table-cell table:style-name="Table8.A2" office:value-type="string">
            <text:p text:style-name="P172">Silently takes currency without displaying animation.</text:p>
          </table:table-cell>
        </table:table-row>
        <table:table-row table:style-name="Table8.3">
          <table:table-cell table:style-name="Table8.A2" office:value-type="string">
            <text:p text:style-name="P172">slowfade (in or out)</text:p>
          </table:table-cell>
          <table:table-cell table:style-name="Table8.A2" office:value-type="string">
            <text:p text:style-name="P172">“slowfade in”</text:p>
          </table:table-cell>
          <table:table-cell table:style-name="Table8.A2" office:value-type="string">
            <text:p text:style-name="P172">Slowly fades in or out.</text:p>
          </table:table-cell>
        </table:table-row>
        <table:table-row table:style-name="Table8.3">
          <table:table-cell table:style-name="Table8.A2" office:value-type="string">
            <text:p text:style-name="P211">speaker (playername)</text:p>
          </table:table-cell>
          <table:table-cell table:style-name="Table8.A2" office:value-type="string">
            <text:p text:style-name="P211">“speaker ivan”</text:p>
            <text:p text:style-name="P211">“speaker mainplayer”</text:p>
            <text:p text:style-name="P213">“<text:span text:style-name="T63">speaker nobody”</text:span></text:p>
          </table:table-cell>
          <table:table-cell table:style-name="Table8.A2" office:value-type="string">
            <text:p text:style-name="P211">Sets speaker for text banner words. <text:span text:style-name="T63">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77">or userandom</text:span>)</text:h>
          </table:table-cell>
          <table:table-cell table:style-name="Table8.A2"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77">userandom</text:span><text:span text:style-name="T33">”</text:span></text:h>
          </table:table-cell>
          <table:table-cell table:style-name="Table8.A2" office:value-type="string">
            <text:h text:style-name="P5" text:outline-level="1">Sprints object or NPC X or Y values (sprinting)</text:h>
          </table:table-cell>
        </table:table-row>
        <table:table-row table:style-name="Table8.3">
          <table:table-cell table:style-name="Table8.A2" office:value-type="string">
            <text:p text:style-name="P211">take (item name)</text:p>
          </table:table-cell>
          <table:table-cell table:style-name="Table8.A2" office:value-type="string">
            <text:p text:style-name="P211">“take floppy”</text:p>
          </table:table-cell>
          <table:table-cell table:style-name="Table8.A2" office:value-type="string">
            <text:p text:style-name="P211">Takes an item off player character. Does not work with currency.</text:p>
          </table:table-cell>
        </table:table-row>
        <table:table-row table:style-name="Table8.3">
          <table:table-cell table:style-name="Table8.A2" office:value-type="string">
            <text:p text:style-name="P211">takecurrency (positive integer <text:span text:style-name="T73">or userandom</text:span>)</text:p>
          </table:table-cell>
          <table:table-cell table:style-name="Table8.A2" office:value-type="string">
            <text:p text:style-name="P211">“takecurrency 10”</text:p>
            <text:p text:style-name="P213">“<text:span text:style-name="T73">takecurrency userandom”</text:span></text:p>
          </table:table-cell>
          <table:table-cell table:style-name="Table8.A2" office:value-type="string">
            <text:p text:style-name="P211">Takes set amount of currency off player.</text:p>
          </table:table-cell>
        </table:table-row>
        <table:table-row table:style-name="Table8.3">
          <table:table-cell table:style-name="Table8.A2" office:value-type="string">
            <text:p text:style-name="P211">terminal (filename)</text:p>
          </table:table-cell>
          <table:table-cell table:style-name="Table8.A2" office:value-type="string">
            <text:p text:style-name="P211">“terminal test”</text:p>
          </table:table-cell>
          <table:table-cell table:style-name="Table8.A2" office:value-type="string">
            <text:p text:style-name="P211">Launches specified terminal file. Will end the script.</text:p>
          </table:table-cell>
        </table:table-row>
        <table:table-row table:style-name="Table8.3">
          <table:table-cell table:style-name="Table8.A2" office:value-type="string">
            <text:h text:style-name="P73" text:outline-level="1">terminalnoboot (filename)</text:h>
          </table:table-cell>
          <table:table-cell table:style-name="Table8.A2" office:value-type="string">
            <text:h text:style-name="P5" text:outline-level="1">“<text:span text:style-name="T9">terminalnoboot test”</text:span></text:h>
          </table:table-cell>
          <table:table-cell table:style-name="Table8.A2" office:value-type="string">
            <text:h text:style-name="P73" text:outline-level="1">Launches a specified terminal file without the boot animation. Will end the script.</text:h>
          </table:table-cell>
        </table:table-row>
        <table:table-row table:style-name="Table8.3">
          <table:table-cell table:style-name="Table8.A2" office:value-type="string">
            <text:h text:style-name="P74" text:outline-level="1">terminaltext (line 1, line 2, line 3, line 4, line 5, sysstat) </text:h>
          </table:table-cell>
          <table:table-cell table:style-name="Table8.A2" office:value-type="string">
            <text:h text:style-name="P5" text:outline-level="1">“<text:span text:style-name="T8">terminaltext this is line 1, this is line 2, this is line 3, this is line 4, this is line 5, 1”</text:span></text:h>
          </table:table-cell>
          <table:table-cell table:style-name="Table8.A2" office:value-type="string">
            <text:h text:style-name="P74" text:outline-level="1">Displays a terminal text file.</text:h>
          </table:table-cell>
        </table:table-row>
        <table:table-row table:style-name="Table8.75">
          <table:table-cell table:style-name="Table8.A2" office:value-type="string">
            <text:h text:style-name="P75" text:outline-level="1">timedscript (scriptname then time in seconds <text:span text:style-name="T78">or userandom</text:span>)</text:h>
          </table:table-cell>
          <table:table-cell table:style-name="Table8.A2" office:value-type="string">
            <text:h text:style-name="P5" text:outline-level="1">“<text:span text:style-name="T20">timedscript testscript 60”</text:span></text:h>
            <text:h text:style-name="P5" text:outline-level="1">“<text:span text:style-name="T78">timedscript testscript userandom”</text:span></text:h>
          </table:table-cell>
          <table:table-cell table:style-name="Table8.A2" office:value-type="string">
            <text:h text:style-name="P75" text:outline-level="1">Launches a specified script after a number of seconds have passed provided no other scripts are running. If another script is running at the time of launch the launch will occur after the current script has ended.</text:h>
          </table:table-cell>
        </table:table-row>
        <text:soft-page-break/>
        <table:table-row table:style-name="Table8.75">
          <table:table-cell table:style-name="Table8.A2" office:value-type="string">
            <text:h text:style-name="P76" text:outline-level="1">trigger (triggerno <text:span text:style-name="T72">or userandom </text:span>then on or off)</text:h>
          </table:table-cell>
          <table:table-cell table:style-name="Table8.A2" office:value-type="string">
            <text:h text:style-name="P5" text:outline-level="1">“<text:span text:style-name="T38">trigger 1 on”</text:span></text:h>
            <text:h text:style-name="P5" text:outline-level="1">“<text:span text:style-name="T38">trigger 1 off”</text:span></text:h>
            <text:h text:style-name="P5" text:outline-level="1">“<text:span text:style-name="T72">trigger userandom on”</text:span></text:h>
          </table:table-cell>
          <table:table-cell table:style-name="Table8.A2" office:value-type="string">
            <text:h text:style-name="P76" text:outline-level="1">Changes if trigger is active or not.</text:h>
          </table:table-cell>
        </table:table-row>
        <table:table-row table:style-name="Table8.75">
          <table:table-cell table:style-name="Table8.A2" office:value-type="string">
            <text:h text:style-name="P5" text:outline-level="1">wait (number of seconds <text:span text:style-name="T76">or userandom</text:span>)</text:h>
          </table:table-cell>
          <table:table-cell table:style-name="Table8.A2" office:value-type="string">
            <text:h text:style-name="P5" text:outline-level="1">“wait 5”</text:h>
            <text:h text:style-name="P5" text:outline-level="1">“<text:span text:style-name="T76">wait userandom”</text:span></text:h>
          </table:table-cell>
          <table:table-cell table:style-name="Table8.A2" office:value-type="string">
            <text:h text:style-name="P5" text:outline-level="1">Waits number of seconds placed in argument</text:h>
          </table:table-cell>
        </table:table-row>
        <table:table-row table:style-name="Table8.75">
          <table:table-cell table:style-name="Table8.A2" office:value-type="string">
            <text:h text:style-name="P5" text:outline-level="1">warp (player or object then playername or objectname then X or Y then co-ordinate value <text:span text:style-name="T77">or userandom</text:span>)</text:h>
          </table:table-cell>
          <table:table-cell table:style-name="Table8.A2"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77">warp mainplayer X userandom”</text:span></text:h>
          </table:table-cell>
          <table:table-cell table:style-name="Table8.A2" office:value-type="string">
            <text:h text:style-name="P5" text:outline-level="1">Changes X or Y value of object, player or NPC instantly</text:h>
          </table:table-cell>
        </table:table-row>
        <table:table-row table:style-name="Table8.75">
          <table:table-cell table:style-name="Table8.A79" office:value-type="string">
            <text:h text:style-name="P126" text:outline-level="1"><text:span text:style-name="T93">white</text:span> (in or out)</text:h>
          </table:table-cell>
          <table:table-cell table:style-name="Table8.A79" office:value-type="string">
            <text:h text:style-name="P5" text:outline-level="1">“<text:span text:style-name="T94">white</text:span><text:span text:style-name="T92"> in”</text:span></text:h>
            <text:h text:style-name="P5" text:outline-level="1">“<text:span text:style-name="T92">white out”</text:span></text:h>
          </table:table-cell>
          <table:table-cell table:style-name="Table8.A79" office:value-type="string">
            <text:h text:style-name="P126" text:outline-level="1">Fades but uses white instead of black.</text:h>
          </table:table-cell>
        </table:table-row>
      </table:table>
      <text:p text:style-name="P144"/>
      <text:h text:style-name="P164" text:outline-level="1">Stage Director Script <text:span text:style-name="T45">Say </text:span>Variables</text:h>
      <text:h text:style-name="P165"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34" text:outline-level="1">Name</text:h>
          </table:table-cell>
          <table:table-cell table:style-name="Table7.A1" office:value-type="string">
            <text:h text:style-name="P134" text:outline-level="1">Description</text:h>
          </table:table-cell>
        </table:table-row>
        <table:table-row>
          <table:table-cell table:style-name="Table7.A2" office:value-type="string">
            <text:h text:style-name="P77" text:outline-level="1">[selectobject]</text:h>
          </table:table-cell>
          <table:table-cell table:style-name="Table7.A2" office:value-type="string">
            <text:h text:style-name="P77" text:outline-level="1">Current world object</text:h>
          </table:table-cell>
        </table:table-row>
        <table:table-row>
          <table:table-cell table:style-name="Table7.A2" office:value-type="string">
            <text:h text:style-name="P77" text:outline-level="1">[helditem1]</text:h>
          </table:table-cell>
          <table:table-cell table:style-name="Table7.A2" office:value-type="string">
            <text:h text:style-name="P77" text:outline-level="1">Current held pocket item</text:h>
          </table:table-cell>
        </table:table-row>
        <table:table-row table:style-name="Table7.1">
          <table:table-cell table:style-name="Table7.A2" office:value-type="string">
            <text:h text:style-name="P77" text:outline-level="1">[helditem2]</text:h>
          </table:table-cell>
          <table:table-cell table:style-name="Table7.A2" office:value-type="string">
            <text:h text:style-name="P77" text:outline-level="1">Second held pocket item (for pocket mergers)</text:h>
          </table:table-cell>
        </table:table-row>
        <table:table-row table:style-name="Table7.1">
          <table:table-cell table:style-name="Table7.A2" office:value-type="string">
            <text:h text:style-name="P78" text:outline-level="1">[ros]</text:h>
          </table:table-cell>
          <table:table-cell table:style-name="Table7.A2" office:value-type="string">
            <text:h text:style-name="P78" text:outline-level="1">Client operating system</text:h>
          </table:table-cell>
        </table:table-row>
        <table:table-row table:style-name="Table7.1">
          <table:table-cell table:style-name="Table7.A2" office:value-type="string">
            <text:h text:style-name="P81" text:outline-level="1">[tos]</text:h>
          </table:table-cell>
          <table:table-cell table:style-name="Table7.A2" office:value-type="string">
            <text:h text:style-name="P81" text:outline-level="1">In game terminal OS name</text:h>
          </table:table-cell>
        </table:table-row>
        <table:table-row table:style-name="Table7.1">
          <table:table-cell table:style-name="Table7.A2" office:value-type="string">
            <text:h text:style-name="P80" text:outline-level="1">[gametitle]</text:h>
          </table:table-cell>
          <table:table-cell table:style-name="Table7.A2" office:value-type="string">
            <text:h text:style-name="P80" text:outline-level="1">Title of the game</text:h>
          </table:table-cell>
        </table:table-row>
        <table:table-row table:style-name="Table7.1">
          <table:table-cell table:style-name="Table7.A2" office:value-type="string">
            <text:h text:style-name="P81" text:outline-level="1">[musicvol]</text:h>
          </table:table-cell>
          <table:table-cell table:style-name="Table7.A2" office:value-type="string">
            <text:h text:style-name="P81" text:outline-level="1">Volume the music is set at</text:h>
          </table:table-cell>
        </table:table-row>
        <table:table-row table:style-name="Table7.1">
          <table:table-cell table:style-name="Table7.A2" office:value-type="string">
            <text:h text:style-name="P81" text:outline-level="1">[sfxvol]</text:h>
          </table:table-cell>
          <table:table-cell table:style-name="Table7.A2" office:value-type="string">
            <text:h text:style-name="P81" text:outline-level="1">Volume the sfx are set at</text:h>
          </table:table-cell>
        </table:table-row>
        <table:table-row table:style-name="Table7.1">
          <table:table-cell table:style-name="Table7.A2" office:value-type="string">
            <text:h text:style-name="P82" text:outline-level="1">[proposedmod]</text:h>
          </table:table-cell>
          <table:table-cell table:style-name="Table7.A2" office:value-type="string">
            <text:h text:style-name="P82" text:outline-level="1">Proposed mod to load</text:h>
          </table:table-cell>
        </table:table-row>
        <table:table-row table:style-name="Table7.1">
          <table:table-cell table:style-name="Table7.A2" office:value-type="string">
            <text:h text:style-name="P95" text:outline-level="1">[moddingname]</text:h>
          </table:table-cell>
          <table:table-cell table:style-name="Table7.A2" office:value-type="string">
            <text:h text:style-name="P95" text:outline-level="1">What mods are referred to in game</text:h>
          </table:table-cell>
        </table:table-row>
        <table:table-row table:style-name="Table7.1">
          <table:table-cell table:style-name="Table7.A2" office:value-type="string">
            <text:h text:style-name="P95" text:outline-level="1">[gametime]</text:h>
          </table:table-cell>
          <table:table-cell table:style-name="Table7.A2" office:value-type="string">
            <text:h text:style-name="P95" text:outline-level="1">How long the save file has been played <text:span text:style-name="T69">in HH:MM:SS</text:span></text:h>
          </table:table-cell>
        </table:table-row>
        <table:table-row table:style-name="Table7.1">
          <table:table-cell table:style-name="Table7.A13" office:value-type="string">
            <text:h text:style-name="P107" text:outline-level="1">[value<text:span text:style-name="T83">]-(no)</text:span></text:h>
          </table:table-cell>
          <table:table-cell table:style-name="Table7.A13" office:value-type="string">
            <text:h text:style-name="P107" text:outline-level="1">A script value</text:h>
          </table:table-cell>
        </table:table-row>
      </table:table>
      <text:h text:style-name="P165" text:outline-level="1"/>
      <text:h text:style-name="P165" text:outline-level="1"/>
      <text:h text:style-name="P165" text:outline-level="1"/>
      <text:h text:style-name="P162" text:outline-level="1"><text:bookmark-start text:name="_Toc10"/>Error Codes<text:bookmark-end text:name="_Toc10"/></text:h>
      <text:h text:style-name="P163" text:outline-level="1"/>
      <text:p text:style-name="P171"/>
      <table:table table:name="Table9" table:style-name="Table9" table:template-name="Elegant">
        <table:table-column table:style-name="Table9.A" table:number-columns-repeated="3"/>
        <table:table-row table:style-name="Table9.1">
          <table:table-cell table:style-name="Table9.A1" office:value-type="string">
            <text:p text:style-name="P239">Error Code</text:p>
          </table:table-cell>
          <table:table-cell table:style-name="Table9.A1" office:value-type="string">
            <text:p text:style-name="P239">Description (and Potential Fix)</text:p>
          </table:table-cell>
          <table:table-cell table:style-name="Table9.A1" office:value-type="string">
            <text:p text:style-name="P240">Result</text:p>
          </table:table-cell>
        </table:table-row>
        <table:table-row table:style-name="Table9.1">
          <table:table-cell table:style-name="Table9.A2" office:value-type="string">
            <text:p text:style-name="P211">5</text:p>
          </table:table-cell>
          <table:table-cell table:style-name="Table9.A2" office:value-type="string">
            <text:p text:style-name="P211">ILLEGAL FUNCTION CALL</text:p>
          </table:table-cell>
          <table:table-cell table:style-name="Table9.A2" office:value-type="string">
            <text:p text:style-name="P220">No Crash</text:p>
          </table:table-cell>
        </table:table-row>
        <table:table-row table:style-name="Table9.1">
          <table:table-cell table:style-name="Table9.A2" office:value-type="string">
            <text:p text:style-name="P211">6</text:p>
          </table:table-cell>
          <table:table-cell table:style-name="Table9.A2" office:value-type="string">
            <text:p text:style-name="P211">OVERFLOW</text:p>
          </table:table-cell>
          <table:table-cell table:style-name="Table9.A2" office:value-type="string">
            <text:p text:style-name="P220">No Crash</text:p>
          </table:table-cell>
        </table:table-row>
        <table:table-row table:style-name="Table9.4">
          <table:table-cell table:style-name="Table9.A2" office:value-type="string">
            <text:p text:style-name="P211">7</text:p>
          </table:table-cell>
          <table:table-cell table:style-name="Table9.A2" office:value-type="string">
            <text:p text:style-name="P211">OUT OF MEMORY (check to see if host machine running VaME has enough memory.)</text:p>
          </table:table-cell>
          <table:table-cell table:style-name="Table9.A2" office:value-type="string">
            <text:p text:style-name="P220">Guru Meditation</text:p>
          </table:table-cell>
        </table:table-row>
        <table:table-row table:style-name="Table9.5">
          <table:table-cell table:style-name="Table9.A2" office:value-type="string">
            <text:p text:style-name="P211">9</text:p>
          </table:table-cell>
          <table:table-cell table:style-name="Table9.A2" office:value-type="string">
            <text:p text:style-name="P211">Subscript out of range. (An array's upper or lower dimensioned boundary has been exceeded.) </text:p>
          </table:table-cell>
          <table:table-cell table:style-name="Table9.A2" office:value-type="string">
            <text:p text:style-name="P220">No Crash</text:p>
          </table:table-cell>
        </table:table-row>
        <table:table-row table:style-name="Table9.5">
          <table:table-cell table:style-name="Table9.A2" office:value-type="string">
            <text:p text:style-name="P211">11</text:p>
          </table:table-cell>
          <table:table-cell table:style-name="Table9.A2" office:value-type="string">
            <text:p text:style-name="P211">DIVISION BY ZERO (check any metadata values that are processed by any engine algorithms)</text:p>
          </table:table-cell>
          <table:table-cell table:style-name="Table9.A2" office:value-type="string">
            <text:p text:style-name="P236">Crash (not Guru Meditation)</text:p>
          </table:table-cell>
        </table:table-row>
        <table:table-row table:style-name="Table9.1">
          <table:table-cell table:style-name="Table9.A2" office:value-type="string">
            <text:p text:style-name="P211">13</text:p>
          </table:table-cell>
          <table:table-cell table:style-name="Table9.A2" office:value-type="string">
            <text:p text:style-name="P211">TYPE MISMATCH</text:p>
          </table:table-cell>
          <table:table-cell table:style-name="Table9.A2" office:value-type="string">
            <text:p text:style-name="P220">No Crash</text:p>
          </table:table-cell>
        </table:table-row>
        <table:table-row table:style-name="Table9.1">
          <table:table-cell table:style-name="Table9.A2" office:value-type="string">
            <text:p text:style-name="P211">19</text:p>
          </table:table-cell>
          <table:table-cell table:style-name="Table9.A2" office:value-type="string">
            <text:p text:style-name="P211">NO RESUME - RESUME REQUIRED</text:p>
          </table:table-cell>
          <table:table-cell table:style-name="Table9.A2" office:value-type="string">
            <text:p text:style-name="P220">No Crash</text:p>
          </table:table-cell>
        </table:table-row>
        <table:table-row table:style-name="Table9.1">
          <table:table-cell table:style-name="Table9.A2" office:value-type="string">
            <text:p text:style-name="P211">20</text:p>
          </table:table-cell>
          <table:table-cell table:style-name="Table9.A2" office:value-type="string">
            <text:p text:style-name="P211">RESUME WITHOUT ERROR</text:p>
          </table:table-cell>
          <table:table-cell table:style-name="Table9.A2" office:value-type="string">
            <text:p text:style-name="P220">No Crash</text:p>
          </table:table-cell>
        </table:table-row>
        <table:table-row table:style-name="Table9.1">
          <table:table-cell table:style-name="Table9.A2" office:value-type="string">
            <text:p text:style-name="P211">26</text:p>
          </table:table-cell>
          <table:table-cell table:style-name="Table9.A2" office:value-type="string">
            <text:p text:style-name="P211">FOR WITHOUT NEXT</text:p>
          </table:table-cell>
          <table:table-cell table:style-name="Table9.A2" office:value-type="string">
            <text:p text:style-name="P220">No Crash</text:p>
          </table:table-cell>
        </table:table-row>
        <table:table-row table:style-name="Table9.1">
          <table:table-cell table:style-name="Table9.A2" office:value-type="string">
            <text:p text:style-name="P211">51</text:p>
          </table:table-cell>
          <table:table-cell table:style-name="Table9.A2" office:value-type="string">
            <text:p text:style-name="P211">INTERNAL MALFUNCTION</text:p>
          </table:table-cell>
          <table:table-cell table:style-name="Table9.A2" office:value-type="string">
            <text:p text:style-name="P220">No Crash</text:p>
          </table:table-cell>
        </table:table-row>
        <table:table-row table:style-name="Table9.5">
          <table:table-cell table:style-name="Table9.A2" office:value-type="string">
            <text:p text:style-name="P211">52</text:p>
          </table:table-cell>
          <table:table-cell table:style-name="Table9.A2" office:value-type="string">
            <text:p text:style-name="P211">METADATA FILE DATA NOT FOUND (check if metadata file engine is reading has the expected values within)</text:p>
          </table:table-cell>
          <table:table-cell table:style-name="Table9.A2" office:value-type="string">
            <text:p text:style-name="P220">No Crash</text:p>
          </table:table-cell>
        </table:table-row>
        <table:table-row table:style-name="Table9.5">
          <table:table-cell table:style-name="Table9.A2" office:value-type="string">
            <text:p text:style-name="P211">53</text:p>
          </table:table-cell>
          <table:table-cell table:style-name="Table9.A2" office:value-type="string">
            <text:p text:style-name="P211">METADATA FILE NOT FOUND (check if metadata file engine is trying to read exists in expected location)</text:p>
          </table:table-cell>
          <table:table-cell table:style-name="Table9.A2" office:value-type="string">
            <text:p text:style-name="P220">No Crash</text:p>
          </table:table-cell>
        </table:table-row>
        <table:table-row table:style-name="Table9.1">
          <table:table-cell table:style-name="Table9.A2" office:value-type="string">
            <text:p text:style-name="P211">54</text:p>
          </table:table-cell>
          <table:table-cell table:style-name="Table9.A2" office:value-type="string">
            <text:p text:style-name="P211">BAD FILE MODE</text:p>
          </table:table-cell>
          <table:table-cell table:style-name="Table9.A2" office:value-type="string">
            <text:p text:style-name="P220">No Crash</text:p>
          </table:table-cell>
        </table:table-row>
        <table:table-row table:style-name="Table9.1">
          <table:table-cell table:style-name="Table9.A2" office:value-type="string">
            <text:p text:style-name="P211">55</text:p>
          </table:table-cell>
          <table:table-cell table:style-name="Table9.A2" office:value-type="string">
            <text:p text:style-name="P211">FILE ALREADY OPEN</text:p>
          </table:table-cell>
          <table:table-cell table:style-name="Table9.A2" office:value-type="string">
            <text:p text:style-name="P220">No Crash</text:p>
          </table:table-cell>
        </table:table-row>
        <table:table-row table:style-name="Table9.5">
          <table:table-cell table:style-name="Table9.A2" office:value-type="string">
            <text:p text:style-name="P211">61</text:p>
          </table:table-cell>
          <table:table-cell table:style-name="Table9.A2" office:value-type="string">
            <text:p text:style-name="P211">DISK FULL (check to see if hard disk drive VaME is running on isn’t full. Seeing this error may cause savedata loss.)</text:p>
          </table:table-cell>
          <table:table-cell table:style-name="Table9.A2" office:value-type="string">
            <text:p text:style-name="P220">No Crash</text:p>
          </table:table-cell>
        </table:table-row>
        <table:table-row table:style-name="Table9.5">
          <table:table-cell table:style-name="Table9.A2" office:value-type="string">
            <text:p text:style-name="P211">62</text:p>
          </table:table-cell>
          <table:table-cell table:style-name="Table9.A2" office:value-type="string">
            <text:p text:style-name="P211">INPUT PAST END OF FILE (check to see if metadata engine is reading has all the required values within)</text:p>
          </table:table-cell>
          <table:table-cell table:style-name="Table9.A2" office:value-type="string">
            <text:p text:style-name="P220">No Crash</text:p>
          </table:table-cell>
        </table:table-row>
        <table:table-row table:style-name="Table9.4">
          <table:table-cell table:style-name="Table9.A2" office:value-type="string">
            <text:p text:style-name="P211">64</text:p>
          </table:table-cell>
          <table:table-cell table:style-name="Table9.A2" office:value-type="string">
            <text:p text:style-name="P211">BAD FILE NAME (file name is illegal. Avoid symbols and log filenames.)</text:p>
          </table:table-cell>
          <table:table-cell table:style-name="Table9.A2" office:value-type="string">
            <text:p text:style-name="P220">No Crash</text:p>
          </table:table-cell>
        </table:table-row>
        <table:table-row table:style-name="Table9.4">
          <table:table-cell table:style-name="Table9.A2" office:value-type="string">
            <text:p text:style-name="P211">67</text:p>
          </table:table-cell>
          <table:table-cell table:style-name="Table9.A2" office:value-type="string">
            <text:p text:style-name="P211">TOO MANY FILES (over 15 files are loaded using OPEN.)</text:p>
          </table:table-cell>
          <table:table-cell table:style-name="Table9.A2" office:value-type="string">
            <text:p text:style-name="P220">Guru Meditation</text:p>
          </table:table-cell>
        </table:table-row>
        <table:table-row table:style-name="Table9.4">
          <table:table-cell table:style-name="Table9.A2" office:value-type="string">
            <text:p text:style-name="P211">73</text:p>
          </table:table-cell>
          <table:table-cell table:style-name="Table9.A2" office:value-type="string">
            <text:p text:style-name="P211">FEATURE UNAVAILABLE (command used is incompatible).</text:p>
          </table:table-cell>
          <table:table-cell table:style-name="Table9.A2" office:value-type="string">
            <text:p text:style-name="P220">No Crash</text:p>
          </table:table-cell>
        </table:table-row>
        <text:soft-page-break/>
        <table:table-row table:style-name="Table9.1">
          <table:table-cell table:style-name="Table9.A2" office:value-type="string">
            <text:p text:style-name="P211">76</text:p>
          </table:table-cell>
          <table:table-cell table:style-name="Table9.A2" office:value-type="string">
            <text:p text:style-name="P211">INVALID METADATA FILE PATH</text:p>
          </table:table-cell>
          <table:table-cell table:style-name="Table9.A2" office:value-type="string">
            <text:p text:style-name="P220">No Crash</text:p>
          </table:table-cell>
        </table:table-row>
        <table:table-row table:style-name="Table9.4">
          <table:table-cell table:style-name="Table9.A2" office:value-type="string">
            <text:p text:style-name="P211">97</text:p>
          </table:table-cell>
          <table:table-cell table:style-name="Table9.A2" office:value-type="string">
            <text:p text:style-name="P211">FALSE FLAG ERROR (for development purposes)</text:p>
          </table:table-cell>
          <table:table-cell table:style-name="Table9.A2" office:value-type="string">
            <text:p text:style-name="P220">No Crash</text:p>
          </table:table-cell>
        </table:table-row>
        <table:table-row table:style-name="Table9.1">
          <table:table-cell table:style-name="Table9.A2" office:value-type="string">
            <text:p text:style-name="P211">258</text:p>
          </table:table-cell>
          <table:table-cell table:style-name="Table9.A2" office:value-type="string">
            <text:p text:style-name="P211">INVALID HANDLE</text:p>
          </table:table-cell>
          <table:table-cell table:style-name="Table9.A2" office:value-type="string">
            <text:p text:style-name="P220">No Crash</text:p>
          </table:table-cell>
        </table:table-row>
        <table:table-row table:style-name="Table9.5">
          <table:table-cell table:style-name="Table9.A2" office:value-type="string">
            <text:p text:style-name="P211">420</text:p>
          </table:table-cell>
          <table:table-cell table:style-name="Table9.A2" office:value-type="string">
            <text:p text:style-name="P211">MISSING ENGINE METADATA (required engine metadata file missing. Check dloc$/engine.ddf)</text:p>
          </table:table-cell>
          <table:table-cell table:style-name="Table9.A2" office:value-type="string">
            <text:p text:style-name="P220">Guru Meditation</text:p>
          </table:table-cell>
        </table:table-row>
        <table:table-row table:style-name="Table9.5">
          <table:table-cell table:style-name="Table9.A2" office:value-type="string">
            <text:p text:style-name="P211">421</text:p>
          </table:table-cell>
          <table:table-cell table:style-name="Table9.A2" office:value-type="string">
            <text:p text:style-name="P211">MISSING METADATA DIRECTORY (required metadata directory is missing. Check if dloc$ has all the needed directories.)</text:p>
          </table:table-cell>
          <table:table-cell table:style-name="Table9.A2" office:value-type="string">
            <text:p text:style-name="P220">Guru Meditation</text:p>
          </table:table-cell>
        </table:table-row>
        <table:table-row table:style-name="Table9.5">
          <table:table-cell table:style-name="Table9.A2" office:value-type="string">
            <text:p text:style-name="P211">422</text:p>
          </table:table-cell>
          <table:table-cell table:style-name="Table9.A2" office:value-type="string">
            <text:p text:style-name="P211">MISSING DEFAULT SAVE FILE (required default save file is missing. Check sloc$/defaultsave.ddf)</text:p>
          </table:table-cell>
          <table:table-cell table:style-name="Table9.A2" office:value-type="string">
            <text:p text:style-name="P220">Guru Meditation</text:p>
          </table:table-cell>
        </table:table-row>
        <table:table-row table:style-name="Table9.5">
          <table:table-cell table:style-name="Table9.A2" office:value-type="string">
            <text:p text:style-name="P211">423</text:p>
          </table:table-cell>
          <table:table-cell table:style-name="Table9.A2" office:value-type="string">
            <text:p text:style-name="P211">MISSING SCRIPT (required script file is missing. Check scriptloc$/ contents for missing or misplaced scripts.</text:p>
          </table:table-cell>
          <table:table-cell table:style-name="Table9.A2" office:value-type="string">
            <text:p text:style-name="P220">No Crash</text:p>
          </table:table-cell>
        </table:table-row>
        <table:table-row table:style-name="Table9.4">
          <table:table-cell table:style-name="Table9.A2" office:value-type="string">
            <text:p text:style-name="P211">424</text:p>
          </table:table-cell>
          <table:table-cell table:style-name="Table9.A2" office:value-type="string">
            <text:p text:style-name="P211">MISSING ANIMATION FILE (required animation file is missing. Check aloc$/anifile$/)</text:p>
          </table:table-cell>
          <table:table-cell table:style-name="Table9.A2" office:value-type="string">
            <text:p text:style-name="P220">No Crash</text:p>
          </table:table-cell>
        </table:table-row>
        <table:table-row table:style-name="Table9.4">
          <table:table-cell table:style-name="Table9.A2" office:value-type="string">
            <text:p text:style-name="P211">425</text:p>
          </table:table-cell>
          <table:table-cell table:style-name="Table9.A2" office:value-type="string">
            <text:p text:style-name="P211">MISSING TERMINAL FILE (required terminal file is missing. Check tloc$/runterminal$/)</text:p>
          </table:table-cell>
          <table:table-cell table:style-name="Table9.A2" office:value-type="string">
            <text:p text:style-name="P220">No Crash</text:p>
          </table:table-cell>
        </table:table-row>
        <table:table-row table:style-name="Table9.4">
          <table:table-cell table:style-name="Table9.A2" office:value-type="string">
            <text:p text:style-name="P221">426</text:p>
          </table:table-cell>
          <table:table-cell table:style-name="Table9.A2" office:value-type="string">
            <text:p text:style-name="P221">CONFLICTING LAUNCH PARAMETERS (launch parameters -fix and -noupdate used together)</text:p>
          </table:table-cell>
          <table:table-cell table:style-name="Table9.A2" office:value-type="string">
            <text:p text:style-name="P220">Guru Meditation</text:p>
          </table:table-cell>
        </table:table-row>
        <table:table-row table:style-name="Table9.4">
          <table:table-cell table:style-name="Table9.A2" office:value-type="string">
            <text:p text:style-name="P223">427</text:p>
          </table:table-cell>
          <table:table-cell table:style-name="Table9.A2" office:value-type="string">
            <text:p text:style-name="P223">GAME REQUIRES A DIFFERENT ENGINE VERSION</text:p>
          </table:table-cell>
          <table:table-cell table:style-name="Table9.A2" office:value-type="string">
            <text:p text:style-name="P220">Guru Meditation</text:p>
          </table:table-cell>
        </table:table-row>
        <table:table-row table:style-name="Table9.4">
          <table:table-cell table:style-name="Table9.A2" office:value-type="string">
            <text:p text:style-name="P224">428</text:p>
          </table:table-cell>
          <table:table-cell table:style-name="Table9.A2" office:value-type="string">
            <text:p text:style-name="P224">NO CONTROLS DEFINED (required input codes are not present)</text:p>
          </table:table-cell>
          <table:table-cell table:style-name="Table9.A2" office:value-type="string">
            <text:p text:style-name="P220">Guru Meditation</text:p>
          </table:table-cell>
        </table:table-row>
        <table:table-row table:style-name="Table9.4">
          <table:table-cell table:style-name="Table9.A2" office:value-type="string">
            <text:p text:style-name="P225">429</text:p>
          </table:table-cell>
          <table:table-cell table:style-name="Table9.A2" office:value-type="string">
            <text:p text:style-name="P225">NO FONT DEFINED (required font file or metadata not present)</text:p>
          </table:table-cell>
          <table:table-cell table:style-name="Table9.A2" office:value-type="string">
            <text:p text:style-name="P220">Guru Meditation</text:p>
          </table:table-cell>
        </table:table-row>
        <table:table-row table:style-name="Table9.4">
          <table:table-cell table:style-name="Table9.A2" office:value-type="string">
            <text:p text:style-name="P226">430</text:p>
          </table:table-cell>
          <table:table-cell table:style-name="Table9.A2" office:value-type="string">
            <text:p text:style-name="P226">Unsupported/unknown OS</text:p>
          </table:table-cell>
          <table:table-cell table:style-name="Table9.A2" office:value-type="string">
            <text:p text:style-name="P220">Guru Meditation</text:p>
          </table:table-cell>
        </table:table-row>
        <table:table-row table:style-name="Table9.4">
          <table:table-cell table:style-name="Table9.A2" office:value-type="string">
            <text:p text:style-name="P227">431</text:p>
          </table:table-cell>
          <table:table-cell table:style-name="Table9.A2" office:value-type="string">
            <text:p text:style-name="P227">CANNOT LOAD MORE THAN ONE MOD AT ONCE</text:p>
          </table:table-cell>
          <table:table-cell table:style-name="Table9.A2" office:value-type="string">
            <text:p text:style-name="P220">Guru Meditation</text:p>
          </table:table-cell>
        </table:table-row>
        <table:table-row table:style-name="Table9.4">
          <table:table-cell table:style-name="Table9.A2" office:value-type="string">
            <text:p text:style-name="P228">432</text:p>
          </table:table-cell>
          <table:table-cell table:style-name="Table9.A2" office:value-type="string">
            <text:p text:style-name="P228">REQUESTED MOD NOT FOUND</text:p>
          </table:table-cell>
          <table:table-cell table:style-name="Table9.A2" office:value-type="string">
            <text:p text:style-name="P220">Guru Meditation</text:p>
          </table:table-cell>
        </table:table-row>
        <table:table-row table:style-name="Table9.4">
          <table:table-cell table:style-name="Table9.A2" office:value-type="string">
            <text:p text:style-name="P229">433</text:p>
          </table:table-cell>
          <table:table-cell table:style-name="Table9.A2" office:value-type="string">
            <text:p text:style-name="P222">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220">Guru Meditation</text:p>
          </table:table-cell>
        </table:table-row>
        <table:table-row table:style-name="Table9.4">
          <table:table-cell table:style-name="Table9.A2" office:value-type="string">
            <text:p text:style-name="P233">434</text:p>
          </table:table-cell>
          <table:table-cell table:style-name="Table9.A2" office:value-type="string">
            <text:p text:style-name="P233">DEFAULT OPTIONS FILE MISSING!</text:p>
          </table:table-cell>
          <table:table-cell table:style-name="Table9.A2" office:value-type="string">
            <text:p text:style-name="P233">Guru Meditation</text:p>
          </table:table-cell>
        </table:table-row>
        <table:table-row table:style-name="Table9.4">
          <table:table-cell table:style-name="Table9.A2" office:value-type="string">
            <text:p text:style-name="P234">435</text:p>
          </table:table-cell>
          <table:table-cell table:style-name="Table9.A2" office:value-type="string">
            <text:p text:style-name="P234">Missing full screen image!</text:p>
          </table:table-cell>
          <table:table-cell table:style-name="Table9.A2" office:value-type="string">
            <text:p text:style-name="P234">No Crash</text:p>
          </table:table-cell>
        </table:table-row>
        <table:table-row table:style-name="Table9.4">
          <table:table-cell table:style-name="Table9.A2" office:value-type="string">
            <text:p text:style-name="P235">436</text:p>
          </table:table-cell>
          <table:table-cell table:style-name="Table9.A2" office:value-type="string">
            <text:p text:style-name="P235">Division by Zero!</text:p>
          </table:table-cell>
          <table:table-cell table:style-name="Table9.A2" office:value-type="string">
            <text:p text:style-name="P235">No Crash</text:p>
          </table:table-cell>
        </table:table-row>
        <table:table-row table:style-name="Table9.1">
          <table:table-cell table:style-name="Table9.A2" office:value-type="string">
            <text:p text:style-name="P211">666</text:p>
          </table:table-cell>
          <table:table-cell table:style-name="Table9.A2" office:value-type="string">
            <text:p text:style-name="P211">Demonic Error</text:p>
          </table:table-cell>
          <table:table-cell table:style-name="Table9.A2" office:value-type="string">
            <text:p text:style-name="P220">Guru Meditation</text:p>
          </table:table-cell>
        </table:table-row>
        <table:table-row table:style-name="Table9.1">
          <table:table-cell table:style-name="Table9.A42" office:value-type="string">
            <text:p text:style-name="P211">any other number not listed here</text:p>
          </table:table-cell>
          <table:table-cell table:style-name="Table9.A42" office:value-type="string">
            <text:p text:style-name="P211">UNKNOWN ERROR</text:p>
          </table:table-cell>
          <table:table-cell table:style-name="Table9.A42" office:value-type="string">
            <text:p text:style-name="P220">Guru Meditation</text:p>
          </table:table-cell>
        </table:table-row>
      </table:table>
      <text:h text:style-name="P150" text:outline-level="1"/>
      <text:p text:style-name="P137"/>
      <text:p text:style-name="P137"/>
      <text:h text:style-name="P162" text:outline-level="1"><text:bookmark-start text:name="_Toc11"/>Mandatory Music<text:bookmark-end text:name="_Toc11"/></text:h>
      <text:h text:style-name="P163" text:outline-level="1"/>
      <text:p text:style-name="P142">The following is a list of the mandatory music files that must exist.</text:p>
      <text:p text:style-name="P140"/>
      <table:table table:name="Table10" table:style-name="Table10" table:template-name="Elegant">
        <table:table-column table:style-name="Table10.A"/>
        <table:table-column table:style-name="Table10.B"/>
        <table:table-row table:style-name="Table10.1">
          <table:table-cell table:style-name="Table10.A1" office:value-type="string">
            <text:p text:style-name="P239">Filename</text:p>
          </table:table-cell>
          <table:table-cell table:style-name="Table10.A1" office:value-type="string">
            <text:p text:style-name="P239">Description</text:p>
          </table:table-cell>
        </table:table-row>
        <table:table-row table:style-name="Table10.1">
          <table:table-cell table:style-name="Table10.A2" office:value-type="string">
            <text:p text:style-name="P211">menu.ogg</text:p>
          </table:table-cell>
          <table:table-cell table:style-name="Table10.A2" office:value-type="string">
            <text:p text:style-name="P211">Music for main menu. </text:p>
          </table:table-cell>
        </table:table-row>
      </table:table>
      <text:p text:style-name="P146"/>
      <text:h text:style-name="P162" text:outline-level="1"><text:bookmark-start text:name="_Toc12"/>Mandatory Sound Effects<text:bookmark-end text:name="_Toc12"/></text:h>
      <text:h text:style-name="P163" text:outline-level="1"/>
      <text:p text:style-name="P142">The following is a list of the mandatory music files that must exist.</text:p>
      <text:p text:style-name="P140"/>
      <table:table table:name="Table11" table:style-name="Table11" table:template-name="Elegant">
        <table:table-column table:style-name="Table11.A"/>
        <table:table-column table:style-name="Table11.B"/>
        <table:table-row table:style-name="Table11.1">
          <table:table-cell table:style-name="Table11.A1" office:value-type="string">
            <text:p text:style-name="P239">Filename</text:p>
          </table:table-cell>
          <table:table-cell table:style-name="Table11.A1" office:value-type="string">
            <text:p text:style-name="P239">Description</text:p>
          </table:table-cell>
        </table:table-row>
        <table:table-row table:style-name="Table11.1">
          <table:table-cell table:style-name="Table11.A2" office:value-type="string">
            <text:p text:style-name="P211">move.ogg</text:p>
          </table:table-cell>
          <table:table-cell table:style-name="Table11.A2" office:value-type="string">
            <text:p text:style-name="P211">Move menu/pocket/terminal item.</text:p>
          </table:table-cell>
        </table:table-row>
        <table:table-row table:style-name="Table11.1">
          <table:table-cell table:style-name="Table11.A2" office:value-type="string">
            <text:p text:style-name="P211">select.ogg</text:p>
          </table:table-cell>
          <table:table-cell table:style-name="Table11.A2" office:value-type="string">
            <text:p text:style-name="P211">Select menu/pocket/terminal item.</text:p>
          </table:table-cell>
        </table:table-row>
        <table:table-row table:style-name="Table11.1">
          <table:table-cell table:style-name="Table11.A2" office:value-type="string">
            <text:p text:style-name="P211">terminalon.ogg</text:p>
          </table:table-cell>
          <table:table-cell table:style-name="Table11.A2" office:value-type="string">
            <text:p text:style-name="P211">Sound played when terminal is switched on.</text:p>
          </table:table-cell>
        </table:table-row>
        <table:table-row table:style-name="Table11.1">
          <table:table-cell table:style-name="Table11.A2" office:value-type="string">
            <text:p text:style-name="P211">terminaloff.ogg</text:p>
          </table:table-cell>
          <table:table-cell table:style-name="Table11.A2" office:value-type="string">
            <text:p text:style-name="P211">Sound played when terminal is switched off.</text:p>
          </table:table-cell>
        </table:table-row>
        <table:table-row table:style-name="Table11.1">
          <table:table-cell table:style-name="Table11.A2" office:value-type="string">
            <text:p text:style-name="P211">openpocket.ogg</text:p>
          </table:table-cell>
          <table:table-cell table:style-name="Table11.A2" office:value-type="string">
            <text:p text:style-name="P211">Sound played when pocket is opened.</text:p>
          </table:table-cell>
        </table:table-row>
        <table:table-row table:style-name="Table11.1">
          <table:table-cell table:style-name="Table11.A2" office:value-type="string">
            <text:p text:style-name="P211">closepocket.ogg</text:p>
          </table:table-cell>
          <table:table-cell table:style-name="Table11.A2" office:value-type="string">
            <text:p text:style-name="P211">Sound played when pocket is closed.</text:p>
          </table:table-cell>
        </table:table-row>
        <table:table-row table:style-name="Table11.1">
          <table:table-cell table:style-name="Table11.A2" office:value-type="string">
            <text:p text:style-name="P211">pickup.ogg</text:p>
          </table:table-cell>
          <table:table-cell table:style-name="Table11.A2" office:value-type="string">
            <text:p text:style-name="P211">Sound played when pocket item/currency is picked up.</text:p>
          </table:table-cell>
        </table:table-row>
        <table:table-row table:style-name="Table11.1">
          <table:table-cell table:style-name="Table11.A2" office:value-type="string">
            <text:p text:style-name="P211">drop.ogg</text:p>
          </table:table-cell>
          <table:table-cell table:style-name="Table11.A2" office:value-type="string">
            <text:p text:style-name="P211">Sound played when pocket item/currency is given away.</text:p>
          </table:table-cell>
        </table:table-row>
        <table:table-row table:style-name="Table11.1">
          <table:table-cell table:style-name="Table11.A2" office:value-type="string">
            <text:p text:style-name="P211">lightning.ogg</text:p>
          </table:table-cell>
          <table:table-cell table:style-name="Table11.A2" office:value-type="string">
            <text:p text:style-name="P211">Sound played for lightning during storm map effect.</text:p>
          </table:table-cell>
        </table:table-row>
        <table:table-row table:style-name="Table11.1">
          <table:table-cell table:style-name="Table11.A2" office:value-type="string">
            <text:p text:style-name="P238">awardgranted.ogg</text:p>
          </table:table-cell>
          <table:table-cell table:style-name="Table11.A2" office:value-type="string">
            <text:p text:style-name="P238">Sound played when an award is granted to the player.</text:p>
          </table:table-cell>
        </table:table-row>
        <table:table-row table:style-name="Table11.1">
          <table:table-cell table:style-name="Table11.A12" office:value-type="string">
            <text:p text:style-name="P211">devlogo.ogg</text:p>
          </table:table-cell>
          <table:table-cell table:style-name="Table11.A12" office:value-type="string">
            <text:p text:style-name="P211">Sound played when developer logo is displayed.</text:p>
          </table:table-cell>
        </table:table-row>
      </table:table>
      <text:p text:style-name="P146"><text:bookmark text:name="_Toc13"/></text:p>
      <text:h text:style-name="P162" text:outline-level="1"><text:bookmark-start text:name="_Toc15"/>Launch Parameters<text:bookmark-end text:name="_Toc15"/></text:h>
      <text:h text:style-name="P163" text:outline-level="1"/>
      <text:p text:style-name="P146">Windows: <text:span text:style-name="T62">vame_win.exe</text:span><text:span text:style-name="T46"> [parameters]</text:span></text:p>
      <text:p text:style-name="P146">Linux: <text:span text:style-name="T62">./vame_linux </text:span><text:span text:style-name="T46">[parameters]</text:span></text:p>
      <text:h text:style-name="P150"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39">Parameter</text:p>
          </table:table-cell>
          <table:table-cell table:style-name="Table14.A1" office:value-type="string">
            <text:p text:style-name="P239">Description</text:p>
          </table:table-cell>
        </table:table-row>
        <table:table-row table:style-name="Table14.2">
          <table:table-cell table:style-name="Table14.A2" office:value-type="string">
            <text:p text:style-name="P211">-console</text:p>
          </table:table-cell>
          <table:table-cell table:style-name="Table14.A2" office:value-type="string">
            <text:p text:style-name="P211">Forces engine to display engine console (only if devmode is switched on.)</text:p>
          </table:table-cell>
        </table:table-row>
        <table:table-row table:style-name="Table14.1">
          <table:table-cell table:style-name="Table14.A2" office:value-type="string">
            <text:p text:style-name="P211">-devmode</text:p>
          </table:table-cell>
          <table:table-cell table:style-name="Table14.A2" office:value-type="string">
            <text:p text:style-name="P211">Forces engine to run in developer mode.</text:p>
          </table:table-cell>
        </table:table-row>
        <table:table-row table:style-name="Table14.1">
          <table:table-cell table:style-name="Table14.A2" office:value-type="string">
            <text:p text:style-name="P211">-erasesave</text:p>
          </table:table-cell>
          <table:table-cell table:style-name="Table14.A2" office:value-type="string">
            <text:p text:style-name="P211">Erases save then closes game.</text:p>
          </table:table-cell>
        </table:table-row>
        <table:table-row table:style-name="Table14.2">
          <table:table-cell table:style-name="Table14.A2" office:value-type="string">
            <text:p text:style-name="P211">-fix</text:p>
          </table:table-cell>
          <table:table-cell table:style-name="Table14.A2" office:value-type="string">
            <text:p text:style-name="P211">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211">-<text:span text:style-name="T18">fullscreen</text:span></text:p>
          </table:table-cell>
          <table:table-cell table:style-name="Table14.A2" office:value-type="string">
            <text:p text:style-name="P230">Launches in fullscreen mode overriding user settings. Cannot be used with -windowed parameter.</text:p>
          </table:table-cell>
        </table:table-row>
        <table:table-row table:style-name="Table14.2">
          <table:table-cell table:style-name="Table14.A2" office:value-type="string">
            <text:p text:style-name="P211">-lite</text:p>
          </table:table-cell>
          <table:table-cell table:style-name="Table14.A2" office:value-type="string">
            <text:p text:style-name="P211">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211">-<text:span text:style-name="T16">mod=[mod folder name]</text:span></text:p>
          </table:table-cell>
          <table:table-cell table:style-name="Table14.A2" office:value-type="string">
            <text:p text:style-name="P231">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211">-nofx</text:p>
          </table:table-cell>
          <table:table-cell table:style-name="Table14.A2" office:value-type="string">
            <text:p text:style-name="P211">Disables any effects the engine uses. Good at reducing flicker on slower machines.</text:p>
          </table:table-cell>
        </table:table-row>
        <table:table-row table:style-name="Table14.9">
          <table:table-cell table:style-name="Table14.A2" office:value-type="string">
            <text:p text:style-name="P211">-nosave</text:p>
          </table:table-cell>
          <table:table-cell table:style-name="Table14.A2" office:value-type="string">
            <text:p text:style-name="P211">Prevents game from saving <text:span text:style-name="T13">automatically if autosave is enabled.</text:span></text:p>
          </table:table-cell>
        </table:table-row>
        <table:table-row table:style-name="Table14.9">
          <table:table-cell table:style-name="Table14.A2" office:value-type="string">
            <text:p text:style-name="P211">-<text:span text:style-name="T4">noupdate</text:span></text:p>
          </table:table-cell>
          <table:table-cell table:style-name="Table14.A2" office:value-type="string">
            <text:p text:style-name="P211"><text:span text:style-name="T4">Skips</text:span> update checker. <text:span text:style-name="T16">Cannot be used with -fix parameter.</text:span></text:p>
          </table:table-cell>
        </table:table-row>
        <table:table-row table:style-name="Table14.9">
          <table:table-cell table:style-name="Table14.A12" office:value-type="string">
            <text:p text:style-name="P211">-<text:span text:style-name="T14">windowed</text:span></text:p>
          </table:table-cell>
          <table:table-cell table:style-name="Table14.A12" office:value-type="string">
            <text:p text:style-name="P232">Launches in windowed mode overriding user settings. <text:span text:style-name="T18">Cannot be used with -fullscreen parameter.</text:span></text:p>
          </table:table-cell>
        </table:table-row>
      </table:table>
      <text:h text:style-name="P163" text:outline-level="1"/>
      <text:h text:style-name="P166" text:outline-level="1">Input Values</text:h>
      <text:h text:style-name="P167" text:outline-level="1"/>
      <table:table table:name="Table6" table:style-name="Table6" table:template-name="Elegant">
        <table:table-column table:style-name="Table6.A"/>
        <table:table-column table:style-name="Table6.B"/>
        <table:table-row>
          <table:table-cell table:style-name="Table6.A1" office:value-type="string">
            <text:h text:style-name="P135" text:outline-level="1">Value</text:h>
          </table:table-cell>
          <table:table-cell table:style-name="Table6.A1" office:value-type="string">
            <text:h text:style-name="P135" text:outline-level="1">Description</text:h>
          </table:table-cell>
        </table:table-row>
        <table:table-row>
          <table:table-cell table:style-name="Table6.A2" office:value-type="string">
            <text:h text:style-name="P79" text:outline-level="1">a</text:h>
          </table:table-cell>
          <table:table-cell table:style-name="Table6.A2" office:value-type="string">
            <text:h text:style-name="P79" text:outline-level="1">Walking controls / map</text:h>
          </table:table-cell>
        </table:table-row>
        <table:table-row>
          <table:table-cell table:style-name="Table6.A2" office:value-type="string">
            <text:h text:style-name="P79" text:outline-level="1">b</text:h>
          </table:table-cell>
          <table:table-cell table:style-name="Table6.A2" office:value-type="string">
            <text:h text:style-name="P79" text:outline-level="1">Pockets</text:h>
          </table:table-cell>
        </table:table-row>
        <table:table-row table:style-name="Table6.4">
          <table:table-cell table:style-name="Table6.A2" office:value-type="string">
            <text:h text:style-name="P79" text:outline-level="1">c</text:h>
          </table:table-cell>
          <table:table-cell table:style-name="Table6.A2" office:value-type="string">
            <text:h text:style-name="P79" text:outline-level="1">Pockets</text:h>
          </table:table-cell>
        </table:table-row>
        <table:table-row>
          <table:table-cell table:style-name="Table6.A2" office:value-type="string">
            <text:h text:style-name="P79" text:outline-level="1">d</text:h>
          </table:table-cell>
          <table:table-cell table:style-name="Table6.A2" office:value-type="string">
            <text:h text:style-name="P79" text:outline-level="1">Pockets <text:span text:style-name="T36">+ Text Banner</text:span></text:h>
          </table:table-cell>
        </table:table-row>
        <table:table-row>
          <table:table-cell table:style-name="Table6.A2" office:value-type="string">
            <text:h text:style-name="P79" text:outline-level="1">dd</text:h>
          </table:table-cell>
          <table:table-cell table:style-name="Table6.A2" office:value-type="string">
            <text:h text:style-name="P79" text:outline-level="1">Text Banner</text:h>
          </table:table-cell>
        </table:table-row>
        <table:table-row>
          <table:table-cell table:style-name="Table6.A2" office:value-type="string">
            <text:h text:style-name="P79" text:outline-level="1">ddd</text:h>
          </table:table-cell>
          <table:table-cell table:style-name="Table6.A2" office:value-type="string">
            <text:h text:style-name="P79" text:outline-level="1">Text Banner</text:h>
          </table:table-cell>
        </table:table-row>
        <table:table-row>
          <table:table-cell table:style-name="Table6.A2" office:value-type="string">
            <text:h text:style-name="P79" text:outline-level="1">t</text:h>
          </table:table-cell>
          <table:table-cell table:style-name="Table6.A2" office:value-type="string">
            <text:h text:style-name="P79" text:outline-level="1">Terminal</text:h>
          </table:table-cell>
        </table:table-row>
        <table:table-row>
          <table:table-cell table:style-name="Table6.A2" office:value-type="string">
            <text:h text:style-name="P79" text:outline-level="1">tt</text:h>
          </table:table-cell>
          <table:table-cell table:style-name="Table6.A2" office:value-type="string">
            <text:h text:style-name="P79" text:outline-level="1">Terminal / Readtxt</text:h>
          </table:table-cell>
        </table:table-row>
        <table:table-row>
          <table:table-cell table:style-name="Table6.A2" office:value-type="string">
            <text:h text:style-name="P79" text:outline-level="1">ss</text:h>
          </table:table-cell>
          <table:table-cell table:style-name="Table6.A2" office:value-type="string">
            <text:h text:style-name="P79" text:outline-level="1">Fullscreen Image</text:h>
          </table:table-cell>
        </table:table-row>
        <table:table-row>
          <table:table-cell table:style-name="Table6.A11" office:value-type="string">
            <text:h text:style-name="P79" text:outline-level="1">ci</text:h>
          </table:table-cell>
          <table:table-cell table:style-name="Table6.A11" office:value-type="string">
            <text:h text:style-name="P79" text:outline-level="1">Choice Banner</text:h>
          </table:table-cell>
        </table:table-row>
      </table:table>
      <text:h text:style-name="P167"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0.3$Linux_X86_64 LibreOffice_project/da48488a73ddd66ea24cf16bbc4f7b9c08e9bea1</meta:generator>
    <dc:date>2024-02-05T10:11:13.727732114</dc:date>
    <meta:editing-duration>P7DT6H29M30S</meta:editing-duration>
    <meta:editing-cycles>296</meta:editing-cycles>
    <meta:document-statistic meta:table-count="11" meta:image-count="1" meta:object-count="0" meta:page-count="55" meta:paragraph-count="2224" meta:word-count="11178" meta:character-count="74446" meta:non-whitespace-character-count="65457"/>
  </office:meta>
</office:document-meta>
</file>